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transparent"/>
    </style:style>
    <style:style style:name="ce12" style:family="table-cell" style:parent-style-name="Default" style:data-style-name="N43"/>
    <style:style style:name="ce3" style:family="table-cell" style:parent-style-name="Default" style:data-style-name="N43">
      <style:table-cell-properties fo:background-color="transparen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fff200"/>
    </style:style>
    <style:style style:name="ce13" style:family="table-cell" style:parent-style-name="Default" style:data-style-name="N43">
      <style:table-cell-properties fo:background-color="#fff200"/>
    </style:style>
    <style:style style:name="ce1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oacl_udp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berat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ssrate</text:p>
          </table:table-cell>
          <table:table-cell office:value-type="string" calcext:value-type="string">
            <text:p>dataplane</text:p>
          </table:table-cell>
          <table:table-cell office:value-type="string" calcext:value-type="string">
            <text:p>icmpbw_input</text:p>
          </table:table-cell>
          <table:table-cell office:value-type="string" calcext:value-type="string">
            <text:p>totalbw_input</text:p>
          </table:table-cell>
          <table:table-cell office:value-type="string" calcext:value-type="string">
            <text:p>icmpbw_output</text:p>
          </table:table-cell>
          <table:table-cell office:value-type="string" calcext:value-type="string">
            <text:p>totalbw_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2]*(80*8)/(1024*1024)" office:value-type="float" office:value="0" calcext:value-type="float">
            <text:p>0</text:p>
          </table:table-cell>
          <table:table-cell table:formula="of:=[.D2]+[.E2]" office:value-type="float" office:value="537" calcext:value-type="float">
            <text:p>537</text:p>
          </table:table-cell>
          <table:table-cell table:formula="of:=[.E2]*(1-[.C2])" office:value-type="float" office:value="0" calcext:value-type="float">
            <text:p>0</text:p>
          </table:table-cell>
          <table:table-cell table:formula="of:=[.D2]+[.G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3]*(80*8)/(1024*1024)" office:value-type="float" office:value="0" calcext:value-type="float">
            <text:p>0</text:p>
          </table:table-cell>
          <table:table-cell table:formula="of:=[.D3]+[.E3]" office:value-type="float" office:value="537" calcext:value-type="float">
            <text:p>537</text:p>
          </table:table-cell>
          <table:table-cell table:formula="of:=[.E3]*(1-[.C3])" office:value-type="float" office:value="0" calcext:value-type="float">
            <text:p>0</text:p>
          </table:table-cell>
          <table:table-cell table:formula="of:=[.D3]+[.G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4]*(80*8)/(1024*1024)" office:value-type="float" office:value="0" calcext:value-type="float">
            <text:p>0</text:p>
          </table:table-cell>
          <table:table-cell table:formula="of:=[.D4]+[.E4]" office:value-type="float" office:value="537" calcext:value-type="float">
            <text:p>537</text:p>
          </table:table-cell>
          <table:table-cell table:formula="of:=[.E4]*(1-[.C4])" office:value-type="float" office:value="0" calcext:value-type="float">
            <text:p>0</text:p>
          </table:table-cell>
          <table:table-cell table:formula="of:=[.D4]+[.G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5]*(80*8)/(1024*1024)" office:value-type="float" office:value="0" calcext:value-type="float">
            <text:p>0</text:p>
          </table:table-cell>
          <table:table-cell table:formula="of:=[.D5]+[.E5]" office:value-type="float" office:value="537" calcext:value-type="float">
            <text:p>537</text:p>
          </table:table-cell>
          <table:table-cell table:formula="of:=[.E5]*(1-[.C5])" office:value-type="float" office:value="0" calcext:value-type="float">
            <text:p>0</text:p>
          </table:table-cell>
          <table:table-cell table:formula="of:=[.D5]+[.G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6]*(80*8)/(1024*1024)" office:value-type="float" office:value="0" calcext:value-type="float">
            <text:p>0</text:p>
          </table:table-cell>
          <table:table-cell table:formula="of:=[.D6]+[.E6]" office:value-type="float" office:value="537" calcext:value-type="float">
            <text:p>537</text:p>
          </table:table-cell>
          <table:table-cell table:formula="of:=[.E6]*(1-[.C6])" office:value-type="float" office:value="0" calcext:value-type="float">
            <text:p>0</text:p>
          </table:table-cell>
          <table:table-cell table:formula="of:=[.D6]+[.G6]" office:value-type="float" office:value="537" calcext:value-type="float">
            <text:p>537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]*(80*8))/(1024*1024)" office:value-type="float" office:value="0.078125" calcext:value-type="float">
            <text:p>0.078125</text:p>
          </table:table-cell>
          <table:table-cell table:formula="of:=[.D7]+[.E7]" office:value-type="float" office:value="537.078125" calcext:value-type="float">
            <text:p>537.078125</text:p>
          </table:table-cell>
          <table:table-cell table:formula="of:=[.E7]*(1-[.C7])" office:value-type="float" office:value="0.078125" calcext:value-type="float">
            <text:p>0.078125</text:p>
          </table:table-cell>
          <table:table-cell table:formula="of:=[.D7]+[.G7]" office:value-type="float" office:value="537.078125" calcext:value-type="float">
            <text:p>537.078125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]*(80*8))/(1024*1024)" office:value-type="float" office:value="0.078125" calcext:value-type="float">
            <text:p>0.078125</text:p>
          </table:table-cell>
          <table:table-cell table:formula="of:=[.D8]+[.E8]" office:value-type="float" office:value="537.078125" calcext:value-type="float">
            <text:p>537.078125</text:p>
          </table:table-cell>
          <table:table-cell table:formula="of:=[.E8]*(1-[.C8])" office:value-type="float" office:value="0.078125" calcext:value-type="float">
            <text:p>0.078125</text:p>
          </table:table-cell>
          <table:table-cell table:formula="of:=[.D8]+[.G8]" office:value-type="float" office:value="537.078125" calcext:value-type="float">
            <text:p>537.078125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]*(80*8))/(1024*1024)" office:value-type="float" office:value="0.078125" calcext:value-type="float">
            <text:p>0.078125</text:p>
          </table:table-cell>
          <table:table-cell table:formula="of:=[.D9]+[.E9]" office:value-type="float" office:value="537.078125" calcext:value-type="float">
            <text:p>537.078125</text:p>
          </table:table-cell>
          <table:table-cell table:formula="of:=[.E9]*(1-[.C9])" office:value-type="float" office:value="0.078125" calcext:value-type="float">
            <text:p>0.078125</text:p>
          </table:table-cell>
          <table:table-cell table:formula="of:=[.D9]+[.G9]" office:value-type="float" office:value="537.078125" calcext:value-type="float">
            <text:p>537.078125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0]*(80*8))/(1024*1024)" office:value-type="float" office:value="0.078125" calcext:value-type="float">
            <text:p>0.078125</text:p>
          </table:table-cell>
          <table:table-cell table:formula="of:=[.D10]+[.E10]" office:value-type="float" office:value="537.078125" calcext:value-type="float">
            <text:p>537.078125</text:p>
          </table:table-cell>
          <table:table-cell table:formula="of:=[.E10]*(1-[.C10])" office:value-type="float" office:value="0.078125" calcext:value-type="float">
            <text:p>0.078125</text:p>
          </table:table-cell>
          <table:table-cell table:formula="of:=[.D10]+[.G10]" office:value-type="float" office:value="537.078125" calcext:value-type="float">
            <text:p>537.078125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1]*(80*8))/(1024*1024)" office:value-type="float" office:value="0.078125" calcext:value-type="float">
            <text:p>0.078125</text:p>
          </table:table-cell>
          <table:table-cell table:formula="of:=[.D11]+[.E11]" office:value-type="float" office:value="537.078125" calcext:value-type="float">
            <text:p>537.078125</text:p>
          </table:table-cell>
          <table:table-cell table:formula="of:=[.E11]*(1-[.C11])" office:value-type="float" office:value="0.078125" calcext:value-type="float">
            <text:p>0.078125</text:p>
          </table:table-cell>
          <table:table-cell table:formula="of:=[.D11]+[.G11]" office:value-type="float" office:value="537.078125" calcext:value-type="float">
            <text:p>537.0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2]*(80*8))/(1024*1024)" office:value-type="float" office:value="0" calcext:value-type="float">
            <text:p>0</text:p>
          </table:table-cell>
          <table:table-cell table:formula="of:=[.D12]+[.E12]" office:value-type="float" office:value="537" calcext:value-type="float">
            <text:p>537</text:p>
          </table:table-cell>
          <table:table-cell table:formula="of:=[.E12]*(1-[.C12])" office:value-type="float" office:value="0" calcext:value-type="float">
            <text:p>0</text:p>
          </table:table-cell>
          <table:table-cell table:formula="of:=[.D12]+[.G1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3]*(80*8))/(1024*1024)" office:value-type="float" office:value="0" calcext:value-type="float">
            <text:p>0</text:p>
          </table:table-cell>
          <table:table-cell table:formula="of:=[.D13]+[.E13]" office:value-type="float" office:value="537" calcext:value-type="float">
            <text:p>537</text:p>
          </table:table-cell>
          <table:table-cell table:formula="of:=[.E13]*(1-[.C13])" office:value-type="float" office:value="0" calcext:value-type="float">
            <text:p>0</text:p>
          </table:table-cell>
          <table:table-cell table:formula="of:=[.D13]+[.G1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4]*(80*8))/(1024*1024)" office:value-type="float" office:value="0" calcext:value-type="float">
            <text:p>0</text:p>
          </table:table-cell>
          <table:table-cell table:formula="of:=[.D14]+[.E14]" office:value-type="float" office:value="537" calcext:value-type="float">
            <text:p>537</text:p>
          </table:table-cell>
          <table:table-cell table:formula="of:=[.E14]*(1-[.C14])" office:value-type="float" office:value="0" calcext:value-type="float">
            <text:p>0</text:p>
          </table:table-cell>
          <table:table-cell table:formula="of:=[.D14]+[.G1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5]*(80*8))/(1024*1024)" office:value-type="float" office:value="0" calcext:value-type="float">
            <text:p>0</text:p>
          </table:table-cell>
          <table:table-cell table:formula="of:=[.D15]+[.E15]" office:value-type="float" office:value="537" calcext:value-type="float">
            <text:p>537</text:p>
          </table:table-cell>
          <table:table-cell table:formula="of:=[.E15]*(1-[.C15])" office:value-type="float" office:value="0" calcext:value-type="float">
            <text:p>0</text:p>
          </table:table-cell>
          <table:table-cell table:formula="of:=[.D15]+[.G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6]*(80*8))/(1024*1024)" office:value-type="float" office:value="0" calcext:value-type="float">
            <text:p>0</text:p>
          </table:table-cell>
          <table:table-cell table:formula="of:=[.D16]+[.E16]" office:value-type="float" office:value="537" calcext:value-type="float">
            <text:p>537</text:p>
          </table:table-cell>
          <table:table-cell table:formula="of:=[.E16]*(1-[.C16])" office:value-type="float" office:value="0" calcext:value-type="float">
            <text:p>0</text:p>
          </table:table-cell>
          <table:table-cell table:formula="of:=[.D16]+[.G16]" office:value-type="float" office:value="537" calcext:value-type="float">
            <text:p>537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7]*(80*8))/(1024*1024)" office:value-type="float" office:value="0.15625" calcext:value-type="float">
            <text:p>0.15625</text:p>
          </table:table-cell>
          <table:table-cell table:formula="of:=[.D17]+[.E17]" office:value-type="float" office:value="537.15625" calcext:value-type="float">
            <text:p>537.15625</text:p>
          </table:table-cell>
          <table:table-cell table:formula="of:=[.E17]*(1-[.C17])" office:value-type="float" office:value="0.15625" calcext:value-type="float">
            <text:p>0.15625</text:p>
          </table:table-cell>
          <table:table-cell table:formula="of:=[.D17]+[.G17]" office:value-type="float" office:value="537.15625" calcext:value-type="float">
            <text:p>537.15625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8]*(80*8))/(1024*1024)" office:value-type="float" office:value="0.15625" calcext:value-type="float">
            <text:p>0.15625</text:p>
          </table:table-cell>
          <table:table-cell table:formula="of:=[.D18]+[.E18]" office:value-type="float" office:value="537.15625" calcext:value-type="float">
            <text:p>537.15625</text:p>
          </table:table-cell>
          <table:table-cell table:formula="of:=[.E18]*(1-[.C18])" office:value-type="float" office:value="0.15625" calcext:value-type="float">
            <text:p>0.15625</text:p>
          </table:table-cell>
          <table:table-cell table:formula="of:=[.D18]+[.G18]" office:value-type="float" office:value="537.15625" calcext:value-type="float">
            <text:p>537.15625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9]*(80*8))/(1024*1024)" office:value-type="float" office:value="0.15625" calcext:value-type="float">
            <text:p>0.15625</text:p>
          </table:table-cell>
          <table:table-cell table:formula="of:=[.D19]+[.E19]" office:value-type="float" office:value="537.15625" calcext:value-type="float">
            <text:p>537.15625</text:p>
          </table:table-cell>
          <table:table-cell table:formula="of:=[.E19]*(1-[.C19])" office:value-type="float" office:value="0.15625" calcext:value-type="float">
            <text:p>0.15625</text:p>
          </table:table-cell>
          <table:table-cell table:formula="of:=[.D19]+[.G19]" office:value-type="float" office:value="537.15625" calcext:value-type="float">
            <text:p>537.15625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0]*(80*8))/(1024*1024)" office:value-type="float" office:value="0.15625" calcext:value-type="float">
            <text:p>0.15625</text:p>
          </table:table-cell>
          <table:table-cell table:formula="of:=[.D20]+[.E20]" office:value-type="float" office:value="537.15625" calcext:value-type="float">
            <text:p>537.15625</text:p>
          </table:table-cell>
          <table:table-cell table:formula="of:=[.E20]*(1-[.C20])" office:value-type="float" office:value="0.15625" calcext:value-type="float">
            <text:p>0.15625</text:p>
          </table:table-cell>
          <table:table-cell table:formula="of:=[.D20]+[.G20]" office:value-type="float" office:value="537.15625" calcext:value-type="float">
            <text:p>537.15625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1]*(80*8))/(1024*1024)" office:value-type="float" office:value="0.15625" calcext:value-type="float">
            <text:p>0.15625</text:p>
          </table:table-cell>
          <table:table-cell table:formula="of:=[.D21]+[.E21]" office:value-type="float" office:value="537.15625" calcext:value-type="float">
            <text:p>537.15625</text:p>
          </table:table-cell>
          <table:table-cell table:formula="of:=[.E21]*(1-[.C21])" office:value-type="float" office:value="0.15625" calcext:value-type="float">
            <text:p>0.15625</text:p>
          </table:table-cell>
          <table:table-cell table:formula="of:=[.D21]+[.G21]" office:value-type="float" office:value="537.15625" calcext:value-type="float">
            <text:p>537.1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2]*(80*8))/(1024*1024)" office:value-type="float" office:value="0" calcext:value-type="float">
            <text:p>0</text:p>
          </table:table-cell>
          <table:table-cell table:formula="of:=[.D22]+[.E22]" office:value-type="float" office:value="537" calcext:value-type="float">
            <text:p>537</text:p>
          </table:table-cell>
          <table:table-cell table:formula="of:=[.E22]*(1-[.C22])" office:value-type="float" office:value="0" calcext:value-type="float">
            <text:p>0</text:p>
          </table:table-cell>
          <table:table-cell table:formula="of:=[.D22]+[.G2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3]*(80*8))/(1024*1024)" office:value-type="float" office:value="0" calcext:value-type="float">
            <text:p>0</text:p>
          </table:table-cell>
          <table:table-cell table:formula="of:=[.D23]+[.E23]" office:value-type="float" office:value="537" calcext:value-type="float">
            <text:p>537</text:p>
          </table:table-cell>
          <table:table-cell table:formula="of:=[.E23]*(1-[.C23])" office:value-type="float" office:value="0" calcext:value-type="float">
            <text:p>0</text:p>
          </table:table-cell>
          <table:table-cell table:formula="of:=[.D23]+[.G2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4]*(80*8))/(1024*1024)" office:value-type="float" office:value="0" calcext:value-type="float">
            <text:p>0</text:p>
          </table:table-cell>
          <table:table-cell table:formula="of:=[.D24]+[.E24]" office:value-type="float" office:value="537" calcext:value-type="float">
            <text:p>537</text:p>
          </table:table-cell>
          <table:table-cell table:formula="of:=[.E24]*(1-[.C24])" office:value-type="float" office:value="0" calcext:value-type="float">
            <text:p>0</text:p>
          </table:table-cell>
          <table:table-cell table:formula="of:=[.D24]+[.G2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5]*(80*8))/(1024*1024)" office:value-type="float" office:value="0" calcext:value-type="float">
            <text:p>0</text:p>
          </table:table-cell>
          <table:table-cell table:formula="of:=[.D25]+[.E25]" office:value-type="float" office:value="537" calcext:value-type="float">
            <text:p>537</text:p>
          </table:table-cell>
          <table:table-cell table:formula="of:=[.E25]*(1-[.C25])" office:value-type="float" office:value="0" calcext:value-type="float">
            <text:p>0</text:p>
          </table:table-cell>
          <table:table-cell table:formula="of:=[.D25]+[.G2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6]*(80*8))/(1024*1024)" office:value-type="float" office:value="0" calcext:value-type="float">
            <text:p>0</text:p>
          </table:table-cell>
          <table:table-cell table:formula="of:=[.D26]+[.E26]" office:value-type="float" office:value="537" calcext:value-type="float">
            <text:p>537</text:p>
          </table:table-cell>
          <table:table-cell table:formula="of:=[.E26]*(1-[.C26])" office:value-type="float" office:value="0" calcext:value-type="float">
            <text:p>0</text:p>
          </table:table-cell>
          <table:table-cell table:formula="of:=[.D26]+[.G26]" office:value-type="float" office:value="537" calcext:value-type="float">
            <text:p>537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7]*(80*8))/(1024*1024)" office:value-type="float" office:value="0.3125" calcext:value-type="float">
            <text:p>0.3125</text:p>
          </table:table-cell>
          <table:table-cell table:formula="of:=[.D27]+[.E27]" office:value-type="float" office:value="537.3125" calcext:value-type="float">
            <text:p>537.3125</text:p>
          </table:table-cell>
          <table:table-cell table:formula="of:=[.E27]*(1-[.C27])" office:value-type="float" office:value="0.3125" calcext:value-type="float">
            <text:p>0.3125</text:p>
          </table:table-cell>
          <table:table-cell table:formula="of:=[.D27]+[.G27]" office:value-type="float" office:value="537.3125" calcext:value-type="float">
            <text:p>537.3125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8]*(80*8))/(1024*1024)" office:value-type="float" office:value="0.3125" calcext:value-type="float">
            <text:p>0.3125</text:p>
          </table:table-cell>
          <table:table-cell table:formula="of:=[.D28]+[.E28]" office:value-type="float" office:value="537.3125" calcext:value-type="float">
            <text:p>537.3125</text:p>
          </table:table-cell>
          <table:table-cell table:formula="of:=[.E28]*(1-[.C28])" office:value-type="float" office:value="0.3125" calcext:value-type="float">
            <text:p>0.3125</text:p>
          </table:table-cell>
          <table:table-cell table:formula="of:=[.D28]+[.G28]" office:value-type="float" office:value="537.3125" calcext:value-type="float">
            <text:p>537.3125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9]*(80*8))/(1024*1024)" office:value-type="float" office:value="0.3125" calcext:value-type="float">
            <text:p>0.3125</text:p>
          </table:table-cell>
          <table:table-cell table:formula="of:=[.D29]+[.E29]" office:value-type="float" office:value="537.3125" calcext:value-type="float">
            <text:p>537.3125</text:p>
          </table:table-cell>
          <table:table-cell table:formula="of:=[.E29]*(1-[.C29])" office:value-type="float" office:value="0.3125" calcext:value-type="float">
            <text:p>0.3125</text:p>
          </table:table-cell>
          <table:table-cell table:formula="of:=[.D29]+[.G29]" office:value-type="float" office:value="537.3125" calcext:value-type="float">
            <text:p>537.3125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0]*(80*8))/(1024*1024)" office:value-type="float" office:value="0.3125" calcext:value-type="float">
            <text:p>0.3125</text:p>
          </table:table-cell>
          <table:table-cell table:formula="of:=[.D30]+[.E30]" office:value-type="float" office:value="537.3125" calcext:value-type="float">
            <text:p>537.3125</text:p>
          </table:table-cell>
          <table:table-cell table:formula="of:=[.E30]*(1-[.C30])" office:value-type="float" office:value="0.3125" calcext:value-type="float">
            <text:p>0.3125</text:p>
          </table:table-cell>
          <table:table-cell table:formula="of:=[.D30]+[.G30]" office:value-type="float" office:value="537.3125" calcext:value-type="float">
            <text:p>537.3125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1]*(80*8))/(1024*1024)" office:value-type="float" office:value="0.3125" calcext:value-type="float">
            <text:p>0.3125</text:p>
          </table:table-cell>
          <table:table-cell table:formula="of:=[.D31]+[.E31]" office:value-type="float" office:value="537.3125" calcext:value-type="float">
            <text:p>537.3125</text:p>
          </table:table-cell>
          <table:table-cell table:formula="of:=[.E31]*(1-[.C31])" office:value-type="float" office:value="0.3125" calcext:value-type="float">
            <text:p>0.3125</text:p>
          </table:table-cell>
          <table:table-cell table:formula="of:=[.D31]+[.G31]" office:value-type="float" office:value="537.3125" calcext:value-type="float">
            <text:p>537.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2]*(80*8))/(1024*1024)" office:value-type="float" office:value="0" calcext:value-type="float">
            <text:p>0</text:p>
          </table:table-cell>
          <table:table-cell table:formula="of:=[.D32]+[.E32]" office:value-type="float" office:value="537" calcext:value-type="float">
            <text:p>537</text:p>
          </table:table-cell>
          <table:table-cell table:formula="of:=[.E32]*(1-[.C32])" office:value-type="float" office:value="0" calcext:value-type="float">
            <text:p>0</text:p>
          </table:table-cell>
          <table:table-cell table:formula="of:=[.D32]+[.G3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3]*(80*8))/(1024*1024)" office:value-type="float" office:value="0" calcext:value-type="float">
            <text:p>0</text:p>
          </table:table-cell>
          <table:table-cell table:formula="of:=[.D33]+[.E33]" office:value-type="float" office:value="537" calcext:value-type="float">
            <text:p>537</text:p>
          </table:table-cell>
          <table:table-cell table:formula="of:=[.E33]*(1-[.C33])" office:value-type="float" office:value="0" calcext:value-type="float">
            <text:p>0</text:p>
          </table:table-cell>
          <table:table-cell table:formula="of:=[.D33]+[.G3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4]*(80*8))/(1024*1024)" office:value-type="float" office:value="0" calcext:value-type="float">
            <text:p>0</text:p>
          </table:table-cell>
          <table:table-cell table:formula="of:=[.D34]+[.E34]" office:value-type="float" office:value="537" calcext:value-type="float">
            <text:p>537</text:p>
          </table:table-cell>
          <table:table-cell table:formula="of:=[.E34]*(1-[.C34])" office:value-type="float" office:value="0" calcext:value-type="float">
            <text:p>0</text:p>
          </table:table-cell>
          <table:table-cell table:formula="of:=[.D34]+[.G3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5]*(80*8))/(1024*1024)" office:value-type="float" office:value="0" calcext:value-type="float">
            <text:p>0</text:p>
          </table:table-cell>
          <table:table-cell table:formula="of:=[.D35]+[.E35]" office:value-type="float" office:value="537" calcext:value-type="float">
            <text:p>537</text:p>
          </table:table-cell>
          <table:table-cell table:formula="of:=[.E35]*(1-[.C35])" office:value-type="float" office:value="0" calcext:value-type="float">
            <text:p>0</text:p>
          </table:table-cell>
          <table:table-cell table:formula="of:=[.D35]+[.G3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6]*(80*8))/(1024*1024)" office:value-type="float" office:value="0" calcext:value-type="float">
            <text:p>0</text:p>
          </table:table-cell>
          <table:table-cell table:formula="of:=[.D36]+[.E36]" office:value-type="float" office:value="537" calcext:value-type="float">
            <text:p>537</text:p>
          </table:table-cell>
          <table:table-cell table:formula="of:=[.E36]*(1-[.C36])" office:value-type="float" office:value="0" calcext:value-type="float">
            <text:p>0</text:p>
          </table:table-cell>
          <table:table-cell table:formula="of:=[.D36]+[.G36]" office:value-type="float" office:value="537" calcext:value-type="float">
            <text:p>537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7]*(80*8))/(1024*1024)" office:value-type="float" office:value="0.625" calcext:value-type="float">
            <text:p>0.625</text:p>
          </table:table-cell>
          <table:table-cell table:formula="of:=[.D37]+[.E37]" office:value-type="float" office:value="537.625" calcext:value-type="float">
            <text:p>537.625</text:p>
          </table:table-cell>
          <table:table-cell table:formula="of:=[.E37]*(1-[.C37])" office:value-type="float" office:value="0.625" calcext:value-type="float">
            <text:p>0.625</text:p>
          </table:table-cell>
          <table:table-cell table:formula="of:=[.D37]+[.G37]" office:value-type="float" office:value="537.625" calcext:value-type="float">
            <text:p>537.625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8]*(80*8))/(1024*1024)" office:value-type="float" office:value="0.625" calcext:value-type="float">
            <text:p>0.625</text:p>
          </table:table-cell>
          <table:table-cell table:formula="of:=[.D38]+[.E38]" office:value-type="float" office:value="537.625" calcext:value-type="float">
            <text:p>537.625</text:p>
          </table:table-cell>
          <table:table-cell table:formula="of:=[.E38]*(1-[.C38])" office:value-type="float" office:value="0.625" calcext:value-type="float">
            <text:p>0.625</text:p>
          </table:table-cell>
          <table:table-cell table:formula="of:=[.D38]+[.G38]" office:value-type="float" office:value="537.625" calcext:value-type="float">
            <text:p>537.625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9]*(80*8))/(1024*1024)" office:value-type="float" office:value="0.625" calcext:value-type="float">
            <text:p>0.625</text:p>
          </table:table-cell>
          <table:table-cell table:formula="of:=[.D39]+[.E39]" office:value-type="float" office:value="537.625" calcext:value-type="float">
            <text:p>537.625</text:p>
          </table:table-cell>
          <table:table-cell table:formula="of:=[.E39]*(1-[.C39])" office:value-type="float" office:value="0.625" calcext:value-type="float">
            <text:p>0.625</text:p>
          </table:table-cell>
          <table:table-cell table:formula="of:=[.D39]+[.G39]" office:value-type="float" office:value="537.625" calcext:value-type="float">
            <text:p>537.625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0]*(80*8))/(1024*1024)" office:value-type="float" office:value="0.625" calcext:value-type="float">
            <text:p>0.625</text:p>
          </table:table-cell>
          <table:table-cell table:formula="of:=[.D40]+[.E40]" office:value-type="float" office:value="537.625" calcext:value-type="float">
            <text:p>537.625</text:p>
          </table:table-cell>
          <table:table-cell table:formula="of:=[.E40]*(1-[.C40])" office:value-type="float" office:value="0.625" calcext:value-type="float">
            <text:p>0.625</text:p>
          </table:table-cell>
          <table:table-cell table:formula="of:=[.D40]+[.G40]" office:value-type="float" office:value="537.625" calcext:value-type="float">
            <text:p>537.625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1]*(80*8))/(1024*1024)" office:value-type="float" office:value="0.625" calcext:value-type="float">
            <text:p>0.625</text:p>
          </table:table-cell>
          <table:table-cell table:formula="of:=[.D41]+[.E41]" office:value-type="float" office:value="537.625" calcext:value-type="float">
            <text:p>537.625</text:p>
          </table:table-cell>
          <table:table-cell table:formula="of:=[.E41]*(1-[.C41])" office:value-type="float" office:value="0.625" calcext:value-type="float">
            <text:p>0.625</text:p>
          </table:table-cell>
          <table:table-cell table:formula="of:=[.D41]+[.G41]" office:value-type="float" office:value="537.625" calcext:value-type="float">
            <text:p>537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2]*(80*8))/(1024*1024)" office:value-type="float" office:value="0" calcext:value-type="float">
            <text:p>0</text:p>
          </table:table-cell>
          <table:table-cell table:formula="of:=[.D42]+[.E42]" office:value-type="float" office:value="537" calcext:value-type="float">
            <text:p>537</text:p>
          </table:table-cell>
          <table:table-cell table:formula="of:=[.E42]*(1-[.C42])" office:value-type="float" office:value="0" calcext:value-type="float">
            <text:p>0</text:p>
          </table:table-cell>
          <table:table-cell table:formula="of:=[.D42]+[.G4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3]*(80*8))/(1024*1024)" office:value-type="float" office:value="0" calcext:value-type="float">
            <text:p>0</text:p>
          </table:table-cell>
          <table:table-cell table:formula="of:=[.D43]+[.E43]" office:value-type="float" office:value="537" calcext:value-type="float">
            <text:p>537</text:p>
          </table:table-cell>
          <table:table-cell table:formula="of:=[.E43]*(1-[.C43])" office:value-type="float" office:value="0" calcext:value-type="float">
            <text:p>0</text:p>
          </table:table-cell>
          <table:table-cell table:formula="of:=[.D43]+[.G4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4]*(80*8))/(1024*1024)" office:value-type="float" office:value="0" calcext:value-type="float">
            <text:p>0</text:p>
          </table:table-cell>
          <table:table-cell table:formula="of:=[.D44]+[.E44]" office:value-type="float" office:value="537" calcext:value-type="float">
            <text:p>537</text:p>
          </table:table-cell>
          <table:table-cell table:formula="of:=[.E44]*(1-[.C44])" office:value-type="float" office:value="0" calcext:value-type="float">
            <text:p>0</text:p>
          </table:table-cell>
          <table:table-cell table:formula="of:=[.D44]+[.G4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5]*(80*8))/(1024*1024)" office:value-type="float" office:value="0" calcext:value-type="float">
            <text:p>0</text:p>
          </table:table-cell>
          <table:table-cell table:formula="of:=[.D45]+[.E45]" office:value-type="float" office:value="537" calcext:value-type="float">
            <text:p>537</text:p>
          </table:table-cell>
          <table:table-cell table:formula="of:=[.E45]*(1-[.C45])" office:value-type="float" office:value="0" calcext:value-type="float">
            <text:p>0</text:p>
          </table:table-cell>
          <table:table-cell table:formula="of:=[.D45]+[.G4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6]*(80*8))/(1024*1024)" office:value-type="float" office:value="0" calcext:value-type="float">
            <text:p>0</text:p>
          </table:table-cell>
          <table:table-cell table:formula="of:=[.D46]+[.E46]" office:value-type="float" office:value="537" calcext:value-type="float">
            <text:p>537</text:p>
          </table:table-cell>
          <table:table-cell table:formula="of:=[.E46]*(1-[.C46])" office:value-type="float" office:value="0" calcext:value-type="float">
            <text:p>0</text:p>
          </table:table-cell>
          <table:table-cell table:formula="of:=[.D46]+[.G46]" office:value-type="float" office:value="537" calcext:value-type="float">
            <text:p>537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7]*(80*8))/(1024*1024)" office:value-type="float" office:value="1.25" calcext:value-type="float">
            <text:p>1.25</text:p>
          </table:table-cell>
          <table:table-cell table:formula="of:=[.D47]+[.E47]" office:value-type="float" office:value="538.25" calcext:value-type="float">
            <text:p>538.25</text:p>
          </table:table-cell>
          <table:table-cell table:formula="of:=[.E47]*(1-[.C47])" office:value-type="float" office:value="1.25" calcext:value-type="float">
            <text:p>1.25</text:p>
          </table:table-cell>
          <table:table-cell table:formula="of:=[.D47]+[.G47]" office:value-type="float" office:value="538.25" calcext:value-type="float">
            <text:p>538.25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8]*(80*8))/(1024*1024)" office:value-type="float" office:value="1.25" calcext:value-type="float">
            <text:p>1.25</text:p>
          </table:table-cell>
          <table:table-cell table:formula="of:=[.D48]+[.E48]" office:value-type="float" office:value="538.25" calcext:value-type="float">
            <text:p>538.25</text:p>
          </table:table-cell>
          <table:table-cell table:formula="of:=[.E48]*(1-[.C48])" office:value-type="float" office:value="1.25" calcext:value-type="float">
            <text:p>1.25</text:p>
          </table:table-cell>
          <table:table-cell table:formula="of:=[.D48]+[.G48]" office:value-type="float" office:value="538.25" calcext:value-type="float">
            <text:p>538.25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9]*(80*8))/(1024*1024)" office:value-type="float" office:value="1.25" calcext:value-type="float">
            <text:p>1.25</text:p>
          </table:table-cell>
          <table:table-cell table:formula="of:=[.D49]+[.E49]" office:value-type="float" office:value="538.25" calcext:value-type="float">
            <text:p>538.25</text:p>
          </table:table-cell>
          <table:table-cell table:formula="of:=[.E49]*(1-[.C49])" office:value-type="float" office:value="1.25" calcext:value-type="float">
            <text:p>1.25</text:p>
          </table:table-cell>
          <table:table-cell table:formula="of:=[.D49]+[.G49]" office:value-type="float" office:value="538.25" calcext:value-type="float">
            <text:p>538.25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0]*(80*8))/(1024*1024)" office:value-type="float" office:value="1.25" calcext:value-type="float">
            <text:p>1.25</text:p>
          </table:table-cell>
          <table:table-cell table:formula="of:=[.D50]+[.E50]" office:value-type="float" office:value="538.25" calcext:value-type="float">
            <text:p>538.25</text:p>
          </table:table-cell>
          <table:table-cell table:formula="of:=[.E50]*(1-[.C50])" office:value-type="float" office:value="1.25" calcext:value-type="float">
            <text:p>1.25</text:p>
          </table:table-cell>
          <table:table-cell table:formula="of:=[.D50]+[.G50]" office:value-type="float" office:value="538.25" calcext:value-type="float">
            <text:p>538.25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1]*(80*8))/(1024*1024)" office:value-type="float" office:value="1.25" calcext:value-type="float">
            <text:p>1.25</text:p>
          </table:table-cell>
          <table:table-cell table:formula="of:=[.D51]+[.E51]" office:value-type="float" office:value="538.25" calcext:value-type="float">
            <text:p>538.25</text:p>
          </table:table-cell>
          <table:table-cell table:formula="of:=[.E51]*(1-[.C51])" office:value-type="float" office:value="1.25" calcext:value-type="float">
            <text:p>1.25</text:p>
          </table:table-cell>
          <table:table-cell table:formula="of:=[.D51]+[.G51]" office:value-type="float" office:value="538.25" calcext:value-type="float">
            <text:p>538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2]*(80*8))/(1024*1024)" office:value-type="float" office:value="0" calcext:value-type="float">
            <text:p>0</text:p>
          </table:table-cell>
          <table:table-cell table:formula="of:=[.D52]+[.E52]" office:value-type="float" office:value="537" calcext:value-type="float">
            <text:p>537</text:p>
          </table:table-cell>
          <table:table-cell table:formula="of:=[.E52]*(1-[.C52])" office:value-type="float" office:value="0" calcext:value-type="float">
            <text:p>0</text:p>
          </table:table-cell>
          <table:table-cell table:formula="of:=[.D52]+[.G5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3]*(80*8))/(1024*1024)" office:value-type="float" office:value="0" calcext:value-type="float">
            <text:p>0</text:p>
          </table:table-cell>
          <table:table-cell table:formula="of:=[.D53]+[.E53]" office:value-type="float" office:value="537" calcext:value-type="float">
            <text:p>537</text:p>
          </table:table-cell>
          <table:table-cell table:formula="of:=[.E53]*(1-[.C53])" office:value-type="float" office:value="0" calcext:value-type="float">
            <text:p>0</text:p>
          </table:table-cell>
          <table:table-cell table:formula="of:=[.D53]+[.G5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4]*(80*8))/(1024*1024)" office:value-type="float" office:value="0" calcext:value-type="float">
            <text:p>0</text:p>
          </table:table-cell>
          <table:table-cell table:formula="of:=[.D54]+[.E54]" office:value-type="float" office:value="537" calcext:value-type="float">
            <text:p>537</text:p>
          </table:table-cell>
          <table:table-cell table:formula="of:=[.E54]*(1-[.C54])" office:value-type="float" office:value="0" calcext:value-type="float">
            <text:p>0</text:p>
          </table:table-cell>
          <table:table-cell table:formula="of:=[.D54]+[.G5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5]*(80*8))/(1024*1024)" office:value-type="float" office:value="0" calcext:value-type="float">
            <text:p>0</text:p>
          </table:table-cell>
          <table:table-cell table:formula="of:=[.D55]+[.E55]" office:value-type="float" office:value="537" calcext:value-type="float">
            <text:p>537</text:p>
          </table:table-cell>
          <table:table-cell table:formula="of:=[.E55]*(1-[.C55])" office:value-type="float" office:value="0" calcext:value-type="float">
            <text:p>0</text:p>
          </table:table-cell>
          <table:table-cell table:formula="of:=[.D55]+[.G5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6]*(80*8))/(1024*1024)" office:value-type="float" office:value="0" calcext:value-type="float">
            <text:p>0</text:p>
          </table:table-cell>
          <table:table-cell table:formula="of:=[.D56]+[.E56]" office:value-type="float" office:value="537" calcext:value-type="float">
            <text:p>537</text:p>
          </table:table-cell>
          <table:table-cell table:formula="of:=[.E56]*(1-[.C56])" office:value-type="float" office:value="0" calcext:value-type="float">
            <text:p>0</text:p>
          </table:table-cell>
          <table:table-cell table:formula="of:=[.D56]+[.G56]" office:value-type="float" office:value="537" calcext:value-type="float">
            <text:p>53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7]*(80*8))/(1024*1024)" office:value-type="float" office:value="2.5" calcext:value-type="float">
            <text:p>2.5</text:p>
          </table:table-cell>
          <table:table-cell table:formula="of:=[.D57]+[.E57]" office:value-type="float" office:value="539.5" calcext:value-type="float">
            <text:p>539.5</text:p>
          </table:table-cell>
          <table:table-cell table:formula="of:=[.E57]*(1-[.C57])" office:value-type="float" office:value="2.5" calcext:value-type="float">
            <text:p>2.5</text:p>
          </table:table-cell>
          <table:table-cell table:formula="of:=[.D57]+[.G57]" office:value-type="float" office:value="539.5" calcext:value-type="float">
            <text:p>539.5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8]*(80*8))/(1024*1024)" office:value-type="float" office:value="2.5" calcext:value-type="float">
            <text:p>2.5</text:p>
          </table:table-cell>
          <table:table-cell table:formula="of:=[.D58]+[.E58]" office:value-type="float" office:value="539.5" calcext:value-type="float">
            <text:p>539.5</text:p>
          </table:table-cell>
          <table:table-cell table:formula="of:=[.E58]*(1-[.C58])" office:value-type="float" office:value="2.5" calcext:value-type="float">
            <text:p>2.5</text:p>
          </table:table-cell>
          <table:table-cell table:formula="of:=[.D58]+[.G58]" office:value-type="float" office:value="539.5" calcext:value-type="float">
            <text:p>539.5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9]*(80*8))/(1024*1024)" office:value-type="float" office:value="2.5" calcext:value-type="float">
            <text:p>2.5</text:p>
          </table:table-cell>
          <table:table-cell table:formula="of:=[.D59]+[.E59]" office:value-type="float" office:value="539.5" calcext:value-type="float">
            <text:p>539.5</text:p>
          </table:table-cell>
          <table:table-cell table:formula="of:=[.E59]*(1-[.C59])" office:value-type="float" office:value="2.5" calcext:value-type="float">
            <text:p>2.5</text:p>
          </table:table-cell>
          <table:table-cell table:formula="of:=[.D59]+[.G59]" office:value-type="float" office:value="539.5" calcext:value-type="float">
            <text:p>539.5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0]*(80*8))/(1024*1024)" office:value-type="float" office:value="2.5" calcext:value-type="float">
            <text:p>2.5</text:p>
          </table:table-cell>
          <table:table-cell table:formula="of:=[.D60]+[.E60]" office:value-type="float" office:value="539.5" calcext:value-type="float">
            <text:p>539.5</text:p>
          </table:table-cell>
          <table:table-cell table:formula="of:=[.E60]*(1-[.C60])" office:value-type="float" office:value="2.5" calcext:value-type="float">
            <text:p>2.5</text:p>
          </table:table-cell>
          <table:table-cell table:formula="of:=[.D60]+[.G60]" office:value-type="float" office:value="539.5" calcext:value-type="float">
            <text:p>539.5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1]*(80*8))/(1024*1024)" office:value-type="float" office:value="2.5" calcext:value-type="float">
            <text:p>2.5</text:p>
          </table:table-cell>
          <table:table-cell table:formula="of:=[.D61]+[.E61]" office:value-type="float" office:value="539.5" calcext:value-type="float">
            <text:p>539.5</text:p>
          </table:table-cell>
          <table:table-cell table:formula="of:=[.E61]*(1-[.C61])" office:value-type="float" office:value="2.5" calcext:value-type="float">
            <text:p>2.5</text:p>
          </table:table-cell>
          <table:table-cell table:formula="of:=[.D61]+[.G61]" office:value-type="float" office:value="539.5" calcext:value-type="float">
            <text:p>539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2]*(80*8))/(1024*1024)" office:value-type="float" office:value="0" calcext:value-type="float">
            <text:p>0</text:p>
          </table:table-cell>
          <table:table-cell table:formula="of:=[.D62]+[.E62]" office:value-type="float" office:value="537" calcext:value-type="float">
            <text:p>537</text:p>
          </table:table-cell>
          <table:table-cell table:formula="of:=[.E62]*(1-[.C62])" office:value-type="float" office:value="0" calcext:value-type="float">
            <text:p>0</text:p>
          </table:table-cell>
          <table:table-cell table:formula="of:=[.D62]+[.G6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3]*(80*8))/(1024*1024)" office:value-type="float" office:value="0" calcext:value-type="float">
            <text:p>0</text:p>
          </table:table-cell>
          <table:table-cell table:formula="of:=[.D63]+[.E63]" office:value-type="float" office:value="537" calcext:value-type="float">
            <text:p>537</text:p>
          </table:table-cell>
          <table:table-cell table:formula="of:=[.E63]*(1-[.C63])" office:value-type="float" office:value="0" calcext:value-type="float">
            <text:p>0</text:p>
          </table:table-cell>
          <table:table-cell table:formula="of:=[.D63]+[.G6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4]*(80*8))/(1024*1024)" office:value-type="float" office:value="0" calcext:value-type="float">
            <text:p>0</text:p>
          </table:table-cell>
          <table:table-cell table:formula="of:=[.D64]+[.E64]" office:value-type="float" office:value="537" calcext:value-type="float">
            <text:p>537</text:p>
          </table:table-cell>
          <table:table-cell table:formula="of:=[.E64]*(1-[.C64])" office:value-type="float" office:value="0" calcext:value-type="float">
            <text:p>0</text:p>
          </table:table-cell>
          <table:table-cell table:formula="of:=[.D64]+[.G6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5]*(80*8))/(1024*1024)" office:value-type="float" office:value="0" calcext:value-type="float">
            <text:p>0</text:p>
          </table:table-cell>
          <table:table-cell table:formula="of:=[.D65]+[.E65]" office:value-type="float" office:value="537" calcext:value-type="float">
            <text:p>537</text:p>
          </table:table-cell>
          <table:table-cell table:formula="of:=[.E65]*(1-[.C65])" office:value-type="float" office:value="0" calcext:value-type="float">
            <text:p>0</text:p>
          </table:table-cell>
          <table:table-cell table:formula="of:=[.D65]+[.G6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6]*(80*8))/(1024*1024)" office:value-type="float" office:value="0" calcext:value-type="float">
            <text:p>0</text:p>
          </table:table-cell>
          <table:table-cell table:formula="of:=[.D66]+[.E66]" office:value-type="float" office:value="537" calcext:value-type="float">
            <text:p>537</text:p>
          </table:table-cell>
          <table:table-cell table:formula="of:=[.E66]*(1-[.C66])" office:value-type="float" office:value="0" calcext:value-type="float">
            <text:p>0</text:p>
          </table:table-cell>
          <table:table-cell table:formula="of:=[.D66]+[.G66]" office:value-type="float" office:value="537" calcext:value-type="float">
            <text:p>537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7]*(80*8))/(1024*1024)" office:value-type="float" office:value="5" calcext:value-type="float">
            <text:p>5</text:p>
          </table:table-cell>
          <table:table-cell table:formula="of:=[.D67]+[.E67]" office:value-type="float" office:value="542" calcext:value-type="float">
            <text:p>542</text:p>
          </table:table-cell>
          <table:table-cell table:formula="of:=[.E67]*(1-[.C67])" office:value-type="float" office:value="5" calcext:value-type="float">
            <text:p>5</text:p>
          </table:table-cell>
          <table:table-cell table:formula="of:=[.D67]+[.G67]" office:value-type="float" office:value="542" calcext:value-type="float">
            <text:p>542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8]*(80*8))/(1024*1024)" office:value-type="float" office:value="5" calcext:value-type="float">
            <text:p>5</text:p>
          </table:table-cell>
          <table:table-cell table:formula="of:=[.D68]+[.E68]" office:value-type="float" office:value="542" calcext:value-type="float">
            <text:p>542</text:p>
          </table:table-cell>
          <table:table-cell table:formula="of:=[.E68]*(1-[.C68])" office:value-type="float" office:value="5" calcext:value-type="float">
            <text:p>5</text:p>
          </table:table-cell>
          <table:table-cell table:formula="of:=[.D68]+[.G68]" office:value-type="float" office:value="542" calcext:value-type="float">
            <text:p>542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9]*(80*8))/(1024*1024)" office:value-type="float" office:value="5" calcext:value-type="float">
            <text:p>5</text:p>
          </table:table-cell>
          <table:table-cell table:formula="of:=[.D69]+[.E69]" office:value-type="float" office:value="542" calcext:value-type="float">
            <text:p>542</text:p>
          </table:table-cell>
          <table:table-cell table:formula="of:=[.E69]*(1-[.C69])" office:value-type="float" office:value="5" calcext:value-type="float">
            <text:p>5</text:p>
          </table:table-cell>
          <table:table-cell table:formula="of:=[.D69]+[.G69]" office:value-type="float" office:value="542" calcext:value-type="float">
            <text:p>542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0]*(80*8))/(1024*1024)" office:value-type="float" office:value="5" calcext:value-type="float">
            <text:p>5</text:p>
          </table:table-cell>
          <table:table-cell table:formula="of:=[.D70]+[.E70]" office:value-type="float" office:value="542" calcext:value-type="float">
            <text:p>542</text:p>
          </table:table-cell>
          <table:table-cell table:formula="of:=[.E70]*(1-[.C70])" office:value-type="float" office:value="5" calcext:value-type="float">
            <text:p>5</text:p>
          </table:table-cell>
          <table:table-cell table:formula="of:=[.D70]+[.G70]" office:value-type="float" office:value="542" calcext:value-type="float">
            <text:p>542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1]*(80*8))/(1024*1024)" office:value-type="float" office:value="5" calcext:value-type="float">
            <text:p>5</text:p>
          </table:table-cell>
          <table:table-cell table:formula="of:=[.D71]+[.E71]" office:value-type="float" office:value="542" calcext:value-type="float">
            <text:p>542</text:p>
          </table:table-cell>
          <table:table-cell table:formula="of:=[.E71]*(1-[.C71])" office:value-type="float" office:value="5" calcext:value-type="float">
            <text:p>5</text:p>
          </table:table-cell>
          <table:table-cell table:formula="of:=[.D71]+[.G71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2]*(80*8))/(1024*1024)" office:value-type="float" office:value="0" calcext:value-type="float">
            <text:p>0</text:p>
          </table:table-cell>
          <table:table-cell table:formula="of:=[.D72]+[.E72]" office:value-type="float" office:value="537" calcext:value-type="float">
            <text:p>537</text:p>
          </table:table-cell>
          <table:table-cell table:formula="of:=[.E72]*(1-[.C72])" office:value-type="float" office:value="0" calcext:value-type="float">
            <text:p>0</text:p>
          </table:table-cell>
          <table:table-cell table:formula="of:=[.D72]+[.G7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3]*(80*8))/(1024*1024)" office:value-type="float" office:value="0" calcext:value-type="float">
            <text:p>0</text:p>
          </table:table-cell>
          <table:table-cell table:formula="of:=[.D73]+[.E73]" office:value-type="float" office:value="537" calcext:value-type="float">
            <text:p>537</text:p>
          </table:table-cell>
          <table:table-cell table:formula="of:=[.E73]*(1-[.C73])" office:value-type="float" office:value="0" calcext:value-type="float">
            <text:p>0</text:p>
          </table:table-cell>
          <table:table-cell table:formula="of:=[.D73]+[.G7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4]*(80*8))/(1024*1024)" office:value-type="float" office:value="0" calcext:value-type="float">
            <text:p>0</text:p>
          </table:table-cell>
          <table:table-cell table:formula="of:=[.D74]+[.E74]" office:value-type="float" office:value="537" calcext:value-type="float">
            <text:p>537</text:p>
          </table:table-cell>
          <table:table-cell table:formula="of:=[.E74]*(1-[.C74])" office:value-type="float" office:value="0" calcext:value-type="float">
            <text:p>0</text:p>
          </table:table-cell>
          <table:table-cell table:formula="of:=[.D74]+[.G7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5]*(80*8))/(1024*1024)" office:value-type="float" office:value="0" calcext:value-type="float">
            <text:p>0</text:p>
          </table:table-cell>
          <table:table-cell table:formula="of:=[.D75]+[.E75]" office:value-type="float" office:value="537" calcext:value-type="float">
            <text:p>537</text:p>
          </table:table-cell>
          <table:table-cell table:formula="of:=[.E75]*(1-[.C75])" office:value-type="float" office:value="0" calcext:value-type="float">
            <text:p>0</text:p>
          </table:table-cell>
          <table:table-cell table:formula="of:=[.D75]+[.G7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6]*(80*8))/(1024*1024)" office:value-type="float" office:value="0" calcext:value-type="float">
            <text:p>0</text:p>
          </table:table-cell>
          <table:table-cell table:formula="of:=[.D76]+[.E76]" office:value-type="float" office:value="537" calcext:value-type="float">
            <text:p>537</text:p>
          </table:table-cell>
          <table:table-cell table:formula="of:=[.E76]*(1-[.C76])" office:value-type="float" office:value="0" calcext:value-type="float">
            <text:p>0</text:p>
          </table:table-cell>
          <table:table-cell table:formula="of:=[.D76]+[.G76]" office:value-type="float" office:value="537" calcext:value-type="float">
            <text:p>537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70" office:value-type="float" office:value="70" calcext:value-type="float">
            <text:p>70</text:p>
          </table:table-cell>
          <table:table-cell table:formula="of:=0.00236816" office:value-type="float" office:value="0.00236816" calcext:value-type="float">
            <text:p>0.002368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7]*(80*8))/(1024*1024)" office:value-type="float" office:value="10" calcext:value-type="float">
            <text:p>10</text:p>
          </table:table-cell>
          <table:table-cell table:formula="of:=[.D77]+[.E77]" office:value-type="float" office:value="547" calcext:value-type="float">
            <text:p>547</text:p>
          </table:table-cell>
          <table:table-cell table:formula="of:=[.E77]*(1-[.C77])" office:value-type="float" office:value="9.9763184" calcext:value-type="float">
            <text:p>9.9763184</text:p>
          </table:table-cell>
          <table:table-cell table:formula="of:=[.D77]+[.G77]" office:value-type="float" office:value="546.9763184" calcext:value-type="float">
            <text:p>546.9763184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70" office:value-type="float" office:value="70" calcext:value-type="float">
            <text:p>70</text:p>
          </table:table-cell>
          <table:table-cell table:formula="of:=0.00236816" office:value-type="float" office:value="0.00236816" calcext:value-type="float">
            <text:p>0.002368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8]*(80*8))/(1024*1024)" office:value-type="float" office:value="10" calcext:value-type="float">
            <text:p>10</text:p>
          </table:table-cell>
          <table:table-cell table:formula="of:=[.D78]+[.E78]" office:value-type="float" office:value="547" calcext:value-type="float">
            <text:p>547</text:p>
          </table:table-cell>
          <table:table-cell table:formula="of:=[.E78]*(1-[.C78])" office:value-type="float" office:value="9.9763184" calcext:value-type="float">
            <text:p>9.9763184</text:p>
          </table:table-cell>
          <table:table-cell table:formula="of:=[.D78]+[.G78]" office:value-type="float" office:value="546.9763184" calcext:value-type="float">
            <text:p>546.9763184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70" office:value-type="float" office:value="70" calcext:value-type="float">
            <text:p>70</text:p>
          </table:table-cell>
          <table:table-cell table:formula="of:=0.00236816" office:value-type="float" office:value="0.00236816" calcext:value-type="float">
            <text:p>0.002368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9]*(80*8))/(1024*1024)" office:value-type="float" office:value="10" calcext:value-type="float">
            <text:p>10</text:p>
          </table:table-cell>
          <table:table-cell table:formula="of:=[.D79]+[.E79]" office:value-type="float" office:value="547" calcext:value-type="float">
            <text:p>547</text:p>
          </table:table-cell>
          <table:table-cell table:formula="of:=[.E79]*(1-[.C79])" office:value-type="float" office:value="9.9763184" calcext:value-type="float">
            <text:p>9.9763184</text:p>
          </table:table-cell>
          <table:table-cell table:formula="of:=[.D79]+[.G79]" office:value-type="float" office:value="546.9763184" calcext:value-type="float">
            <text:p>546.9763184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70" office:value-type="float" office:value="70" calcext:value-type="float">
            <text:p>70</text:p>
          </table:table-cell>
          <table:table-cell table:formula="of:=0.00236816" office:value-type="float" office:value="0.00236816" calcext:value-type="float">
            <text:p>0.002368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0]*(80*8))/(1024*1024)" office:value-type="float" office:value="10" calcext:value-type="float">
            <text:p>10</text:p>
          </table:table-cell>
          <table:table-cell table:formula="of:=[.D80]+[.E80]" office:value-type="float" office:value="547" calcext:value-type="float">
            <text:p>547</text:p>
          </table:table-cell>
          <table:table-cell table:formula="of:=[.E80]*(1-[.C80])" office:value-type="float" office:value="9.9763184" calcext:value-type="float">
            <text:p>9.9763184</text:p>
          </table:table-cell>
          <table:table-cell table:formula="of:=[.D80]+[.G80]" office:value-type="float" office:value="546.9763184" calcext:value-type="float">
            <text:p>546.9763184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70" office:value-type="float" office:value="70" calcext:value-type="float">
            <text:p>70</text:p>
          </table:table-cell>
          <table:table-cell table:formula="of:=0.00236816" office:value-type="float" office:value="0.00236816" calcext:value-type="float">
            <text:p>0.002368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1]*(80*8))/(1024*1024)" office:value-type="float" office:value="10" calcext:value-type="float">
            <text:p>10</text:p>
          </table:table-cell>
          <table:table-cell table:formula="of:=[.D81]+[.E81]" office:value-type="float" office:value="547" calcext:value-type="float">
            <text:p>547</text:p>
          </table:table-cell>
          <table:table-cell table:formula="of:=[.E81]*(1-[.C81])" office:value-type="float" office:value="9.9763184" calcext:value-type="float">
            <text:p>9.9763184</text:p>
          </table:table-cell>
          <table:table-cell table:formula="of:=[.D81]+[.G81]" office:value-type="float" office:value="546.9763184" calcext:value-type="float">
            <text:p>546.976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2]*(80*8))/(1024*1024)" office:value-type="float" office:value="0" calcext:value-type="float">
            <text:p>0</text:p>
          </table:table-cell>
          <table:table-cell table:formula="of:=[.D82]+[.E82]" office:value-type="float" office:value="537" calcext:value-type="float">
            <text:p>537</text:p>
          </table:table-cell>
          <table:table-cell table:formula="of:=[.E82]*(1-[.C82])" office:value-type="float" office:value="0" calcext:value-type="float">
            <text:p>0</text:p>
          </table:table-cell>
          <table:table-cell table:formula="of:=[.D82]+[.G8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3]*(80*8))/(1024*1024)" office:value-type="float" office:value="0" calcext:value-type="float">
            <text:p>0</text:p>
          </table:table-cell>
          <table:table-cell table:formula="of:=[.D83]+[.E83]" office:value-type="float" office:value="537" calcext:value-type="float">
            <text:p>537</text:p>
          </table:table-cell>
          <table:table-cell table:formula="of:=[.E83]*(1-[.C83])" office:value-type="float" office:value="0" calcext:value-type="float">
            <text:p>0</text:p>
          </table:table-cell>
          <table:table-cell table:formula="of:=[.D83]+[.G8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4]*(80*8))/(1024*1024)" office:value-type="float" office:value="0" calcext:value-type="float">
            <text:p>0</text:p>
          </table:table-cell>
          <table:table-cell table:formula="of:=[.D84]+[.E84]" office:value-type="float" office:value="537" calcext:value-type="float">
            <text:p>537</text:p>
          </table:table-cell>
          <table:table-cell table:formula="of:=[.E84]*(1-[.C84])" office:value-type="float" office:value="0" calcext:value-type="float">
            <text:p>0</text:p>
          </table:table-cell>
          <table:table-cell table:formula="of:=[.D84]+[.G8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5]*(80*8))/(1024*1024)" office:value-type="float" office:value="0" calcext:value-type="float">
            <text:p>0</text:p>
          </table:table-cell>
          <table:table-cell table:formula="of:=[.D85]+[.E85]" office:value-type="float" office:value="537" calcext:value-type="float">
            <text:p>537</text:p>
          </table:table-cell>
          <table:table-cell table:formula="of:=[.E85]*(1-[.C85])" office:value-type="float" office:value="0" calcext:value-type="float">
            <text:p>0</text:p>
          </table:table-cell>
          <table:table-cell table:formula="of:=[.D85]+[.G8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6]*(80*8))/(1024*1024)" office:value-type="float" office:value="0" calcext:value-type="float">
            <text:p>0</text:p>
          </table:table-cell>
          <table:table-cell table:formula="of:=[.D86]+[.E86]" office:value-type="float" office:value="537" calcext:value-type="float">
            <text:p>537</text:p>
          </table:table-cell>
          <table:table-cell table:formula="of:=[.E86]*(1-[.C86])" office:value-type="float" office:value="0" calcext:value-type="float">
            <text:p>0</text:p>
          </table:table-cell>
          <table:table-cell table:formula="of:=[.D86]+[.G86]" office:value-type="float" office:value="537" calcext:value-type="float">
            <text:p>537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70" office:value-type="float" office:value="70" calcext:value-type="float">
            <text:p>70</text:p>
          </table:table-cell>
          <table:table-cell table:formula="of:=0.488397" office:value-type="float" office:value="0.488397" calcext:value-type="float">
            <text:p>0.488397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7]*(80*8))/(1024*1024)" office:value-type="float" office:value="20" calcext:value-type="float">
            <text:p>20</text:p>
          </table:table-cell>
          <table:table-cell table:formula="of:=[.D87]+[.E87]" office:value-type="float" office:value="557" calcext:value-type="float">
            <text:p>557</text:p>
          </table:table-cell>
          <table:table-cell table:formula="of:=[.E87]*(1-[.C87])" office:value-type="float" office:value="10.23206" calcext:value-type="float">
            <text:p>10.23206</text:p>
          </table:table-cell>
          <table:table-cell table:formula="of:=[.D87]+[.G87]" office:value-type="float" office:value="547.23206" calcext:value-type="float">
            <text:p>547.23206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70" office:value-type="float" office:value="70" calcext:value-type="float">
            <text:p>70</text:p>
          </table:table-cell>
          <table:table-cell table:formula="of:=0.488397" office:value-type="float" office:value="0.488397" calcext:value-type="float">
            <text:p>0.488397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8]*(80*8))/(1024*1024)" office:value-type="float" office:value="20" calcext:value-type="float">
            <text:p>20</text:p>
          </table:table-cell>
          <table:table-cell table:formula="of:=[.D88]+[.E88]" office:value-type="float" office:value="557" calcext:value-type="float">
            <text:p>557</text:p>
          </table:table-cell>
          <table:table-cell table:formula="of:=[.E88]*(1-[.C88])" office:value-type="float" office:value="10.23206" calcext:value-type="float">
            <text:p>10.23206</text:p>
          </table:table-cell>
          <table:table-cell table:formula="of:=[.D88]+[.G88]" office:value-type="float" office:value="547.23206" calcext:value-type="float">
            <text:p>547.23206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70" office:value-type="float" office:value="70" calcext:value-type="float">
            <text:p>70</text:p>
          </table:table-cell>
          <table:table-cell table:formula="of:=0.488397" office:value-type="float" office:value="0.488397" calcext:value-type="float">
            <text:p>0.488397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9]*(80*8))/(1024*1024)" office:value-type="float" office:value="20" calcext:value-type="float">
            <text:p>20</text:p>
          </table:table-cell>
          <table:table-cell table:formula="of:=[.D89]+[.E89]" office:value-type="float" office:value="557" calcext:value-type="float">
            <text:p>557</text:p>
          </table:table-cell>
          <table:table-cell table:formula="of:=[.E89]*(1-[.C89])" office:value-type="float" office:value="10.23206" calcext:value-type="float">
            <text:p>10.23206</text:p>
          </table:table-cell>
          <table:table-cell table:formula="of:=[.D89]+[.G89]" office:value-type="float" office:value="547.23206" calcext:value-type="float">
            <text:p>547.23206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70" office:value-type="float" office:value="70" calcext:value-type="float">
            <text:p>70</text:p>
          </table:table-cell>
          <table:table-cell table:formula="of:=0.488397" office:value-type="float" office:value="0.488397" calcext:value-type="float">
            <text:p>0.488397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0]*(80*8))/(1024*1024)" office:value-type="float" office:value="20" calcext:value-type="float">
            <text:p>20</text:p>
          </table:table-cell>
          <table:table-cell table:formula="of:=[.D90]+[.E90]" office:value-type="float" office:value="557" calcext:value-type="float">
            <text:p>557</text:p>
          </table:table-cell>
          <table:table-cell table:formula="of:=[.E90]*(1-[.C90])" office:value-type="float" office:value="10.23206" calcext:value-type="float">
            <text:p>10.23206</text:p>
          </table:table-cell>
          <table:table-cell table:formula="of:=[.D90]+[.G90]" office:value-type="float" office:value="547.23206" calcext:value-type="float">
            <text:p>547.23206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70" office:value-type="float" office:value="70" calcext:value-type="float">
            <text:p>70</text:p>
          </table:table-cell>
          <table:table-cell table:formula="of:=0.488397" office:value-type="float" office:value="0.488397" calcext:value-type="float">
            <text:p>0.488397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1]*(80*8))/(1024*1024)" office:value-type="float" office:value="20" calcext:value-type="float">
            <text:p>20</text:p>
          </table:table-cell>
          <table:table-cell table:formula="of:=[.D91]+[.E91]" office:value-type="float" office:value="557" calcext:value-type="float">
            <text:p>557</text:p>
          </table:table-cell>
          <table:table-cell table:formula="of:=[.E91]*(1-[.C91])" office:value-type="float" office:value="10.23206" calcext:value-type="float">
            <text:p>10.23206</text:p>
          </table:table-cell>
          <table:table-cell table:formula="of:=[.D91]+[.G91]" office:value-type="float" office:value="547.23206" calcext:value-type="float">
            <text:p>547.23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2]*(80*8))/(1024*1024)" office:value-type="float" office:value="0" calcext:value-type="float">
            <text:p>0</text:p>
          </table:table-cell>
          <table:table-cell table:formula="of:=[.D92]+[.E92]" office:value-type="float" office:value="537" calcext:value-type="float">
            <text:p>537</text:p>
          </table:table-cell>
          <table:table-cell table:formula="of:=[.E92]*(1-[.C92])" office:value-type="float" office:value="0" calcext:value-type="float">
            <text:p>0</text:p>
          </table:table-cell>
          <table:table-cell table:formula="of:=[.D92]+[.G9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3]*(80*8))/(1024*1024)" office:value-type="float" office:value="0" calcext:value-type="float">
            <text:p>0</text:p>
          </table:table-cell>
          <table:table-cell table:formula="of:=[.D93]+[.E93]" office:value-type="float" office:value="537" calcext:value-type="float">
            <text:p>537</text:p>
          </table:table-cell>
          <table:table-cell table:formula="of:=[.E93]*(1-[.C93])" office:value-type="float" office:value="0" calcext:value-type="float">
            <text:p>0</text:p>
          </table:table-cell>
          <table:table-cell table:formula="of:=[.D93]+[.G9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4]*(80*8))/(1024*1024)" office:value-type="float" office:value="0" calcext:value-type="float">
            <text:p>0</text:p>
          </table:table-cell>
          <table:table-cell table:formula="of:=[.D94]+[.E94]" office:value-type="float" office:value="537" calcext:value-type="float">
            <text:p>537</text:p>
          </table:table-cell>
          <table:table-cell table:formula="of:=[.E94]*(1-[.C94])" office:value-type="float" office:value="0" calcext:value-type="float">
            <text:p>0</text:p>
          </table:table-cell>
          <table:table-cell table:formula="of:=[.D94]+[.G9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5]*(80*8))/(1024*1024)" office:value-type="float" office:value="0" calcext:value-type="float">
            <text:p>0</text:p>
          </table:table-cell>
          <table:table-cell table:formula="of:=[.D95]+[.E95]" office:value-type="float" office:value="537" calcext:value-type="float">
            <text:p>537</text:p>
          </table:table-cell>
          <table:table-cell table:formula="of:=[.E95]*(1-[.C95])" office:value-type="float" office:value="0" calcext:value-type="float">
            <text:p>0</text:p>
          </table:table-cell>
          <table:table-cell table:formula="of:=[.D95]+[.G9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6]*(80*8))/(1024*1024)" office:value-type="float" office:value="0" calcext:value-type="float">
            <text:p>0</text:p>
          </table:table-cell>
          <table:table-cell table:formula="of:=[.D96]+[.E96]" office:value-type="float" office:value="537" calcext:value-type="float">
            <text:p>537</text:p>
          </table:table-cell>
          <table:table-cell table:formula="of:=[.E96]*(1-[.C96])" office:value-type="float" office:value="0" calcext:value-type="float">
            <text:p>0</text:p>
          </table:table-cell>
          <table:table-cell table:formula="of:=[.D96]+[.G96]" office:value-type="float" office:value="537" calcext:value-type="float">
            <text:p>537</text:p>
          </table:table-cell>
        </table:table-row>
      </table:table>
      <table:table table:name="noacl_tcp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berat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ssrate</text:p>
          </table:table-cell>
          <table:table-cell office:value-type="string" calcext:value-type="string">
            <text:p>dataplane</text:p>
          </table:table-cell>
          <table:table-cell office:value-type="string" calcext:value-type="string">
            <text:p>icmpbw_input</text:p>
          </table:table-cell>
          <table:table-cell office:value-type="string" calcext:value-type="string">
            <text:p>totalbw_input</text:p>
          </table:table-cell>
          <table:table-cell office:value-type="string" calcext:value-type="string">
            <text:p>icmpbw_output</text:p>
          </table:table-cell>
          <table:table-cell office:value-type="string" calcext:value-type="string">
            <text:p>totalbw_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2]*(80*8)/(1024*1024)" office:value-type="float" office:value="0" calcext:value-type="float">
            <text:p>0</text:p>
          </table:table-cell>
          <table:table-cell table:formula="of:=[.D2]+[.E2]" office:value-type="float" office:value="537" calcext:value-type="float">
            <text:p>537</text:p>
          </table:table-cell>
          <table:table-cell table:formula="of:=[.E2]*(1-[.C2])" office:value-type="float" office:value="0" calcext:value-type="float">
            <text:p>0</text:p>
          </table:table-cell>
          <table:table-cell table:formula="of:=[.D2]+[.G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3]*(80*8)/(1024*1024)" office:value-type="float" office:value="0" calcext:value-type="float">
            <text:p>0</text:p>
          </table:table-cell>
          <table:table-cell table:formula="of:=[.D3]+[.E3]" office:value-type="float" office:value="537" calcext:value-type="float">
            <text:p>537</text:p>
          </table:table-cell>
          <table:table-cell table:formula="of:=[.E3]*(1-[.C3])" office:value-type="float" office:value="0" calcext:value-type="float">
            <text:p>0</text:p>
          </table:table-cell>
          <table:table-cell table:formula="of:=[.D3]+[.G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4]*(80*8)/(1024*1024)" office:value-type="float" office:value="0" calcext:value-type="float">
            <text:p>0</text:p>
          </table:table-cell>
          <table:table-cell table:formula="of:=[.D4]+[.E4]" office:value-type="float" office:value="537" calcext:value-type="float">
            <text:p>537</text:p>
          </table:table-cell>
          <table:table-cell table:formula="of:=[.E4]*(1-[.C4])" office:value-type="float" office:value="0" calcext:value-type="float">
            <text:p>0</text:p>
          </table:table-cell>
          <table:table-cell table:formula="of:=[.D4]+[.G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5]*(80*8)/(1024*1024)" office:value-type="float" office:value="0" calcext:value-type="float">
            <text:p>0</text:p>
          </table:table-cell>
          <table:table-cell table:formula="of:=[.D5]+[.E5]" office:value-type="float" office:value="537" calcext:value-type="float">
            <text:p>537</text:p>
          </table:table-cell>
          <table:table-cell table:formula="of:=[.E5]*(1-[.C5])" office:value-type="float" office:value="0" calcext:value-type="float">
            <text:p>0</text:p>
          </table:table-cell>
          <table:table-cell table:formula="of:=[.D5]+[.G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[.A6]*(80*8)/(1024*1024)" office:value-type="float" office:value="0" calcext:value-type="float">
            <text:p>0</text:p>
          </table:table-cell>
          <table:table-cell table:formula="of:=[.D6]+[.E6]" office:value-type="float" office:value="537" calcext:value-type="float">
            <text:p>537</text:p>
          </table:table-cell>
          <table:table-cell table:formula="of:=[.E6]*(1-[.C6])" office:value-type="float" office:value="0" calcext:value-type="float">
            <text:p>0</text:p>
          </table:table-cell>
          <table:table-cell table:formula="of:=[.D6]+[.G6]" office:value-type="float" office:value="537" calcext:value-type="float">
            <text:p>537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]*(80*8))/(1024*1024)" office:value-type="float" office:value="0.078125" calcext:value-type="float">
            <text:p>0.078125</text:p>
          </table:table-cell>
          <table:table-cell table:formula="of:=[.D7]+[.E7]" office:value-type="float" office:value="537.078125" calcext:value-type="float">
            <text:p>537.078125</text:p>
          </table:table-cell>
          <table:table-cell table:formula="of:=[.E7]*(1-[.C7])" office:value-type="float" office:value="0.078125" calcext:value-type="float">
            <text:p>0.078125</text:p>
          </table:table-cell>
          <table:table-cell table:formula="of:=[.D7]+[.G7]" office:value-type="float" office:value="537.078125" calcext:value-type="float">
            <text:p>537.078125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]*(80*8))/(1024*1024)" office:value-type="float" office:value="0.078125" calcext:value-type="float">
            <text:p>0.078125</text:p>
          </table:table-cell>
          <table:table-cell table:formula="of:=[.D8]+[.E8]" office:value-type="float" office:value="537.078125" calcext:value-type="float">
            <text:p>537.078125</text:p>
          </table:table-cell>
          <table:table-cell table:formula="of:=[.E8]*(1-[.C8])" office:value-type="float" office:value="0.078125" calcext:value-type="float">
            <text:p>0.078125</text:p>
          </table:table-cell>
          <table:table-cell table:formula="of:=[.D8]+[.G8]" office:value-type="float" office:value="537.078125" calcext:value-type="float">
            <text:p>537.078125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]*(80*8))/(1024*1024)" office:value-type="float" office:value="0.078125" calcext:value-type="float">
            <text:p>0.078125</text:p>
          </table:table-cell>
          <table:table-cell table:formula="of:=[.D9]+[.E9]" office:value-type="float" office:value="537.078125" calcext:value-type="float">
            <text:p>537.078125</text:p>
          </table:table-cell>
          <table:table-cell table:formula="of:=[.E9]*(1-[.C9])" office:value-type="float" office:value="0.078125" calcext:value-type="float">
            <text:p>0.078125</text:p>
          </table:table-cell>
          <table:table-cell table:formula="of:=[.D9]+[.G9]" office:value-type="float" office:value="537.078125" calcext:value-type="float">
            <text:p>537.078125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0]*(80*8))/(1024*1024)" office:value-type="float" office:value="0.078125" calcext:value-type="float">
            <text:p>0.078125</text:p>
          </table:table-cell>
          <table:table-cell table:formula="of:=[.D10]+[.E10]" office:value-type="float" office:value="537.078125" calcext:value-type="float">
            <text:p>537.078125</text:p>
          </table:table-cell>
          <table:table-cell table:formula="of:=[.E10]*(1-[.C10])" office:value-type="float" office:value="0.078125" calcext:value-type="float">
            <text:p>0.078125</text:p>
          </table:table-cell>
          <table:table-cell table:formula="of:=[.D10]+[.G10]" office:value-type="float" office:value="537.078125" calcext:value-type="float">
            <text:p>537.078125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1]*(80*8))/(1024*1024)" office:value-type="float" office:value="0.078125" calcext:value-type="float">
            <text:p>0.078125</text:p>
          </table:table-cell>
          <table:table-cell table:formula="of:=[.D11]+[.E11]" office:value-type="float" office:value="537.078125" calcext:value-type="float">
            <text:p>537.078125</text:p>
          </table:table-cell>
          <table:table-cell table:formula="of:=[.E11]*(1-[.C11])" office:value-type="float" office:value="0.078125" calcext:value-type="float">
            <text:p>0.078125</text:p>
          </table:table-cell>
          <table:table-cell table:formula="of:=[.D11]+[.G11]" office:value-type="float" office:value="537.078125" calcext:value-type="float">
            <text:p>537.0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2]*(80*8))/(1024*1024)" office:value-type="float" office:value="0" calcext:value-type="float">
            <text:p>0</text:p>
          </table:table-cell>
          <table:table-cell table:formula="of:=[.D12]+[.E12]" office:value-type="float" office:value="537" calcext:value-type="float">
            <text:p>537</text:p>
          </table:table-cell>
          <table:table-cell table:formula="of:=[.E12]*(1-[.C12])" office:value-type="float" office:value="0" calcext:value-type="float">
            <text:p>0</text:p>
          </table:table-cell>
          <table:table-cell table:formula="of:=[.D12]+[.G1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3]*(80*8))/(1024*1024)" office:value-type="float" office:value="0" calcext:value-type="float">
            <text:p>0</text:p>
          </table:table-cell>
          <table:table-cell table:formula="of:=[.D13]+[.E13]" office:value-type="float" office:value="537" calcext:value-type="float">
            <text:p>537</text:p>
          </table:table-cell>
          <table:table-cell table:formula="of:=[.E13]*(1-[.C13])" office:value-type="float" office:value="0" calcext:value-type="float">
            <text:p>0</text:p>
          </table:table-cell>
          <table:table-cell table:formula="of:=[.D13]+[.G1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4]*(80*8))/(1024*1024)" office:value-type="float" office:value="0" calcext:value-type="float">
            <text:p>0</text:p>
          </table:table-cell>
          <table:table-cell table:formula="of:=[.D14]+[.E14]" office:value-type="float" office:value="537" calcext:value-type="float">
            <text:p>537</text:p>
          </table:table-cell>
          <table:table-cell table:formula="of:=[.E14]*(1-[.C14])" office:value-type="float" office:value="0" calcext:value-type="float">
            <text:p>0</text:p>
          </table:table-cell>
          <table:table-cell table:formula="of:=[.D14]+[.G1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5]*(80*8))/(1024*1024)" office:value-type="float" office:value="0" calcext:value-type="float">
            <text:p>0</text:p>
          </table:table-cell>
          <table:table-cell table:formula="of:=[.D15]+[.E15]" office:value-type="float" office:value="537" calcext:value-type="float">
            <text:p>537</text:p>
          </table:table-cell>
          <table:table-cell table:formula="of:=[.E15]*(1-[.C15])" office:value-type="float" office:value="0" calcext:value-type="float">
            <text:p>0</text:p>
          </table:table-cell>
          <table:table-cell table:formula="of:=[.D15]+[.G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6]*(80*8))/(1024*1024)" office:value-type="float" office:value="0" calcext:value-type="float">
            <text:p>0</text:p>
          </table:table-cell>
          <table:table-cell table:formula="of:=[.D16]+[.E16]" office:value-type="float" office:value="537" calcext:value-type="float">
            <text:p>537</text:p>
          </table:table-cell>
          <table:table-cell table:formula="of:=[.E16]*(1-[.C16])" office:value-type="float" office:value="0" calcext:value-type="float">
            <text:p>0</text:p>
          </table:table-cell>
          <table:table-cell table:formula="of:=[.D16]+[.G16]" office:value-type="float" office:value="537" calcext:value-type="float">
            <text:p>537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7]*(80*8))/(1024*1024)" office:value-type="float" office:value="0.15625" calcext:value-type="float">
            <text:p>0.15625</text:p>
          </table:table-cell>
          <table:table-cell table:formula="of:=[.D17]+[.E17]" office:value-type="float" office:value="537.15625" calcext:value-type="float">
            <text:p>537.15625</text:p>
          </table:table-cell>
          <table:table-cell table:formula="of:=[.E17]*(1-[.C17])" office:value-type="float" office:value="0.15625" calcext:value-type="float">
            <text:p>0.15625</text:p>
          </table:table-cell>
          <table:table-cell table:formula="of:=[.D17]+[.G17]" office:value-type="float" office:value="537.15625" calcext:value-type="float">
            <text:p>537.15625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8]*(80*8))/(1024*1024)" office:value-type="float" office:value="0.15625" calcext:value-type="float">
            <text:p>0.15625</text:p>
          </table:table-cell>
          <table:table-cell table:formula="of:=[.D18]+[.E18]" office:value-type="float" office:value="537.15625" calcext:value-type="float">
            <text:p>537.15625</text:p>
          </table:table-cell>
          <table:table-cell table:formula="of:=[.E18]*(1-[.C18])" office:value-type="float" office:value="0.15625" calcext:value-type="float">
            <text:p>0.15625</text:p>
          </table:table-cell>
          <table:table-cell table:formula="of:=[.D18]+[.G18]" office:value-type="float" office:value="537.15625" calcext:value-type="float">
            <text:p>537.15625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9]*(80*8))/(1024*1024)" office:value-type="float" office:value="0.15625" calcext:value-type="float">
            <text:p>0.15625</text:p>
          </table:table-cell>
          <table:table-cell table:formula="of:=[.D19]+[.E19]" office:value-type="float" office:value="537.15625" calcext:value-type="float">
            <text:p>537.15625</text:p>
          </table:table-cell>
          <table:table-cell table:formula="of:=[.E19]*(1-[.C19])" office:value-type="float" office:value="0.15625" calcext:value-type="float">
            <text:p>0.15625</text:p>
          </table:table-cell>
          <table:table-cell table:formula="of:=[.D19]+[.G19]" office:value-type="float" office:value="537.15625" calcext:value-type="float">
            <text:p>537.15625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0]*(80*8))/(1024*1024)" office:value-type="float" office:value="0.15625" calcext:value-type="float">
            <text:p>0.15625</text:p>
          </table:table-cell>
          <table:table-cell table:formula="of:=[.D20]+[.E20]" office:value-type="float" office:value="537.15625" calcext:value-type="float">
            <text:p>537.15625</text:p>
          </table:table-cell>
          <table:table-cell table:formula="of:=[.E20]*(1-[.C20])" office:value-type="float" office:value="0.15625" calcext:value-type="float">
            <text:p>0.15625</text:p>
          </table:table-cell>
          <table:table-cell table:formula="of:=[.D20]+[.G20]" office:value-type="float" office:value="537.15625" calcext:value-type="float">
            <text:p>537.15625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1]*(80*8))/(1024*1024)" office:value-type="float" office:value="0.15625" calcext:value-type="float">
            <text:p>0.15625</text:p>
          </table:table-cell>
          <table:table-cell table:formula="of:=[.D21]+[.E21]" office:value-type="float" office:value="537.15625" calcext:value-type="float">
            <text:p>537.15625</text:p>
          </table:table-cell>
          <table:table-cell table:formula="of:=[.E21]*(1-[.C21])" office:value-type="float" office:value="0.15625" calcext:value-type="float">
            <text:p>0.15625</text:p>
          </table:table-cell>
          <table:table-cell table:formula="of:=[.D21]+[.G21]" office:value-type="float" office:value="537.15625" calcext:value-type="float">
            <text:p>537.1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2]*(80*8))/(1024*1024)" office:value-type="float" office:value="0" calcext:value-type="float">
            <text:p>0</text:p>
          </table:table-cell>
          <table:table-cell table:formula="of:=[.D22]+[.E22]" office:value-type="float" office:value="537" calcext:value-type="float">
            <text:p>537</text:p>
          </table:table-cell>
          <table:table-cell table:formula="of:=[.E22]*(1-[.C22])" office:value-type="float" office:value="0" calcext:value-type="float">
            <text:p>0</text:p>
          </table:table-cell>
          <table:table-cell table:formula="of:=[.D22]+[.G2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3]*(80*8))/(1024*1024)" office:value-type="float" office:value="0" calcext:value-type="float">
            <text:p>0</text:p>
          </table:table-cell>
          <table:table-cell table:formula="of:=[.D23]+[.E23]" office:value-type="float" office:value="537" calcext:value-type="float">
            <text:p>537</text:p>
          </table:table-cell>
          <table:table-cell table:formula="of:=[.E23]*(1-[.C23])" office:value-type="float" office:value="0" calcext:value-type="float">
            <text:p>0</text:p>
          </table:table-cell>
          <table:table-cell table:formula="of:=[.D23]+[.G2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4]*(80*8))/(1024*1024)" office:value-type="float" office:value="0" calcext:value-type="float">
            <text:p>0</text:p>
          </table:table-cell>
          <table:table-cell table:formula="of:=[.D24]+[.E24]" office:value-type="float" office:value="537" calcext:value-type="float">
            <text:p>537</text:p>
          </table:table-cell>
          <table:table-cell table:formula="of:=[.E24]*(1-[.C24])" office:value-type="float" office:value="0" calcext:value-type="float">
            <text:p>0</text:p>
          </table:table-cell>
          <table:table-cell table:formula="of:=[.D24]+[.G2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5]*(80*8))/(1024*1024)" office:value-type="float" office:value="0" calcext:value-type="float">
            <text:p>0</text:p>
          </table:table-cell>
          <table:table-cell table:formula="of:=[.D25]+[.E25]" office:value-type="float" office:value="537" calcext:value-type="float">
            <text:p>537</text:p>
          </table:table-cell>
          <table:table-cell table:formula="of:=[.E25]*(1-[.C25])" office:value-type="float" office:value="0" calcext:value-type="float">
            <text:p>0</text:p>
          </table:table-cell>
          <table:table-cell table:formula="of:=[.D25]+[.G2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6]*(80*8))/(1024*1024)" office:value-type="float" office:value="0" calcext:value-type="float">
            <text:p>0</text:p>
          </table:table-cell>
          <table:table-cell table:formula="of:=[.D26]+[.E26]" office:value-type="float" office:value="537" calcext:value-type="float">
            <text:p>537</text:p>
          </table:table-cell>
          <table:table-cell table:formula="of:=[.E26]*(1-[.C26])" office:value-type="float" office:value="0" calcext:value-type="float">
            <text:p>0</text:p>
          </table:table-cell>
          <table:table-cell table:formula="of:=[.D26]+[.G26]" office:value-type="float" office:value="537" calcext:value-type="float">
            <text:p>537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7]*(80*8))/(1024*1024)" office:value-type="float" office:value="0.3125" calcext:value-type="float">
            <text:p>0.3125</text:p>
          </table:table-cell>
          <table:table-cell table:formula="of:=[.D27]+[.E27]" office:value-type="float" office:value="537.3125" calcext:value-type="float">
            <text:p>537.3125</text:p>
          </table:table-cell>
          <table:table-cell table:formula="of:=[.E27]*(1-[.C27])" office:value-type="float" office:value="0.3125" calcext:value-type="float">
            <text:p>0.3125</text:p>
          </table:table-cell>
          <table:table-cell table:formula="of:=[.D27]+[.G27]" office:value-type="float" office:value="537.3125" calcext:value-type="float">
            <text:p>537.3125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8]*(80*8))/(1024*1024)" office:value-type="float" office:value="0.3125" calcext:value-type="float">
            <text:p>0.3125</text:p>
          </table:table-cell>
          <table:table-cell table:formula="of:=[.D28]+[.E28]" office:value-type="float" office:value="537.3125" calcext:value-type="float">
            <text:p>537.3125</text:p>
          </table:table-cell>
          <table:table-cell table:formula="of:=[.E28]*(1-[.C28])" office:value-type="float" office:value="0.3125" calcext:value-type="float">
            <text:p>0.3125</text:p>
          </table:table-cell>
          <table:table-cell table:formula="of:=[.D28]+[.G28]" office:value-type="float" office:value="537.3125" calcext:value-type="float">
            <text:p>537.3125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9]*(80*8))/(1024*1024)" office:value-type="float" office:value="0.3125" calcext:value-type="float">
            <text:p>0.3125</text:p>
          </table:table-cell>
          <table:table-cell table:formula="of:=[.D29]+[.E29]" office:value-type="float" office:value="537.3125" calcext:value-type="float">
            <text:p>537.3125</text:p>
          </table:table-cell>
          <table:table-cell table:formula="of:=[.E29]*(1-[.C29])" office:value-type="float" office:value="0.3125" calcext:value-type="float">
            <text:p>0.3125</text:p>
          </table:table-cell>
          <table:table-cell table:formula="of:=[.D29]+[.G29]" office:value-type="float" office:value="537.3125" calcext:value-type="float">
            <text:p>537.3125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0]*(80*8))/(1024*1024)" office:value-type="float" office:value="0.3125" calcext:value-type="float">
            <text:p>0.3125</text:p>
          </table:table-cell>
          <table:table-cell table:formula="of:=[.D30]+[.E30]" office:value-type="float" office:value="537.3125" calcext:value-type="float">
            <text:p>537.3125</text:p>
          </table:table-cell>
          <table:table-cell table:formula="of:=[.E30]*(1-[.C30])" office:value-type="float" office:value="0.3125" calcext:value-type="float">
            <text:p>0.3125</text:p>
          </table:table-cell>
          <table:table-cell table:formula="of:=[.D30]+[.G30]" office:value-type="float" office:value="537.3125" calcext:value-type="float">
            <text:p>537.3125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1]*(80*8))/(1024*1024)" office:value-type="float" office:value="0.3125" calcext:value-type="float">
            <text:p>0.3125</text:p>
          </table:table-cell>
          <table:table-cell table:formula="of:=[.D31]+[.E31]" office:value-type="float" office:value="537.3125" calcext:value-type="float">
            <text:p>537.3125</text:p>
          </table:table-cell>
          <table:table-cell table:formula="of:=[.E31]*(1-[.C31])" office:value-type="float" office:value="0.3125" calcext:value-type="float">
            <text:p>0.3125</text:p>
          </table:table-cell>
          <table:table-cell table:formula="of:=[.D31]+[.G31]" office:value-type="float" office:value="537.3125" calcext:value-type="float">
            <text:p>537.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2]*(80*8))/(1024*1024)" office:value-type="float" office:value="0" calcext:value-type="float">
            <text:p>0</text:p>
          </table:table-cell>
          <table:table-cell table:formula="of:=[.D32]+[.E32]" office:value-type="float" office:value="537" calcext:value-type="float">
            <text:p>537</text:p>
          </table:table-cell>
          <table:table-cell table:formula="of:=[.E32]*(1-[.C32])" office:value-type="float" office:value="0" calcext:value-type="float">
            <text:p>0</text:p>
          </table:table-cell>
          <table:table-cell table:formula="of:=[.D32]+[.G3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3]*(80*8))/(1024*1024)" office:value-type="float" office:value="0" calcext:value-type="float">
            <text:p>0</text:p>
          </table:table-cell>
          <table:table-cell table:formula="of:=[.D33]+[.E33]" office:value-type="float" office:value="537" calcext:value-type="float">
            <text:p>537</text:p>
          </table:table-cell>
          <table:table-cell table:formula="of:=[.E33]*(1-[.C33])" office:value-type="float" office:value="0" calcext:value-type="float">
            <text:p>0</text:p>
          </table:table-cell>
          <table:table-cell table:formula="of:=[.D33]+[.G3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4]*(80*8))/(1024*1024)" office:value-type="float" office:value="0" calcext:value-type="float">
            <text:p>0</text:p>
          </table:table-cell>
          <table:table-cell table:formula="of:=[.D34]+[.E34]" office:value-type="float" office:value="537" calcext:value-type="float">
            <text:p>537</text:p>
          </table:table-cell>
          <table:table-cell table:formula="of:=[.E34]*(1-[.C34])" office:value-type="float" office:value="0" calcext:value-type="float">
            <text:p>0</text:p>
          </table:table-cell>
          <table:table-cell table:formula="of:=[.D34]+[.G3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5]*(80*8))/(1024*1024)" office:value-type="float" office:value="0" calcext:value-type="float">
            <text:p>0</text:p>
          </table:table-cell>
          <table:table-cell table:formula="of:=[.D35]+[.E35]" office:value-type="float" office:value="537" calcext:value-type="float">
            <text:p>537</text:p>
          </table:table-cell>
          <table:table-cell table:formula="of:=[.E35]*(1-[.C35])" office:value-type="float" office:value="0" calcext:value-type="float">
            <text:p>0</text:p>
          </table:table-cell>
          <table:table-cell table:formula="of:=[.D35]+[.G3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6]*(80*8))/(1024*1024)" office:value-type="float" office:value="0" calcext:value-type="float">
            <text:p>0</text:p>
          </table:table-cell>
          <table:table-cell table:formula="of:=[.D36]+[.E36]" office:value-type="float" office:value="537" calcext:value-type="float">
            <text:p>537</text:p>
          </table:table-cell>
          <table:table-cell table:formula="of:=[.E36]*(1-[.C36])" office:value-type="float" office:value="0" calcext:value-type="float">
            <text:p>0</text:p>
          </table:table-cell>
          <table:table-cell table:formula="of:=[.D36]+[.G36]" office:value-type="float" office:value="537" calcext:value-type="float">
            <text:p>537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7]*(80*8))/(1024*1024)" office:value-type="float" office:value="0.625" calcext:value-type="float">
            <text:p>0.625</text:p>
          </table:table-cell>
          <table:table-cell table:formula="of:=[.D37]+[.E37]" office:value-type="float" office:value="537.625" calcext:value-type="float">
            <text:p>537.625</text:p>
          </table:table-cell>
          <table:table-cell table:formula="of:=[.E37]*(1-[.C37])" office:value-type="float" office:value="0.625" calcext:value-type="float">
            <text:p>0.625</text:p>
          </table:table-cell>
          <table:table-cell table:formula="of:=[.D37]+[.G37]" office:value-type="float" office:value="537.625" calcext:value-type="float">
            <text:p>537.625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8]*(80*8))/(1024*1024)" office:value-type="float" office:value="0.625" calcext:value-type="float">
            <text:p>0.625</text:p>
          </table:table-cell>
          <table:table-cell table:formula="of:=[.D38]+[.E38]" office:value-type="float" office:value="537.625" calcext:value-type="float">
            <text:p>537.625</text:p>
          </table:table-cell>
          <table:table-cell table:formula="of:=[.E38]*(1-[.C38])" office:value-type="float" office:value="0.625" calcext:value-type="float">
            <text:p>0.625</text:p>
          </table:table-cell>
          <table:table-cell table:formula="of:=[.D38]+[.G38]" office:value-type="float" office:value="537.625" calcext:value-type="float">
            <text:p>537.625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9]*(80*8))/(1024*1024)" office:value-type="float" office:value="0.625" calcext:value-type="float">
            <text:p>0.625</text:p>
          </table:table-cell>
          <table:table-cell table:formula="of:=[.D39]+[.E39]" office:value-type="float" office:value="537.625" calcext:value-type="float">
            <text:p>537.625</text:p>
          </table:table-cell>
          <table:table-cell table:formula="of:=[.E39]*(1-[.C39])" office:value-type="float" office:value="0.625" calcext:value-type="float">
            <text:p>0.625</text:p>
          </table:table-cell>
          <table:table-cell table:formula="of:=[.D39]+[.G39]" office:value-type="float" office:value="537.625" calcext:value-type="float">
            <text:p>537.625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0]*(80*8))/(1024*1024)" office:value-type="float" office:value="0.625" calcext:value-type="float">
            <text:p>0.625</text:p>
          </table:table-cell>
          <table:table-cell table:formula="of:=[.D40]+[.E40]" office:value-type="float" office:value="537.625" calcext:value-type="float">
            <text:p>537.625</text:p>
          </table:table-cell>
          <table:table-cell table:formula="of:=[.E40]*(1-[.C40])" office:value-type="float" office:value="0.625" calcext:value-type="float">
            <text:p>0.625</text:p>
          </table:table-cell>
          <table:table-cell table:formula="of:=[.D40]+[.G40]" office:value-type="float" office:value="537.625" calcext:value-type="float">
            <text:p>537.625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1]*(80*8))/(1024*1024)" office:value-type="float" office:value="0.625" calcext:value-type="float">
            <text:p>0.625</text:p>
          </table:table-cell>
          <table:table-cell table:formula="of:=[.D41]+[.E41]" office:value-type="float" office:value="537.625" calcext:value-type="float">
            <text:p>537.625</text:p>
          </table:table-cell>
          <table:table-cell table:formula="of:=[.E41]*(1-[.C41])" office:value-type="float" office:value="0.625" calcext:value-type="float">
            <text:p>0.625</text:p>
          </table:table-cell>
          <table:table-cell table:formula="of:=[.D41]+[.G41]" office:value-type="float" office:value="537.625" calcext:value-type="float">
            <text:p>537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2]*(80*8))/(1024*1024)" office:value-type="float" office:value="0" calcext:value-type="float">
            <text:p>0</text:p>
          </table:table-cell>
          <table:table-cell table:formula="of:=[.D42]+[.E42]" office:value-type="float" office:value="537" calcext:value-type="float">
            <text:p>537</text:p>
          </table:table-cell>
          <table:table-cell table:formula="of:=[.E42]*(1-[.C42])" office:value-type="float" office:value="0" calcext:value-type="float">
            <text:p>0</text:p>
          </table:table-cell>
          <table:table-cell table:formula="of:=[.D42]+[.G4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3]*(80*8))/(1024*1024)" office:value-type="float" office:value="0" calcext:value-type="float">
            <text:p>0</text:p>
          </table:table-cell>
          <table:table-cell table:formula="of:=[.D43]+[.E43]" office:value-type="float" office:value="537" calcext:value-type="float">
            <text:p>537</text:p>
          </table:table-cell>
          <table:table-cell table:formula="of:=[.E43]*(1-[.C43])" office:value-type="float" office:value="0" calcext:value-type="float">
            <text:p>0</text:p>
          </table:table-cell>
          <table:table-cell table:formula="of:=[.D43]+[.G4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4]*(80*8))/(1024*1024)" office:value-type="float" office:value="0" calcext:value-type="float">
            <text:p>0</text:p>
          </table:table-cell>
          <table:table-cell table:formula="of:=[.D44]+[.E44]" office:value-type="float" office:value="537" calcext:value-type="float">
            <text:p>537</text:p>
          </table:table-cell>
          <table:table-cell table:formula="of:=[.E44]*(1-[.C44])" office:value-type="float" office:value="0" calcext:value-type="float">
            <text:p>0</text:p>
          </table:table-cell>
          <table:table-cell table:formula="of:=[.D44]+[.G4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5]*(80*8))/(1024*1024)" office:value-type="float" office:value="0" calcext:value-type="float">
            <text:p>0</text:p>
          </table:table-cell>
          <table:table-cell table:formula="of:=[.D45]+[.E45]" office:value-type="float" office:value="537" calcext:value-type="float">
            <text:p>537</text:p>
          </table:table-cell>
          <table:table-cell table:formula="of:=[.E45]*(1-[.C45])" office:value-type="float" office:value="0" calcext:value-type="float">
            <text:p>0</text:p>
          </table:table-cell>
          <table:table-cell table:formula="of:=[.D45]+[.G4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6]*(80*8))/(1024*1024)" office:value-type="float" office:value="0" calcext:value-type="float">
            <text:p>0</text:p>
          </table:table-cell>
          <table:table-cell table:formula="of:=[.D46]+[.E46]" office:value-type="float" office:value="537" calcext:value-type="float">
            <text:p>537</text:p>
          </table:table-cell>
          <table:table-cell table:formula="of:=[.E46]*(1-[.C46])" office:value-type="float" office:value="0" calcext:value-type="float">
            <text:p>0</text:p>
          </table:table-cell>
          <table:table-cell table:formula="of:=[.D46]+[.G46]" office:value-type="float" office:value="537" calcext:value-type="float">
            <text:p>537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7]*(80*8))/(1024*1024)" office:value-type="float" office:value="1.25" calcext:value-type="float">
            <text:p>1.25</text:p>
          </table:table-cell>
          <table:table-cell table:formula="of:=[.D47]+[.E47]" office:value-type="float" office:value="538.25" calcext:value-type="float">
            <text:p>538.25</text:p>
          </table:table-cell>
          <table:table-cell table:formula="of:=[.E47]*(1-[.C47])" office:value-type="float" office:value="1.25" calcext:value-type="float">
            <text:p>1.25</text:p>
          </table:table-cell>
          <table:table-cell table:formula="of:=[.D47]+[.G47]" office:value-type="float" office:value="538.25" calcext:value-type="float">
            <text:p>538.25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8]*(80*8))/(1024*1024)" office:value-type="float" office:value="1.25" calcext:value-type="float">
            <text:p>1.25</text:p>
          </table:table-cell>
          <table:table-cell table:formula="of:=[.D48]+[.E48]" office:value-type="float" office:value="538.25" calcext:value-type="float">
            <text:p>538.25</text:p>
          </table:table-cell>
          <table:table-cell table:formula="of:=[.E48]*(1-[.C48])" office:value-type="float" office:value="1.25" calcext:value-type="float">
            <text:p>1.25</text:p>
          </table:table-cell>
          <table:table-cell table:formula="of:=[.D48]+[.G48]" office:value-type="float" office:value="538.25" calcext:value-type="float">
            <text:p>538.25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9]*(80*8))/(1024*1024)" office:value-type="float" office:value="1.25" calcext:value-type="float">
            <text:p>1.25</text:p>
          </table:table-cell>
          <table:table-cell table:formula="of:=[.D49]+[.E49]" office:value-type="float" office:value="538.25" calcext:value-type="float">
            <text:p>538.25</text:p>
          </table:table-cell>
          <table:table-cell table:formula="of:=[.E49]*(1-[.C49])" office:value-type="float" office:value="1.25" calcext:value-type="float">
            <text:p>1.25</text:p>
          </table:table-cell>
          <table:table-cell table:formula="of:=[.D49]+[.G49]" office:value-type="float" office:value="538.25" calcext:value-type="float">
            <text:p>538.25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0]*(80*8))/(1024*1024)" office:value-type="float" office:value="1.25" calcext:value-type="float">
            <text:p>1.25</text:p>
          </table:table-cell>
          <table:table-cell table:formula="of:=[.D50]+[.E50]" office:value-type="float" office:value="538.25" calcext:value-type="float">
            <text:p>538.25</text:p>
          </table:table-cell>
          <table:table-cell table:formula="of:=[.E50]*(1-[.C50])" office:value-type="float" office:value="1.25" calcext:value-type="float">
            <text:p>1.25</text:p>
          </table:table-cell>
          <table:table-cell table:formula="of:=[.D50]+[.G50]" office:value-type="float" office:value="538.25" calcext:value-type="float">
            <text:p>538.25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1]*(80*8))/(1024*1024)" office:value-type="float" office:value="1.25" calcext:value-type="float">
            <text:p>1.25</text:p>
          </table:table-cell>
          <table:table-cell table:formula="of:=[.D51]+[.E51]" office:value-type="float" office:value="538.25" calcext:value-type="float">
            <text:p>538.25</text:p>
          </table:table-cell>
          <table:table-cell table:formula="of:=[.E51]*(1-[.C51])" office:value-type="float" office:value="1.25" calcext:value-type="float">
            <text:p>1.25</text:p>
          </table:table-cell>
          <table:table-cell table:formula="of:=[.D51]+[.G51]" office:value-type="float" office:value="538.25" calcext:value-type="float">
            <text:p>538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2]*(80*8))/(1024*1024)" office:value-type="float" office:value="0" calcext:value-type="float">
            <text:p>0</text:p>
          </table:table-cell>
          <table:table-cell table:formula="of:=[.D52]+[.E52]" office:value-type="float" office:value="537" calcext:value-type="float">
            <text:p>537</text:p>
          </table:table-cell>
          <table:table-cell table:formula="of:=[.E52]*(1-[.C52])" office:value-type="float" office:value="0" calcext:value-type="float">
            <text:p>0</text:p>
          </table:table-cell>
          <table:table-cell table:formula="of:=[.D52]+[.G5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3]*(80*8))/(1024*1024)" office:value-type="float" office:value="0" calcext:value-type="float">
            <text:p>0</text:p>
          </table:table-cell>
          <table:table-cell table:formula="of:=[.D53]+[.E53]" office:value-type="float" office:value="537" calcext:value-type="float">
            <text:p>537</text:p>
          </table:table-cell>
          <table:table-cell table:formula="of:=[.E53]*(1-[.C53])" office:value-type="float" office:value="0" calcext:value-type="float">
            <text:p>0</text:p>
          </table:table-cell>
          <table:table-cell table:formula="of:=[.D53]+[.G5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4]*(80*8))/(1024*1024)" office:value-type="float" office:value="0" calcext:value-type="float">
            <text:p>0</text:p>
          </table:table-cell>
          <table:table-cell table:formula="of:=[.D54]+[.E54]" office:value-type="float" office:value="537" calcext:value-type="float">
            <text:p>537</text:p>
          </table:table-cell>
          <table:table-cell table:formula="of:=[.E54]*(1-[.C54])" office:value-type="float" office:value="0" calcext:value-type="float">
            <text:p>0</text:p>
          </table:table-cell>
          <table:table-cell table:formula="of:=[.D54]+[.G5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5]*(80*8))/(1024*1024)" office:value-type="float" office:value="0" calcext:value-type="float">
            <text:p>0</text:p>
          </table:table-cell>
          <table:table-cell table:formula="of:=[.D55]+[.E55]" office:value-type="float" office:value="537" calcext:value-type="float">
            <text:p>537</text:p>
          </table:table-cell>
          <table:table-cell table:formula="of:=[.E55]*(1-[.C55])" office:value-type="float" office:value="0" calcext:value-type="float">
            <text:p>0</text:p>
          </table:table-cell>
          <table:table-cell table:formula="of:=[.D55]+[.G5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6]*(80*8))/(1024*1024)" office:value-type="float" office:value="0" calcext:value-type="float">
            <text:p>0</text:p>
          </table:table-cell>
          <table:table-cell table:formula="of:=[.D56]+[.E56]" office:value-type="float" office:value="537" calcext:value-type="float">
            <text:p>537</text:p>
          </table:table-cell>
          <table:table-cell table:formula="of:=[.E56]*(1-[.C56])" office:value-type="float" office:value="0" calcext:value-type="float">
            <text:p>0</text:p>
          </table:table-cell>
          <table:table-cell table:formula="of:=[.D56]+[.G56]" office:value-type="float" office:value="537" calcext:value-type="float">
            <text:p>53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7]*(80*8))/(1024*1024)" office:value-type="float" office:value="2.5" calcext:value-type="float">
            <text:p>2.5</text:p>
          </table:table-cell>
          <table:table-cell table:formula="of:=[.D57]+[.E57]" office:value-type="float" office:value="539.5" calcext:value-type="float">
            <text:p>539.5</text:p>
          </table:table-cell>
          <table:table-cell table:formula="of:=[.E57]*(1-[.C57])" office:value-type="float" office:value="2.5" calcext:value-type="float">
            <text:p>2.5</text:p>
          </table:table-cell>
          <table:table-cell table:formula="of:=[.D57]+[.G57]" office:value-type="float" office:value="539.5" calcext:value-type="float">
            <text:p>539.5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8]*(80*8))/(1024*1024)" office:value-type="float" office:value="2.5" calcext:value-type="float">
            <text:p>2.5</text:p>
          </table:table-cell>
          <table:table-cell table:formula="of:=[.D58]+[.E58]" office:value-type="float" office:value="539.5" calcext:value-type="float">
            <text:p>539.5</text:p>
          </table:table-cell>
          <table:table-cell table:formula="of:=[.E58]*(1-[.C58])" office:value-type="float" office:value="2.5" calcext:value-type="float">
            <text:p>2.5</text:p>
          </table:table-cell>
          <table:table-cell table:formula="of:=[.D58]+[.G58]" office:value-type="float" office:value="539.5" calcext:value-type="float">
            <text:p>539.5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9]*(80*8))/(1024*1024)" office:value-type="float" office:value="2.5" calcext:value-type="float">
            <text:p>2.5</text:p>
          </table:table-cell>
          <table:table-cell table:formula="of:=[.D59]+[.E59]" office:value-type="float" office:value="539.5" calcext:value-type="float">
            <text:p>539.5</text:p>
          </table:table-cell>
          <table:table-cell table:formula="of:=[.E59]*(1-[.C59])" office:value-type="float" office:value="2.5" calcext:value-type="float">
            <text:p>2.5</text:p>
          </table:table-cell>
          <table:table-cell table:formula="of:=[.D59]+[.G59]" office:value-type="float" office:value="539.5" calcext:value-type="float">
            <text:p>539.5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0]*(80*8))/(1024*1024)" office:value-type="float" office:value="2.5" calcext:value-type="float">
            <text:p>2.5</text:p>
          </table:table-cell>
          <table:table-cell table:formula="of:=[.D60]+[.E60]" office:value-type="float" office:value="539.5" calcext:value-type="float">
            <text:p>539.5</text:p>
          </table:table-cell>
          <table:table-cell table:formula="of:=[.E60]*(1-[.C60])" office:value-type="float" office:value="2.5" calcext:value-type="float">
            <text:p>2.5</text:p>
          </table:table-cell>
          <table:table-cell table:formula="of:=[.D60]+[.G60]" office:value-type="float" office:value="539.5" calcext:value-type="float">
            <text:p>539.5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1]*(80*8))/(1024*1024)" office:value-type="float" office:value="2.5" calcext:value-type="float">
            <text:p>2.5</text:p>
          </table:table-cell>
          <table:table-cell table:formula="of:=[.D61]+[.E61]" office:value-type="float" office:value="539.5" calcext:value-type="float">
            <text:p>539.5</text:p>
          </table:table-cell>
          <table:table-cell table:formula="of:=[.E61]*(1-[.C61])" office:value-type="float" office:value="2.5" calcext:value-type="float">
            <text:p>2.5</text:p>
          </table:table-cell>
          <table:table-cell table:formula="of:=[.D61]+[.G61]" office:value-type="float" office:value="539.5" calcext:value-type="float">
            <text:p>539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2]*(80*8))/(1024*1024)" office:value-type="float" office:value="0" calcext:value-type="float">
            <text:p>0</text:p>
          </table:table-cell>
          <table:table-cell table:formula="of:=[.D62]+[.E62]" office:value-type="float" office:value="537" calcext:value-type="float">
            <text:p>537</text:p>
          </table:table-cell>
          <table:table-cell table:formula="of:=[.E62]*(1-[.C62])" office:value-type="float" office:value="0" calcext:value-type="float">
            <text:p>0</text:p>
          </table:table-cell>
          <table:table-cell table:formula="of:=[.D62]+[.G6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3]*(80*8))/(1024*1024)" office:value-type="float" office:value="0" calcext:value-type="float">
            <text:p>0</text:p>
          </table:table-cell>
          <table:table-cell table:formula="of:=[.D63]+[.E63]" office:value-type="float" office:value="537" calcext:value-type="float">
            <text:p>537</text:p>
          </table:table-cell>
          <table:table-cell table:formula="of:=[.E63]*(1-[.C63])" office:value-type="float" office:value="0" calcext:value-type="float">
            <text:p>0</text:p>
          </table:table-cell>
          <table:table-cell table:formula="of:=[.D63]+[.G6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4]*(80*8))/(1024*1024)" office:value-type="float" office:value="0" calcext:value-type="float">
            <text:p>0</text:p>
          </table:table-cell>
          <table:table-cell table:formula="of:=[.D64]+[.E64]" office:value-type="float" office:value="537" calcext:value-type="float">
            <text:p>537</text:p>
          </table:table-cell>
          <table:table-cell table:formula="of:=[.E64]*(1-[.C64])" office:value-type="float" office:value="0" calcext:value-type="float">
            <text:p>0</text:p>
          </table:table-cell>
          <table:table-cell table:formula="of:=[.D64]+[.G6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5]*(80*8))/(1024*1024)" office:value-type="float" office:value="0" calcext:value-type="float">
            <text:p>0</text:p>
          </table:table-cell>
          <table:table-cell table:formula="of:=[.D65]+[.E65]" office:value-type="float" office:value="537" calcext:value-type="float">
            <text:p>537</text:p>
          </table:table-cell>
          <table:table-cell table:formula="of:=[.E65]*(1-[.C65])" office:value-type="float" office:value="0" calcext:value-type="float">
            <text:p>0</text:p>
          </table:table-cell>
          <table:table-cell table:formula="of:=[.D65]+[.G6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6]*(80*8))/(1024*1024)" office:value-type="float" office:value="0" calcext:value-type="float">
            <text:p>0</text:p>
          </table:table-cell>
          <table:table-cell table:formula="of:=[.D66]+[.E66]" office:value-type="float" office:value="537" calcext:value-type="float">
            <text:p>537</text:p>
          </table:table-cell>
          <table:table-cell table:formula="of:=[.E66]*(1-[.C66])" office:value-type="float" office:value="0" calcext:value-type="float">
            <text:p>0</text:p>
          </table:table-cell>
          <table:table-cell table:formula="of:=[.D66]+[.G66]" office:value-type="float" office:value="537" calcext:value-type="float">
            <text:p>537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7]*(80*8))/(1024*1024)" office:value-type="float" office:value="5" calcext:value-type="float">
            <text:p>5</text:p>
          </table:table-cell>
          <table:table-cell table:formula="of:=[.D67]+[.E67]" office:value-type="float" office:value="542" calcext:value-type="float">
            <text:p>542</text:p>
          </table:table-cell>
          <table:table-cell table:formula="of:=[.E67]*(1-[.C67])" office:value-type="float" office:value="5" calcext:value-type="float">
            <text:p>5</text:p>
          </table:table-cell>
          <table:table-cell table:formula="of:=[.D67]+[.G67]" office:value-type="float" office:value="542" calcext:value-type="float">
            <text:p>542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8]*(80*8))/(1024*1024)" office:value-type="float" office:value="5" calcext:value-type="float">
            <text:p>5</text:p>
          </table:table-cell>
          <table:table-cell table:formula="of:=[.D68]+[.E68]" office:value-type="float" office:value="542" calcext:value-type="float">
            <text:p>542</text:p>
          </table:table-cell>
          <table:table-cell table:formula="of:=[.E68]*(1-[.C68])" office:value-type="float" office:value="5" calcext:value-type="float">
            <text:p>5</text:p>
          </table:table-cell>
          <table:table-cell table:formula="of:=[.D68]+[.G68]" office:value-type="float" office:value="542" calcext:value-type="float">
            <text:p>542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9]*(80*8))/(1024*1024)" office:value-type="float" office:value="5" calcext:value-type="float">
            <text:p>5</text:p>
          </table:table-cell>
          <table:table-cell table:formula="of:=[.D69]+[.E69]" office:value-type="float" office:value="542" calcext:value-type="float">
            <text:p>542</text:p>
          </table:table-cell>
          <table:table-cell table:formula="of:=[.E69]*(1-[.C69])" office:value-type="float" office:value="5" calcext:value-type="float">
            <text:p>5</text:p>
          </table:table-cell>
          <table:table-cell table:formula="of:=[.D69]+[.G69]" office:value-type="float" office:value="542" calcext:value-type="float">
            <text:p>542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0]*(80*8))/(1024*1024)" office:value-type="float" office:value="5" calcext:value-type="float">
            <text:p>5</text:p>
          </table:table-cell>
          <table:table-cell table:formula="of:=[.D70]+[.E70]" office:value-type="float" office:value="542" calcext:value-type="float">
            <text:p>542</text:p>
          </table:table-cell>
          <table:table-cell table:formula="of:=[.E70]*(1-[.C70])" office:value-type="float" office:value="5" calcext:value-type="float">
            <text:p>5</text:p>
          </table:table-cell>
          <table:table-cell table:formula="of:=[.D70]+[.G70]" office:value-type="float" office:value="542" calcext:value-type="float">
            <text:p>542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50" office:value-type="float" office:value="50" calcext:value-type="float">
            <text:p>5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1]*(80*8))/(1024*1024)" office:value-type="float" office:value="5" calcext:value-type="float">
            <text:p>5</text:p>
          </table:table-cell>
          <table:table-cell table:formula="of:=[.D71]+[.E71]" office:value-type="float" office:value="542" calcext:value-type="float">
            <text:p>542</text:p>
          </table:table-cell>
          <table:table-cell table:formula="of:=[.E71]*(1-[.C71])" office:value-type="float" office:value="5" calcext:value-type="float">
            <text:p>5</text:p>
          </table:table-cell>
          <table:table-cell table:formula="of:=[.D71]+[.G71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2]*(80*8))/(1024*1024)" office:value-type="float" office:value="0" calcext:value-type="float">
            <text:p>0</text:p>
          </table:table-cell>
          <table:table-cell table:formula="of:=[.D72]+[.E72]" office:value-type="float" office:value="537" calcext:value-type="float">
            <text:p>537</text:p>
          </table:table-cell>
          <table:table-cell table:formula="of:=[.E72]*(1-[.C72])" office:value-type="float" office:value="0" calcext:value-type="float">
            <text:p>0</text:p>
          </table:table-cell>
          <table:table-cell table:formula="of:=[.D72]+[.G7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3]*(80*8))/(1024*1024)" office:value-type="float" office:value="0" calcext:value-type="float">
            <text:p>0</text:p>
          </table:table-cell>
          <table:table-cell table:formula="of:=[.D73]+[.E73]" office:value-type="float" office:value="537" calcext:value-type="float">
            <text:p>537</text:p>
          </table:table-cell>
          <table:table-cell table:formula="of:=[.E73]*(1-[.C73])" office:value-type="float" office:value="0" calcext:value-type="float">
            <text:p>0</text:p>
          </table:table-cell>
          <table:table-cell table:formula="of:=[.D73]+[.G7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4]*(80*8))/(1024*1024)" office:value-type="float" office:value="0" calcext:value-type="float">
            <text:p>0</text:p>
          </table:table-cell>
          <table:table-cell table:formula="of:=[.D74]+[.E74]" office:value-type="float" office:value="537" calcext:value-type="float">
            <text:p>537</text:p>
          </table:table-cell>
          <table:table-cell table:formula="of:=[.E74]*(1-[.C74])" office:value-type="float" office:value="0" calcext:value-type="float">
            <text:p>0</text:p>
          </table:table-cell>
          <table:table-cell table:formula="of:=[.D74]+[.G7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5]*(80*8))/(1024*1024)" office:value-type="float" office:value="0" calcext:value-type="float">
            <text:p>0</text:p>
          </table:table-cell>
          <table:table-cell table:formula="of:=[.D75]+[.E75]" office:value-type="float" office:value="537" calcext:value-type="float">
            <text:p>537</text:p>
          </table:table-cell>
          <table:table-cell table:formula="of:=[.E75]*(1-[.C75])" office:value-type="float" office:value="0" calcext:value-type="float">
            <text:p>0</text:p>
          </table:table-cell>
          <table:table-cell table:formula="of:=[.D75]+[.G7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6]*(80*8))/(1024*1024)" office:value-type="float" office:value="0" calcext:value-type="float">
            <text:p>0</text:p>
          </table:table-cell>
          <table:table-cell table:formula="of:=[.D76]+[.E76]" office:value-type="float" office:value="537" calcext:value-type="float">
            <text:p>537</text:p>
          </table:table-cell>
          <table:table-cell table:formula="of:=[.E76]*(1-[.C76])" office:value-type="float" office:value="0" calcext:value-type="float">
            <text:p>0</text:p>
          </table:table-cell>
          <table:table-cell table:formula="of:=[.D76]+[.G76]" office:value-type="float" office:value="537" calcext:value-type="float">
            <text:p>537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80" office:value-type="float" office:value="80" calcext:value-type="float">
            <text:p>80</text:p>
          </table:table-cell>
          <table:table-cell table:formula="of:=0.00262451" office:value-type="float" office:value="0.00262451" calcext:value-type="float">
            <text:p>0.0026245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7]*(80*8))/(1024*1024)" office:value-type="float" office:value="10" calcext:value-type="float">
            <text:p>10</text:p>
          </table:table-cell>
          <table:table-cell table:formula="of:=[.D77]+[.E77]" office:value-type="float" office:value="547" calcext:value-type="float">
            <text:p>547</text:p>
          </table:table-cell>
          <table:table-cell table:formula="of:=[.E77]*(1-[.C77])" office:value-type="float" office:value="9.9737549" calcext:value-type="float">
            <text:p>9.9737549</text:p>
          </table:table-cell>
          <table:table-cell table:formula="of:=[.D77]+[.G77]" office:value-type="float" office:value="546.9737549" calcext:value-type="float">
            <text:p>546.9737549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80" office:value-type="float" office:value="80" calcext:value-type="float">
            <text:p>80</text:p>
          </table:table-cell>
          <table:table-cell table:formula="of:=0.00262451" office:value-type="float" office:value="0.00262451" calcext:value-type="float">
            <text:p>0.0026245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8]*(80*8))/(1024*1024)" office:value-type="float" office:value="10" calcext:value-type="float">
            <text:p>10</text:p>
          </table:table-cell>
          <table:table-cell table:formula="of:=[.D78]+[.E78]" office:value-type="float" office:value="547" calcext:value-type="float">
            <text:p>547</text:p>
          </table:table-cell>
          <table:table-cell table:formula="of:=[.E78]*(1-[.C78])" office:value-type="float" office:value="9.9737549" calcext:value-type="float">
            <text:p>9.9737549</text:p>
          </table:table-cell>
          <table:table-cell table:formula="of:=[.D78]+[.G78]" office:value-type="float" office:value="546.9737549" calcext:value-type="float">
            <text:p>546.9737549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80" office:value-type="float" office:value="80" calcext:value-type="float">
            <text:p>80</text:p>
          </table:table-cell>
          <table:table-cell table:formula="of:=0.00262451" office:value-type="float" office:value="0.00262451" calcext:value-type="float">
            <text:p>0.0026245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9]*(80*8))/(1024*1024)" office:value-type="float" office:value="10" calcext:value-type="float">
            <text:p>10</text:p>
          </table:table-cell>
          <table:table-cell table:formula="of:=[.D79]+[.E79]" office:value-type="float" office:value="547" calcext:value-type="float">
            <text:p>547</text:p>
          </table:table-cell>
          <table:table-cell table:formula="of:=[.E79]*(1-[.C79])" office:value-type="float" office:value="9.9737549" calcext:value-type="float">
            <text:p>9.9737549</text:p>
          </table:table-cell>
          <table:table-cell table:formula="of:=[.D79]+[.G79]" office:value-type="float" office:value="546.9737549" calcext:value-type="float">
            <text:p>546.9737549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80" office:value-type="float" office:value="80" calcext:value-type="float">
            <text:p>80</text:p>
          </table:table-cell>
          <table:table-cell table:formula="of:=0.00262451" office:value-type="float" office:value="0.00262451" calcext:value-type="float">
            <text:p>0.0026245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0]*(80*8))/(1024*1024)" office:value-type="float" office:value="10" calcext:value-type="float">
            <text:p>10</text:p>
          </table:table-cell>
          <table:table-cell table:formula="of:=[.D80]+[.E80]" office:value-type="float" office:value="547" calcext:value-type="float">
            <text:p>547</text:p>
          </table:table-cell>
          <table:table-cell table:formula="of:=[.E80]*(1-[.C80])" office:value-type="float" office:value="9.9737549" calcext:value-type="float">
            <text:p>9.9737549</text:p>
          </table:table-cell>
          <table:table-cell table:formula="of:=[.D80]+[.G80]" office:value-type="float" office:value="546.9737549" calcext:value-type="float">
            <text:p>546.9737549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80" office:value-type="float" office:value="80" calcext:value-type="float">
            <text:p>80</text:p>
          </table:table-cell>
          <table:table-cell table:formula="of:=0.00262451" office:value-type="float" office:value="0.00262451" calcext:value-type="float">
            <text:p>0.0026245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1]*(80*8))/(1024*1024)" office:value-type="float" office:value="10" calcext:value-type="float">
            <text:p>10</text:p>
          </table:table-cell>
          <table:table-cell table:formula="of:=[.D81]+[.E81]" office:value-type="float" office:value="547" calcext:value-type="float">
            <text:p>547</text:p>
          </table:table-cell>
          <table:table-cell table:formula="of:=[.E81]*(1-[.C81])" office:value-type="float" office:value="9.9737549" calcext:value-type="float">
            <text:p>9.9737549</text:p>
          </table:table-cell>
          <table:table-cell table:formula="of:=[.D81]+[.G81]" office:value-type="float" office:value="546.9737549" calcext:value-type="float">
            <text:p>546.9737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2]*(80*8))/(1024*1024)" office:value-type="float" office:value="0" calcext:value-type="float">
            <text:p>0</text:p>
          </table:table-cell>
          <table:table-cell table:formula="of:=[.D82]+[.E82]" office:value-type="float" office:value="537" calcext:value-type="float">
            <text:p>537</text:p>
          </table:table-cell>
          <table:table-cell table:formula="of:=[.E82]*(1-[.C82])" office:value-type="float" office:value="0" calcext:value-type="float">
            <text:p>0</text:p>
          </table:table-cell>
          <table:table-cell table:formula="of:=[.D82]+[.G8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3]*(80*8))/(1024*1024)" office:value-type="float" office:value="0" calcext:value-type="float">
            <text:p>0</text:p>
          </table:table-cell>
          <table:table-cell table:formula="of:=[.D83]+[.E83]" office:value-type="float" office:value="537" calcext:value-type="float">
            <text:p>537</text:p>
          </table:table-cell>
          <table:table-cell table:formula="of:=[.E83]*(1-[.C83])" office:value-type="float" office:value="0" calcext:value-type="float">
            <text:p>0</text:p>
          </table:table-cell>
          <table:table-cell table:formula="of:=[.D83]+[.G8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4]*(80*8))/(1024*1024)" office:value-type="float" office:value="0" calcext:value-type="float">
            <text:p>0</text:p>
          </table:table-cell>
          <table:table-cell table:formula="of:=[.D84]+[.E84]" office:value-type="float" office:value="537" calcext:value-type="float">
            <text:p>537</text:p>
          </table:table-cell>
          <table:table-cell table:formula="of:=[.E84]*(1-[.C84])" office:value-type="float" office:value="0" calcext:value-type="float">
            <text:p>0</text:p>
          </table:table-cell>
          <table:table-cell table:formula="of:=[.D84]+[.G8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5]*(80*8))/(1024*1024)" office:value-type="float" office:value="0" calcext:value-type="float">
            <text:p>0</text:p>
          </table:table-cell>
          <table:table-cell table:formula="of:=[.D85]+[.E85]" office:value-type="float" office:value="537" calcext:value-type="float">
            <text:p>537</text:p>
          </table:table-cell>
          <table:table-cell table:formula="of:=[.E85]*(1-[.C85])" office:value-type="float" office:value="0" calcext:value-type="float">
            <text:p>0</text:p>
          </table:table-cell>
          <table:table-cell table:formula="of:=[.D85]+[.G8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6]*(80*8))/(1024*1024)" office:value-type="float" office:value="0" calcext:value-type="float">
            <text:p>0</text:p>
          </table:table-cell>
          <table:table-cell table:formula="of:=[.D86]+[.E86]" office:value-type="float" office:value="537" calcext:value-type="float">
            <text:p>537</text:p>
          </table:table-cell>
          <table:table-cell table:formula="of:=[.E86]*(1-[.C86])" office:value-type="float" office:value="0" calcext:value-type="float">
            <text:p>0</text:p>
          </table:table-cell>
          <table:table-cell table:formula="of:=[.D86]+[.G86]" office:value-type="float" office:value="537" calcext:value-type="float">
            <text:p>537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90" office:value-type="float" office:value="90" calcext:value-type="float">
            <text:p>90</text:p>
          </table:table-cell>
          <table:table-cell table:formula="of:=0.450763" office:value-type="float" office:value="0.450763" calcext:value-type="float">
            <text:p>0.45076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7]*(80*8))/(1024*1024)" office:value-type="float" office:value="20" calcext:value-type="float">
            <text:p>20</text:p>
          </table:table-cell>
          <table:table-cell table:formula="of:=[.D87]+[.E87]" office:value-type="float" office:value="557" calcext:value-type="float">
            <text:p>557</text:p>
          </table:table-cell>
          <table:table-cell table:formula="of:=[.E87]*(1-[.C87])" office:value-type="float" office:value="10.98474" calcext:value-type="float">
            <text:p>10.98474</text:p>
          </table:table-cell>
          <table:table-cell table:formula="of:=[.D87]+[.G87]" office:value-type="float" office:value="547.98474" calcext:value-type="float">
            <text:p>547.98474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90" office:value-type="float" office:value="90" calcext:value-type="float">
            <text:p>90</text:p>
          </table:table-cell>
          <table:table-cell table:formula="of:=0.450763" office:value-type="float" office:value="0.450763" calcext:value-type="float">
            <text:p>0.45076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8]*(80*8))/(1024*1024)" office:value-type="float" office:value="20" calcext:value-type="float">
            <text:p>20</text:p>
          </table:table-cell>
          <table:table-cell table:formula="of:=[.D88]+[.E88]" office:value-type="float" office:value="557" calcext:value-type="float">
            <text:p>557</text:p>
          </table:table-cell>
          <table:table-cell table:formula="of:=[.E88]*(1-[.C88])" office:value-type="float" office:value="10.98474" calcext:value-type="float">
            <text:p>10.98474</text:p>
          </table:table-cell>
          <table:table-cell table:formula="of:=[.D88]+[.G88]" office:value-type="float" office:value="547.98474" calcext:value-type="float">
            <text:p>547.98474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90" office:value-type="float" office:value="90" calcext:value-type="float">
            <text:p>90</text:p>
          </table:table-cell>
          <table:table-cell table:formula="of:=0.450763" office:value-type="float" office:value="0.450763" calcext:value-type="float">
            <text:p>0.45076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9]*(80*8))/(1024*1024)" office:value-type="float" office:value="20" calcext:value-type="float">
            <text:p>20</text:p>
          </table:table-cell>
          <table:table-cell table:formula="of:=[.D89]+[.E89]" office:value-type="float" office:value="557" calcext:value-type="float">
            <text:p>557</text:p>
          </table:table-cell>
          <table:table-cell table:formula="of:=[.E89]*(1-[.C89])" office:value-type="float" office:value="10.98474" calcext:value-type="float">
            <text:p>10.98474</text:p>
          </table:table-cell>
          <table:table-cell table:formula="of:=[.D89]+[.G89]" office:value-type="float" office:value="547.98474" calcext:value-type="float">
            <text:p>547.98474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90" office:value-type="float" office:value="90" calcext:value-type="float">
            <text:p>90</text:p>
          </table:table-cell>
          <table:table-cell table:formula="of:=0.450763" office:value-type="float" office:value="0.450763" calcext:value-type="float">
            <text:p>0.45076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0]*(80*8))/(1024*1024)" office:value-type="float" office:value="20" calcext:value-type="float">
            <text:p>20</text:p>
          </table:table-cell>
          <table:table-cell table:formula="of:=[.D90]+[.E90]" office:value-type="float" office:value="557" calcext:value-type="float">
            <text:p>557</text:p>
          </table:table-cell>
          <table:table-cell table:formula="of:=[.E90]*(1-[.C90])" office:value-type="float" office:value="10.98474" calcext:value-type="float">
            <text:p>10.98474</text:p>
          </table:table-cell>
          <table:table-cell table:formula="of:=[.D90]+[.G90]" office:value-type="float" office:value="547.98474" calcext:value-type="float">
            <text:p>547.98474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90" office:value-type="float" office:value="90" calcext:value-type="float">
            <text:p>90</text:p>
          </table:table-cell>
          <table:table-cell table:formula="of:=0.450763" office:value-type="float" office:value="0.450763" calcext:value-type="float">
            <text:p>0.45076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1]*(80*8))/(1024*1024)" office:value-type="float" office:value="20" calcext:value-type="float">
            <text:p>20</text:p>
          </table:table-cell>
          <table:table-cell table:formula="of:=[.D91]+[.E91]" office:value-type="float" office:value="557" calcext:value-type="float">
            <text:p>557</text:p>
          </table:table-cell>
          <table:table-cell table:formula="of:=[.E91]*(1-[.C91])" office:value-type="float" office:value="10.98474" calcext:value-type="float">
            <text:p>10.98474</text:p>
          </table:table-cell>
          <table:table-cell table:formula="of:=[.D91]+[.G91]" office:value-type="float" office:value="547.98474" calcext:value-type="float">
            <text:p>547.98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2]*(80*8))/(1024*1024)" office:value-type="float" office:value="0" calcext:value-type="float">
            <text:p>0</text:p>
          </table:table-cell>
          <table:table-cell table:formula="of:=[.D92]+[.E92]" office:value-type="float" office:value="537" calcext:value-type="float">
            <text:p>537</text:p>
          </table:table-cell>
          <table:table-cell table:formula="of:=[.E92]*(1-[.C92])" office:value-type="float" office:value="0" calcext:value-type="float">
            <text:p>0</text:p>
          </table:table-cell>
          <table:table-cell table:formula="of:=[.D92]+[.G9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3]*(80*8))/(1024*1024)" office:value-type="float" office:value="0" calcext:value-type="float">
            <text:p>0</text:p>
          </table:table-cell>
          <table:table-cell table:formula="of:=[.D93]+[.E93]" office:value-type="float" office:value="537" calcext:value-type="float">
            <text:p>537</text:p>
          </table:table-cell>
          <table:table-cell table:formula="of:=[.E93]*(1-[.C93])" office:value-type="float" office:value="0" calcext:value-type="float">
            <text:p>0</text:p>
          </table:table-cell>
          <table:table-cell table:formula="of:=[.D93]+[.G9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4]*(80*8))/(1024*1024)" office:value-type="float" office:value="0" calcext:value-type="float">
            <text:p>0</text:p>
          </table:table-cell>
          <table:table-cell table:formula="of:=[.D94]+[.E94]" office:value-type="float" office:value="537" calcext:value-type="float">
            <text:p>537</text:p>
          </table:table-cell>
          <table:table-cell table:formula="of:=[.E94]*(1-[.C94])" office:value-type="float" office:value="0" calcext:value-type="float">
            <text:p>0</text:p>
          </table:table-cell>
          <table:table-cell table:formula="of:=[.D94]+[.G9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5]*(80*8))/(1024*1024)" office:value-type="float" office:value="0" calcext:value-type="float">
            <text:p>0</text:p>
          </table:table-cell>
          <table:table-cell table:formula="of:=[.D95]+[.E95]" office:value-type="float" office:value="537" calcext:value-type="float">
            <text:p>537</text:p>
          </table:table-cell>
          <table:table-cell table:formula="of:=[.E95]*(1-[.C95])" office:value-type="float" office:value="0" calcext:value-type="float">
            <text:p>0</text:p>
          </table:table-cell>
          <table:table-cell table:formula="of:=[.D95]+[.G9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6]*(80*8))/(1024*1024)" office:value-type="float" office:value="0" calcext:value-type="float">
            <text:p>0</text:p>
          </table:table-cell>
          <table:table-cell table:formula="of:=[.D96]+[.E96]" office:value-type="float" office:value="537" calcext:value-type="float">
            <text:p>537</text:p>
          </table:table-cell>
          <table:table-cell table:formula="of:=[.E96]*(1-[.C96])" office:value-type="float" office:value="0" calcext:value-type="float">
            <text:p>0</text:p>
          </table:table-cell>
          <table:table-cell table:formula="of:=[.D96]+[.G96]" office:value-type="float" office:value="537" calcext:value-type="float">
            <text:p>537</text:p>
          </table:table-cell>
        </table:table-row>
      </table:table>
      <table:table table:name="acl_udp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berat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ssrate</text:p>
          </table:table-cell>
          <table:table-cell office:value-type="string" calcext:value-type="string">
            <text:p>dataplane</text:p>
          </table:table-cell>
          <table:table-cell office:value-type="string" calcext:value-type="string">
            <text:p>icmpbw_input</text:p>
          </table:table-cell>
          <table:table-cell office:value-type="string" calcext:value-type="string">
            <text:p>totalbw_input</text:p>
          </table:table-cell>
          <table:table-cell office:value-type="string" calcext:value-type="string">
            <text:p>icmpbw_output</text:p>
          </table:table-cell>
          <table:table-cell office:value-type="string" calcext:value-type="string">
            <text:p>totalbw_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]*(80*8))/(1000*1000)" office:value-type="float" office:value="0" calcext:value-type="float">
            <text:p>0</text:p>
          </table:table-cell>
          <table:table-cell table:formula="of:=[.D2]+[.E2]" office:value-type="float" office:value="537" calcext:value-type="float">
            <text:p>537</text:p>
          </table:table-cell>
          <table:table-cell table:formula="of:=[.E2]*(1-[.C2])" office:value-type="float" office:value="0" calcext:value-type="float">
            <text:p>0</text:p>
          </table:table-cell>
          <table:table-cell table:formula="of:=[.D2]+[.G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]*(80*8))/(1000*1000)" office:value-type="float" office:value="0" calcext:value-type="float">
            <text:p>0</text:p>
          </table:table-cell>
          <table:table-cell table:formula="of:=[.D3]+[.E3]" office:value-type="float" office:value="537" calcext:value-type="float">
            <text:p>537</text:p>
          </table:table-cell>
          <table:table-cell table:formula="of:=[.E3]*(1-[.C3])" office:value-type="float" office:value="0" calcext:value-type="float">
            <text:p>0</text:p>
          </table:table-cell>
          <table:table-cell table:formula="of:=[.D3]+[.G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]*(80*8))/(1000*1000)" office:value-type="float" office:value="0" calcext:value-type="float">
            <text:p>0</text:p>
          </table:table-cell>
          <table:table-cell table:formula="of:=[.D4]+[.E4]" office:value-type="float" office:value="537" calcext:value-type="float">
            <text:p>537</text:p>
          </table:table-cell>
          <table:table-cell table:formula="of:=[.E4]*(1-[.C4])" office:value-type="float" office:value="0" calcext:value-type="float">
            <text:p>0</text:p>
          </table:table-cell>
          <table:table-cell table:formula="of:=[.D4]+[.G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]*(80*8))/(1000*1000)" office:value-type="float" office:value="0" calcext:value-type="float">
            <text:p>0</text:p>
          </table:table-cell>
          <table:table-cell table:formula="of:=[.D5]+[.E5]" office:value-type="float" office:value="537" calcext:value-type="float">
            <text:p>537</text:p>
          </table:table-cell>
          <table:table-cell table:formula="of:=[.E5]*(1-[.C5])" office:value-type="float" office:value="0" calcext:value-type="float">
            <text:p>0</text:p>
          </table:table-cell>
          <table:table-cell table:formula="of:=[.D5]+[.G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]*(80*8))/(1000*1000)" office:value-type="float" office:value="0" calcext:value-type="float">
            <text:p>0</text:p>
          </table:table-cell>
          <table:table-cell table:formula="of:=[.D6]+[.E6]" office:value-type="float" office:value="537" calcext:value-type="float">
            <text:p>537</text:p>
          </table:table-cell>
          <table:table-cell table:formula="of:=[.E6]*(1-[.C6])" office:value-type="float" office:value="0" calcext:value-type="float">
            <text:p>0</text:p>
          </table:table-cell>
          <table:table-cell table:formula="of:=[.D6]+[.G6]" office:value-type="float" office:value="537" calcext:value-type="float">
            <text:p>537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]*(80*8))/(1000*1000)" office:value-type="float" office:value="0.08192" calcext:value-type="float">
            <text:p>0.08192</text:p>
          </table:table-cell>
          <table:table-cell table:formula="of:=[.D7]+[.E7]" office:value-type="float" office:value="537.08192" calcext:value-type="float">
            <text:p>537.08192</text:p>
          </table:table-cell>
          <table:table-cell table:formula="of:=[.E7]*(1-[.C7])" office:value-type="float" office:value="0.08192" calcext:value-type="float">
            <text:p>0.08192</text:p>
          </table:table-cell>
          <table:table-cell table:formula="of:=[.D7]+[.G7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]*(80*8))/(1000*1000)" office:value-type="float" office:value="0.08192" calcext:value-type="float">
            <text:p>0.08192</text:p>
          </table:table-cell>
          <table:table-cell table:formula="of:=[.D8]+[.E8]" office:value-type="float" office:value="537.08192" calcext:value-type="float">
            <text:p>537.08192</text:p>
          </table:table-cell>
          <table:table-cell table:formula="of:=[.E8]*(1-[.C8])" office:value-type="float" office:value="0.08192" calcext:value-type="float">
            <text:p>0.08192</text:p>
          </table:table-cell>
          <table:table-cell table:formula="of:=[.D8]+[.G8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]*(80*8))/(1000*1000)" office:value-type="float" office:value="0.08192" calcext:value-type="float">
            <text:p>0.08192</text:p>
          </table:table-cell>
          <table:table-cell table:formula="of:=[.D9]+[.E9]" office:value-type="float" office:value="537.08192" calcext:value-type="float">
            <text:p>537.08192</text:p>
          </table:table-cell>
          <table:table-cell table:formula="of:=[.E9]*(1-[.C9])" office:value-type="float" office:value="0.08192" calcext:value-type="float">
            <text:p>0.08192</text:p>
          </table:table-cell>
          <table:table-cell table:formula="of:=[.D9]+[.G9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0]*(80*8))/(1000*1000)" office:value-type="float" office:value="0.08192" calcext:value-type="float">
            <text:p>0.08192</text:p>
          </table:table-cell>
          <table:table-cell table:formula="of:=[.D10]+[.E10]" office:value-type="float" office:value="537.08192" calcext:value-type="float">
            <text:p>537.08192</text:p>
          </table:table-cell>
          <table:table-cell table:formula="of:=[.E10]*(1-[.C10])" office:value-type="float" office:value="0.08192" calcext:value-type="float">
            <text:p>0.08192</text:p>
          </table:table-cell>
          <table:table-cell table:formula="of:=[.D10]+[.G10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1]*(80*8))/(1000*1000)" office:value-type="float" office:value="0.08192" calcext:value-type="float">
            <text:p>0.08192</text:p>
          </table:table-cell>
          <table:table-cell table:formula="of:=[.D11]+[.E11]" office:value-type="float" office:value="537.08192" calcext:value-type="float">
            <text:p>537.08192</text:p>
          </table:table-cell>
          <table:table-cell table:formula="of:=[.E11]*(1-[.C11])" office:value-type="float" office:value="0.08192" calcext:value-type="float">
            <text:p>0.08192</text:p>
          </table:table-cell>
          <table:table-cell table:formula="of:=[.D11]+[.G11]" office:value-type="float" office:value="537.08192" calcext:value-type="float">
            <text:p>537.08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2]*(80*8))/(1000*1000)" office:value-type="float" office:value="0" calcext:value-type="float">
            <text:p>0</text:p>
          </table:table-cell>
          <table:table-cell table:formula="of:=[.D12]+[.E12]" office:value-type="float" office:value="537" calcext:value-type="float">
            <text:p>537</text:p>
          </table:table-cell>
          <table:table-cell table:formula="of:=[.E12]*(1-[.C12])" office:value-type="float" office:value="0" calcext:value-type="float">
            <text:p>0</text:p>
          </table:table-cell>
          <table:table-cell table:formula="of:=[.D12]+[.G1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3]*(80*8))/(1000*1000)" office:value-type="float" office:value="0" calcext:value-type="float">
            <text:p>0</text:p>
          </table:table-cell>
          <table:table-cell table:formula="of:=[.D13]+[.E13]" office:value-type="float" office:value="537" calcext:value-type="float">
            <text:p>537</text:p>
          </table:table-cell>
          <table:table-cell table:formula="of:=[.E13]*(1-[.C13])" office:value-type="float" office:value="0" calcext:value-type="float">
            <text:p>0</text:p>
          </table:table-cell>
          <table:table-cell table:formula="of:=[.D13]+[.G1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4]*(80*8))/(1000*1000)" office:value-type="float" office:value="0" calcext:value-type="float">
            <text:p>0</text:p>
          </table:table-cell>
          <table:table-cell table:formula="of:=[.D14]+[.E14]" office:value-type="float" office:value="537" calcext:value-type="float">
            <text:p>537</text:p>
          </table:table-cell>
          <table:table-cell table:formula="of:=[.E14]*(1-[.C14])" office:value-type="float" office:value="0" calcext:value-type="float">
            <text:p>0</text:p>
          </table:table-cell>
          <table:table-cell table:formula="of:=[.D14]+[.G1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5]*(80*8))/(1000*1000)" office:value-type="float" office:value="0" calcext:value-type="float">
            <text:p>0</text:p>
          </table:table-cell>
          <table:table-cell table:formula="of:=[.D15]+[.E15]" office:value-type="float" office:value="537" calcext:value-type="float">
            <text:p>537</text:p>
          </table:table-cell>
          <table:table-cell table:formula="of:=[.E15]*(1-[.C15])" office:value-type="float" office:value="0" calcext:value-type="float">
            <text:p>0</text:p>
          </table:table-cell>
          <table:table-cell table:formula="of:=[.D15]+[.G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6]*(80*8))/(1000*1000)" office:value-type="float" office:value="0" calcext:value-type="float">
            <text:p>0</text:p>
          </table:table-cell>
          <table:table-cell table:formula="of:=[.D16]+[.E16]" office:value-type="float" office:value="537" calcext:value-type="float">
            <text:p>537</text:p>
          </table:table-cell>
          <table:table-cell table:formula="of:=[.E16]*(1-[.C16])" office:value-type="float" office:value="0" calcext:value-type="float">
            <text:p>0</text:p>
          </table:table-cell>
          <table:table-cell table:formula="of:=[.D16]+[.G16]" office:value-type="float" office:value="537" calcext:value-type="float">
            <text:p>537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7]*(80*8))/(1000*1000)" office:value-type="float" office:value="0.16384" calcext:value-type="float">
            <text:p>0.16384</text:p>
          </table:table-cell>
          <table:table-cell table:formula="of:=[.D17]+[.E17]" office:value-type="float" office:value="537.16384" calcext:value-type="float">
            <text:p>537.16384</text:p>
          </table:table-cell>
          <table:table-cell table:formula="of:=[.E17]*(1-[.C17])" office:value-type="float" office:value="0.16384" calcext:value-type="float">
            <text:p>0.16384</text:p>
          </table:table-cell>
          <table:table-cell table:formula="of:=[.D17]+[.G17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8]*(80*8))/(1000*1000)" office:value-type="float" office:value="0.16384" calcext:value-type="float">
            <text:p>0.16384</text:p>
          </table:table-cell>
          <table:table-cell table:formula="of:=[.D18]+[.E18]" office:value-type="float" office:value="537.16384" calcext:value-type="float">
            <text:p>537.16384</text:p>
          </table:table-cell>
          <table:table-cell table:formula="of:=[.E18]*(1-[.C18])" office:value-type="float" office:value="0.16384" calcext:value-type="float">
            <text:p>0.16384</text:p>
          </table:table-cell>
          <table:table-cell table:formula="of:=[.D18]+[.G18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9]*(80*8))/(1000*1000)" office:value-type="float" office:value="0.16384" calcext:value-type="float">
            <text:p>0.16384</text:p>
          </table:table-cell>
          <table:table-cell table:formula="of:=[.D19]+[.E19]" office:value-type="float" office:value="537.16384" calcext:value-type="float">
            <text:p>537.16384</text:p>
          </table:table-cell>
          <table:table-cell table:formula="of:=[.E19]*(1-[.C19])" office:value-type="float" office:value="0.16384" calcext:value-type="float">
            <text:p>0.16384</text:p>
          </table:table-cell>
          <table:table-cell table:formula="of:=[.D19]+[.G19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0]*(80*8))/(1000*1000)" office:value-type="float" office:value="0.16384" calcext:value-type="float">
            <text:p>0.16384</text:p>
          </table:table-cell>
          <table:table-cell table:formula="of:=[.D20]+[.E20]" office:value-type="float" office:value="537.16384" calcext:value-type="float">
            <text:p>537.16384</text:p>
          </table:table-cell>
          <table:table-cell table:formula="of:=[.E20]*(1-[.C20])" office:value-type="float" office:value="0.16384" calcext:value-type="float">
            <text:p>0.16384</text:p>
          </table:table-cell>
          <table:table-cell table:formula="of:=[.D20]+[.G20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1]*(80*8))/(1000*1000)" office:value-type="float" office:value="0.16384" calcext:value-type="float">
            <text:p>0.16384</text:p>
          </table:table-cell>
          <table:table-cell table:formula="of:=[.D21]+[.E21]" office:value-type="float" office:value="537.16384" calcext:value-type="float">
            <text:p>537.16384</text:p>
          </table:table-cell>
          <table:table-cell table:formula="of:=[.E21]*(1-[.C21])" office:value-type="float" office:value="0.16384" calcext:value-type="float">
            <text:p>0.16384</text:p>
          </table:table-cell>
          <table:table-cell table:formula="of:=[.D21]+[.G21]" office:value-type="float" office:value="537.16384" calcext:value-type="float">
            <text:p>537.1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2]*(80*8))/(1000*1000)" office:value-type="float" office:value="0" calcext:value-type="float">
            <text:p>0</text:p>
          </table:table-cell>
          <table:table-cell table:formula="of:=[.D22]+[.E22]" office:value-type="float" office:value="537" calcext:value-type="float">
            <text:p>537</text:p>
          </table:table-cell>
          <table:table-cell table:formula="of:=[.E22]*(1-[.C22])" office:value-type="float" office:value="0" calcext:value-type="float">
            <text:p>0</text:p>
          </table:table-cell>
          <table:table-cell table:formula="of:=[.D22]+[.G2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3]*(80*8))/(1000*1000)" office:value-type="float" office:value="0" calcext:value-type="float">
            <text:p>0</text:p>
          </table:table-cell>
          <table:table-cell table:formula="of:=[.D23]+[.E23]" office:value-type="float" office:value="537" calcext:value-type="float">
            <text:p>537</text:p>
          </table:table-cell>
          <table:table-cell table:formula="of:=[.E23]*(1-[.C23])" office:value-type="float" office:value="0" calcext:value-type="float">
            <text:p>0</text:p>
          </table:table-cell>
          <table:table-cell table:formula="of:=[.D23]+[.G2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4]*(80*8))/(1000*1000)" office:value-type="float" office:value="0" calcext:value-type="float">
            <text:p>0</text:p>
          </table:table-cell>
          <table:table-cell table:formula="of:=[.D24]+[.E24]" office:value-type="float" office:value="537" calcext:value-type="float">
            <text:p>537</text:p>
          </table:table-cell>
          <table:table-cell table:formula="of:=[.E24]*(1-[.C24])" office:value-type="float" office:value="0" calcext:value-type="float">
            <text:p>0</text:p>
          </table:table-cell>
          <table:table-cell table:formula="of:=[.D24]+[.G2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5]*(80*8))/(1000*1000)" office:value-type="float" office:value="0" calcext:value-type="float">
            <text:p>0</text:p>
          </table:table-cell>
          <table:table-cell table:formula="of:=[.D25]+[.E25]" office:value-type="float" office:value="537" calcext:value-type="float">
            <text:p>537</text:p>
          </table:table-cell>
          <table:table-cell table:formula="of:=[.E25]*(1-[.C25])" office:value-type="float" office:value="0" calcext:value-type="float">
            <text:p>0</text:p>
          </table:table-cell>
          <table:table-cell table:formula="of:=[.D25]+[.G2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6]*(80*8))/(1000*1000)" office:value-type="float" office:value="0" calcext:value-type="float">
            <text:p>0</text:p>
          </table:table-cell>
          <table:table-cell table:formula="of:=[.D26]+[.E26]" office:value-type="float" office:value="537" calcext:value-type="float">
            <text:p>537</text:p>
          </table:table-cell>
          <table:table-cell table:formula="of:=[.E26]*(1-[.C26])" office:value-type="float" office:value="0" calcext:value-type="float">
            <text:p>0</text:p>
          </table:table-cell>
          <table:table-cell table:formula="of:=[.D26]+[.G26]" office:value-type="float" office:value="537" calcext:value-type="float">
            <text:p>537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7]*(80*8))/(1000*1000)" office:value-type="float" office:value="0.32768" calcext:value-type="float">
            <text:p>0.32768</text:p>
          </table:table-cell>
          <table:table-cell table:formula="of:=[.D27]+[.E27]" office:value-type="float" office:value="537.32768" calcext:value-type="float">
            <text:p>537.32768</text:p>
          </table:table-cell>
          <table:table-cell table:formula="of:=[.E27]*(1-[.C27])" office:value-type="float" office:value="0.32768" calcext:value-type="float">
            <text:p>0.32768</text:p>
          </table:table-cell>
          <table:table-cell table:formula="of:=[.D27]+[.G27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8]*(80*8))/(1000*1000)" office:value-type="float" office:value="0.32768" calcext:value-type="float">
            <text:p>0.32768</text:p>
          </table:table-cell>
          <table:table-cell table:formula="of:=[.D28]+[.E28]" office:value-type="float" office:value="537.32768" calcext:value-type="float">
            <text:p>537.32768</text:p>
          </table:table-cell>
          <table:table-cell table:formula="of:=[.E28]*(1-[.C28])" office:value-type="float" office:value="0.32768" calcext:value-type="float">
            <text:p>0.32768</text:p>
          </table:table-cell>
          <table:table-cell table:formula="of:=[.D28]+[.G28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9]*(80*8))/(1000*1000)" office:value-type="float" office:value="0.32768" calcext:value-type="float">
            <text:p>0.32768</text:p>
          </table:table-cell>
          <table:table-cell table:formula="of:=[.D29]+[.E29]" office:value-type="float" office:value="537.32768" calcext:value-type="float">
            <text:p>537.32768</text:p>
          </table:table-cell>
          <table:table-cell table:formula="of:=[.E29]*(1-[.C29])" office:value-type="float" office:value="0.32768" calcext:value-type="float">
            <text:p>0.32768</text:p>
          </table:table-cell>
          <table:table-cell table:formula="of:=[.D29]+[.G29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0]*(80*8))/(1000*1000)" office:value-type="float" office:value="0.32768" calcext:value-type="float">
            <text:p>0.32768</text:p>
          </table:table-cell>
          <table:table-cell table:formula="of:=[.D30]+[.E30]" office:value-type="float" office:value="537.32768" calcext:value-type="float">
            <text:p>537.32768</text:p>
          </table:table-cell>
          <table:table-cell table:formula="of:=[.E30]*(1-[.C30])" office:value-type="float" office:value="0.32768" calcext:value-type="float">
            <text:p>0.32768</text:p>
          </table:table-cell>
          <table:table-cell table:formula="of:=[.D30]+[.G30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1]*(80*8))/(1000*1000)" office:value-type="float" office:value="0.32768" calcext:value-type="float">
            <text:p>0.32768</text:p>
          </table:table-cell>
          <table:table-cell table:formula="of:=[.D31]+[.E31]" office:value-type="float" office:value="537.32768" calcext:value-type="float">
            <text:p>537.32768</text:p>
          </table:table-cell>
          <table:table-cell table:formula="of:=[.E31]*(1-[.C31])" office:value-type="float" office:value="0.32768" calcext:value-type="float">
            <text:p>0.32768</text:p>
          </table:table-cell>
          <table:table-cell table:formula="of:=[.D31]+[.G31]" office:value-type="float" office:value="537.32768" calcext:value-type="float">
            <text:p>537.32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2]*(80*8))/(1000*1000)" office:value-type="float" office:value="0" calcext:value-type="float">
            <text:p>0</text:p>
          </table:table-cell>
          <table:table-cell table:formula="of:=[.D32]+[.E32]" office:value-type="float" office:value="537" calcext:value-type="float">
            <text:p>537</text:p>
          </table:table-cell>
          <table:table-cell table:formula="of:=[.E32]*(1-[.C32])" office:value-type="float" office:value="0" calcext:value-type="float">
            <text:p>0</text:p>
          </table:table-cell>
          <table:table-cell table:formula="of:=[.D32]+[.G3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3]*(80*8))/(1000*1000)" office:value-type="float" office:value="0" calcext:value-type="float">
            <text:p>0</text:p>
          </table:table-cell>
          <table:table-cell table:formula="of:=[.D33]+[.E33]" office:value-type="float" office:value="537" calcext:value-type="float">
            <text:p>537</text:p>
          </table:table-cell>
          <table:table-cell table:formula="of:=[.E33]*(1-[.C33])" office:value-type="float" office:value="0" calcext:value-type="float">
            <text:p>0</text:p>
          </table:table-cell>
          <table:table-cell table:formula="of:=[.D33]+[.G3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4]*(80*8))/(1000*1000)" office:value-type="float" office:value="0" calcext:value-type="float">
            <text:p>0</text:p>
          </table:table-cell>
          <table:table-cell table:formula="of:=[.D34]+[.E34]" office:value-type="float" office:value="537" calcext:value-type="float">
            <text:p>537</text:p>
          </table:table-cell>
          <table:table-cell table:formula="of:=[.E34]*(1-[.C34])" office:value-type="float" office:value="0" calcext:value-type="float">
            <text:p>0</text:p>
          </table:table-cell>
          <table:table-cell table:formula="of:=[.D34]+[.G3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5]*(80*8))/(1000*1000)" office:value-type="float" office:value="0" calcext:value-type="float">
            <text:p>0</text:p>
          </table:table-cell>
          <table:table-cell table:formula="of:=[.D35]+[.E35]" office:value-type="float" office:value="537" calcext:value-type="float">
            <text:p>537</text:p>
          </table:table-cell>
          <table:table-cell table:formula="of:=[.E35]*(1-[.C35])" office:value-type="float" office:value="0" calcext:value-type="float">
            <text:p>0</text:p>
          </table:table-cell>
          <table:table-cell table:formula="of:=[.D35]+[.G3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6]*(80*8))/(1000*1000)" office:value-type="float" office:value="0" calcext:value-type="float">
            <text:p>0</text:p>
          </table:table-cell>
          <table:table-cell table:formula="of:=[.D36]+[.E36]" office:value-type="float" office:value="537" calcext:value-type="float">
            <text:p>537</text:p>
          </table:table-cell>
          <table:table-cell table:formula="of:=[.E36]*(1-[.C36])" office:value-type="float" office:value="0" calcext:value-type="float">
            <text:p>0</text:p>
          </table:table-cell>
          <table:table-cell table:formula="of:=[.D36]+[.G36]" office:value-type="float" office:value="537" calcext:value-type="float">
            <text:p>537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7]*(80*8))/(1000*1000)" office:value-type="float" office:value="0.65536" calcext:value-type="float">
            <text:p>0.65536</text:p>
          </table:table-cell>
          <table:table-cell table:formula="of:=[.D37]+[.E37]" office:value-type="float" office:value="537.65536" calcext:value-type="float">
            <text:p>537.65536</text:p>
          </table:table-cell>
          <table:table-cell table:formula="of:=[.E37]*(1-[.C37])" office:value-type="float" office:value="0.65536" calcext:value-type="float">
            <text:p>0.65536</text:p>
          </table:table-cell>
          <table:table-cell table:formula="of:=[.D37]+[.G37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8]*(80*8))/(1000*1000)" office:value-type="float" office:value="0.65536" calcext:value-type="float">
            <text:p>0.65536</text:p>
          </table:table-cell>
          <table:table-cell table:formula="of:=[.D38]+[.E38]" office:value-type="float" office:value="537.65536" calcext:value-type="float">
            <text:p>537.65536</text:p>
          </table:table-cell>
          <table:table-cell table:formula="of:=[.E38]*(1-[.C38])" office:value-type="float" office:value="0.65536" calcext:value-type="float">
            <text:p>0.65536</text:p>
          </table:table-cell>
          <table:table-cell table:formula="of:=[.D38]+[.G38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9]*(80*8))/(1000*1000)" office:value-type="float" office:value="0.65536" calcext:value-type="float">
            <text:p>0.65536</text:p>
          </table:table-cell>
          <table:table-cell table:formula="of:=[.D39]+[.E39]" office:value-type="float" office:value="537.65536" calcext:value-type="float">
            <text:p>537.65536</text:p>
          </table:table-cell>
          <table:table-cell table:formula="of:=[.E39]*(1-[.C39])" office:value-type="float" office:value="0.65536" calcext:value-type="float">
            <text:p>0.65536</text:p>
          </table:table-cell>
          <table:table-cell table:formula="of:=[.D39]+[.G39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0]*(80*8))/(1000*1000)" office:value-type="float" office:value="0.65536" calcext:value-type="float">
            <text:p>0.65536</text:p>
          </table:table-cell>
          <table:table-cell table:formula="of:=[.D40]+[.E40]" office:value-type="float" office:value="537.65536" calcext:value-type="float">
            <text:p>537.65536</text:p>
          </table:table-cell>
          <table:table-cell table:formula="of:=[.E40]*(1-[.C40])" office:value-type="float" office:value="0.65536" calcext:value-type="float">
            <text:p>0.65536</text:p>
          </table:table-cell>
          <table:table-cell table:formula="of:=[.D40]+[.G40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1]*(80*8))/(1000*1000)" office:value-type="float" office:value="0.65536" calcext:value-type="float">
            <text:p>0.65536</text:p>
          </table:table-cell>
          <table:table-cell table:formula="of:=[.D41]+[.E41]" office:value-type="float" office:value="537.65536" calcext:value-type="float">
            <text:p>537.65536</text:p>
          </table:table-cell>
          <table:table-cell table:formula="of:=[.E41]*(1-[.C41])" office:value-type="float" office:value="0.65536" calcext:value-type="float">
            <text:p>0.65536</text:p>
          </table:table-cell>
          <table:table-cell table:formula="of:=[.D41]+[.G41]" office:value-type="float" office:value="537.65536" calcext:value-type="float">
            <text:p>537.65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2]*(80*8))/(1000*1000)" office:value-type="float" office:value="0" calcext:value-type="float">
            <text:p>0</text:p>
          </table:table-cell>
          <table:table-cell table:formula="of:=[.D42]+[.E42]" office:value-type="float" office:value="537" calcext:value-type="float">
            <text:p>537</text:p>
          </table:table-cell>
          <table:table-cell table:formula="of:=[.E42]*(1-[.C42])" office:value-type="float" office:value="0" calcext:value-type="float">
            <text:p>0</text:p>
          </table:table-cell>
          <table:table-cell table:formula="of:=[.D42]+[.G4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3]*(80*8))/(1000*1000)" office:value-type="float" office:value="0" calcext:value-type="float">
            <text:p>0</text:p>
          </table:table-cell>
          <table:table-cell table:formula="of:=[.D43]+[.E43]" office:value-type="float" office:value="537" calcext:value-type="float">
            <text:p>537</text:p>
          </table:table-cell>
          <table:table-cell table:formula="of:=[.E43]*(1-[.C43])" office:value-type="float" office:value="0" calcext:value-type="float">
            <text:p>0</text:p>
          </table:table-cell>
          <table:table-cell table:formula="of:=[.D43]+[.G4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4]*(80*8))/(1000*1000)" office:value-type="float" office:value="0" calcext:value-type="float">
            <text:p>0</text:p>
          </table:table-cell>
          <table:table-cell table:formula="of:=[.D44]+[.E44]" office:value-type="float" office:value="537" calcext:value-type="float">
            <text:p>537</text:p>
          </table:table-cell>
          <table:table-cell table:formula="of:=[.E44]*(1-[.C44])" office:value-type="float" office:value="0" calcext:value-type="float">
            <text:p>0</text:p>
          </table:table-cell>
          <table:table-cell table:formula="of:=[.D44]+[.G4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5]*(80*8))/(1000*1000)" office:value-type="float" office:value="0" calcext:value-type="float">
            <text:p>0</text:p>
          </table:table-cell>
          <table:table-cell table:formula="of:=[.D45]+[.E45]" office:value-type="float" office:value="537" calcext:value-type="float">
            <text:p>537</text:p>
          </table:table-cell>
          <table:table-cell table:formula="of:=[.E45]*(1-[.C45])" office:value-type="float" office:value="0" calcext:value-type="float">
            <text:p>0</text:p>
          </table:table-cell>
          <table:table-cell table:formula="of:=[.D45]+[.G4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6]*(80*8))/(1000*1000)" office:value-type="float" office:value="0" calcext:value-type="float">
            <text:p>0</text:p>
          </table:table-cell>
          <table:table-cell table:formula="of:=[.D46]+[.E46]" office:value-type="float" office:value="537" calcext:value-type="float">
            <text:p>537</text:p>
          </table:table-cell>
          <table:table-cell table:formula="of:=[.E46]*(1-[.C46])" office:value-type="float" office:value="0" calcext:value-type="float">
            <text:p>0</text:p>
          </table:table-cell>
          <table:table-cell table:formula="of:=[.D46]+[.G46]" office:value-type="float" office:value="537" calcext:value-type="float">
            <text:p>537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7]*(80*8))/(1000*1000)" office:value-type="float" office:value="1.31072" calcext:value-type="float">
            <text:p>1.31072</text:p>
          </table:table-cell>
          <table:table-cell table:formula="of:=[.D47]+[.E47]" office:value-type="float" office:value="538.31072" calcext:value-type="float">
            <text:p>538.31072</text:p>
          </table:table-cell>
          <table:table-cell table:formula="of:=[.E47]*(1-[.C47])" office:value-type="float" office:value="1.31072" calcext:value-type="float">
            <text:p>1.31072</text:p>
          </table:table-cell>
          <table:table-cell table:formula="of:=[.D47]+[.G47]" office:value-type="float" office:value="538.31072" calcext:value-type="float">
            <text:p>538.31072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8]*(80*8))/(1000*1000)" office:value-type="float" office:value="1.31072" calcext:value-type="float">
            <text:p>1.31072</text:p>
          </table:table-cell>
          <table:table-cell table:formula="of:=[.D48]+[.E48]" office:value-type="float" office:value="538.31072" calcext:value-type="float">
            <text:p>538.31072</text:p>
          </table:table-cell>
          <table:table-cell table:formula="of:=[.E48]*(1-[.C48])" office:value-type="float" office:value="1.31072" calcext:value-type="float">
            <text:p>1.31072</text:p>
          </table:table-cell>
          <table:table-cell table:formula="of:=[.D48]+[.G48]" office:value-type="float" office:value="538.31072" calcext:value-type="float">
            <text:p>538.31072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9]*(80*8))/(1000*1000)" office:value-type="float" office:value="1.31072" calcext:value-type="float">
            <text:p>1.31072</text:p>
          </table:table-cell>
          <table:table-cell table:formula="of:=[.D49]+[.E49]" office:value-type="float" office:value="538.31072" calcext:value-type="float">
            <text:p>538.31072</text:p>
          </table:table-cell>
          <table:table-cell table:formula="of:=[.E49]*(1-[.C49])" office:value-type="float" office:value="1.31072" calcext:value-type="float">
            <text:p>1.31072</text:p>
          </table:table-cell>
          <table:table-cell table:formula="of:=[.D49]+[.G49]" office:value-type="float" office:value="538.31072" calcext:value-type="float">
            <text:p>538.31072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0]*(80*8))/(1000*1000)" office:value-type="float" office:value="1.31072" calcext:value-type="float">
            <text:p>1.31072</text:p>
          </table:table-cell>
          <table:table-cell table:formula="of:=[.D50]+[.E50]" office:value-type="float" office:value="538.31072" calcext:value-type="float">
            <text:p>538.31072</text:p>
          </table:table-cell>
          <table:table-cell table:formula="of:=[.E50]*(1-[.C50])" office:value-type="float" office:value="1.31072" calcext:value-type="float">
            <text:p>1.31072</text:p>
          </table:table-cell>
          <table:table-cell table:formula="of:=[.D50]+[.G50]" office:value-type="float" office:value="538.31072" calcext:value-type="float">
            <text:p>538.31072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1]*(80*8))/(1000*1000)" office:value-type="float" office:value="1.31072" calcext:value-type="float">
            <text:p>1.31072</text:p>
          </table:table-cell>
          <table:table-cell table:formula="of:=[.D51]+[.E51]" office:value-type="float" office:value="538.31072" calcext:value-type="float">
            <text:p>538.31072</text:p>
          </table:table-cell>
          <table:table-cell table:formula="of:=[.E51]*(1-[.C51])" office:value-type="float" office:value="1.31072" calcext:value-type="float">
            <text:p>1.31072</text:p>
          </table:table-cell>
          <table:table-cell table:formula="of:=[.D51]+[.G51]" office:value-type="float" office:value="538.31072" calcext:value-type="float">
            <text:p>538.31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2]*(80*8))/(1000*1000)" office:value-type="float" office:value="0" calcext:value-type="float">
            <text:p>0</text:p>
          </table:table-cell>
          <table:table-cell table:formula="of:=[.D52]+[.E52]" office:value-type="float" office:value="537" calcext:value-type="float">
            <text:p>537</text:p>
          </table:table-cell>
          <table:table-cell table:formula="of:=[.E52]*(1-[.C52])" office:value-type="float" office:value="0" calcext:value-type="float">
            <text:p>0</text:p>
          </table:table-cell>
          <table:table-cell table:formula="of:=[.D52]+[.G5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3]*(80*8))/(1000*1000)" office:value-type="float" office:value="0" calcext:value-type="float">
            <text:p>0</text:p>
          </table:table-cell>
          <table:table-cell table:formula="of:=[.D53]+[.E53]" office:value-type="float" office:value="537" calcext:value-type="float">
            <text:p>537</text:p>
          </table:table-cell>
          <table:table-cell table:formula="of:=[.E53]*(1-[.C53])" office:value-type="float" office:value="0" calcext:value-type="float">
            <text:p>0</text:p>
          </table:table-cell>
          <table:table-cell table:formula="of:=[.D53]+[.G5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4]*(80*8))/(1000*1000)" office:value-type="float" office:value="0" calcext:value-type="float">
            <text:p>0</text:p>
          </table:table-cell>
          <table:table-cell table:formula="of:=[.D54]+[.E54]" office:value-type="float" office:value="537" calcext:value-type="float">
            <text:p>537</text:p>
          </table:table-cell>
          <table:table-cell table:formula="of:=[.E54]*(1-[.C54])" office:value-type="float" office:value="0" calcext:value-type="float">
            <text:p>0</text:p>
          </table:table-cell>
          <table:table-cell table:formula="of:=[.D54]+[.G5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5]*(80*8))/(1000*1000)" office:value-type="float" office:value="0" calcext:value-type="float">
            <text:p>0</text:p>
          </table:table-cell>
          <table:table-cell table:formula="of:=[.D55]+[.E55]" office:value-type="float" office:value="537" calcext:value-type="float">
            <text:p>537</text:p>
          </table:table-cell>
          <table:table-cell table:formula="of:=[.E55]*(1-[.C55])" office:value-type="float" office:value="0" calcext:value-type="float">
            <text:p>0</text:p>
          </table:table-cell>
          <table:table-cell table:formula="of:=[.D55]+[.G5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6]*(80*8))/(1000*1000)" office:value-type="float" office:value="0" calcext:value-type="float">
            <text:p>0</text:p>
          </table:table-cell>
          <table:table-cell table:formula="of:=[.D56]+[.E56]" office:value-type="float" office:value="537" calcext:value-type="float">
            <text:p>537</text:p>
          </table:table-cell>
          <table:table-cell table:formula="of:=[.E56]*(1-[.C56])" office:value-type="float" office:value="0" calcext:value-type="float">
            <text:p>0</text:p>
          </table:table-cell>
          <table:table-cell table:formula="of:=[.D56]+[.G56]" office:value-type="float" office:value="537" calcext:value-type="float">
            <text:p>53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60" office:value-type="float" office:value="60" calcext:value-type="float">
            <text:p>60</text:p>
          </table:table-cell>
          <table:table-cell table:formula="of:=0.00478516" office:value-type="float" office:value="0.00478516" calcext:value-type="float">
            <text:p>0.004785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7]*(80*8))/(1000*1000)" office:value-type="float" office:value="2.62144" calcext:value-type="float">
            <text:p>2.62144</text:p>
          </table:table-cell>
          <table:table-cell table:formula="of:=[.D57]+[.E57]" office:value-type="float" office:value="539.62144" calcext:value-type="float">
            <text:p>539.62144</text:p>
          </table:table-cell>
          <table:table-cell table:formula="of:=[.E57]*(1-[.C57])" office:value-type="float" office:value="2.6088959901696" calcext:value-type="float">
            <text:p>2.6088959901696</text:p>
          </table:table-cell>
          <table:table-cell table:formula="of:=[.D57]+[.G57]" office:value-type="float" office:value="539.60889599017" calcext:value-type="float">
            <text:p>539.6088959901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60" office:value-type="float" office:value="60" calcext:value-type="float">
            <text:p>60</text:p>
          </table:table-cell>
          <table:table-cell table:formula="of:=0.00478516" office:value-type="float" office:value="0.00478516" calcext:value-type="float">
            <text:p>0.004785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8]*(80*8))/(1000*1000)" office:value-type="float" office:value="2.62144" calcext:value-type="float">
            <text:p>2.62144</text:p>
          </table:table-cell>
          <table:table-cell table:formula="of:=[.D58]+[.E58]" office:value-type="float" office:value="539.62144" calcext:value-type="float">
            <text:p>539.62144</text:p>
          </table:table-cell>
          <table:table-cell table:formula="of:=[.E58]*(1-[.C58])" office:value-type="float" office:value="2.6088959901696" calcext:value-type="float">
            <text:p>2.6088959901696</text:p>
          </table:table-cell>
          <table:table-cell table:formula="of:=[.D58]+[.G58]" office:value-type="float" office:value="539.60889599017" calcext:value-type="float">
            <text:p>539.6088959901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60" office:value-type="float" office:value="60" calcext:value-type="float">
            <text:p>60</text:p>
          </table:table-cell>
          <table:table-cell table:formula="of:=0.00478516" office:value-type="float" office:value="0.00478516" calcext:value-type="float">
            <text:p>0.004785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9]*(80*8))/(1000*1000)" office:value-type="float" office:value="2.62144" calcext:value-type="float">
            <text:p>2.62144</text:p>
          </table:table-cell>
          <table:table-cell table:formula="of:=[.D59]+[.E59]" office:value-type="float" office:value="539.62144" calcext:value-type="float">
            <text:p>539.62144</text:p>
          </table:table-cell>
          <table:table-cell table:formula="of:=[.E59]*(1-[.C59])" office:value-type="float" office:value="2.6088959901696" calcext:value-type="float">
            <text:p>2.6088959901696</text:p>
          </table:table-cell>
          <table:table-cell table:formula="of:=[.D59]+[.G59]" office:value-type="float" office:value="539.60889599017" calcext:value-type="float">
            <text:p>539.6088959901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60" office:value-type="float" office:value="60" calcext:value-type="float">
            <text:p>60</text:p>
          </table:table-cell>
          <table:table-cell table:formula="of:=0.00478516" office:value-type="float" office:value="0.00478516" calcext:value-type="float">
            <text:p>0.004785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0]*(80*8))/(1000*1000)" office:value-type="float" office:value="2.62144" calcext:value-type="float">
            <text:p>2.62144</text:p>
          </table:table-cell>
          <table:table-cell table:formula="of:=[.D60]+[.E60]" office:value-type="float" office:value="539.62144" calcext:value-type="float">
            <text:p>539.62144</text:p>
          </table:table-cell>
          <table:table-cell table:formula="of:=[.E60]*(1-[.C60])" office:value-type="float" office:value="2.6088959901696" calcext:value-type="float">
            <text:p>2.6088959901696</text:p>
          </table:table-cell>
          <table:table-cell table:formula="of:=[.D60]+[.G60]" office:value-type="float" office:value="539.60889599017" calcext:value-type="float">
            <text:p>539.6088959901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60" office:value-type="float" office:value="60" calcext:value-type="float">
            <text:p>60</text:p>
          </table:table-cell>
          <table:table-cell table:formula="of:=0.00478516" office:value-type="float" office:value="0.00478516" calcext:value-type="float">
            <text:p>0.0047851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1]*(80*8))/(1000*1000)" office:value-type="float" office:value="2.62144" calcext:value-type="float">
            <text:p>2.62144</text:p>
          </table:table-cell>
          <table:table-cell table:formula="of:=[.D61]+[.E61]" office:value-type="float" office:value="539.62144" calcext:value-type="float">
            <text:p>539.62144</text:p>
          </table:table-cell>
          <table:table-cell table:formula="of:=[.E61]*(1-[.C61])" office:value-type="float" office:value="2.6088959901696" calcext:value-type="float">
            <text:p>2.6088959901696</text:p>
          </table:table-cell>
          <table:table-cell table:formula="of:=[.D61]+[.G61]" office:value-type="float" office:value="539.60889599017" calcext:value-type="float">
            <text:p>539.60889599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2]*(80*8))/(1000*1000)" office:value-type="float" office:value="0" calcext:value-type="float">
            <text:p>0</text:p>
          </table:table-cell>
          <table:table-cell table:formula="of:=[.D62]+[.E62]" office:value-type="float" office:value="537" calcext:value-type="float">
            <text:p>537</text:p>
          </table:table-cell>
          <table:table-cell table:formula="of:=[.E62]*(1-[.C62])" office:value-type="float" office:value="0" calcext:value-type="float">
            <text:p>0</text:p>
          </table:table-cell>
          <table:table-cell table:formula="of:=[.D62]+[.G6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3]*(80*8))/(1000*1000)" office:value-type="float" office:value="0" calcext:value-type="float">
            <text:p>0</text:p>
          </table:table-cell>
          <table:table-cell table:formula="of:=[.D63]+[.E63]" office:value-type="float" office:value="537" calcext:value-type="float">
            <text:p>537</text:p>
          </table:table-cell>
          <table:table-cell table:formula="of:=[.E63]*(1-[.C63])" office:value-type="float" office:value="0" calcext:value-type="float">
            <text:p>0</text:p>
          </table:table-cell>
          <table:table-cell table:formula="of:=[.D63]+[.G6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4]*(80*8))/(1000*1000)" office:value-type="float" office:value="0" calcext:value-type="float">
            <text:p>0</text:p>
          </table:table-cell>
          <table:table-cell table:formula="of:=[.D64]+[.E64]" office:value-type="float" office:value="537" calcext:value-type="float">
            <text:p>537</text:p>
          </table:table-cell>
          <table:table-cell table:formula="of:=[.E64]*(1-[.C64])" office:value-type="float" office:value="0" calcext:value-type="float">
            <text:p>0</text:p>
          </table:table-cell>
          <table:table-cell table:formula="of:=[.D64]+[.G6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5]*(80*8))/(1000*1000)" office:value-type="float" office:value="0" calcext:value-type="float">
            <text:p>0</text:p>
          </table:table-cell>
          <table:table-cell table:formula="of:=[.D65]+[.E65]" office:value-type="float" office:value="537" calcext:value-type="float">
            <text:p>537</text:p>
          </table:table-cell>
          <table:table-cell table:formula="of:=[.E65]*(1-[.C65])" office:value-type="float" office:value="0" calcext:value-type="float">
            <text:p>0</text:p>
          </table:table-cell>
          <table:table-cell table:formula="of:=[.D65]+[.G6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6]*(80*8))/(1000*1000)" office:value-type="float" office:value="0" calcext:value-type="float">
            <text:p>0</text:p>
          </table:table-cell>
          <table:table-cell table:formula="of:=[.D66]+[.E66]" office:value-type="float" office:value="537" calcext:value-type="float">
            <text:p>537</text:p>
          </table:table-cell>
          <table:table-cell table:formula="of:=[.E66]*(1-[.C66])" office:value-type="float" office:value="0" calcext:value-type="float">
            <text:p>0</text:p>
          </table:table-cell>
          <table:table-cell table:formula="of:=[.D66]+[.G66]" office:value-type="float" office:value="537" calcext:value-type="float">
            <text:p>537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49978" office:value-type="float" office:value="0.49978" calcext:value-type="float">
            <text:p>0.49978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7]*(80*8))/(1000*1000)" office:value-type="float" office:value="5.24288" calcext:value-type="float">
            <text:p>5.24288</text:p>
          </table:table-cell>
          <table:table-cell table:formula="of:=[.D67]+[.E67]" office:value-type="float" office:value="542.24288" calcext:value-type="float">
            <text:p>542.24288</text:p>
          </table:table-cell>
          <table:table-cell table:formula="of:=[.E67]*(1-[.C67])" office:value-type="float" office:value="2.6225934336" calcext:value-type="float">
            <text:p>2.6225934336</text:p>
          </table:table-cell>
          <table:table-cell table:formula="of:=[.D67]+[.G67]" office:value-type="float" office:value="539.6225934336" calcext:value-type="float">
            <text:p>539.6225934336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49978" office:value-type="float" office:value="0.49978" calcext:value-type="float">
            <text:p>0.49978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8]*(80*8))/(1000*1000)" office:value-type="float" office:value="5.24288" calcext:value-type="float">
            <text:p>5.24288</text:p>
          </table:table-cell>
          <table:table-cell table:formula="of:=[.D68]+[.E68]" office:value-type="float" office:value="542.24288" calcext:value-type="float">
            <text:p>542.24288</text:p>
          </table:table-cell>
          <table:table-cell table:formula="of:=[.E68]*(1-[.C68])" office:value-type="float" office:value="2.6225934336" calcext:value-type="float">
            <text:p>2.6225934336</text:p>
          </table:table-cell>
          <table:table-cell table:formula="of:=[.D68]+[.G68]" office:value-type="float" office:value="539.6225934336" calcext:value-type="float">
            <text:p>539.6225934336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49978" office:value-type="float" office:value="0.49978" calcext:value-type="float">
            <text:p>0.49978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9]*(80*8))/(1000*1000)" office:value-type="float" office:value="5.24288" calcext:value-type="float">
            <text:p>5.24288</text:p>
          </table:table-cell>
          <table:table-cell table:formula="of:=[.D69]+[.E69]" office:value-type="float" office:value="542.24288" calcext:value-type="float">
            <text:p>542.24288</text:p>
          </table:table-cell>
          <table:table-cell table:formula="of:=[.E69]*(1-[.C69])" office:value-type="float" office:value="2.6225934336" calcext:value-type="float">
            <text:p>2.6225934336</text:p>
          </table:table-cell>
          <table:table-cell table:formula="of:=[.D69]+[.G69]" office:value-type="float" office:value="539.6225934336" calcext:value-type="float">
            <text:p>539.6225934336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49978" office:value-type="float" office:value="0.49978" calcext:value-type="float">
            <text:p>0.49978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0]*(80*8))/(1000*1000)" office:value-type="float" office:value="5.24288" calcext:value-type="float">
            <text:p>5.24288</text:p>
          </table:table-cell>
          <table:table-cell table:formula="of:=[.D70]+[.E70]" office:value-type="float" office:value="542.24288" calcext:value-type="float">
            <text:p>542.24288</text:p>
          </table:table-cell>
          <table:table-cell table:formula="of:=[.E70]*(1-[.C70])" office:value-type="float" office:value="2.6225934336" calcext:value-type="float">
            <text:p>2.6225934336</text:p>
          </table:table-cell>
          <table:table-cell table:formula="of:=[.D70]+[.G70]" office:value-type="float" office:value="539.6225934336" calcext:value-type="float">
            <text:p>539.6225934336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49978" office:value-type="float" office:value="0.49978" calcext:value-type="float">
            <text:p>0.49978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1]*(80*8))/(1000*1000)" office:value-type="float" office:value="5.24288" calcext:value-type="float">
            <text:p>5.24288</text:p>
          </table:table-cell>
          <table:table-cell table:formula="of:=[.D71]+[.E71]" office:value-type="float" office:value="542.24288" calcext:value-type="float">
            <text:p>542.24288</text:p>
          </table:table-cell>
          <table:table-cell table:formula="of:=[.E71]*(1-[.C71])" office:value-type="float" office:value="2.6225934336" calcext:value-type="float">
            <text:p>2.6225934336</text:p>
          </table:table-cell>
          <table:table-cell table:formula="of:=[.D71]+[.G71]" office:value-type="float" office:value="539.6225934336" calcext:value-type="float">
            <text:p>539.6225934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2]*(80*8))/(1000*1000)" office:value-type="float" office:value="0" calcext:value-type="float">
            <text:p>0</text:p>
          </table:table-cell>
          <table:table-cell table:formula="of:=[.D72]+[.E72]" office:value-type="float" office:value="537" calcext:value-type="float">
            <text:p>537</text:p>
          </table:table-cell>
          <table:table-cell table:formula="of:=[.E72]*(1-[.C72])" office:value-type="float" office:value="0" calcext:value-type="float">
            <text:p>0</text:p>
          </table:table-cell>
          <table:table-cell table:formula="of:=[.D72]+[.G7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3]*(80*8))/(1000*1000)" office:value-type="float" office:value="0" calcext:value-type="float">
            <text:p>0</text:p>
          </table:table-cell>
          <table:table-cell table:formula="of:=[.D73]+[.E73]" office:value-type="float" office:value="537" calcext:value-type="float">
            <text:p>537</text:p>
          </table:table-cell>
          <table:table-cell table:formula="of:=[.E73]*(1-[.C73])" office:value-type="float" office:value="0" calcext:value-type="float">
            <text:p>0</text:p>
          </table:table-cell>
          <table:table-cell table:formula="of:=[.D73]+[.G7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4]*(80*8))/(1000*1000)" office:value-type="float" office:value="0" calcext:value-type="float">
            <text:p>0</text:p>
          </table:table-cell>
          <table:table-cell table:formula="of:=[.D74]+[.E74]" office:value-type="float" office:value="537" calcext:value-type="float">
            <text:p>537</text:p>
          </table:table-cell>
          <table:table-cell table:formula="of:=[.E74]*(1-[.C74])" office:value-type="float" office:value="0" calcext:value-type="float">
            <text:p>0</text:p>
          </table:table-cell>
          <table:table-cell table:formula="of:=[.D74]+[.G7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5]*(80*8))/(1000*1000)" office:value-type="float" office:value="0" calcext:value-type="float">
            <text:p>0</text:p>
          </table:table-cell>
          <table:table-cell table:formula="of:=[.D75]+[.E75]" office:value-type="float" office:value="537" calcext:value-type="float">
            <text:p>537</text:p>
          </table:table-cell>
          <table:table-cell table:formula="of:=[.E75]*(1-[.C75])" office:value-type="float" office:value="0" calcext:value-type="float">
            <text:p>0</text:p>
          </table:table-cell>
          <table:table-cell table:formula="of:=[.D75]+[.G7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6]*(80*8))/(1000*1000)" office:value-type="float" office:value="0" calcext:value-type="float">
            <text:p>0</text:p>
          </table:table-cell>
          <table:table-cell table:formula="of:=[.D76]+[.E76]" office:value-type="float" office:value="537" calcext:value-type="float">
            <text:p>537</text:p>
          </table:table-cell>
          <table:table-cell table:formula="of:=[.E76]*(1-[.C76])" office:value-type="float" office:value="0" calcext:value-type="float">
            <text:p>0</text:p>
          </table:table-cell>
          <table:table-cell table:formula="of:=[.D76]+[.G76]" office:value-type="float" office:value="537" calcext:value-type="float">
            <text:p>537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40" office:value-type="float" office:value="40" calcext:value-type="float">
            <text:p>40</text:p>
          </table:table-cell>
          <table:table-cell table:formula="of:=0.748096" office:value-type="float" office:value="0.748096" calcext:value-type="float">
            <text:p>0.74809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7]*(80*8))/(1000*1000)" office:value-type="float" office:value="10.48576" calcext:value-type="float">
            <text:p>10.48576</text:p>
          </table:table-cell>
          <table:table-cell table:formula="of:=[.D77]+[.E77]" office:value-type="float" office:value="547.48576" calcext:value-type="float">
            <text:p>547.48576</text:p>
          </table:table-cell>
          <table:table-cell table:formula="of:=[.E77]*(1-[.C77])" office:value-type="float" office:value="2.64140488704" calcext:value-type="float">
            <text:p>2.64140488704</text:p>
          </table:table-cell>
          <table:table-cell table:formula="of:=[.D77]+[.G77]" office:value-type="float" office:value="539.64140488704" calcext:value-type="float">
            <text:p>539.64140488704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40" office:value-type="float" office:value="40" calcext:value-type="float">
            <text:p>40</text:p>
          </table:table-cell>
          <table:table-cell table:formula="of:=0.748096" office:value-type="float" office:value="0.748096" calcext:value-type="float">
            <text:p>0.74809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8]*(80*8))/(1000*1000)" office:value-type="float" office:value="10.48576" calcext:value-type="float">
            <text:p>10.48576</text:p>
          </table:table-cell>
          <table:table-cell table:formula="of:=[.D78]+[.E78]" office:value-type="float" office:value="547.48576" calcext:value-type="float">
            <text:p>547.48576</text:p>
          </table:table-cell>
          <table:table-cell table:formula="of:=[.E78]*(1-[.C78])" office:value-type="float" office:value="2.64140488704" calcext:value-type="float">
            <text:p>2.64140488704</text:p>
          </table:table-cell>
          <table:table-cell table:formula="of:=[.D78]+[.G78]" office:value-type="float" office:value="539.64140488704" calcext:value-type="float">
            <text:p>539.64140488704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40" office:value-type="float" office:value="40" calcext:value-type="float">
            <text:p>40</text:p>
          </table:table-cell>
          <table:table-cell table:formula="of:=0.748096" office:value-type="float" office:value="0.748096" calcext:value-type="float">
            <text:p>0.74809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9]*(80*8))/(1000*1000)" office:value-type="float" office:value="10.48576" calcext:value-type="float">
            <text:p>10.48576</text:p>
          </table:table-cell>
          <table:table-cell table:formula="of:=[.D79]+[.E79]" office:value-type="float" office:value="547.48576" calcext:value-type="float">
            <text:p>547.48576</text:p>
          </table:table-cell>
          <table:table-cell table:formula="of:=[.E79]*(1-[.C79])" office:value-type="float" office:value="2.64140488704" calcext:value-type="float">
            <text:p>2.64140488704</text:p>
          </table:table-cell>
          <table:table-cell table:formula="of:=[.D79]+[.G79]" office:value-type="float" office:value="539.64140488704" calcext:value-type="float">
            <text:p>539.64140488704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40" office:value-type="float" office:value="40" calcext:value-type="float">
            <text:p>40</text:p>
          </table:table-cell>
          <table:table-cell table:formula="of:=0.748096" office:value-type="float" office:value="0.748096" calcext:value-type="float">
            <text:p>0.74809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0]*(80*8))/(1000*1000)" office:value-type="float" office:value="10.48576" calcext:value-type="float">
            <text:p>10.48576</text:p>
          </table:table-cell>
          <table:table-cell table:formula="of:=[.D80]+[.E80]" office:value-type="float" office:value="547.48576" calcext:value-type="float">
            <text:p>547.48576</text:p>
          </table:table-cell>
          <table:table-cell table:formula="of:=[.E80]*(1-[.C80])" office:value-type="float" office:value="2.64140488704" calcext:value-type="float">
            <text:p>2.64140488704</text:p>
          </table:table-cell>
          <table:table-cell table:formula="of:=[.D80]+[.G80]" office:value-type="float" office:value="539.64140488704" calcext:value-type="float">
            <text:p>539.64140488704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40" office:value-type="float" office:value="40" calcext:value-type="float">
            <text:p>40</text:p>
          </table:table-cell>
          <table:table-cell table:formula="of:=0.748096" office:value-type="float" office:value="0.748096" calcext:value-type="float">
            <text:p>0.74809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1]*(80*8))/(1000*1000)" office:value-type="float" office:value="10.48576" calcext:value-type="float">
            <text:p>10.48576</text:p>
          </table:table-cell>
          <table:table-cell table:formula="of:=[.D81]+[.E81]" office:value-type="float" office:value="547.48576" calcext:value-type="float">
            <text:p>547.48576</text:p>
          </table:table-cell>
          <table:table-cell table:formula="of:=[.E81]*(1-[.C81])" office:value-type="float" office:value="2.64140488704" calcext:value-type="float">
            <text:p>2.64140488704</text:p>
          </table:table-cell>
          <table:table-cell table:formula="of:=[.D81]+[.G81]" office:value-type="float" office:value="539.64140488704" calcext:value-type="float">
            <text:p>539.64140488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2]*(80*8))/(1000*1000)" office:value-type="float" office:value="0" calcext:value-type="float">
            <text:p>0</text:p>
          </table:table-cell>
          <table:table-cell table:formula="of:=[.D82]+[.E82]" office:value-type="float" office:value="537" calcext:value-type="float">
            <text:p>537</text:p>
          </table:table-cell>
          <table:table-cell table:formula="of:=[.E82]*(1-[.C82])" office:value-type="float" office:value="0" calcext:value-type="float">
            <text:p>0</text:p>
          </table:table-cell>
          <table:table-cell table:formula="of:=[.D82]+[.G8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3]*(80*8))/(1000*1000)" office:value-type="float" office:value="0" calcext:value-type="float">
            <text:p>0</text:p>
          </table:table-cell>
          <table:table-cell table:formula="of:=[.D83]+[.E83]" office:value-type="float" office:value="537" calcext:value-type="float">
            <text:p>537</text:p>
          </table:table-cell>
          <table:table-cell table:formula="of:=[.E83]*(1-[.C83])" office:value-type="float" office:value="0" calcext:value-type="float">
            <text:p>0</text:p>
          </table:table-cell>
          <table:table-cell table:formula="of:=[.D83]+[.G8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4]*(80*8))/(1000*1000)" office:value-type="float" office:value="0" calcext:value-type="float">
            <text:p>0</text:p>
          </table:table-cell>
          <table:table-cell table:formula="of:=[.D84]+[.E84]" office:value-type="float" office:value="537" calcext:value-type="float">
            <text:p>537</text:p>
          </table:table-cell>
          <table:table-cell table:formula="of:=[.E84]*(1-[.C84])" office:value-type="float" office:value="0" calcext:value-type="float">
            <text:p>0</text:p>
          </table:table-cell>
          <table:table-cell table:formula="of:=[.D84]+[.G8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5]*(80*8))/(1000*1000)" office:value-type="float" office:value="0" calcext:value-type="float">
            <text:p>0</text:p>
          </table:table-cell>
          <table:table-cell table:formula="of:=[.D85]+[.E85]" office:value-type="float" office:value="537" calcext:value-type="float">
            <text:p>537</text:p>
          </table:table-cell>
          <table:table-cell table:formula="of:=[.E85]*(1-[.C85])" office:value-type="float" office:value="0" calcext:value-type="float">
            <text:p>0</text:p>
          </table:table-cell>
          <table:table-cell table:formula="of:=[.D85]+[.G8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6]*(80*8))/(1000*1000)" office:value-type="float" office:value="0" calcext:value-type="float">
            <text:p>0</text:p>
          </table:table-cell>
          <table:table-cell table:formula="of:=[.D86]+[.E86]" office:value-type="float" office:value="537" calcext:value-type="float">
            <text:p>537</text:p>
          </table:table-cell>
          <table:table-cell table:formula="of:=[.E86]*(1-[.C86])" office:value-type="float" office:value="0" calcext:value-type="float">
            <text:p>0</text:p>
          </table:table-cell>
          <table:table-cell table:formula="of:=[.D86]+[.G86]" office:value-type="float" office:value="537" calcext:value-type="float">
            <text:p>537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40" office:value-type="float" office:value="40" calcext:value-type="float">
            <text:p>40</text:p>
          </table:table-cell>
          <table:table-cell table:formula="of:=0.877026" office:value-type="float" office:value="0.877026" calcext:value-type="float">
            <text:p>0.8770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7]*(80*8))/(1000*1000)" office:value-type="float" office:value="20.97152" calcext:value-type="float">
            <text:p>20.97152</text:p>
          </table:table-cell>
          <table:table-cell table:formula="of:=[.D87]+[.E87]" office:value-type="float" office:value="557.97152" calcext:value-type="float">
            <text:p>557.97152</text:p>
          </table:table-cell>
          <table:table-cell table:formula="of:=[.E87]*(1-[.C87])" office:value-type="float" office:value="2.57895170048" calcext:value-type="float">
            <text:p>2.57895170048</text:p>
          </table:table-cell>
          <table:table-cell table:formula="of:=[.D87]+[.G87]" office:value-type="float" office:value="539.57895170048" calcext:value-type="float">
            <text:p>539.57895170048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40" office:value-type="float" office:value="40" calcext:value-type="float">
            <text:p>40</text:p>
          </table:table-cell>
          <table:table-cell table:formula="of:=0.877026" office:value-type="float" office:value="0.877026" calcext:value-type="float">
            <text:p>0.8770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8]*(80*8))/(1000*1000)" office:value-type="float" office:value="20.97152" calcext:value-type="float">
            <text:p>20.97152</text:p>
          </table:table-cell>
          <table:table-cell table:formula="of:=[.D88]+[.E88]" office:value-type="float" office:value="557.97152" calcext:value-type="float">
            <text:p>557.97152</text:p>
          </table:table-cell>
          <table:table-cell table:formula="of:=[.E88]*(1-[.C88])" office:value-type="float" office:value="2.57895170048" calcext:value-type="float">
            <text:p>2.57895170048</text:p>
          </table:table-cell>
          <table:table-cell table:formula="of:=[.D88]+[.G88]" office:value-type="float" office:value="539.57895170048" calcext:value-type="float">
            <text:p>539.57895170048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40" office:value-type="float" office:value="40" calcext:value-type="float">
            <text:p>40</text:p>
          </table:table-cell>
          <table:table-cell table:formula="of:=0.877026" office:value-type="float" office:value="0.877026" calcext:value-type="float">
            <text:p>0.8770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9]*(80*8))/(1000*1000)" office:value-type="float" office:value="20.97152" calcext:value-type="float">
            <text:p>20.97152</text:p>
          </table:table-cell>
          <table:table-cell table:formula="of:=[.D89]+[.E89]" office:value-type="float" office:value="557.97152" calcext:value-type="float">
            <text:p>557.97152</text:p>
          </table:table-cell>
          <table:table-cell table:formula="of:=[.E89]*(1-[.C89])" office:value-type="float" office:value="2.57895170048" calcext:value-type="float">
            <text:p>2.57895170048</text:p>
          </table:table-cell>
          <table:table-cell table:formula="of:=[.D89]+[.G89]" office:value-type="float" office:value="539.57895170048" calcext:value-type="float">
            <text:p>539.57895170048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40" office:value-type="float" office:value="40" calcext:value-type="float">
            <text:p>40</text:p>
          </table:table-cell>
          <table:table-cell table:formula="of:=0.877026" office:value-type="float" office:value="0.877026" calcext:value-type="float">
            <text:p>0.8770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0]*(80*8))/(1000*1000)" office:value-type="float" office:value="20.97152" calcext:value-type="float">
            <text:p>20.97152</text:p>
          </table:table-cell>
          <table:table-cell table:formula="of:=[.D90]+[.E90]" office:value-type="float" office:value="557.97152" calcext:value-type="float">
            <text:p>557.97152</text:p>
          </table:table-cell>
          <table:table-cell table:formula="of:=[.E90]*(1-[.C90])" office:value-type="float" office:value="2.57895170048" calcext:value-type="float">
            <text:p>2.57895170048</text:p>
          </table:table-cell>
          <table:table-cell table:formula="of:=[.D90]+[.G90]" office:value-type="float" office:value="539.57895170048" calcext:value-type="float">
            <text:p>539.57895170048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40" office:value-type="float" office:value="40" calcext:value-type="float">
            <text:p>40</text:p>
          </table:table-cell>
          <table:table-cell table:formula="of:=0.877026" office:value-type="float" office:value="0.877026" calcext:value-type="float">
            <text:p>0.8770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1]*(80*8))/(1000*1000)" office:value-type="float" office:value="20.97152" calcext:value-type="float">
            <text:p>20.97152</text:p>
          </table:table-cell>
          <table:table-cell table:formula="of:=[.D91]+[.E91]" office:value-type="float" office:value="557.97152" calcext:value-type="float">
            <text:p>557.97152</text:p>
          </table:table-cell>
          <table:table-cell table:formula="of:=[.E91]*(1-[.C91])" office:value-type="float" office:value="2.57895170048" calcext:value-type="float">
            <text:p>2.57895170048</text:p>
          </table:table-cell>
          <table:table-cell table:formula="of:=[.D91]+[.G91]" office:value-type="float" office:value="539.57895170048" calcext:value-type="float">
            <text:p>539.57895170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2]*(80*8))/(1000*1000)" office:value-type="float" office:value="0" calcext:value-type="float">
            <text:p>0</text:p>
          </table:table-cell>
          <table:table-cell table:formula="of:=[.D92]+[.E92]" office:value-type="float" office:value="537" calcext:value-type="float">
            <text:p>537</text:p>
          </table:table-cell>
          <table:table-cell table:formula="of:=[.E92]*(1-[.C92])" office:value-type="float" office:value="0" calcext:value-type="float">
            <text:p>0</text:p>
          </table:table-cell>
          <table:table-cell table:formula="of:=[.D92]+[.G9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3]*(80*8))/(1000*1000)" office:value-type="float" office:value="0" calcext:value-type="float">
            <text:p>0</text:p>
          </table:table-cell>
          <table:table-cell table:formula="of:=[.D93]+[.E93]" office:value-type="float" office:value="537" calcext:value-type="float">
            <text:p>537</text:p>
          </table:table-cell>
          <table:table-cell table:formula="of:=[.E93]*(1-[.C93])" office:value-type="float" office:value="0" calcext:value-type="float">
            <text:p>0</text:p>
          </table:table-cell>
          <table:table-cell table:formula="of:=[.D93]+[.G9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4]*(80*8))/(1000*1000)" office:value-type="float" office:value="0" calcext:value-type="float">
            <text:p>0</text:p>
          </table:table-cell>
          <table:table-cell table:formula="of:=[.D94]+[.E94]" office:value-type="float" office:value="537" calcext:value-type="float">
            <text:p>537</text:p>
          </table:table-cell>
          <table:table-cell table:formula="of:=[.E94]*(1-[.C94])" office:value-type="float" office:value="0" calcext:value-type="float">
            <text:p>0</text:p>
          </table:table-cell>
          <table:table-cell table:formula="of:=[.D94]+[.G9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5]*(80*8))/(1000*1000)" office:value-type="float" office:value="0" calcext:value-type="float">
            <text:p>0</text:p>
          </table:table-cell>
          <table:table-cell table:formula="of:=[.D95]+[.E95]" office:value-type="float" office:value="537" calcext:value-type="float">
            <text:p>537</text:p>
          </table:table-cell>
          <table:table-cell table:formula="of:=[.E95]*(1-[.C95])" office:value-type="float" office:value="0" calcext:value-type="float">
            <text:p>0</text:p>
          </table:table-cell>
          <table:table-cell table:formula="of:=[.D95]+[.G9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6]*(80*8))/(1000*1000)" office:value-type="float" office:value="0" calcext:value-type="float">
            <text:p>0</text:p>
          </table:table-cell>
          <table:table-cell table:formula="of:=[.D96]+[.E96]" office:value-type="float" office:value="537" calcext:value-type="float">
            <text:p>537</text:p>
          </table:table-cell>
          <table:table-cell table:formula="of:=[.E96]*(1-[.C96])" office:value-type="float" office:value="0" calcext:value-type="float">
            <text:p>0</text:p>
          </table:table-cell>
          <table:table-cell table:formula="of:=[.D96]+[.G96]" office:value-type="float" office:value="537" calcext:value-type="float">
            <text:p>537</text:p>
          </table:table-cell>
        </table:table-row>
      </table:table>
      <table:table table:name="acl_tcp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berat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ssrate</text:p>
          </table:table-cell>
          <table:table-cell office:value-type="string" calcext:value-type="string">
            <text:p>dataplane</text:p>
          </table:table-cell>
          <table:table-cell office:value-type="string" calcext:value-type="string">
            <text:p>icmpbw_input</text:p>
          </table:table-cell>
          <table:table-cell office:value-type="string" calcext:value-type="string">
            <text:p>totalbw_input</text:p>
          </table:table-cell>
          <table:table-cell office:value-type="string" calcext:value-type="string">
            <text:p>icmpbw_output</text:p>
          </table:table-cell>
          <table:table-cell office:value-type="string" calcext:value-type="string">
            <text:p>totalbw_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]*(80*8))/(1000*1000)" office:value-type="float" office:value="0" calcext:value-type="float">
            <text:p>0</text:p>
          </table:table-cell>
          <table:table-cell table:formula="of:=[.D2]+[.E2]" office:value-type="float" office:value="537" calcext:value-type="float">
            <text:p>537</text:p>
          </table:table-cell>
          <table:table-cell table:formula="of:=[.E2]*(1-[.C2])" office:value-type="float" office:value="0" calcext:value-type="float">
            <text:p>0</text:p>
          </table:table-cell>
          <table:table-cell table:formula="of:=[.D2]+[.G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]*(80*8))/(1000*1000)" office:value-type="float" office:value="0" calcext:value-type="float">
            <text:p>0</text:p>
          </table:table-cell>
          <table:table-cell table:formula="of:=[.D3]+[.E3]" office:value-type="float" office:value="537" calcext:value-type="float">
            <text:p>537</text:p>
          </table:table-cell>
          <table:table-cell table:formula="of:=[.E3]*(1-[.C3])" office:value-type="float" office:value="0" calcext:value-type="float">
            <text:p>0</text:p>
          </table:table-cell>
          <table:table-cell table:formula="of:=[.D3]+[.G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]*(80*8))/(1000*1000)" office:value-type="float" office:value="0" calcext:value-type="float">
            <text:p>0</text:p>
          </table:table-cell>
          <table:table-cell table:formula="of:=[.D4]+[.E4]" office:value-type="float" office:value="537" calcext:value-type="float">
            <text:p>537</text:p>
          </table:table-cell>
          <table:table-cell table:formula="of:=[.E4]*(1-[.C4])" office:value-type="float" office:value="0" calcext:value-type="float">
            <text:p>0</text:p>
          </table:table-cell>
          <table:table-cell table:formula="of:=[.D4]+[.G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]*(80*8))/(1000*1000)" office:value-type="float" office:value="0" calcext:value-type="float">
            <text:p>0</text:p>
          </table:table-cell>
          <table:table-cell table:formula="of:=[.D5]+[.E5]" office:value-type="float" office:value="537" calcext:value-type="float">
            <text:p>537</text:p>
          </table:table-cell>
          <table:table-cell table:formula="of:=[.E5]*(1-[.C5])" office:value-type="float" office:value="0" calcext:value-type="float">
            <text:p>0</text:p>
          </table:table-cell>
          <table:table-cell table:formula="of:=[.D5]+[.G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]*(80*8))/(1000*1000)" office:value-type="float" office:value="0" calcext:value-type="float">
            <text:p>0</text:p>
          </table:table-cell>
          <table:table-cell table:formula="of:=[.D6]+[.E6]" office:value-type="float" office:value="537" calcext:value-type="float">
            <text:p>537</text:p>
          </table:table-cell>
          <table:table-cell table:formula="of:=[.E6]*(1-[.C6])" office:value-type="float" office:value="0" calcext:value-type="float">
            <text:p>0</text:p>
          </table:table-cell>
          <table:table-cell table:formula="of:=[.D6]+[.G6]" office:value-type="float" office:value="537" calcext:value-type="float">
            <text:p>537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]*(80*8))/(1000*1000)" office:value-type="float" office:value="0.08192" calcext:value-type="float">
            <text:p>0.08192</text:p>
          </table:table-cell>
          <table:table-cell table:formula="of:=[.D7]+[.E7]" office:value-type="float" office:value="537.08192" calcext:value-type="float">
            <text:p>537.08192</text:p>
          </table:table-cell>
          <table:table-cell table:formula="of:=[.E7]*(1-[.C7])" office:value-type="float" office:value="0.08192" calcext:value-type="float">
            <text:p>0.08192</text:p>
          </table:table-cell>
          <table:table-cell table:formula="of:=[.D7]+[.G7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]*(80*8))/(1000*1000)" office:value-type="float" office:value="0.08192" calcext:value-type="float">
            <text:p>0.08192</text:p>
          </table:table-cell>
          <table:table-cell table:formula="of:=[.D8]+[.E8]" office:value-type="float" office:value="537.08192" calcext:value-type="float">
            <text:p>537.08192</text:p>
          </table:table-cell>
          <table:table-cell table:formula="of:=[.E8]*(1-[.C8])" office:value-type="float" office:value="0.08192" calcext:value-type="float">
            <text:p>0.08192</text:p>
          </table:table-cell>
          <table:table-cell table:formula="of:=[.D8]+[.G8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]*(80*8))/(1000*1000)" office:value-type="float" office:value="0.08192" calcext:value-type="float">
            <text:p>0.08192</text:p>
          </table:table-cell>
          <table:table-cell table:formula="of:=[.D9]+[.E9]" office:value-type="float" office:value="537.08192" calcext:value-type="float">
            <text:p>537.08192</text:p>
          </table:table-cell>
          <table:table-cell table:formula="of:=[.E9]*(1-[.C9])" office:value-type="float" office:value="0.08192" calcext:value-type="float">
            <text:p>0.08192</text:p>
          </table:table-cell>
          <table:table-cell table:formula="of:=[.D9]+[.G9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0]*(80*8))/(1000*1000)" office:value-type="float" office:value="0.08192" calcext:value-type="float">
            <text:p>0.08192</text:p>
          </table:table-cell>
          <table:table-cell table:formula="of:=[.D10]+[.E10]" office:value-type="float" office:value="537.08192" calcext:value-type="float">
            <text:p>537.08192</text:p>
          </table:table-cell>
          <table:table-cell table:formula="of:=[.E10]*(1-[.C10])" office:value-type="float" office:value="0.08192" calcext:value-type="float">
            <text:p>0.08192</text:p>
          </table:table-cell>
          <table:table-cell table:formula="of:=[.D10]+[.G10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1]*(80*8))/(1000*1000)" office:value-type="float" office:value="0.08192" calcext:value-type="float">
            <text:p>0.08192</text:p>
          </table:table-cell>
          <table:table-cell table:formula="of:=[.D11]+[.E11]" office:value-type="float" office:value="537.08192" calcext:value-type="float">
            <text:p>537.08192</text:p>
          </table:table-cell>
          <table:table-cell table:formula="of:=[.E11]*(1-[.C11])" office:value-type="float" office:value="0.08192" calcext:value-type="float">
            <text:p>0.08192</text:p>
          </table:table-cell>
          <table:table-cell table:formula="of:=[.D11]+[.G11]" office:value-type="float" office:value="537.08192" calcext:value-type="float">
            <text:p>537.08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2]*(80*8))/(1000*1000)" office:value-type="float" office:value="0" calcext:value-type="float">
            <text:p>0</text:p>
          </table:table-cell>
          <table:table-cell table:formula="of:=[.D12]+[.E12]" office:value-type="float" office:value="537" calcext:value-type="float">
            <text:p>537</text:p>
          </table:table-cell>
          <table:table-cell table:formula="of:=[.E12]*(1-[.C12])" office:value-type="float" office:value="0" calcext:value-type="float">
            <text:p>0</text:p>
          </table:table-cell>
          <table:table-cell table:formula="of:=[.D12]+[.G1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3]*(80*8))/(1000*1000)" office:value-type="float" office:value="0" calcext:value-type="float">
            <text:p>0</text:p>
          </table:table-cell>
          <table:table-cell table:formula="of:=[.D13]+[.E13]" office:value-type="float" office:value="537" calcext:value-type="float">
            <text:p>537</text:p>
          </table:table-cell>
          <table:table-cell table:formula="of:=[.E13]*(1-[.C13])" office:value-type="float" office:value="0" calcext:value-type="float">
            <text:p>0</text:p>
          </table:table-cell>
          <table:table-cell table:formula="of:=[.D13]+[.G1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4]*(80*8))/(1000*1000)" office:value-type="float" office:value="0" calcext:value-type="float">
            <text:p>0</text:p>
          </table:table-cell>
          <table:table-cell table:formula="of:=[.D14]+[.E14]" office:value-type="float" office:value="537" calcext:value-type="float">
            <text:p>537</text:p>
          </table:table-cell>
          <table:table-cell table:formula="of:=[.E14]*(1-[.C14])" office:value-type="float" office:value="0" calcext:value-type="float">
            <text:p>0</text:p>
          </table:table-cell>
          <table:table-cell table:formula="of:=[.D14]+[.G1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5]*(80*8))/(1000*1000)" office:value-type="float" office:value="0" calcext:value-type="float">
            <text:p>0</text:p>
          </table:table-cell>
          <table:table-cell table:formula="of:=[.D15]+[.E15]" office:value-type="float" office:value="537" calcext:value-type="float">
            <text:p>537</text:p>
          </table:table-cell>
          <table:table-cell table:formula="of:=[.E15]*(1-[.C15])" office:value-type="float" office:value="0" calcext:value-type="float">
            <text:p>0</text:p>
          </table:table-cell>
          <table:table-cell table:formula="of:=[.D15]+[.G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6]*(80*8))/(1000*1000)" office:value-type="float" office:value="0" calcext:value-type="float">
            <text:p>0</text:p>
          </table:table-cell>
          <table:table-cell table:formula="of:=[.D16]+[.E16]" office:value-type="float" office:value="537" calcext:value-type="float">
            <text:p>537</text:p>
          </table:table-cell>
          <table:table-cell table:formula="of:=[.E16]*(1-[.C16])" office:value-type="float" office:value="0" calcext:value-type="float">
            <text:p>0</text:p>
          </table:table-cell>
          <table:table-cell table:formula="of:=[.D16]+[.G16]" office:value-type="float" office:value="537" calcext:value-type="float">
            <text:p>537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7]*(80*8))/(1000*1000)" office:value-type="float" office:value="0.16384" calcext:value-type="float">
            <text:p>0.16384</text:p>
          </table:table-cell>
          <table:table-cell table:formula="of:=[.D17]+[.E17]" office:value-type="float" office:value="537.16384" calcext:value-type="float">
            <text:p>537.16384</text:p>
          </table:table-cell>
          <table:table-cell table:formula="of:=[.E17]*(1-[.C17])" office:value-type="float" office:value="0.16384" calcext:value-type="float">
            <text:p>0.16384</text:p>
          </table:table-cell>
          <table:table-cell table:formula="of:=[.D17]+[.G17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8]*(80*8))/(1000*1000)" office:value-type="float" office:value="0.16384" calcext:value-type="float">
            <text:p>0.16384</text:p>
          </table:table-cell>
          <table:table-cell table:formula="of:=[.D18]+[.E18]" office:value-type="float" office:value="537.16384" calcext:value-type="float">
            <text:p>537.16384</text:p>
          </table:table-cell>
          <table:table-cell table:formula="of:=[.E18]*(1-[.C18])" office:value-type="float" office:value="0.16384" calcext:value-type="float">
            <text:p>0.16384</text:p>
          </table:table-cell>
          <table:table-cell table:formula="of:=[.D18]+[.G18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9]*(80*8))/(1000*1000)" office:value-type="float" office:value="0.16384" calcext:value-type="float">
            <text:p>0.16384</text:p>
          </table:table-cell>
          <table:table-cell table:formula="of:=[.D19]+[.E19]" office:value-type="float" office:value="537.16384" calcext:value-type="float">
            <text:p>537.16384</text:p>
          </table:table-cell>
          <table:table-cell table:formula="of:=[.E19]*(1-[.C19])" office:value-type="float" office:value="0.16384" calcext:value-type="float">
            <text:p>0.16384</text:p>
          </table:table-cell>
          <table:table-cell table:formula="of:=[.D19]+[.G19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0]*(80*8))/(1000*1000)" office:value-type="float" office:value="0.16384" calcext:value-type="float">
            <text:p>0.16384</text:p>
          </table:table-cell>
          <table:table-cell table:formula="of:=[.D20]+[.E20]" office:value-type="float" office:value="537.16384" calcext:value-type="float">
            <text:p>537.16384</text:p>
          </table:table-cell>
          <table:table-cell table:formula="of:=[.E20]*(1-[.C20])" office:value-type="float" office:value="0.16384" calcext:value-type="float">
            <text:p>0.16384</text:p>
          </table:table-cell>
          <table:table-cell table:formula="of:=[.D20]+[.G20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1]*(80*8))/(1000*1000)" office:value-type="float" office:value="0.16384" calcext:value-type="float">
            <text:p>0.16384</text:p>
          </table:table-cell>
          <table:table-cell table:formula="of:=[.D21]+[.E21]" office:value-type="float" office:value="537.16384" calcext:value-type="float">
            <text:p>537.16384</text:p>
          </table:table-cell>
          <table:table-cell table:formula="of:=[.E21]*(1-[.C21])" office:value-type="float" office:value="0.16384" calcext:value-type="float">
            <text:p>0.16384</text:p>
          </table:table-cell>
          <table:table-cell table:formula="of:=[.D21]+[.G21]" office:value-type="float" office:value="537.16384" calcext:value-type="float">
            <text:p>537.1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2]*(80*8))/(1000*1000)" office:value-type="float" office:value="0" calcext:value-type="float">
            <text:p>0</text:p>
          </table:table-cell>
          <table:table-cell table:formula="of:=[.D22]+[.E22]" office:value-type="float" office:value="537" calcext:value-type="float">
            <text:p>537</text:p>
          </table:table-cell>
          <table:table-cell table:formula="of:=[.E22]*(1-[.C22])" office:value-type="float" office:value="0" calcext:value-type="float">
            <text:p>0</text:p>
          </table:table-cell>
          <table:table-cell table:formula="of:=[.D22]+[.G2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3]*(80*8))/(1000*1000)" office:value-type="float" office:value="0" calcext:value-type="float">
            <text:p>0</text:p>
          </table:table-cell>
          <table:table-cell table:formula="of:=[.D23]+[.E23]" office:value-type="float" office:value="537" calcext:value-type="float">
            <text:p>537</text:p>
          </table:table-cell>
          <table:table-cell table:formula="of:=[.E23]*(1-[.C23])" office:value-type="float" office:value="0" calcext:value-type="float">
            <text:p>0</text:p>
          </table:table-cell>
          <table:table-cell table:formula="of:=[.D23]+[.G2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4]*(80*8))/(1000*1000)" office:value-type="float" office:value="0" calcext:value-type="float">
            <text:p>0</text:p>
          </table:table-cell>
          <table:table-cell table:formula="of:=[.D24]+[.E24]" office:value-type="float" office:value="537" calcext:value-type="float">
            <text:p>537</text:p>
          </table:table-cell>
          <table:table-cell table:formula="of:=[.E24]*(1-[.C24])" office:value-type="float" office:value="0" calcext:value-type="float">
            <text:p>0</text:p>
          </table:table-cell>
          <table:table-cell table:formula="of:=[.D24]+[.G2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5]*(80*8))/(1000*1000)" office:value-type="float" office:value="0" calcext:value-type="float">
            <text:p>0</text:p>
          </table:table-cell>
          <table:table-cell table:formula="of:=[.D25]+[.E25]" office:value-type="float" office:value="537" calcext:value-type="float">
            <text:p>537</text:p>
          </table:table-cell>
          <table:table-cell table:formula="of:=[.E25]*(1-[.C25])" office:value-type="float" office:value="0" calcext:value-type="float">
            <text:p>0</text:p>
          </table:table-cell>
          <table:table-cell table:formula="of:=[.D25]+[.G2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6]*(80*8))/(1000*1000)" office:value-type="float" office:value="0" calcext:value-type="float">
            <text:p>0</text:p>
          </table:table-cell>
          <table:table-cell table:formula="of:=[.D26]+[.E26]" office:value-type="float" office:value="537" calcext:value-type="float">
            <text:p>537</text:p>
          </table:table-cell>
          <table:table-cell table:formula="of:=[.E26]*(1-[.C26])" office:value-type="float" office:value="0" calcext:value-type="float">
            <text:p>0</text:p>
          </table:table-cell>
          <table:table-cell table:formula="of:=[.D26]+[.G26]" office:value-type="float" office:value="537" calcext:value-type="float">
            <text:p>537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7]*(80*8))/(1000*1000)" office:value-type="float" office:value="0.32768" calcext:value-type="float">
            <text:p>0.32768</text:p>
          </table:table-cell>
          <table:table-cell table:formula="of:=[.D27]+[.E27]" office:value-type="float" office:value="537.32768" calcext:value-type="float">
            <text:p>537.32768</text:p>
          </table:table-cell>
          <table:table-cell table:formula="of:=[.E27]*(1-[.C27])" office:value-type="float" office:value="0.32768" calcext:value-type="float">
            <text:p>0.32768</text:p>
          </table:table-cell>
          <table:table-cell table:formula="of:=[.D27]+[.G27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8]*(80*8))/(1000*1000)" office:value-type="float" office:value="0.32768" calcext:value-type="float">
            <text:p>0.32768</text:p>
          </table:table-cell>
          <table:table-cell table:formula="of:=[.D28]+[.E28]" office:value-type="float" office:value="537.32768" calcext:value-type="float">
            <text:p>537.32768</text:p>
          </table:table-cell>
          <table:table-cell table:formula="of:=[.E28]*(1-[.C28])" office:value-type="float" office:value="0.32768" calcext:value-type="float">
            <text:p>0.32768</text:p>
          </table:table-cell>
          <table:table-cell table:formula="of:=[.D28]+[.G28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9]*(80*8))/(1000*1000)" office:value-type="float" office:value="0.32768" calcext:value-type="float">
            <text:p>0.32768</text:p>
          </table:table-cell>
          <table:table-cell table:formula="of:=[.D29]+[.E29]" office:value-type="float" office:value="537.32768" calcext:value-type="float">
            <text:p>537.32768</text:p>
          </table:table-cell>
          <table:table-cell table:formula="of:=[.E29]*(1-[.C29])" office:value-type="float" office:value="0.32768" calcext:value-type="float">
            <text:p>0.32768</text:p>
          </table:table-cell>
          <table:table-cell table:formula="of:=[.D29]+[.G29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0]*(80*8))/(1000*1000)" office:value-type="float" office:value="0.32768" calcext:value-type="float">
            <text:p>0.32768</text:p>
          </table:table-cell>
          <table:table-cell table:formula="of:=[.D30]+[.E30]" office:value-type="float" office:value="537.32768" calcext:value-type="float">
            <text:p>537.32768</text:p>
          </table:table-cell>
          <table:table-cell table:formula="of:=[.E30]*(1-[.C30])" office:value-type="float" office:value="0.32768" calcext:value-type="float">
            <text:p>0.32768</text:p>
          </table:table-cell>
          <table:table-cell table:formula="of:=[.D30]+[.G30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1]*(80*8))/(1000*1000)" office:value-type="float" office:value="0.32768" calcext:value-type="float">
            <text:p>0.32768</text:p>
          </table:table-cell>
          <table:table-cell table:formula="of:=[.D31]+[.E31]" office:value-type="float" office:value="537.32768" calcext:value-type="float">
            <text:p>537.32768</text:p>
          </table:table-cell>
          <table:table-cell table:formula="of:=[.E31]*(1-[.C31])" office:value-type="float" office:value="0.32768" calcext:value-type="float">
            <text:p>0.32768</text:p>
          </table:table-cell>
          <table:table-cell table:formula="of:=[.D31]+[.G31]" office:value-type="float" office:value="537.32768" calcext:value-type="float">
            <text:p>537.32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2]*(80*8))/(1000*1000)" office:value-type="float" office:value="0" calcext:value-type="float">
            <text:p>0</text:p>
          </table:table-cell>
          <table:table-cell table:formula="of:=[.D32]+[.E32]" office:value-type="float" office:value="537" calcext:value-type="float">
            <text:p>537</text:p>
          </table:table-cell>
          <table:table-cell table:formula="of:=[.E32]*(1-[.C32])" office:value-type="float" office:value="0" calcext:value-type="float">
            <text:p>0</text:p>
          </table:table-cell>
          <table:table-cell table:formula="of:=[.D32]+[.G3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3]*(80*8))/(1000*1000)" office:value-type="float" office:value="0" calcext:value-type="float">
            <text:p>0</text:p>
          </table:table-cell>
          <table:table-cell table:formula="of:=[.D33]+[.E33]" office:value-type="float" office:value="537" calcext:value-type="float">
            <text:p>537</text:p>
          </table:table-cell>
          <table:table-cell table:formula="of:=[.E33]*(1-[.C33])" office:value-type="float" office:value="0" calcext:value-type="float">
            <text:p>0</text:p>
          </table:table-cell>
          <table:table-cell table:formula="of:=[.D33]+[.G3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4]*(80*8))/(1000*1000)" office:value-type="float" office:value="0" calcext:value-type="float">
            <text:p>0</text:p>
          </table:table-cell>
          <table:table-cell table:formula="of:=[.D34]+[.E34]" office:value-type="float" office:value="537" calcext:value-type="float">
            <text:p>537</text:p>
          </table:table-cell>
          <table:table-cell table:formula="of:=[.E34]*(1-[.C34])" office:value-type="float" office:value="0" calcext:value-type="float">
            <text:p>0</text:p>
          </table:table-cell>
          <table:table-cell table:formula="of:=[.D34]+[.G3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5]*(80*8))/(1000*1000)" office:value-type="float" office:value="0" calcext:value-type="float">
            <text:p>0</text:p>
          </table:table-cell>
          <table:table-cell table:formula="of:=[.D35]+[.E35]" office:value-type="float" office:value="537" calcext:value-type="float">
            <text:p>537</text:p>
          </table:table-cell>
          <table:table-cell table:formula="of:=[.E35]*(1-[.C35])" office:value-type="float" office:value="0" calcext:value-type="float">
            <text:p>0</text:p>
          </table:table-cell>
          <table:table-cell table:formula="of:=[.D35]+[.G3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6]*(80*8))/(1000*1000)" office:value-type="float" office:value="0" calcext:value-type="float">
            <text:p>0</text:p>
          </table:table-cell>
          <table:table-cell table:formula="of:=[.D36]+[.E36]" office:value-type="float" office:value="537" calcext:value-type="float">
            <text:p>537</text:p>
          </table:table-cell>
          <table:table-cell table:formula="of:=[.E36]*(1-[.C36])" office:value-type="float" office:value="0" calcext:value-type="float">
            <text:p>0</text:p>
          </table:table-cell>
          <table:table-cell table:formula="of:=[.D36]+[.G36]" office:value-type="float" office:value="537" calcext:value-type="float">
            <text:p>537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7]*(80*8))/(1000*1000)" office:value-type="float" office:value="0.65536" calcext:value-type="float">
            <text:p>0.65536</text:p>
          </table:table-cell>
          <table:table-cell table:formula="of:=[.D37]+[.E37]" office:value-type="float" office:value="537.65536" calcext:value-type="float">
            <text:p>537.65536</text:p>
          </table:table-cell>
          <table:table-cell table:formula="of:=[.E37]*(1-[.C37])" office:value-type="float" office:value="0.65536" calcext:value-type="float">
            <text:p>0.65536</text:p>
          </table:table-cell>
          <table:table-cell table:formula="of:=[.D37]+[.G37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8]*(80*8))/(1000*1000)" office:value-type="float" office:value="0.65536" calcext:value-type="float">
            <text:p>0.65536</text:p>
          </table:table-cell>
          <table:table-cell table:formula="of:=[.D38]+[.E38]" office:value-type="float" office:value="537.65536" calcext:value-type="float">
            <text:p>537.65536</text:p>
          </table:table-cell>
          <table:table-cell table:formula="of:=[.E38]*(1-[.C38])" office:value-type="float" office:value="0.65536" calcext:value-type="float">
            <text:p>0.65536</text:p>
          </table:table-cell>
          <table:table-cell table:formula="of:=[.D38]+[.G38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9]*(80*8))/(1000*1000)" office:value-type="float" office:value="0.65536" calcext:value-type="float">
            <text:p>0.65536</text:p>
          </table:table-cell>
          <table:table-cell table:formula="of:=[.D39]+[.E39]" office:value-type="float" office:value="537.65536" calcext:value-type="float">
            <text:p>537.65536</text:p>
          </table:table-cell>
          <table:table-cell table:formula="of:=[.E39]*(1-[.C39])" office:value-type="float" office:value="0.65536" calcext:value-type="float">
            <text:p>0.65536</text:p>
          </table:table-cell>
          <table:table-cell table:formula="of:=[.D39]+[.G39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0]*(80*8))/(1000*1000)" office:value-type="float" office:value="0.65536" calcext:value-type="float">
            <text:p>0.65536</text:p>
          </table:table-cell>
          <table:table-cell table:formula="of:=[.D40]+[.E40]" office:value-type="float" office:value="537.65536" calcext:value-type="float">
            <text:p>537.65536</text:p>
          </table:table-cell>
          <table:table-cell table:formula="of:=[.E40]*(1-[.C40])" office:value-type="float" office:value="0.65536" calcext:value-type="float">
            <text:p>0.65536</text:p>
          </table:table-cell>
          <table:table-cell table:formula="of:=[.D40]+[.G40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30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1]*(80*8))/(1000*1000)" office:value-type="float" office:value="0.65536" calcext:value-type="float">
            <text:p>0.65536</text:p>
          </table:table-cell>
          <table:table-cell table:formula="of:=[.D41]+[.E41]" office:value-type="float" office:value="537.65536" calcext:value-type="float">
            <text:p>537.65536</text:p>
          </table:table-cell>
          <table:table-cell table:formula="of:=[.E41]*(1-[.C41])" office:value-type="float" office:value="0.65536" calcext:value-type="float">
            <text:p>0.65536</text:p>
          </table:table-cell>
          <table:table-cell table:formula="of:=[.D41]+[.G41]" office:value-type="float" office:value="537.65536" calcext:value-type="float">
            <text:p>537.65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2]*(80*8))/(1000*1000)" office:value-type="float" office:value="0" calcext:value-type="float">
            <text:p>0</text:p>
          </table:table-cell>
          <table:table-cell table:formula="of:=[.D42]+[.E42]" office:value-type="float" office:value="537" calcext:value-type="float">
            <text:p>537</text:p>
          </table:table-cell>
          <table:table-cell table:formula="of:=[.E42]*(1-[.C42])" office:value-type="float" office:value="0" calcext:value-type="float">
            <text:p>0</text:p>
          </table:table-cell>
          <table:table-cell table:formula="of:=[.D42]+[.G4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3]*(80*8))/(1000*1000)" office:value-type="float" office:value="0" calcext:value-type="float">
            <text:p>0</text:p>
          </table:table-cell>
          <table:table-cell table:formula="of:=[.D43]+[.E43]" office:value-type="float" office:value="537" calcext:value-type="float">
            <text:p>537</text:p>
          </table:table-cell>
          <table:table-cell table:formula="of:=[.E43]*(1-[.C43])" office:value-type="float" office:value="0" calcext:value-type="float">
            <text:p>0</text:p>
          </table:table-cell>
          <table:table-cell table:formula="of:=[.D43]+[.G4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4]*(80*8))/(1000*1000)" office:value-type="float" office:value="0" calcext:value-type="float">
            <text:p>0</text:p>
          </table:table-cell>
          <table:table-cell table:formula="of:=[.D44]+[.E44]" office:value-type="float" office:value="537" calcext:value-type="float">
            <text:p>537</text:p>
          </table:table-cell>
          <table:table-cell table:formula="of:=[.E44]*(1-[.C44])" office:value-type="float" office:value="0" calcext:value-type="float">
            <text:p>0</text:p>
          </table:table-cell>
          <table:table-cell table:formula="of:=[.D44]+[.G4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5]*(80*8))/(1000*1000)" office:value-type="float" office:value="0" calcext:value-type="float">
            <text:p>0</text:p>
          </table:table-cell>
          <table:table-cell table:formula="of:=[.D45]+[.E45]" office:value-type="float" office:value="537" calcext:value-type="float">
            <text:p>537</text:p>
          </table:table-cell>
          <table:table-cell table:formula="of:=[.E45]*(1-[.C45])" office:value-type="float" office:value="0" calcext:value-type="float">
            <text:p>0</text:p>
          </table:table-cell>
          <table:table-cell table:formula="of:=[.D45]+[.G4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6]*(80*8))/(1000*1000)" office:value-type="float" office:value="0" calcext:value-type="float">
            <text:p>0</text:p>
          </table:table-cell>
          <table:table-cell table:formula="of:=[.D46]+[.E46]" office:value-type="float" office:value="537" calcext:value-type="float">
            <text:p>537</text:p>
          </table:table-cell>
          <table:table-cell table:formula="of:=[.E46]*(1-[.C46])" office:value-type="float" office:value="0" calcext:value-type="float">
            <text:p>0</text:p>
          </table:table-cell>
          <table:table-cell table:formula="of:=[.D46]+[.G46]" office:value-type="float" office:value="537" calcext:value-type="float">
            <text:p>537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7]*(80*8))/(1000*1000)" office:value-type="float" office:value="1.31072" calcext:value-type="float">
            <text:p>1.31072</text:p>
          </table:table-cell>
          <table:table-cell table:formula="of:=[.D47]+[.E47]" office:value-type="float" office:value="538.31072" calcext:value-type="float">
            <text:p>538.31072</text:p>
          </table:table-cell>
          <table:table-cell table:formula="of:=[.E47]*(1-[.C47])" office:value-type="float" office:value="1.31072" calcext:value-type="float">
            <text:p>1.31072</text:p>
          </table:table-cell>
          <table:table-cell table:formula="of:=[.D47]+[.G47]" office:value-type="float" office:value="538.31072" calcext:value-type="float">
            <text:p>538.31072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8]*(80*8))/(1000*1000)" office:value-type="float" office:value="1.31072" calcext:value-type="float">
            <text:p>1.31072</text:p>
          </table:table-cell>
          <table:table-cell table:formula="of:=[.D48]+[.E48]" office:value-type="float" office:value="538.31072" calcext:value-type="float">
            <text:p>538.31072</text:p>
          </table:table-cell>
          <table:table-cell table:formula="of:=[.E48]*(1-[.C48])" office:value-type="float" office:value="1.31072" calcext:value-type="float">
            <text:p>1.31072</text:p>
          </table:table-cell>
          <table:table-cell table:formula="of:=[.D48]+[.G48]" office:value-type="float" office:value="538.31072" calcext:value-type="float">
            <text:p>538.31072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9]*(80*8))/(1000*1000)" office:value-type="float" office:value="1.31072" calcext:value-type="float">
            <text:p>1.31072</text:p>
          </table:table-cell>
          <table:table-cell table:formula="of:=[.D49]+[.E49]" office:value-type="float" office:value="538.31072" calcext:value-type="float">
            <text:p>538.31072</text:p>
          </table:table-cell>
          <table:table-cell table:formula="of:=[.E49]*(1-[.C49])" office:value-type="float" office:value="1.31072" calcext:value-type="float">
            <text:p>1.31072</text:p>
          </table:table-cell>
          <table:table-cell table:formula="of:=[.D49]+[.G49]" office:value-type="float" office:value="538.31072" calcext:value-type="float">
            <text:p>538.31072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0]*(80*8))/(1000*1000)" office:value-type="float" office:value="1.31072" calcext:value-type="float">
            <text:p>1.31072</text:p>
          </table:table-cell>
          <table:table-cell table:formula="of:=[.D50]+[.E50]" office:value-type="float" office:value="538.31072" calcext:value-type="float">
            <text:p>538.31072</text:p>
          </table:table-cell>
          <table:table-cell table:formula="of:=[.E50]*(1-[.C50])" office:value-type="float" office:value="1.31072" calcext:value-type="float">
            <text:p>1.31072</text:p>
          </table:table-cell>
          <table:table-cell table:formula="of:=[.D50]+[.G50]" office:value-type="float" office:value="538.31072" calcext:value-type="float">
            <text:p>538.31072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1]*(80*8))/(1000*1000)" office:value-type="float" office:value="1.31072" calcext:value-type="float">
            <text:p>1.31072</text:p>
          </table:table-cell>
          <table:table-cell table:formula="of:=[.D51]+[.E51]" office:value-type="float" office:value="538.31072" calcext:value-type="float">
            <text:p>538.31072</text:p>
          </table:table-cell>
          <table:table-cell table:formula="of:=[.E51]*(1-[.C51])" office:value-type="float" office:value="1.31072" calcext:value-type="float">
            <text:p>1.31072</text:p>
          </table:table-cell>
          <table:table-cell table:formula="of:=[.D51]+[.G51]" office:value-type="float" office:value="538.31072" calcext:value-type="float">
            <text:p>538.31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2]*(80*8))/(1000*1000)" office:value-type="float" office:value="0" calcext:value-type="float">
            <text:p>0</text:p>
          </table:table-cell>
          <table:table-cell table:formula="of:=[.D52]+[.E52]" office:value-type="float" office:value="537" calcext:value-type="float">
            <text:p>537</text:p>
          </table:table-cell>
          <table:table-cell table:formula="of:=[.E52]*(1-[.C52])" office:value-type="float" office:value="0" calcext:value-type="float">
            <text:p>0</text:p>
          </table:table-cell>
          <table:table-cell table:formula="of:=[.D52]+[.G5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3]*(80*8))/(1000*1000)" office:value-type="float" office:value="0" calcext:value-type="float">
            <text:p>0</text:p>
          </table:table-cell>
          <table:table-cell table:formula="of:=[.D53]+[.E53]" office:value-type="float" office:value="537" calcext:value-type="float">
            <text:p>537</text:p>
          </table:table-cell>
          <table:table-cell table:formula="of:=[.E53]*(1-[.C53])" office:value-type="float" office:value="0" calcext:value-type="float">
            <text:p>0</text:p>
          </table:table-cell>
          <table:table-cell table:formula="of:=[.D53]+[.G5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4]*(80*8))/(1000*1000)" office:value-type="float" office:value="0" calcext:value-type="float">
            <text:p>0</text:p>
          </table:table-cell>
          <table:table-cell table:formula="of:=[.D54]+[.E54]" office:value-type="float" office:value="537" calcext:value-type="float">
            <text:p>537</text:p>
          </table:table-cell>
          <table:table-cell table:formula="of:=[.E54]*(1-[.C54])" office:value-type="float" office:value="0" calcext:value-type="float">
            <text:p>0</text:p>
          </table:table-cell>
          <table:table-cell table:formula="of:=[.D54]+[.G5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5]*(80*8))/(1000*1000)" office:value-type="float" office:value="0" calcext:value-type="float">
            <text:p>0</text:p>
          </table:table-cell>
          <table:table-cell table:formula="of:=[.D55]+[.E55]" office:value-type="float" office:value="537" calcext:value-type="float">
            <text:p>537</text:p>
          </table:table-cell>
          <table:table-cell table:formula="of:=[.E55]*(1-[.C55])" office:value-type="float" office:value="0" calcext:value-type="float">
            <text:p>0</text:p>
          </table:table-cell>
          <table:table-cell table:formula="of:=[.D55]+[.G5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6]*(80*8))/(1000*1000)" office:value-type="float" office:value="0" calcext:value-type="float">
            <text:p>0</text:p>
          </table:table-cell>
          <table:table-cell table:formula="of:=[.D56]+[.E56]" office:value-type="float" office:value="537" calcext:value-type="float">
            <text:p>537</text:p>
          </table:table-cell>
          <table:table-cell table:formula="of:=[.E56]*(1-[.C56])" office:value-type="float" office:value="0" calcext:value-type="float">
            <text:p>0</text:p>
          </table:table-cell>
          <table:table-cell table:formula="of:=[.D56]+[.G56]" office:value-type="float" office:value="537" calcext:value-type="float">
            <text:p>53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40" office:value-type="float" office:value="40" calcext:value-type="float">
            <text:p>40</text:p>
          </table:table-cell>
          <table:table-cell table:formula="of:=0.00556641" office:value-type="float" office:value="0.00556641" calcext:value-type="float">
            <text:p>0.0055664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7]*(80*8))/(1000*1000)" office:value-type="float" office:value="2.62144" calcext:value-type="float">
            <text:p>2.62144</text:p>
          </table:table-cell>
          <table:table-cell table:formula="of:=[.D57]+[.E57]" office:value-type="float" office:value="539.62144" calcext:value-type="float">
            <text:p>539.62144</text:p>
          </table:table-cell>
          <table:table-cell table:formula="of:=[.E57]*(1-[.C57])" office:value-type="float" office:value="2.6068479901696" calcext:value-type="float">
            <text:p>2.6068479901696</text:p>
          </table:table-cell>
          <table:table-cell table:formula="of:=[.D57]+[.G57]" office:value-type="float" office:value="539.60684799017" calcext:value-type="float">
            <text:p>539.6068479901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40" office:value-type="float" office:value="40" calcext:value-type="float">
            <text:p>40</text:p>
          </table:table-cell>
          <table:table-cell table:formula="of:=0.00556641" office:value-type="float" office:value="0.00556641" calcext:value-type="float">
            <text:p>0.0055664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8]*(80*8))/(1000*1000)" office:value-type="float" office:value="2.62144" calcext:value-type="float">
            <text:p>2.62144</text:p>
          </table:table-cell>
          <table:table-cell table:formula="of:=[.D58]+[.E58]" office:value-type="float" office:value="539.62144" calcext:value-type="float">
            <text:p>539.62144</text:p>
          </table:table-cell>
          <table:table-cell table:formula="of:=[.E58]*(1-[.C58])" office:value-type="float" office:value="2.6068479901696" calcext:value-type="float">
            <text:p>2.6068479901696</text:p>
          </table:table-cell>
          <table:table-cell table:formula="of:=[.D58]+[.G58]" office:value-type="float" office:value="539.60684799017" calcext:value-type="float">
            <text:p>539.6068479901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40" office:value-type="float" office:value="40" calcext:value-type="float">
            <text:p>40</text:p>
          </table:table-cell>
          <table:table-cell table:formula="of:=0.00556641" office:value-type="float" office:value="0.00556641" calcext:value-type="float">
            <text:p>0.0055664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9]*(80*8))/(1000*1000)" office:value-type="float" office:value="2.62144" calcext:value-type="float">
            <text:p>2.62144</text:p>
          </table:table-cell>
          <table:table-cell table:formula="of:=[.D59]+[.E59]" office:value-type="float" office:value="539.62144" calcext:value-type="float">
            <text:p>539.62144</text:p>
          </table:table-cell>
          <table:table-cell table:formula="of:=[.E59]*(1-[.C59])" office:value-type="float" office:value="2.6068479901696" calcext:value-type="float">
            <text:p>2.6068479901696</text:p>
          </table:table-cell>
          <table:table-cell table:formula="of:=[.D59]+[.G59]" office:value-type="float" office:value="539.60684799017" calcext:value-type="float">
            <text:p>539.6068479901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40" office:value-type="float" office:value="40" calcext:value-type="float">
            <text:p>40</text:p>
          </table:table-cell>
          <table:table-cell table:formula="of:=0.00556641" office:value-type="float" office:value="0.00556641" calcext:value-type="float">
            <text:p>0.0055664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0]*(80*8))/(1000*1000)" office:value-type="float" office:value="2.62144" calcext:value-type="float">
            <text:p>2.62144</text:p>
          </table:table-cell>
          <table:table-cell table:formula="of:=[.D60]+[.E60]" office:value-type="float" office:value="539.62144" calcext:value-type="float">
            <text:p>539.62144</text:p>
          </table:table-cell>
          <table:table-cell table:formula="of:=[.E60]*(1-[.C60])" office:value-type="float" office:value="2.6068479901696" calcext:value-type="float">
            <text:p>2.6068479901696</text:p>
          </table:table-cell>
          <table:table-cell table:formula="of:=[.D60]+[.G60]" office:value-type="float" office:value="539.60684799017" calcext:value-type="float">
            <text:p>539.6068479901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40" office:value-type="float" office:value="40" calcext:value-type="float">
            <text:p>40</text:p>
          </table:table-cell>
          <table:table-cell table:formula="of:=0.00556641" office:value-type="float" office:value="0.00556641" calcext:value-type="float">
            <text:p>0.0055664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1]*(80*8))/(1000*1000)" office:value-type="float" office:value="2.62144" calcext:value-type="float">
            <text:p>2.62144</text:p>
          </table:table-cell>
          <table:table-cell table:formula="of:=[.D61]+[.E61]" office:value-type="float" office:value="539.62144" calcext:value-type="float">
            <text:p>539.62144</text:p>
          </table:table-cell>
          <table:table-cell table:formula="of:=[.E61]*(1-[.C61])" office:value-type="float" office:value="2.6068479901696" calcext:value-type="float">
            <text:p>2.6068479901696</text:p>
          </table:table-cell>
          <table:table-cell table:formula="of:=[.D61]+[.G61]" office:value-type="float" office:value="539.60684799017" calcext:value-type="float">
            <text:p>539.60684799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2]*(80*8))/(1000*1000)" office:value-type="float" office:value="0" calcext:value-type="float">
            <text:p>0</text:p>
          </table:table-cell>
          <table:table-cell table:formula="of:=[.D62]+[.E62]" office:value-type="float" office:value="537" calcext:value-type="float">
            <text:p>537</text:p>
          </table:table-cell>
          <table:table-cell table:formula="of:=[.E62]*(1-[.C62])" office:value-type="float" office:value="0" calcext:value-type="float">
            <text:p>0</text:p>
          </table:table-cell>
          <table:table-cell table:formula="of:=[.D62]+[.G6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3]*(80*8))/(1000*1000)" office:value-type="float" office:value="0" calcext:value-type="float">
            <text:p>0</text:p>
          </table:table-cell>
          <table:table-cell table:formula="of:=[.D63]+[.E63]" office:value-type="float" office:value="537" calcext:value-type="float">
            <text:p>537</text:p>
          </table:table-cell>
          <table:table-cell table:formula="of:=[.E63]*(1-[.C63])" office:value-type="float" office:value="0" calcext:value-type="float">
            <text:p>0</text:p>
          </table:table-cell>
          <table:table-cell table:formula="of:=[.D63]+[.G6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4]*(80*8))/(1000*1000)" office:value-type="float" office:value="0" calcext:value-type="float">
            <text:p>0</text:p>
          </table:table-cell>
          <table:table-cell table:formula="of:=[.D64]+[.E64]" office:value-type="float" office:value="537" calcext:value-type="float">
            <text:p>537</text:p>
          </table:table-cell>
          <table:table-cell table:formula="of:=[.E64]*(1-[.C64])" office:value-type="float" office:value="0" calcext:value-type="float">
            <text:p>0</text:p>
          </table:table-cell>
          <table:table-cell table:formula="of:=[.D64]+[.G6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5]*(80*8))/(1000*1000)" office:value-type="float" office:value="0" calcext:value-type="float">
            <text:p>0</text:p>
          </table:table-cell>
          <table:table-cell table:formula="of:=[.D65]+[.E65]" office:value-type="float" office:value="537" calcext:value-type="float">
            <text:p>537</text:p>
          </table:table-cell>
          <table:table-cell table:formula="of:=[.E65]*(1-[.C65])" office:value-type="float" office:value="0" calcext:value-type="float">
            <text:p>0</text:p>
          </table:table-cell>
          <table:table-cell table:formula="of:=[.D65]+[.G6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6]*(80*8))/(1000*1000)" office:value-type="float" office:value="0" calcext:value-type="float">
            <text:p>0</text:p>
          </table:table-cell>
          <table:table-cell table:formula="of:=[.D66]+[.E66]" office:value-type="float" office:value="537" calcext:value-type="float">
            <text:p>537</text:p>
          </table:table-cell>
          <table:table-cell table:formula="of:=[.E66]*(1-[.C66])" office:value-type="float" office:value="0" calcext:value-type="float">
            <text:p>0</text:p>
          </table:table-cell>
          <table:table-cell table:formula="of:=[.D66]+[.G66]" office:value-type="float" office:value="537" calcext:value-type="float">
            <text:p>537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502515" office:value-type="float" office:value="0.502515" calcext:value-type="float">
            <text:p>0.502515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7]*(80*8))/(1000*1000)" office:value-type="float" office:value="5.24288" calcext:value-type="float">
            <text:p>5.24288</text:p>
          </table:table-cell>
          <table:table-cell table:formula="of:=[.D67]+[.E67]" office:value-type="float" office:value="542.24288" calcext:value-type="float">
            <text:p>542.24288</text:p>
          </table:table-cell>
          <table:table-cell table:formula="of:=[.E67]*(1-[.C67])" office:value-type="float" office:value="2.6082541568" calcext:value-type="float">
            <text:p>2.6082541568</text:p>
          </table:table-cell>
          <table:table-cell table:formula="of:=[.D67]+[.G67]" office:value-type="float" office:value="539.6082541568" calcext:value-type="float">
            <text:p>539.6082541568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502515" office:value-type="float" office:value="0.502515" calcext:value-type="float">
            <text:p>0.502515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8]*(80*8))/(1000*1000)" office:value-type="float" office:value="5.24288" calcext:value-type="float">
            <text:p>5.24288</text:p>
          </table:table-cell>
          <table:table-cell table:formula="of:=[.D68]+[.E68]" office:value-type="float" office:value="542.24288" calcext:value-type="float">
            <text:p>542.24288</text:p>
          </table:table-cell>
          <table:table-cell table:formula="of:=[.E68]*(1-[.C68])" office:value-type="float" office:value="2.6082541568" calcext:value-type="float">
            <text:p>2.6082541568</text:p>
          </table:table-cell>
          <table:table-cell table:formula="of:=[.D68]+[.G68]" office:value-type="float" office:value="539.6082541568" calcext:value-type="float">
            <text:p>539.6082541568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502515" office:value-type="float" office:value="0.502515" calcext:value-type="float">
            <text:p>0.502515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9]*(80*8))/(1000*1000)" office:value-type="float" office:value="5.24288" calcext:value-type="float">
            <text:p>5.24288</text:p>
          </table:table-cell>
          <table:table-cell table:formula="of:=[.D69]+[.E69]" office:value-type="float" office:value="542.24288" calcext:value-type="float">
            <text:p>542.24288</text:p>
          </table:table-cell>
          <table:table-cell table:formula="of:=[.E69]*(1-[.C69])" office:value-type="float" office:value="2.6082541568" calcext:value-type="float">
            <text:p>2.6082541568</text:p>
          </table:table-cell>
          <table:table-cell table:formula="of:=[.D69]+[.G69]" office:value-type="float" office:value="539.6082541568" calcext:value-type="float">
            <text:p>539.6082541568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502515" office:value-type="float" office:value="0.502515" calcext:value-type="float">
            <text:p>0.502515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0]*(80*8))/(1000*1000)" office:value-type="float" office:value="5.24288" calcext:value-type="float">
            <text:p>5.24288</text:p>
          </table:table-cell>
          <table:table-cell table:formula="of:=[.D70]+[.E70]" office:value-type="float" office:value="542.24288" calcext:value-type="float">
            <text:p>542.24288</text:p>
          </table:table-cell>
          <table:table-cell table:formula="of:=[.E70]*(1-[.C70])" office:value-type="float" office:value="2.6082541568" calcext:value-type="float">
            <text:p>2.6082541568</text:p>
          </table:table-cell>
          <table:table-cell table:formula="of:=[.D70]+[.G70]" office:value-type="float" office:value="539.6082541568" calcext:value-type="float">
            <text:p>539.6082541568</text:p>
          </table:table-cell>
        </table:table-row>
        <table:table-row table:style-name="ro1">
          <table:table-cell table:formula="of:=2^13" office:value-type="float" office:value="8192" calcext:value-type="float">
            <text:p>8192</text:p>
          </table:table-cell>
          <table:table-cell table:formula="of:=40" office:value-type="float" office:value="40" calcext:value-type="float">
            <text:p>40</text:p>
          </table:table-cell>
          <table:table-cell table:formula="of:=0.502515" office:value-type="float" office:value="0.502515" calcext:value-type="float">
            <text:p>0.502515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1]*(80*8))/(1000*1000)" office:value-type="float" office:value="5.24288" calcext:value-type="float">
            <text:p>5.24288</text:p>
          </table:table-cell>
          <table:table-cell table:formula="of:=[.D71]+[.E71]" office:value-type="float" office:value="542.24288" calcext:value-type="float">
            <text:p>542.24288</text:p>
          </table:table-cell>
          <table:table-cell table:formula="of:=[.E71]*(1-[.C71])" office:value-type="float" office:value="2.6082541568" calcext:value-type="float">
            <text:p>2.6082541568</text:p>
          </table:table-cell>
          <table:table-cell table:formula="of:=[.D71]+[.G71]" office:value-type="float" office:value="539.6082541568" calcext:value-type="float">
            <text:p>539.6082541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2]*(80*8))/(1000*1000)" office:value-type="float" office:value="0" calcext:value-type="float">
            <text:p>0</text:p>
          </table:table-cell>
          <table:table-cell table:formula="of:=[.D72]+[.E72]" office:value-type="float" office:value="537" calcext:value-type="float">
            <text:p>537</text:p>
          </table:table-cell>
          <table:table-cell table:formula="of:=[.E72]*(1-[.C72])" office:value-type="float" office:value="0" calcext:value-type="float">
            <text:p>0</text:p>
          </table:table-cell>
          <table:table-cell table:formula="of:=[.D72]+[.G7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3]*(80*8))/(1000*1000)" office:value-type="float" office:value="0" calcext:value-type="float">
            <text:p>0</text:p>
          </table:table-cell>
          <table:table-cell table:formula="of:=[.D73]+[.E73]" office:value-type="float" office:value="537" calcext:value-type="float">
            <text:p>537</text:p>
          </table:table-cell>
          <table:table-cell table:formula="of:=[.E73]*(1-[.C73])" office:value-type="float" office:value="0" calcext:value-type="float">
            <text:p>0</text:p>
          </table:table-cell>
          <table:table-cell table:formula="of:=[.D73]+[.G7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4]*(80*8))/(1000*1000)" office:value-type="float" office:value="0" calcext:value-type="float">
            <text:p>0</text:p>
          </table:table-cell>
          <table:table-cell table:formula="of:=[.D74]+[.E74]" office:value-type="float" office:value="537" calcext:value-type="float">
            <text:p>537</text:p>
          </table:table-cell>
          <table:table-cell table:formula="of:=[.E74]*(1-[.C74])" office:value-type="float" office:value="0" calcext:value-type="float">
            <text:p>0</text:p>
          </table:table-cell>
          <table:table-cell table:formula="of:=[.D74]+[.G7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5]*(80*8))/(1000*1000)" office:value-type="float" office:value="0" calcext:value-type="float">
            <text:p>0</text:p>
          </table:table-cell>
          <table:table-cell table:formula="of:=[.D75]+[.E75]" office:value-type="float" office:value="537" calcext:value-type="float">
            <text:p>537</text:p>
          </table:table-cell>
          <table:table-cell table:formula="of:=[.E75]*(1-[.C75])" office:value-type="float" office:value="0" calcext:value-type="float">
            <text:p>0</text:p>
          </table:table-cell>
          <table:table-cell table:formula="of:=[.D75]+[.G7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6]*(80*8))/(1000*1000)" office:value-type="float" office:value="0" calcext:value-type="float">
            <text:p>0</text:p>
          </table:table-cell>
          <table:table-cell table:formula="of:=[.D76]+[.E76]" office:value-type="float" office:value="537" calcext:value-type="float">
            <text:p>537</text:p>
          </table:table-cell>
          <table:table-cell table:formula="of:=[.E76]*(1-[.C76])" office:value-type="float" office:value="0" calcext:value-type="float">
            <text:p>0</text:p>
          </table:table-cell>
          <table:table-cell table:formula="of:=[.D76]+[.G76]" office:value-type="float" office:value="537" calcext:value-type="float">
            <text:p>537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50" office:value-type="float" office:value="50" calcext:value-type="float">
            <text:p>50</text:p>
          </table:table-cell>
          <table:table-cell table:formula="of:=0.75033" office:value-type="float" office:value="0.75033" calcext:value-type="float">
            <text:p>0.7503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7]*(80*8))/(1000*1000)" office:value-type="float" office:value="10.48576" calcext:value-type="float">
            <text:p>10.48576</text:p>
          </table:table-cell>
          <table:table-cell table:formula="of:=[.D77]+[.E77]" office:value-type="float" office:value="547.48576" calcext:value-type="float">
            <text:p>547.48576</text:p>
          </table:table-cell>
          <table:table-cell table:formula="of:=[.E77]*(1-[.C77])" office:value-type="float" office:value="2.6179796992" calcext:value-type="float">
            <text:p>2.6179796992</text:p>
          </table:table-cell>
          <table:table-cell table:formula="of:=[.D77]+[.G77]" office:value-type="float" office:value="539.6179796992" calcext:value-type="float">
            <text:p>539.6179796992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50" office:value-type="float" office:value="50" calcext:value-type="float">
            <text:p>50</text:p>
          </table:table-cell>
          <table:table-cell table:formula="of:=0.75033" office:value-type="float" office:value="0.75033" calcext:value-type="float">
            <text:p>0.7503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8]*(80*8))/(1000*1000)" office:value-type="float" office:value="10.48576" calcext:value-type="float">
            <text:p>10.48576</text:p>
          </table:table-cell>
          <table:table-cell table:formula="of:=[.D78]+[.E78]" office:value-type="float" office:value="547.48576" calcext:value-type="float">
            <text:p>547.48576</text:p>
          </table:table-cell>
          <table:table-cell table:formula="of:=[.E78]*(1-[.C78])" office:value-type="float" office:value="2.6179796992" calcext:value-type="float">
            <text:p>2.6179796992</text:p>
          </table:table-cell>
          <table:table-cell table:formula="of:=[.D78]+[.G78]" office:value-type="float" office:value="539.6179796992" calcext:value-type="float">
            <text:p>539.6179796992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50" office:value-type="float" office:value="50" calcext:value-type="float">
            <text:p>50</text:p>
          </table:table-cell>
          <table:table-cell table:formula="of:=0.75033" office:value-type="float" office:value="0.75033" calcext:value-type="float">
            <text:p>0.7503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9]*(80*8))/(1000*1000)" office:value-type="float" office:value="10.48576" calcext:value-type="float">
            <text:p>10.48576</text:p>
          </table:table-cell>
          <table:table-cell table:formula="of:=[.D79]+[.E79]" office:value-type="float" office:value="547.48576" calcext:value-type="float">
            <text:p>547.48576</text:p>
          </table:table-cell>
          <table:table-cell table:formula="of:=[.E79]*(1-[.C79])" office:value-type="float" office:value="2.6179796992" calcext:value-type="float">
            <text:p>2.6179796992</text:p>
          </table:table-cell>
          <table:table-cell table:formula="of:=[.D79]+[.G79]" office:value-type="float" office:value="539.6179796992" calcext:value-type="float">
            <text:p>539.6179796992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50" office:value-type="float" office:value="50" calcext:value-type="float">
            <text:p>50</text:p>
          </table:table-cell>
          <table:table-cell table:formula="of:=0.75033" office:value-type="float" office:value="0.75033" calcext:value-type="float">
            <text:p>0.7503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0]*(80*8))/(1000*1000)" office:value-type="float" office:value="10.48576" calcext:value-type="float">
            <text:p>10.48576</text:p>
          </table:table-cell>
          <table:table-cell table:formula="of:=[.D80]+[.E80]" office:value-type="float" office:value="547.48576" calcext:value-type="float">
            <text:p>547.48576</text:p>
          </table:table-cell>
          <table:table-cell table:formula="of:=[.E80]*(1-[.C80])" office:value-type="float" office:value="2.6179796992" calcext:value-type="float">
            <text:p>2.6179796992</text:p>
          </table:table-cell>
          <table:table-cell table:formula="of:=[.D80]+[.G80]" office:value-type="float" office:value="539.6179796992" calcext:value-type="float">
            <text:p>539.6179796992</text:p>
          </table:table-cell>
        </table:table-row>
        <table:table-row table:style-name="ro1">
          <table:table-cell table:formula="of:=2^14" office:value-type="float" office:value="16384" calcext:value-type="float">
            <text:p>16384</text:p>
          </table:table-cell>
          <table:table-cell table:formula="of:=50" office:value-type="float" office:value="50" calcext:value-type="float">
            <text:p>50</text:p>
          </table:table-cell>
          <table:table-cell table:formula="of:=0.75033" office:value-type="float" office:value="0.75033" calcext:value-type="float">
            <text:p>0.75033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1]*(80*8))/(1000*1000)" office:value-type="float" office:value="10.48576" calcext:value-type="float">
            <text:p>10.48576</text:p>
          </table:table-cell>
          <table:table-cell table:formula="of:=[.D81]+[.E81]" office:value-type="float" office:value="547.48576" calcext:value-type="float">
            <text:p>547.48576</text:p>
          </table:table-cell>
          <table:table-cell table:formula="of:=[.E81]*(1-[.C81])" office:value-type="float" office:value="2.6179796992" calcext:value-type="float">
            <text:p>2.6179796992</text:p>
          </table:table-cell>
          <table:table-cell table:formula="of:=[.D81]+[.G81]" office:value-type="float" office:value="539.6179796992" calcext:value-type="float">
            <text:p>539.6179796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2]*(80*8))/(1000*1000)" office:value-type="float" office:value="0" calcext:value-type="float">
            <text:p>0</text:p>
          </table:table-cell>
          <table:table-cell table:formula="of:=[.D82]+[.E82]" office:value-type="float" office:value="537" calcext:value-type="float">
            <text:p>537</text:p>
          </table:table-cell>
          <table:table-cell table:formula="of:=[.E82]*(1-[.C82])" office:value-type="float" office:value="0" calcext:value-type="float">
            <text:p>0</text:p>
          </table:table-cell>
          <table:table-cell table:formula="of:=[.D82]+[.G8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3]*(80*8))/(1000*1000)" office:value-type="float" office:value="0" calcext:value-type="float">
            <text:p>0</text:p>
          </table:table-cell>
          <table:table-cell table:formula="of:=[.D83]+[.E83]" office:value-type="float" office:value="537" calcext:value-type="float">
            <text:p>537</text:p>
          </table:table-cell>
          <table:table-cell table:formula="of:=[.E83]*(1-[.C83])" office:value-type="float" office:value="0" calcext:value-type="float">
            <text:p>0</text:p>
          </table:table-cell>
          <table:table-cell table:formula="of:=[.D83]+[.G8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4]*(80*8))/(1000*1000)" office:value-type="float" office:value="0" calcext:value-type="float">
            <text:p>0</text:p>
          </table:table-cell>
          <table:table-cell table:formula="of:=[.D84]+[.E84]" office:value-type="float" office:value="537" calcext:value-type="float">
            <text:p>537</text:p>
          </table:table-cell>
          <table:table-cell table:formula="of:=[.E84]*(1-[.C84])" office:value-type="float" office:value="0" calcext:value-type="float">
            <text:p>0</text:p>
          </table:table-cell>
          <table:table-cell table:formula="of:=[.D84]+[.G8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5]*(80*8))/(1000*1000)" office:value-type="float" office:value="0" calcext:value-type="float">
            <text:p>0</text:p>
          </table:table-cell>
          <table:table-cell table:formula="of:=[.D85]+[.E85]" office:value-type="float" office:value="537" calcext:value-type="float">
            <text:p>537</text:p>
          </table:table-cell>
          <table:table-cell table:formula="of:=[.E85]*(1-[.C85])" office:value-type="float" office:value="0" calcext:value-type="float">
            <text:p>0</text:p>
          </table:table-cell>
          <table:table-cell table:formula="of:=[.D85]+[.G8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6]*(80*8))/(1000*1000)" office:value-type="float" office:value="0" calcext:value-type="float">
            <text:p>0</text:p>
          </table:table-cell>
          <table:table-cell table:formula="of:=[.D86]+[.E86]" office:value-type="float" office:value="537" calcext:value-type="float">
            <text:p>537</text:p>
          </table:table-cell>
          <table:table-cell table:formula="of:=[.E86]*(1-[.C86])" office:value-type="float" office:value="0" calcext:value-type="float">
            <text:p>0</text:p>
          </table:table-cell>
          <table:table-cell table:formula="of:=[.D86]+[.G86]" office:value-type="float" office:value="537" calcext:value-type="float">
            <text:p>537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50" office:value-type="float" office:value="50" calcext:value-type="float">
            <text:p>50</text:p>
          </table:table-cell>
          <table:table-cell table:formula="of:=0.876526" office:value-type="float" office:value="0.876526" calcext:value-type="float">
            <text:p>0.8765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7]*(80*8))/(1000*1000)" office:value-type="float" office:value="20.97152" calcext:value-type="float">
            <text:p>20.97152</text:p>
          </table:table-cell>
          <table:table-cell table:formula="of:=[.D87]+[.E87]" office:value-type="float" office:value="557.97152" calcext:value-type="float">
            <text:p>557.97152</text:p>
          </table:table-cell>
          <table:table-cell table:formula="of:=[.E87]*(1-[.C87])" office:value-type="float" office:value="2.58943746048" calcext:value-type="float">
            <text:p>2.58943746048</text:p>
          </table:table-cell>
          <table:table-cell table:formula="of:=[.D87]+[.G87]" office:value-type="float" office:value="539.58943746048" calcext:value-type="float">
            <text:p>539.58943746048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50" office:value-type="float" office:value="50" calcext:value-type="float">
            <text:p>50</text:p>
          </table:table-cell>
          <table:table-cell table:formula="of:=0.876526" office:value-type="float" office:value="0.876526" calcext:value-type="float">
            <text:p>0.8765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8]*(80*8))/(1000*1000)" office:value-type="float" office:value="20.97152" calcext:value-type="float">
            <text:p>20.97152</text:p>
          </table:table-cell>
          <table:table-cell table:formula="of:=[.D88]+[.E88]" office:value-type="float" office:value="557.97152" calcext:value-type="float">
            <text:p>557.97152</text:p>
          </table:table-cell>
          <table:table-cell table:formula="of:=[.E88]*(1-[.C88])" office:value-type="float" office:value="2.58943746048" calcext:value-type="float">
            <text:p>2.58943746048</text:p>
          </table:table-cell>
          <table:table-cell table:formula="of:=[.D88]+[.G88]" office:value-type="float" office:value="539.58943746048" calcext:value-type="float">
            <text:p>539.58943746048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50" office:value-type="float" office:value="50" calcext:value-type="float">
            <text:p>50</text:p>
          </table:table-cell>
          <table:table-cell table:formula="of:=0.876526" office:value-type="float" office:value="0.876526" calcext:value-type="float">
            <text:p>0.8765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9]*(80*8))/(1000*1000)" office:value-type="float" office:value="20.97152" calcext:value-type="float">
            <text:p>20.97152</text:p>
          </table:table-cell>
          <table:table-cell table:formula="of:=[.D89]+[.E89]" office:value-type="float" office:value="557.97152" calcext:value-type="float">
            <text:p>557.97152</text:p>
          </table:table-cell>
          <table:table-cell table:formula="of:=[.E89]*(1-[.C89])" office:value-type="float" office:value="2.58943746048" calcext:value-type="float">
            <text:p>2.58943746048</text:p>
          </table:table-cell>
          <table:table-cell table:formula="of:=[.D89]+[.G89]" office:value-type="float" office:value="539.58943746048" calcext:value-type="float">
            <text:p>539.58943746048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50" office:value-type="float" office:value="50" calcext:value-type="float">
            <text:p>50</text:p>
          </table:table-cell>
          <table:table-cell table:formula="of:=0.876526" office:value-type="float" office:value="0.876526" calcext:value-type="float">
            <text:p>0.8765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0]*(80*8))/(1000*1000)" office:value-type="float" office:value="20.97152" calcext:value-type="float">
            <text:p>20.97152</text:p>
          </table:table-cell>
          <table:table-cell table:formula="of:=[.D90]+[.E90]" office:value-type="float" office:value="557.97152" calcext:value-type="float">
            <text:p>557.97152</text:p>
          </table:table-cell>
          <table:table-cell table:formula="of:=[.E90]*(1-[.C90])" office:value-type="float" office:value="2.58943746048" calcext:value-type="float">
            <text:p>2.58943746048</text:p>
          </table:table-cell>
          <table:table-cell table:formula="of:=[.D90]+[.G90]" office:value-type="float" office:value="539.58943746048" calcext:value-type="float">
            <text:p>539.58943746048</text:p>
          </table:table-cell>
        </table:table-row>
        <table:table-row table:style-name="ro1">
          <table:table-cell table:formula="of:=2^15" office:value-type="float" office:value="32768" calcext:value-type="float">
            <text:p>32768</text:p>
          </table:table-cell>
          <table:table-cell table:formula="of:=50" office:value-type="float" office:value="50" calcext:value-type="float">
            <text:p>50</text:p>
          </table:table-cell>
          <table:table-cell table:formula="of:=0.876526" office:value-type="float" office:value="0.876526" calcext:value-type="float">
            <text:p>0.876526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1]*(80*8))/(1000*1000)" office:value-type="float" office:value="20.97152" calcext:value-type="float">
            <text:p>20.97152</text:p>
          </table:table-cell>
          <table:table-cell table:formula="of:=[.D91]+[.E91]" office:value-type="float" office:value="557.97152" calcext:value-type="float">
            <text:p>557.97152</text:p>
          </table:table-cell>
          <table:table-cell table:formula="of:=[.E91]*(1-[.C91])" office:value-type="float" office:value="2.58943746048" calcext:value-type="float">
            <text:p>2.58943746048</text:p>
          </table:table-cell>
          <table:table-cell table:formula="of:=[.D91]+[.G91]" office:value-type="float" office:value="539.58943746048" calcext:value-type="float">
            <text:p>539.58943746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2]*(80*8))/(1000*1000)" office:value-type="float" office:value="0" calcext:value-type="float">
            <text:p>0</text:p>
          </table:table-cell>
          <table:table-cell table:formula="of:=[.D92]+[.E92]" office:value-type="float" office:value="537" calcext:value-type="float">
            <text:p>537</text:p>
          </table:table-cell>
          <table:table-cell table:formula="of:=[.E92]*(1-[.C92])" office:value-type="float" office:value="0" calcext:value-type="float">
            <text:p>0</text:p>
          </table:table-cell>
          <table:table-cell table:formula="of:=[.D92]+[.G9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3]*(80*8))/(1000*1000)" office:value-type="float" office:value="0" calcext:value-type="float">
            <text:p>0</text:p>
          </table:table-cell>
          <table:table-cell table:formula="of:=[.D93]+[.E93]" office:value-type="float" office:value="537" calcext:value-type="float">
            <text:p>537</text:p>
          </table:table-cell>
          <table:table-cell table:formula="of:=[.E93]*(1-[.C93])" office:value-type="float" office:value="0" calcext:value-type="float">
            <text:p>0</text:p>
          </table:table-cell>
          <table:table-cell table:formula="of:=[.D93]+[.G9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4]*(80*8))/(1000*1000)" office:value-type="float" office:value="0" calcext:value-type="float">
            <text:p>0</text:p>
          </table:table-cell>
          <table:table-cell table:formula="of:=[.D94]+[.E94]" office:value-type="float" office:value="537" calcext:value-type="float">
            <text:p>537</text:p>
          </table:table-cell>
          <table:table-cell table:formula="of:=[.E94]*(1-[.C94])" office:value-type="float" office:value="0" calcext:value-type="float">
            <text:p>0</text:p>
          </table:table-cell>
          <table:table-cell table:formula="of:=[.D94]+[.G9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5]*(80*8))/(1000*1000)" office:value-type="float" office:value="0" calcext:value-type="float">
            <text:p>0</text:p>
          </table:table-cell>
          <table:table-cell table:formula="of:=[.D95]+[.E95]" office:value-type="float" office:value="537" calcext:value-type="float">
            <text:p>537</text:p>
          </table:table-cell>
          <table:table-cell table:formula="of:=[.E95]*(1-[.C95])" office:value-type="float" office:value="0" calcext:value-type="float">
            <text:p>0</text:p>
          </table:table-cell>
          <table:table-cell table:formula="of:=[.D95]+[.G9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6]*(80*8))/(1000*1000)" office:value-type="float" office:value="0" calcext:value-type="float">
            <text:p>0</text:p>
          </table:table-cell>
          <table:table-cell table:formula="of:=[.D96]+[.E96]" office:value-type="float" office:value="537" calcext:value-type="float">
            <text:p>537</text:p>
          </table:table-cell>
          <table:table-cell table:formula="of:=[.E96]*(1-[.C96])" office:value-type="float" office:value="0" calcext:value-type="float">
            <text:p>0</text:p>
          </table:table-cell>
          <table:table-cell table:formula="of:=[.D96]+[.G96]" office:value-type="float" office:value="537" calcext:value-type="float">
            <text:p>537</text:p>
          </table:table-cell>
        </table:table-row>
      </table:table>
      <table:table table:name="cisco_bgp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berat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ssrate</text:p>
          </table:table-cell>
          <table:table-cell office:value-type="string" calcext:value-type="string">
            <text:p>bgp new route adv/sec</text:p>
          </table:table-cell>
          <table:table-cell office:value-type="string" calcext:value-type="string">
            <text:p>icmpbw_input</text:p>
          </table:table-cell>
          <table:table-cell office:value-type="string" calcext:value-type="string">
            <text:p>icmpbw_output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]*(80*8))/(1000*1000)" office:value-type="float" office:value="0" calcext:value-type="float">
            <text:p>0</text:p>
          </table:table-cell>
          <table:table-cell table:formula="of:=[.E2]*(1-[.C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]*(80*8))/(1000*1000)" office:value-type="float" office:value="0" calcext:value-type="float">
            <text:p>0</text:p>
          </table:table-cell>
          <table:table-cell table:formula="of:=[.E3]*(1-[.C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]*(80*8))/(1000*1000)" office:value-type="float" office:value="0" calcext:value-type="float">
            <text:p>0</text:p>
          </table:table-cell>
          <table:table-cell table:formula="of:=[.E4]*(1-[.C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]*(80*8))/(1000*1000)" office:value-type="float" office:value="0" calcext:value-type="float">
            <text:p>0</text:p>
          </table:table-cell>
          <table:table-cell table:formula="of:=[.E5]*(1-[.C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]*(80*8))/(1000*1000)" office:value-type="float" office:value="0" calcext:value-type="float">
            <text:p>0</text:p>
          </table:table-cell>
          <table:table-cell table:formula="of:=[.E6]*(1-[.C6])" office:value-type="float" office:value="0" calcext:value-type="float">
            <text:p>0</text:p>
          </table:table-cell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]*(80*8))/(1000*1000)" office:value-type="float" office:value="0.04096" calcext:value-type="float">
            <text:p>0.04096</text:p>
          </table:table-cell>
          <table:table-cell table:formula="of:=[.E7]*(1-[.C7])" office:value-type="float" office:value="0.04096" calcext:value-type="float">
            <text:p>0.04096</text:p>
          </table:table-cell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]*(80*8))/(1000*1000)" office:value-type="float" office:value="0.04096" calcext:value-type="float">
            <text:p>0.04096</text:p>
          </table:table-cell>
          <table:table-cell table:formula="of:=[.E8]*(1-[.C8])" office:value-type="float" office:value="0.04096" calcext:value-type="float">
            <text:p>0.04096</text:p>
          </table:table-cell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]*(80*8))/(1000*1000)" office:value-type="float" office:value="0.04096" calcext:value-type="float">
            <text:p>0.04096</text:p>
          </table:table-cell>
          <table:table-cell table:formula="of:=[.E9]*(1-[.C9])" office:value-type="float" office:value="0.04096" calcext:value-type="float">
            <text:p>0.04096</text:p>
          </table:table-cell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]*(80*8))/(1000*1000)" office:value-type="float" office:value="0.04096" calcext:value-type="float">
            <text:p>0.04096</text:p>
          </table:table-cell>
          <table:table-cell table:formula="of:=[.E10]*(1-[.C10])" office:value-type="float" office:value="0.04096" calcext:value-type="float">
            <text:p>0.04096</text:p>
          </table:table-cell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]*(80*8))/(1000*1000)" office:value-type="float" office:value="0.04096" calcext:value-type="float">
            <text:p>0.04096</text:p>
          </table:table-cell>
          <table:table-cell table:formula="of:=[.E11]*(1-[.C11])" office:value-type="float" office:value="0.04096" calcext:value-type="float">
            <text:p>0.0409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2]*(80*8))/(1000*1000)" office:value-type="float" office:value="0" calcext:value-type="float">
            <text:p>0</text:p>
          </table:table-cell>
          <table:table-cell table:formula="of:=[.E12]*(1-[.C1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3]*(80*8))/(1000*1000)" office:value-type="float" office:value="0" calcext:value-type="float">
            <text:p>0</text:p>
          </table:table-cell>
          <table:table-cell table:formula="of:=[.E13]*(1-[.C1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4]*(80*8))/(1000*1000)" office:value-type="float" office:value="0" calcext:value-type="float">
            <text:p>0</text:p>
          </table:table-cell>
          <table:table-cell table:formula="of:=[.E14]*(1-[.C1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5]*(80*8))/(1000*1000)" office:value-type="float" office:value="0" calcext:value-type="float">
            <text:p>0</text:p>
          </table:table-cell>
          <table:table-cell table:formula="of:=[.E15]*(1-[.C1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6]*(80*8))/(1000*1000)" office:value-type="float" office:value="0" calcext:value-type="float">
            <text:p>0</text:p>
          </table:table-cell>
          <table:table-cell table:formula="of:=[.E16]*(1-[.C16])" office:value-type="float" office:value="0" calcext:value-type="float">
            <text:p>0</text:p>
          </table:table-cell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7]*(80*8))/(1000*1000)" office:value-type="float" office:value="0.08192" calcext:value-type="float">
            <text:p>0.08192</text:p>
          </table:table-cell>
          <table:table-cell table:formula="of:=[.E17]*(1-[.C17])" office:value-type="float" office:value="0.08192" calcext:value-type="float">
            <text:p>0.08192</text:p>
          </table:table-cell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8]*(80*8))/(1000*1000)" office:value-type="float" office:value="0.08192" calcext:value-type="float">
            <text:p>0.08192</text:p>
          </table:table-cell>
          <table:table-cell table:formula="of:=[.E18]*(1-[.C18])" office:value-type="float" office:value="0.08192" calcext:value-type="float">
            <text:p>0.08192</text:p>
          </table:table-cell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9]*(80*8))/(1000*1000)" office:value-type="float" office:value="0.08192" calcext:value-type="float">
            <text:p>0.08192</text:p>
          </table:table-cell>
          <table:table-cell table:formula="of:=[.E19]*(1-[.C19])" office:value-type="float" office:value="0.08192" calcext:value-type="float">
            <text:p>0.08192</text:p>
          </table:table-cell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0]*(80*8))/(1000*1000)" office:value-type="float" office:value="0.08192" calcext:value-type="float">
            <text:p>0.08192</text:p>
          </table:table-cell>
          <table:table-cell table:formula="of:=[.E20]*(1-[.C20])" office:value-type="float" office:value="0.08192" calcext:value-type="float">
            <text:p>0.08192</text:p>
          </table:table-cell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1]*(80*8))/(1000*1000)" office:value-type="float" office:value="0.08192" calcext:value-type="float">
            <text:p>0.08192</text:p>
          </table:table-cell>
          <table:table-cell table:formula="of:=[.E21]*(1-[.C21])" office:value-type="float" office:value="0.08192" calcext:value-type="float">
            <text:p>0.0819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2]*(80*8))/(1000*1000)" office:value-type="float" office:value="0" calcext:value-type="float">
            <text:p>0</text:p>
          </table:table-cell>
          <table:table-cell table:formula="of:=[.E22]*(1-[.C2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3]*(80*8))/(1000*1000)" office:value-type="float" office:value="0" calcext:value-type="float">
            <text:p>0</text:p>
          </table:table-cell>
          <table:table-cell table:formula="of:=[.E23]*(1-[.C2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4]*(80*8))/(1000*1000)" office:value-type="float" office:value="0" calcext:value-type="float">
            <text:p>0</text:p>
          </table:table-cell>
          <table:table-cell table:formula="of:=[.E24]*(1-[.C2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5]*(80*8))/(1000*1000)" office:value-type="float" office:value="0" calcext:value-type="float">
            <text:p>0</text:p>
          </table:table-cell>
          <table:table-cell table:formula="of:=[.E25]*(1-[.C2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6]*(80*8))/(1000*1000)" office:value-type="float" office:value="0" calcext:value-type="float">
            <text:p>0</text:p>
          </table:table-cell>
          <table:table-cell table:formula="of:=[.E26]*(1-[.C26])" office:value-type="float" office:value="0" calcext:value-type="float">
            <text:p>0</text:p>
          </table:table-cell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7]*(80*8))/(1000*1000)" office:value-type="float" office:value="0.16384" calcext:value-type="float">
            <text:p>0.16384</text:p>
          </table:table-cell>
          <table:table-cell table:formula="of:=[.E27]*(1-[.C27])" office:value-type="float" office:value="0.16384" calcext:value-type="float">
            <text:p>0.16384</text:p>
          </table:table-cell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8]*(80*8))/(1000*1000)" office:value-type="float" office:value="0.16384" calcext:value-type="float">
            <text:p>0.16384</text:p>
          </table:table-cell>
          <table:table-cell table:formula="of:=[.E28]*(1-[.C28])" office:value-type="float" office:value="0.16384" calcext:value-type="float">
            <text:p>0.16384</text:p>
          </table:table-cell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9]*(80*8))/(1000*1000)" office:value-type="float" office:value="0.16384" calcext:value-type="float">
            <text:p>0.16384</text:p>
          </table:table-cell>
          <table:table-cell table:formula="of:=[.E29]*(1-[.C29])" office:value-type="float" office:value="0.16384" calcext:value-type="float">
            <text:p>0.16384</text:p>
          </table:table-cell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0]*(80*8))/(1000*1000)" office:value-type="float" office:value="0.16384" calcext:value-type="float">
            <text:p>0.16384</text:p>
          </table:table-cell>
          <table:table-cell table:formula="of:=[.E30]*(1-[.C30])" office:value-type="float" office:value="0.16384" calcext:value-type="float">
            <text:p>0.16384</text:p>
          </table:table-cell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1]*(80*8))/(1000*1000)" office:value-type="float" office:value="0.16384" calcext:value-type="float">
            <text:p>0.16384</text:p>
          </table:table-cell>
          <table:table-cell table:formula="of:=[.E31]*(1-[.C31])" office:value-type="float" office:value="0.16384" calcext:value-type="float">
            <text:p>0.16384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2]*(80*8))/(1000*1000)" office:value-type="float" office:value="0" calcext:value-type="float">
            <text:p>0</text:p>
          </table:table-cell>
          <table:table-cell table:formula="of:=[.E32]*(1-[.C3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3]*(80*8))/(1000*1000)" office:value-type="float" office:value="0" calcext:value-type="float">
            <text:p>0</text:p>
          </table:table-cell>
          <table:table-cell table:formula="of:=[.E33]*(1-[.C3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4]*(80*8))/(1000*1000)" office:value-type="float" office:value="0" calcext:value-type="float">
            <text:p>0</text:p>
          </table:table-cell>
          <table:table-cell table:formula="of:=[.E34]*(1-[.C3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5]*(80*8))/(1000*1000)" office:value-type="float" office:value="0" calcext:value-type="float">
            <text:p>0</text:p>
          </table:table-cell>
          <table:table-cell table:formula="of:=[.E35]*(1-[.C3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6]*(80*8))/(1000*1000)" office:value-type="float" office:value="0" calcext:value-type="float">
            <text:p>0</text:p>
          </table:table-cell>
          <table:table-cell table:formula="of:=[.E36]*(1-[.C36])" office:value-type="float" office:value="0" calcext:value-type="float">
            <text:p>0</text:p>
          </table:table-cell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7]*(80*8))/(1000*1000)" office:value-type="float" office:value="0.32768" calcext:value-type="float">
            <text:p>0.32768</text:p>
          </table:table-cell>
          <table:table-cell table:formula="of:=[.E37]*(1-[.C37])" office:value-type="float" office:value="0.32768" calcext:value-type="float">
            <text:p>0.32768</text:p>
          </table:table-cell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8]*(80*8))/(1000*1000)" office:value-type="float" office:value="0.32768" calcext:value-type="float">
            <text:p>0.32768</text:p>
          </table:table-cell>
          <table:table-cell table:formula="of:=[.E38]*(1-[.C38])" office:value-type="float" office:value="0.32768" calcext:value-type="float">
            <text:p>0.32768</text:p>
          </table:table-cell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9]*(80*8))/(1000*1000)" office:value-type="float" office:value="0.32768" calcext:value-type="float">
            <text:p>0.32768</text:p>
          </table:table-cell>
          <table:table-cell table:formula="of:=[.E39]*(1-[.C39])" office:value-type="float" office:value="0.32768" calcext:value-type="float">
            <text:p>0.32768</text:p>
          </table:table-cell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0]*(80*8))/(1000*1000)" office:value-type="float" office:value="0.32768" calcext:value-type="float">
            <text:p>0.32768</text:p>
          </table:table-cell>
          <table:table-cell table:formula="of:=[.E40]*(1-[.C40])" office:value-type="float" office:value="0.32768" calcext:value-type="float">
            <text:p>0.32768</text:p>
          </table:table-cell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1]*(80*8))/(1000*1000)" office:value-type="float" office:value="0.32768" calcext:value-type="float">
            <text:p>0.32768</text:p>
          </table:table-cell>
          <table:table-cell table:formula="of:=[.E41]*(1-[.C41])" office:value-type="float" office:value="0.32768" calcext:value-type="float">
            <text:p>0.32768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2]*(80*8))/(1000*1000)" office:value-type="float" office:value="0" calcext:value-type="float">
            <text:p>0</text:p>
          </table:table-cell>
          <table:table-cell table:formula="of:=[.E42]*(1-[.C4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3]*(80*8))/(1000*1000)" office:value-type="float" office:value="0" calcext:value-type="float">
            <text:p>0</text:p>
          </table:table-cell>
          <table:table-cell table:formula="of:=[.E43]*(1-[.C4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4]*(80*8))/(1000*1000)" office:value-type="float" office:value="0" calcext:value-type="float">
            <text:p>0</text:p>
          </table:table-cell>
          <table:table-cell table:formula="of:=[.E44]*(1-[.C4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5]*(80*8))/(1000*1000)" office:value-type="float" office:value="0" calcext:value-type="float">
            <text:p>0</text:p>
          </table:table-cell>
          <table:table-cell table:formula="of:=[.E45]*(1-[.C4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6]*(80*8))/(1000*1000)" office:value-type="float" office:value="0" calcext:value-type="float">
            <text:p>0</text:p>
          </table:table-cell>
          <table:table-cell table:formula="of:=[.E46]*(1-[.C46])" office:value-type="float" office:value="0" calcext:value-type="float">
            <text:p>0</text:p>
          </table:table-cell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7]*(80*8))/(1000*1000)" office:value-type="float" office:value="0.65536" calcext:value-type="float">
            <text:p>0.65536</text:p>
          </table:table-cell>
          <table:table-cell table:formula="of:=[.E47]*(1-[.C47])" office:value-type="float" office:value="0.65536" calcext:value-type="float">
            <text:p>0.65536</text:p>
          </table:table-cell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8]*(80*8))/(1000*1000)" office:value-type="float" office:value="0.65536" calcext:value-type="float">
            <text:p>0.65536</text:p>
          </table:table-cell>
          <table:table-cell table:formula="of:=[.E48]*(1-[.C48])" office:value-type="float" office:value="0.65536" calcext:value-type="float">
            <text:p>0.65536</text:p>
          </table:table-cell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9]*(80*8))/(1000*1000)" office:value-type="float" office:value="0.65536" calcext:value-type="float">
            <text:p>0.65536</text:p>
          </table:table-cell>
          <table:table-cell table:formula="of:=[.E49]*(1-[.C49])" office:value-type="float" office:value="0.65536" calcext:value-type="float">
            <text:p>0.65536</text:p>
          </table:table-cell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0]*(80*8))/(1000*1000)" office:value-type="float" office:value="0.65536" calcext:value-type="float">
            <text:p>0.65536</text:p>
          </table:table-cell>
          <table:table-cell table:formula="of:=[.E50]*(1-[.C50])" office:value-type="float" office:value="0.65536" calcext:value-type="float">
            <text:p>0.65536</text:p>
          </table:table-cell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1]*(80*8))/(1000*1000)" office:value-type="float" office:value="0.65536" calcext:value-type="float">
            <text:p>0.65536</text:p>
          </table:table-cell>
          <table:table-cell table:formula="of:=[.E51]*(1-[.C51])" office:value-type="float" office:value="0.65536" calcext:value-type="float">
            <text:p>0.6553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2]*(80*8))/(1000*1000)" office:value-type="float" office:value="0" calcext:value-type="float">
            <text:p>0</text:p>
          </table:table-cell>
          <table:table-cell table:formula="of:=[.E52]*(1-[.C5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3]*(80*8))/(1000*1000)" office:value-type="float" office:value="0" calcext:value-type="float">
            <text:p>0</text:p>
          </table:table-cell>
          <table:table-cell table:formula="of:=[.E53]*(1-[.C5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4]*(80*8))/(1000*1000)" office:value-type="float" office:value="0" calcext:value-type="float">
            <text:p>0</text:p>
          </table:table-cell>
          <table:table-cell table:formula="of:=[.E54]*(1-[.C5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5]*(80*8))/(1000*1000)" office:value-type="float" office:value="0" calcext:value-type="float">
            <text:p>0</text:p>
          </table:table-cell>
          <table:table-cell table:formula="of:=[.E55]*(1-[.C5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6]*(80*8))/(1000*1000)" office:value-type="float" office:value="0" calcext:value-type="float">
            <text:p>0</text:p>
          </table:table-cell>
          <table:table-cell table:formula="of:=[.E56]*(1-[.C56])" office:value-type="float" office:value="0" calcext:value-type="float">
            <text:p>0</text:p>
          </table:table-cell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484277" calcext:value-type="float">
            <text:p>0.48427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7]*(80*8))/(1000*1000)" office:value-type="float" office:value="1.31072" calcext:value-type="float">
            <text:p>1.31072</text:p>
          </table:table-cell>
          <table:table-cell table:formula="of:=[.E57]*(1-[.C57])" office:value-type="float" office:value="0.67596845056" calcext:value-type="float">
            <text:p>0.67596845056</text:p>
          </table:table-cell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484277" calcext:value-type="float">
            <text:p>0.48427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8]*(80*8))/(1000*1000)" office:value-type="float" office:value="1.31072" calcext:value-type="float">
            <text:p>1.31072</text:p>
          </table:table-cell>
          <table:table-cell table:formula="of:=[.E58]*(1-[.C58])" office:value-type="float" office:value="0.67596845056" calcext:value-type="float">
            <text:p>0.67596845056</text:p>
          </table:table-cell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484277" calcext:value-type="float">
            <text:p>0.48427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9]*(80*8))/(1000*1000)" office:value-type="float" office:value="1.31072" calcext:value-type="float">
            <text:p>1.31072</text:p>
          </table:table-cell>
          <table:table-cell table:formula="of:=[.E59]*(1-[.C59])" office:value-type="float" office:value="0.67596845056" calcext:value-type="float">
            <text:p>0.67596845056</text:p>
          </table:table-cell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484277" calcext:value-type="float">
            <text:p>0.48427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0]*(80*8))/(1000*1000)" office:value-type="float" office:value="1.31072" calcext:value-type="float">
            <text:p>1.31072</text:p>
          </table:table-cell>
          <table:table-cell table:formula="of:=[.E60]*(1-[.C60])" office:value-type="float" office:value="0.67596845056" calcext:value-type="float">
            <text:p>0.67596845056</text:p>
          </table:table-cell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484277" calcext:value-type="float">
            <text:p>0.48427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1]*(80*8))/(1000*1000)" office:value-type="float" office:value="1.31072" calcext:value-type="float">
            <text:p>1.31072</text:p>
          </table:table-cell>
          <table:table-cell table:formula="of:=[.E61]*(1-[.C61])" office:value-type="float" office:value="0.67596845056" calcext:value-type="float">
            <text:p>0.6759684505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2]*(80*8))/(1000*1000)" office:value-type="float" office:value="0" calcext:value-type="float">
            <text:p>0</text:p>
          </table:table-cell>
          <table:table-cell table:formula="of:=[.E62]*(1-[.C6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3]*(80*8))/(1000*1000)" office:value-type="float" office:value="0" calcext:value-type="float">
            <text:p>0</text:p>
          </table:table-cell>
          <table:table-cell table:formula="of:=[.E63]*(1-[.C6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4]*(80*8))/(1000*1000)" office:value-type="float" office:value="0" calcext:value-type="float">
            <text:p>0</text:p>
          </table:table-cell>
          <table:table-cell table:formula="of:=[.E64]*(1-[.C6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5]*(80*8))/(1000*1000)" office:value-type="float" office:value="0" calcext:value-type="float">
            <text:p>0</text:p>
          </table:table-cell>
          <table:table-cell table:formula="of:=[.E65]*(1-[.C6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6]*(80*8))/(1000*1000)" office:value-type="float" office:value="0" calcext:value-type="float">
            <text:p>0</text:p>
          </table:table-cell>
          <table:table-cell table:formula="of:=[.E66]*(1-[.C66])" office:value-type="float" office:value="0" calcext:value-type="float">
            <text:p>0</text:p>
          </table:table-cell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311719" calcext:value-type="float">
            <text:p>0.31171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7]*(80*8))/(1000*1000)" office:value-type="float" office:value="0.98304" calcext:value-type="float">
            <text:p>0.98304</text:p>
          </table:table-cell>
          <table:table-cell table:formula="of:=[.E67]*(1-[.C67])" office:value-type="float" office:value="0.67660775424" calcext:value-type="float">
            <text:p>0.67660775424</text:p>
          </table:table-cell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311719" calcext:value-type="float">
            <text:p>0.31171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8]*(80*8))/(1000*1000)" office:value-type="float" office:value="0.98304" calcext:value-type="float">
            <text:p>0.98304</text:p>
          </table:table-cell>
          <table:table-cell table:formula="of:=[.E68]*(1-[.C68])" office:value-type="float" office:value="0.67660775424" calcext:value-type="float">
            <text:p>0.67660775424</text:p>
          </table:table-cell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311719" calcext:value-type="float">
            <text:p>0.31171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9]*(80*8))/(1000*1000)" office:value-type="float" office:value="0.98304" calcext:value-type="float">
            <text:p>0.98304</text:p>
          </table:table-cell>
          <table:table-cell table:formula="of:=[.E69]*(1-[.C69])" office:value-type="float" office:value="0.67660775424" calcext:value-type="float">
            <text:p>0.67660775424</text:p>
          </table:table-cell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311719" calcext:value-type="float">
            <text:p>0.31171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0]*(80*8))/(1000*1000)" office:value-type="float" office:value="0.98304" calcext:value-type="float">
            <text:p>0.98304</text:p>
          </table:table-cell>
          <table:table-cell table:formula="of:=[.E70]*(1-[.C70])" office:value-type="float" office:value="0.67660775424" calcext:value-type="float">
            <text:p>0.67660775424</text:p>
          </table:table-cell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311719" calcext:value-type="float">
            <text:p>0.31171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1]*(80*8))/(1000*1000)" office:value-type="float" office:value="0.98304" calcext:value-type="float">
            <text:p>0.98304</text:p>
          </table:table-cell>
          <table:table-cell table:formula="of:=[.E71]*(1-[.C71])" office:value-type="float" office:value="0.67660775424" calcext:value-type="float">
            <text:p>0.67660775424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2]*(80*8))/(1000*1000)" office:value-type="float" office:value="0" calcext:value-type="float">
            <text:p>0</text:p>
          </table:table-cell>
          <table:table-cell table:formula="of:=[.E72]*(1-[.C7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3]*(80*8))/(1000*1000)" office:value-type="float" office:value="0" calcext:value-type="float">
            <text:p>0</text:p>
          </table:table-cell>
          <table:table-cell table:formula="of:=[.E73]*(1-[.C7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4]*(80*8))/(1000*1000)" office:value-type="float" office:value="0" calcext:value-type="float">
            <text:p>0</text:p>
          </table:table-cell>
          <table:table-cell table:formula="of:=[.E74]*(1-[.C7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5]*(80*8))/(1000*1000)" office:value-type="float" office:value="0" calcext:value-type="float">
            <text:p>0</text:p>
          </table:table-cell>
          <table:table-cell table:formula="of:=[.E75]*(1-[.C7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6]*(80*8))/(1000*1000)" office:value-type="float" office:value="0" calcext:value-type="float">
            <text:p>0</text:p>
          </table:table-cell>
          <table:table-cell table:formula="of:=[.E76]*(1-[.C76])" office:value-type="float" office:value="0" calcext:value-type="float">
            <text:p>0</text:p>
          </table:table-cell>
        </table:table-row>
        <table:table-row table:style-name="ro1">
          <table:table-cell table:formula="of:=1280" office:value-type="float" office:value="1280" calcext:value-type="float">
            <text:p>128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75781" calcext:value-type="float">
            <text:p>0.17578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7]*(80*8))/(1000*1000)" office:value-type="float" office:value="0.8192" calcext:value-type="float">
            <text:p>0.8192</text:p>
          </table:table-cell>
          <table:table-cell table:formula="of:=[.E77]*(1-[.C77])" office:value-type="float" office:value="0.6752002048" calcext:value-type="float">
            <text:p>0.6752002048</text:p>
          </table:table-cell>
        </table:table-row>
        <table:table-row table:style-name="ro1">
          <table:table-cell table:formula="of:=1280" office:value-type="float" office:value="1280" calcext:value-type="float">
            <text:p>128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75781" calcext:value-type="float">
            <text:p>0.17578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8]*(80*8))/(1000*1000)" office:value-type="float" office:value="0.8192" calcext:value-type="float">
            <text:p>0.8192</text:p>
          </table:table-cell>
          <table:table-cell table:formula="of:=[.E78]*(1-[.C78])" office:value-type="float" office:value="0.6752002048" calcext:value-type="float">
            <text:p>0.6752002048</text:p>
          </table:table-cell>
        </table:table-row>
        <table:table-row table:style-name="ro1">
          <table:table-cell table:formula="of:=1280" office:value-type="float" office:value="1280" calcext:value-type="float">
            <text:p>128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75781" calcext:value-type="float">
            <text:p>0.17578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9]*(80*8))/(1000*1000)" office:value-type="float" office:value="0.8192" calcext:value-type="float">
            <text:p>0.8192</text:p>
          </table:table-cell>
          <table:table-cell table:formula="of:=[.E79]*(1-[.C79])" office:value-type="float" office:value="0.6752002048" calcext:value-type="float">
            <text:p>0.6752002048</text:p>
          </table:table-cell>
        </table:table-row>
        <table:table-row table:style-name="ro1">
          <table:table-cell table:formula="of:=1280" office:value-type="float" office:value="1280" calcext:value-type="float">
            <text:p>128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75781" calcext:value-type="float">
            <text:p>0.17578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0]*(80*8))/(1000*1000)" office:value-type="float" office:value="0.8192" calcext:value-type="float">
            <text:p>0.8192</text:p>
          </table:table-cell>
          <table:table-cell table:formula="of:=[.E80]*(1-[.C80])" office:value-type="float" office:value="0.6752002048" calcext:value-type="float">
            <text:p>0.6752002048</text:p>
          </table:table-cell>
        </table:table-row>
        <table:table-row table:style-name="ro1">
          <table:table-cell table:formula="of:=1280" office:value-type="float" office:value="1280" calcext:value-type="float">
            <text:p>128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75781" calcext:value-type="float">
            <text:p>0.17578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1]*(80*8))/(1000*1000)" office:value-type="float" office:value="0.8192" calcext:value-type="float">
            <text:p>0.8192</text:p>
          </table:table-cell>
          <table:table-cell table:formula="of:=[.E81]*(1-[.C81])" office:value-type="float" office:value="0.6752002048" calcext:value-type="float">
            <text:p>0.6752002048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2]*(80*8))/(1000*1000)" office:value-type="float" office:value="0" calcext:value-type="float">
            <text:p>0</text:p>
          </table:table-cell>
          <table:table-cell table:formula="of:=[.E82]*(1-[.C8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3]*(80*8))/(1000*1000)" office:value-type="float" office:value="0" calcext:value-type="float">
            <text:p>0</text:p>
          </table:table-cell>
          <table:table-cell table:formula="of:=[.E83]*(1-[.C8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4]*(80*8))/(1000*1000)" office:value-type="float" office:value="0" calcext:value-type="float">
            <text:p>0</text:p>
          </table:table-cell>
          <table:table-cell table:formula="of:=[.E84]*(1-[.C8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5]*(80*8))/(1000*1000)" office:value-type="float" office:value="0" calcext:value-type="float">
            <text:p>0</text:p>
          </table:table-cell>
          <table:table-cell table:formula="of:=[.E85]*(1-[.C8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6]*(80*8))/(1000*1000)" office:value-type="float" office:value="0" calcext:value-type="float">
            <text:p>0</text:p>
          </table:table-cell>
          <table:table-cell table:formula="of:=[.E86]*(1-[.C86])" office:value-type="float" office:value="0" calcext:value-type="float">
            <text:p>0</text:p>
          </table:table-cell>
        </table:table-row>
        <table:table-row table:style-name="ro1">
          <table:table-cell table:formula="of:=1152" office:value-type="float" office:value="1152" calcext:value-type="float">
            <text:p>115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04861" calcext:value-type="float">
            <text:p>0.10486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7]*(80*8))/(1000*1000)" office:value-type="float" office:value="0.73728" calcext:value-type="float">
            <text:p>0.73728</text:p>
          </table:table-cell>
          <table:table-cell table:formula="of:=[.E87]*(1-[.C87])" office:value-type="float" office:value="0.65996808192" calcext:value-type="float">
            <text:p>0.65996808192</text:p>
          </table:table-cell>
        </table:table-row>
        <table:table-row table:style-name="ro1">
          <table:table-cell table:formula="of:=1152" office:value-type="float" office:value="1152" calcext:value-type="float">
            <text:p>115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04861" calcext:value-type="float">
            <text:p>0.10486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8]*(80*8))/(1000*1000)" office:value-type="float" office:value="0.73728" calcext:value-type="float">
            <text:p>0.73728</text:p>
          </table:table-cell>
          <table:table-cell table:formula="of:=[.E88]*(1-[.C88])" office:value-type="float" office:value="0.65996808192" calcext:value-type="float">
            <text:p>0.65996808192</text:p>
          </table:table-cell>
        </table:table-row>
        <table:table-row table:style-name="ro1">
          <table:table-cell table:formula="of:=1152" office:value-type="float" office:value="1152" calcext:value-type="float">
            <text:p>115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04861" calcext:value-type="float">
            <text:p>0.10486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9]*(80*8))/(1000*1000)" office:value-type="float" office:value="0.73728" calcext:value-type="float">
            <text:p>0.73728</text:p>
          </table:table-cell>
          <table:table-cell table:formula="of:=[.E89]*(1-[.C89])" office:value-type="float" office:value="0.65996808192" calcext:value-type="float">
            <text:p>0.65996808192</text:p>
          </table:table-cell>
        </table:table-row>
        <table:table-row table:style-name="ro1">
          <table:table-cell table:formula="of:=1152" office:value-type="float" office:value="1152" calcext:value-type="float">
            <text:p>115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04861" calcext:value-type="float">
            <text:p>0.10486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0]*(80*8))/(1000*1000)" office:value-type="float" office:value="0.73728" calcext:value-type="float">
            <text:p>0.73728</text:p>
          </table:table-cell>
          <table:table-cell table:formula="of:=[.E90]*(1-[.C90])" office:value-type="float" office:value="0.65996808192" calcext:value-type="float">
            <text:p>0.65996808192</text:p>
          </table:table-cell>
        </table:table-row>
        <table:table-row table:style-name="ro1">
          <table:table-cell table:formula="of:=1152" office:value-type="float" office:value="1152" calcext:value-type="float">
            <text:p>115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104861" calcext:value-type="float">
            <text:p>0.104861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1]*(80*8))/(1000*1000)" office:value-type="float" office:value="0.73728" calcext:value-type="float">
            <text:p>0.73728</text:p>
          </table:table-cell>
          <table:table-cell table:formula="of:=[.E91]*(1-[.C91])" office:value-type="float" office:value="0.65996808192" calcext:value-type="float">
            <text:p>0.6599680819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2]*(80*8))/(1000*1000)" office:value-type="float" office:value="0" calcext:value-type="float">
            <text:p>0</text:p>
          </table:table-cell>
          <table:table-cell table:formula="of:=[.E92]*(1-[.C9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3]*(80*8))/(1000*1000)" office:value-type="float" office:value="0" calcext:value-type="float">
            <text:p>0</text:p>
          </table:table-cell>
          <table:table-cell table:formula="of:=[.E93]*(1-[.C9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4]*(80*8))/(1000*1000)" office:value-type="float" office:value="0" calcext:value-type="float">
            <text:p>0</text:p>
          </table:table-cell>
          <table:table-cell table:formula="of:=[.E94]*(1-[.C9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5]*(80*8))/(1000*1000)" office:value-type="float" office:value="0" calcext:value-type="float">
            <text:p>0</text:p>
          </table:table-cell>
          <table:table-cell table:formula="of:=[.E95]*(1-[.C9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6]*(80*8))/(1000*1000)" office:value-type="float" office:value="0" calcext:value-type="float">
            <text:p>0</text:p>
          </table:table-cell>
          <table:table-cell table:formula="of:=[.E96]*(1-[.C96])" office:value-type="float" office:value="0" calcext:value-type="float">
            <text:p>0</text:p>
          </table:table-cell>
        </table:table-row>
        <table:table-row table:style-name="ro1">
          <table:table-cell table:formula="of:=1088" office:value-type="float" office:value="1088" calcext:value-type="float">
            <text:p>108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323529" calcext:value-type="float">
            <text:p>0.032352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7]*(80*8))/(1000*1000)" office:value-type="float" office:value="0.69632" calcext:value-type="float">
            <text:p>0.69632</text:p>
          </table:table-cell>
          <table:table-cell table:formula="of:=[.E97]*(1-[.C97])" office:value-type="float" office:value="0.673792028672" calcext:value-type="float">
            <text:p>0.673792028672</text:p>
          </table:table-cell>
        </table:table-row>
        <table:table-row table:style-name="ro1">
          <table:table-cell table:formula="of:=1088" office:value-type="float" office:value="1088" calcext:value-type="float">
            <text:p>108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323529" calcext:value-type="float">
            <text:p>0.032352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8]*(80*8))/(1000*1000)" office:value-type="float" office:value="0.69632" calcext:value-type="float">
            <text:p>0.69632</text:p>
          </table:table-cell>
          <table:table-cell table:formula="of:=[.E98]*(1-[.C98])" office:value-type="float" office:value="0.673792028672" calcext:value-type="float">
            <text:p>0.673792028672</text:p>
          </table:table-cell>
        </table:table-row>
        <table:table-row table:style-name="ro1">
          <table:table-cell table:formula="of:=1088" office:value-type="float" office:value="1088" calcext:value-type="float">
            <text:p>108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323529" calcext:value-type="float">
            <text:p>0.032352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9]*(80*8))/(1000*1000)" office:value-type="float" office:value="0.69632" calcext:value-type="float">
            <text:p>0.69632</text:p>
          </table:table-cell>
          <table:table-cell table:formula="of:=[.E99]*(1-[.C99])" office:value-type="float" office:value="0.673792028672" calcext:value-type="float">
            <text:p>0.673792028672</text:p>
          </table:table-cell>
        </table:table-row>
        <table:table-row table:style-name="ro1">
          <table:table-cell table:formula="of:=1088" office:value-type="float" office:value="1088" calcext:value-type="float">
            <text:p>108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323529" calcext:value-type="float">
            <text:p>0.032352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0]*(80*8))/(1000*1000)" office:value-type="float" office:value="0.69632" calcext:value-type="float">
            <text:p>0.69632</text:p>
          </table:table-cell>
          <table:table-cell table:formula="of:=[.E100]*(1-[.C100])" office:value-type="float" office:value="0.673792028672" calcext:value-type="float">
            <text:p>0.673792028672</text:p>
          </table:table-cell>
        </table:table-row>
        <table:table-row table:style-name="ro1">
          <table:table-cell table:formula="of:=1088" office:value-type="float" office:value="1088" calcext:value-type="float">
            <text:p>1088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323529" calcext:value-type="float">
            <text:p>0.032352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1]*(80*8))/(1000*1000)" office:value-type="float" office:value="0.69632" calcext:value-type="float">
            <text:p>0.69632</text:p>
          </table:table-cell>
          <table:table-cell table:formula="of:=[.E101]*(1-[.C101])" office:value-type="float" office:value="0.673792028672" calcext:value-type="float">
            <text:p>0.67379202867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2]*(80*8))/(1000*1000)" office:value-type="float" office:value="0" calcext:value-type="float">
            <text:p>0</text:p>
          </table:table-cell>
          <table:table-cell table:formula="of:=[.E102]*(1-[.C10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3]*(80*8))/(1000*1000)" office:value-type="float" office:value="0" calcext:value-type="float">
            <text:p>0</text:p>
          </table:table-cell>
          <table:table-cell table:formula="of:=[.E103]*(1-[.C10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4]*(80*8))/(1000*1000)" office:value-type="float" office:value="0" calcext:value-type="float">
            <text:p>0</text:p>
          </table:table-cell>
          <table:table-cell table:formula="of:=[.E104]*(1-[.C10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5]*(80*8))/(1000*1000)" office:value-type="float" office:value="0" calcext:value-type="float">
            <text:p>0</text:p>
          </table:table-cell>
          <table:table-cell table:formula="of:=[.E105]*(1-[.C10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6]*(80*8))/(1000*1000)" office:value-type="float" office:value="0" calcext:value-type="float">
            <text:p>0</text:p>
          </table:table-cell>
          <table:table-cell table:formula="of:=[.E106]*(1-[.C106])" office:value-type="float" office:value="0" calcext:value-type="float">
            <text:p>0</text:p>
          </table:table-cell>
        </table:table-row>
        <table:table-row table:style-name="ro1">
          <table:table-cell table:formula="of:=1120" office:value-type="float" office:value="1120" calcext:value-type="float">
            <text:p>112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573214" calcext:value-type="float">
            <text:p>0.0573214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7]*(80*8))/(1000*1000)" office:value-type="float" office:value="0.7168" calcext:value-type="float">
            <text:p>0.7168</text:p>
          </table:table-cell>
          <table:table-cell table:formula="of:=[.E107]*(1-[.C107])" office:value-type="float" office:value="0.67571202048" calcext:value-type="float">
            <text:p>0.67571202048</text:p>
          </table:table-cell>
        </table:table-row>
        <table:table-row table:style-name="ro1">
          <table:table-cell table:formula="of:=1120" office:value-type="float" office:value="1120" calcext:value-type="float">
            <text:p>112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573214" calcext:value-type="float">
            <text:p>0.0573214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8]*(80*8))/(1000*1000)" office:value-type="float" office:value="0.7168" calcext:value-type="float">
            <text:p>0.7168</text:p>
          </table:table-cell>
          <table:table-cell table:formula="of:=[.E108]*(1-[.C108])" office:value-type="float" office:value="0.67571202048" calcext:value-type="float">
            <text:p>0.67571202048</text:p>
          </table:table-cell>
        </table:table-row>
        <table:table-row table:style-name="ro1">
          <table:table-cell table:formula="of:=1120" office:value-type="float" office:value="1120" calcext:value-type="float">
            <text:p>112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573214" calcext:value-type="float">
            <text:p>0.0573214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9]*(80*8))/(1000*1000)" office:value-type="float" office:value="0.7168" calcext:value-type="float">
            <text:p>0.7168</text:p>
          </table:table-cell>
          <table:table-cell table:formula="of:=[.E109]*(1-[.C109])" office:value-type="float" office:value="0.67571202048" calcext:value-type="float">
            <text:p>0.67571202048</text:p>
          </table:table-cell>
        </table:table-row>
        <table:table-row table:style-name="ro1">
          <table:table-cell table:formula="of:=1120" office:value-type="float" office:value="1120" calcext:value-type="float">
            <text:p>112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573214" calcext:value-type="float">
            <text:p>0.0573214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0]*(80*8))/(1000*1000)" office:value-type="float" office:value="0.7168" calcext:value-type="float">
            <text:p>0.7168</text:p>
          </table:table-cell>
          <table:table-cell table:formula="of:=[.E110]*(1-[.C110])" office:value-type="float" office:value="0.67571202048" calcext:value-type="float">
            <text:p>0.67571202048</text:p>
          </table:table-cell>
        </table:table-row>
        <table:table-row table:style-name="ro1">
          <table:table-cell table:formula="of:=1120" office:value-type="float" office:value="1120" calcext:value-type="float">
            <text:p>112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573214" calcext:value-type="float">
            <text:p>0.0573214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1]*(80*8))/(1000*1000)" office:value-type="float" office:value="0.7168" calcext:value-type="float">
            <text:p>0.7168</text:p>
          </table:table-cell>
          <table:table-cell table:formula="of:=[.E111]*(1-[.C111])" office:value-type="float" office:value="0.67571202048" calcext:value-type="float">
            <text:p>0.67571202048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2]*(80*8))/(1000*1000)" office:value-type="float" office:value="0" calcext:value-type="float">
            <text:p>0</text:p>
          </table:table-cell>
          <table:table-cell table:formula="of:=[.E112]*(1-[.C112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3]*(80*8))/(1000*1000)" office:value-type="float" office:value="0" calcext:value-type="float">
            <text:p>0</text:p>
          </table:table-cell>
          <table:table-cell table:formula="of:=[.E113]*(1-[.C113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4]*(80*8))/(1000*1000)" office:value-type="float" office:value="0" calcext:value-type="float">
            <text:p>0</text:p>
          </table:table-cell>
          <table:table-cell table:formula="of:=[.E114]*(1-[.C114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5]*(80*8))/(1000*1000)" office:value-type="float" office:value="0" calcext:value-type="float">
            <text:p>0</text:p>
          </table:table-cell>
          <table:table-cell table:formula="of:=[.E115]*(1-[.C115])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6]*(80*8))/(1000*1000)" office:value-type="float" office:value="0" calcext:value-type="float">
            <text:p>0</text:p>
          </table:table-cell>
          <table:table-cell table:formula="of:=[.E116]*(1-[.C116])" office:value-type="float" office:value="0" calcext:value-type="float">
            <text:p>0</text:p>
          </table:table-cell>
        </table:table-row>
      </table:table>
      <table:table table:name="juniper_bgp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proberat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ssrate</text:p>
          </table:table-cell>
          <table:table-cell office:value-type="string" calcext:value-type="string">
            <text:p>bgp new route adv/sec</text:p>
          </table:table-cell>
          <table:table-cell office:value-type="string" calcext:value-type="string">
            <text:p>icmpbw_input</text:p>
          </table:table-cell>
          <table:table-cell office:value-type="string" calcext:value-type="string">
            <text:p>icmpbw_output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]*(80*8))/(1000*1000)" office:value-type="float" office:value="0" calcext:value-type="float">
            <text:p>0</text:p>
          </table:table-cell>
          <table:table-cell table:formula="of:=[.E2]*(1-[.C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]*(80*8))/(1000*1000)" office:value-type="float" office:value="0" calcext:value-type="float">
            <text:p>0</text:p>
          </table:table-cell>
          <table:table-cell table:formula="of:=[.E3]*(1-[.C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]*(80*8))/(1000*1000)" office:value-type="float" office:value="0" calcext:value-type="float">
            <text:p>0</text:p>
          </table:table-cell>
          <table:table-cell table:formula="of:=[.E4]*(1-[.C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]*(80*8))/(1000*1000)" office:value-type="float" office:value="0" calcext:value-type="float">
            <text:p>0</text:p>
          </table:table-cell>
          <table:table-cell table:formula="of:=[.E5]*(1-[.C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]*(80*8))/(1000*1000)" office:value-type="float" office:value="0" calcext:value-type="float">
            <text:p>0</text:p>
          </table:table-cell>
          <table:table-cell table:formula="of:=[.E6]*(1-[.C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]*(80*8))/(1000*1000)" office:value-type="float" office:value="0.04096" calcext:value-type="float">
            <text:p>0.04096</text:p>
          </table:table-cell>
          <table:table-cell table:formula="of:=[.E7]*(1-[.C7])" office:value-type="float" office:value="0.04096" calcext:value-type="float">
            <text:p>0.04096</text:p>
          </table:table-cell>
          <table:table-cell table:number-columns-repeated="1018"/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]*(80*8))/(1000*1000)" office:value-type="float" office:value="0.04096" calcext:value-type="float">
            <text:p>0.04096</text:p>
          </table:table-cell>
          <table:table-cell table:formula="of:=[.E8]*(1-[.C8])" office:value-type="float" office:value="0.04096" calcext:value-type="float">
            <text:p>0.04096</text:p>
          </table:table-cell>
          <table:table-cell table:number-columns-repeated="1018"/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]*(80*8))/(1000*1000)" office:value-type="float" office:value="0.04096" calcext:value-type="float">
            <text:p>0.04096</text:p>
          </table:table-cell>
          <table:table-cell table:formula="of:=[.E9]*(1-[.C9])" office:value-type="float" office:value="0.04096" calcext:value-type="float">
            <text:p>0.04096</text:p>
          </table:table-cell>
          <table:table-cell table:number-columns-repeated="1018"/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]*(80*8))/(1000*1000)" office:value-type="float" office:value="0.04096" calcext:value-type="float">
            <text:p>0.04096</text:p>
          </table:table-cell>
          <table:table-cell table:formula="of:=[.E10]*(1-[.C10])" office:value-type="float" office:value="0.04096" calcext:value-type="float">
            <text:p>0.04096</text:p>
          </table:table-cell>
          <table:table-cell table:number-columns-repeated="1018"/>
        </table:table-row>
        <table:table-row table:style-name="ro1">
          <table:table-cell table:formula="of:=64" office:value-type="float" office:value="64" calcext:value-type="float">
            <text:p>64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1]*(80*8))/(1000*1000)" office:value-type="float" office:value="0.04096" calcext:value-type="float">
            <text:p>0.04096</text:p>
          </table:table-cell>
          <table:table-cell table:formula="of:=[.E11]*(1-[.C11])" office:value-type="float" office:value="0.04096" calcext:value-type="float">
            <text:p>0.04096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2]*(80*8))/(1000*1000)" office:value-type="float" office:value="0" calcext:value-type="float">
            <text:p>0</text:p>
          </table:table-cell>
          <table:table-cell table:formula="of:=[.E12]*(1-[.C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3]*(80*8))/(1000*1000)" office:value-type="float" office:value="0" calcext:value-type="float">
            <text:p>0</text:p>
          </table:table-cell>
          <table:table-cell table:formula="of:=[.E13]*(1-[.C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4]*(80*8))/(1000*1000)" office:value-type="float" office:value="0" calcext:value-type="float">
            <text:p>0</text:p>
          </table:table-cell>
          <table:table-cell table:formula="of:=[.E14]*(1-[.C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5]*(80*8))/(1000*1000)" office:value-type="float" office:value="0" calcext:value-type="float">
            <text:p>0</text:p>
          </table:table-cell>
          <table:table-cell table:formula="of:=[.E15]*(1-[.C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6]*(80*8))/(1000*1000)" office:value-type="float" office:value="0" calcext:value-type="float">
            <text:p>0</text:p>
          </table:table-cell>
          <table:table-cell table:formula="of:=[.E16]*(1-[.C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7]*(80*8))/(1000*1000)" office:value-type="float" office:value="0.08192" calcext:value-type="float">
            <text:p>0.08192</text:p>
          </table:table-cell>
          <table:table-cell table:formula="of:=[.E17]*(1-[.C17])" office:value-type="float" office:value="0.08192" calcext:value-type="float">
            <text:p>0.08192</text:p>
          </table:table-cell>
          <table:table-cell table:number-columns-repeated="1018"/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8]*(80*8))/(1000*1000)" office:value-type="float" office:value="0.08192" calcext:value-type="float">
            <text:p>0.08192</text:p>
          </table:table-cell>
          <table:table-cell table:formula="of:=[.E18]*(1-[.C18])" office:value-type="float" office:value="0.08192" calcext:value-type="float">
            <text:p>0.08192</text:p>
          </table:table-cell>
          <table:table-cell table:number-columns-repeated="1018"/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9]*(80*8))/(1000*1000)" office:value-type="float" office:value="0.08192" calcext:value-type="float">
            <text:p>0.08192</text:p>
          </table:table-cell>
          <table:table-cell table:formula="of:=[.E19]*(1-[.C19])" office:value-type="float" office:value="0.08192" calcext:value-type="float">
            <text:p>0.08192</text:p>
          </table:table-cell>
          <table:table-cell table:number-columns-repeated="1018"/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0]*(80*8))/(1000*1000)" office:value-type="float" office:value="0.08192" calcext:value-type="float">
            <text:p>0.08192</text:p>
          </table:table-cell>
          <table:table-cell table:formula="of:=[.E20]*(1-[.C20])" office:value-type="float" office:value="0.08192" calcext:value-type="float">
            <text:p>0.08192</text:p>
          </table:table-cell>
          <table:table-cell table:number-columns-repeated="1018"/>
        </table:table-row>
        <table:table-row table:style-name="ro1">
          <table:table-cell table:formula="of:=128" office:value-type="float" office:value="128" calcext:value-type="float">
            <text:p>128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1]*(80*8))/(1000*1000)" office:value-type="float" office:value="0.08192" calcext:value-type="float">
            <text:p>0.08192</text:p>
          </table:table-cell>
          <table:table-cell table:formula="of:=[.E21]*(1-[.C21])" office:value-type="float" office:value="0.08192" calcext:value-type="float">
            <text:p>0.08192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2]*(80*8))/(1000*1000)" office:value-type="float" office:value="0" calcext:value-type="float">
            <text:p>0</text:p>
          </table:table-cell>
          <table:table-cell table:formula="of:=[.E22]*(1-[.C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3]*(80*8))/(1000*1000)" office:value-type="float" office:value="0" calcext:value-type="float">
            <text:p>0</text:p>
          </table:table-cell>
          <table:table-cell table:formula="of:=[.E23]*(1-[.C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4]*(80*8))/(1000*1000)" office:value-type="float" office:value="0" calcext:value-type="float">
            <text:p>0</text:p>
          </table:table-cell>
          <table:table-cell table:formula="of:=[.E24]*(1-[.C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5]*(80*8))/(1000*1000)" office:value-type="float" office:value="0" calcext:value-type="float">
            <text:p>0</text:p>
          </table:table-cell>
          <table:table-cell table:formula="of:=[.E25]*(1-[.C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6]*(80*8))/(1000*1000)" office:value-type="float" office:value="0" calcext:value-type="float">
            <text:p>0</text:p>
          </table:table-cell>
          <table:table-cell table:formula="of:=[.E26]*(1-[.C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7]*(80*8))/(1000*1000)" office:value-type="float" office:value="0.16384" calcext:value-type="float">
            <text:p>0.16384</text:p>
          </table:table-cell>
          <table:table-cell table:formula="of:=[.E27]*(1-[.C27])" office:value-type="float" office:value="0.16384" calcext:value-type="float">
            <text:p>0.16384</text:p>
          </table:table-cell>
          <table:table-cell table:number-columns-repeated="1018"/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8]*(80*8))/(1000*1000)" office:value-type="float" office:value="0.16384" calcext:value-type="float">
            <text:p>0.16384</text:p>
          </table:table-cell>
          <table:table-cell table:formula="of:=[.E28]*(1-[.C28])" office:value-type="float" office:value="0.16384" calcext:value-type="float">
            <text:p>0.16384</text:p>
          </table:table-cell>
          <table:table-cell table:number-columns-repeated="1018"/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29]*(80*8))/(1000*1000)" office:value-type="float" office:value="0.16384" calcext:value-type="float">
            <text:p>0.16384</text:p>
          </table:table-cell>
          <table:table-cell table:formula="of:=[.E29]*(1-[.C29])" office:value-type="float" office:value="0.16384" calcext:value-type="float">
            <text:p>0.16384</text:p>
          </table:table-cell>
          <table:table-cell table:number-columns-repeated="1018"/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0]*(80*8))/(1000*1000)" office:value-type="float" office:value="0.16384" calcext:value-type="float">
            <text:p>0.16384</text:p>
          </table:table-cell>
          <table:table-cell table:formula="of:=[.E30]*(1-[.C30])" office:value-type="float" office:value="0.16384" calcext:value-type="float">
            <text:p>0.16384</text:p>
          </table:table-cell>
          <table:table-cell table:number-columns-repeated="1018"/>
        </table:table-row>
        <table:table-row table:style-name="ro1">
          <table:table-cell table:formula="of:=256" office:value-type="float" office:value="256" calcext:value-type="float">
            <text:p>256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1]*(80*8))/(1000*1000)" office:value-type="float" office:value="0.16384" calcext:value-type="float">
            <text:p>0.16384</text:p>
          </table:table-cell>
          <table:table-cell table:formula="of:=[.E31]*(1-[.C31])" office:value-type="float" office:value="0.16384" calcext:value-type="float">
            <text:p>0.16384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2]*(80*8))/(1000*1000)" office:value-type="float" office:value="0" calcext:value-type="float">
            <text:p>0</text:p>
          </table:table-cell>
          <table:table-cell table:formula="of:=[.E32]*(1-[.C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3]*(80*8))/(1000*1000)" office:value-type="float" office:value="0" calcext:value-type="float">
            <text:p>0</text:p>
          </table:table-cell>
          <table:table-cell table:formula="of:=[.E33]*(1-[.C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4]*(80*8))/(1000*1000)" office:value-type="float" office:value="0" calcext:value-type="float">
            <text:p>0</text:p>
          </table:table-cell>
          <table:table-cell table:formula="of:=[.E34]*(1-[.C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5]*(80*8))/(1000*1000)" office:value-type="float" office:value="0" calcext:value-type="float">
            <text:p>0</text:p>
          </table:table-cell>
          <table:table-cell table:formula="of:=[.E35]*(1-[.C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6]*(80*8))/(1000*1000)" office:value-type="float" office:value="0" calcext:value-type="float">
            <text:p>0</text:p>
          </table:table-cell>
          <table:table-cell table:formula="of:=[.E36]*(1-[.C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7]*(80*8))/(1000*1000)" office:value-type="float" office:value="0.32768" calcext:value-type="float">
            <text:p>0.32768</text:p>
          </table:table-cell>
          <table:table-cell table:formula="of:=[.E37]*(1-[.C37])" office:value-type="float" office:value="0.32768" calcext:value-type="float">
            <text:p>0.32768</text:p>
          </table:table-cell>
          <table:table-cell table:number-columns-repeated="1018"/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8]*(80*8))/(1000*1000)" office:value-type="float" office:value="0.32768" calcext:value-type="float">
            <text:p>0.32768</text:p>
          </table:table-cell>
          <table:table-cell table:formula="of:=[.E38]*(1-[.C38])" office:value-type="float" office:value="0.32768" calcext:value-type="float">
            <text:p>0.32768</text:p>
          </table:table-cell>
          <table:table-cell table:number-columns-repeated="1018"/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39]*(80*8))/(1000*1000)" office:value-type="float" office:value="0.32768" calcext:value-type="float">
            <text:p>0.32768</text:p>
          </table:table-cell>
          <table:table-cell table:formula="of:=[.E39]*(1-[.C39])" office:value-type="float" office:value="0.32768" calcext:value-type="float">
            <text:p>0.32768</text:p>
          </table:table-cell>
          <table:table-cell table:number-columns-repeated="1018"/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0]*(80*8))/(1000*1000)" office:value-type="float" office:value="0.32768" calcext:value-type="float">
            <text:p>0.32768</text:p>
          </table:table-cell>
          <table:table-cell table:formula="of:=[.E40]*(1-[.C40])" office:value-type="float" office:value="0.32768" calcext:value-type="float">
            <text:p>0.32768</text:p>
          </table:table-cell>
          <table:table-cell table:number-columns-repeated="1018"/>
        </table:table-row>
        <table:table-row table:style-name="ro1">
          <table:table-cell table:formula="of:=512" office:value-type="float" office:value="512" calcext:value-type="float">
            <text:p>512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1]*(80*8))/(1000*1000)" office:value-type="float" office:value="0.32768" calcext:value-type="float">
            <text:p>0.32768</text:p>
          </table:table-cell>
          <table:table-cell table:formula="of:=[.E41]*(1-[.C41])" office:value-type="float" office:value="0.32768" calcext:value-type="float">
            <text:p>0.32768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2]*(80*8))/(1000*1000)" office:value-type="float" office:value="0" calcext:value-type="float">
            <text:p>0</text:p>
          </table:table-cell>
          <table:table-cell table:formula="of:=[.E42]*(1-[.C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3]*(80*8))/(1000*1000)" office:value-type="float" office:value="0" calcext:value-type="float">
            <text:p>0</text:p>
          </table:table-cell>
          <table:table-cell table:formula="of:=[.E43]*(1-[.C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4]*(80*8))/(1000*1000)" office:value-type="float" office:value="0" calcext:value-type="float">
            <text:p>0</text:p>
          </table:table-cell>
          <table:table-cell table:formula="of:=[.E44]*(1-[.C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5]*(80*8))/(1000*1000)" office:value-type="float" office:value="0" calcext:value-type="float">
            <text:p>0</text:p>
          </table:table-cell>
          <table:table-cell table:formula="of:=[.E45]*(1-[.C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6]*(80*8))/(1000*1000)" office:value-type="float" office:value="0" calcext:value-type="float">
            <text:p>0</text:p>
          </table:table-cell>
          <table:table-cell table:formula="of:=[.E46]*(1-[.C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7]*(80*8))/(1000*1000)" office:value-type="float" office:value="0.65536" calcext:value-type="float">
            <text:p>0.65536</text:p>
          </table:table-cell>
          <table:table-cell table:formula="of:=[.E47]*(1-[.C47])" office:value-type="float" office:value="0.65536" calcext:value-type="float">
            <text:p>0.65536</text:p>
          </table:table-cell>
          <table:table-cell table:number-columns-repeated="1018"/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8]*(80*8))/(1000*1000)" office:value-type="float" office:value="0.65536" calcext:value-type="float">
            <text:p>0.65536</text:p>
          </table:table-cell>
          <table:table-cell table:formula="of:=[.E48]*(1-[.C48])" office:value-type="float" office:value="0.65536" calcext:value-type="float">
            <text:p>0.65536</text:p>
          </table:table-cell>
          <table:table-cell table:number-columns-repeated="1018"/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49]*(80*8))/(1000*1000)" office:value-type="float" office:value="0.65536" calcext:value-type="float">
            <text:p>0.65536</text:p>
          </table:table-cell>
          <table:table-cell table:formula="of:=[.E49]*(1-[.C49])" office:value-type="float" office:value="0.65536" calcext:value-type="float">
            <text:p>0.65536</text:p>
          </table:table-cell>
          <table:table-cell table:number-columns-repeated="1018"/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0]*(80*8))/(1000*1000)" office:value-type="float" office:value="0.65536" calcext:value-type="float">
            <text:p>0.65536</text:p>
          </table:table-cell>
          <table:table-cell table:formula="of:=[.E50]*(1-[.C50])" office:value-type="float" office:value="0.65536" calcext:value-type="float">
            <text:p>0.65536</text:p>
          </table:table-cell>
          <table:table-cell table:number-columns-repeated="1018"/>
        </table:table-row>
        <table:table-row table:style-name="ro1">
          <table:table-cell table:formula="of:=1024" office:value-type="float" office:value="1024" calcext:value-type="float">
            <text:p>1024</text:p>
          </table:table-cell>
          <table:table-cell table:formula="of:=20" office:value-type="float" office:value="20" calcext:value-type="float">
            <text:p>20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1]*(80*8))/(1000*1000)" office:value-type="float" office:value="0.65536" calcext:value-type="float">
            <text:p>0.65536</text:p>
          </table:table-cell>
          <table:table-cell table:formula="of:=[.E51]*(1-[.C51])" office:value-type="float" office:value="0.65536" calcext:value-type="float">
            <text:p>0.65536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2]*(80*8))/(1000*1000)" office:value-type="float" office:value="0" calcext:value-type="float">
            <text:p>0</text:p>
          </table:table-cell>
          <table:table-cell table:formula="of:=[.E52]*(1-[.C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3]*(80*8))/(1000*1000)" office:value-type="float" office:value="0" calcext:value-type="float">
            <text:p>0</text:p>
          </table:table-cell>
          <table:table-cell table:formula="of:=[.E53]*(1-[.C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4]*(80*8))/(1000*1000)" office:value-type="float" office:value="0" calcext:value-type="float">
            <text:p>0</text:p>
          </table:table-cell>
          <table:table-cell table:formula="of:=[.E54]*(1-[.C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5]*(80*8))/(1000*1000)" office:value-type="float" office:value="0" calcext:value-type="float">
            <text:p>0</text:p>
          </table:table-cell>
          <table:table-cell table:formula="of:=[.E55]*(1-[.C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6]*(80*8))/(1000*1000)" office:value-type="float" office:value="0" calcext:value-type="float">
            <text:p>0</text:p>
          </table:table-cell>
          <table:table-cell table:formula="of:=[.E56]*(1-[.C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328516" calcext:value-type="float">
            <text:p>0.328516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7]*(80*8))/(1000*1000)" office:value-type="float" office:value="1.31072" calcext:value-type="float">
            <text:p>1.31072</text:p>
          </table:table-cell>
          <table:table-cell table:formula="of:=[.E57]*(1-[.C57])" office:value-type="float" office:value="0.88012750848" calcext:value-type="float">
            <text:p>0.88012750848</text:p>
          </table:table-cell>
          <table:table-cell table:number-columns-repeated="1018"/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328516" calcext:value-type="float">
            <text:p>0.328516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8]*(80*8))/(1000*1000)" office:value-type="float" office:value="1.31072" calcext:value-type="float">
            <text:p>1.31072</text:p>
          </table:table-cell>
          <table:table-cell table:formula="of:=[.E58]*(1-[.C58])" office:value-type="float" office:value="0.88012750848" calcext:value-type="float">
            <text:p>0.88012750848</text:p>
          </table:table-cell>
          <table:table-cell table:number-columns-repeated="1018"/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328516" calcext:value-type="float">
            <text:p>0.328516</text:p>
          </table:table-cell>
          <table:table-cell table:formula="of:=1/0.1" office:value-type="float" office:value="10" calcext:value-type="float">
            <text:p>10</text:p>
          </table:table-cell>
          <table:table-cell table:formula="of:=([.A59]*(80*8))/(1000*1000)" office:value-type="float" office:value="1.31072" calcext:value-type="float">
            <text:p>1.31072</text:p>
          </table:table-cell>
          <table:table-cell table:formula="of:=[.E59]*(1-[.C59])" office:value-type="float" office:value="0.88012750848" calcext:value-type="float">
            <text:p>0.88012750848</text:p>
          </table:table-cell>
          <table:table-cell table:number-columns-repeated="1018"/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328516" calcext:value-type="float">
            <text:p>0.328516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0]*(80*8))/(1000*1000)" office:value-type="float" office:value="1.31072" calcext:value-type="float">
            <text:p>1.31072</text:p>
          </table:table-cell>
          <table:table-cell table:formula="of:=[.E60]*(1-[.C60])" office:value-type="float" office:value="0.88012750848" calcext:value-type="float">
            <text:p>0.88012750848</text:p>
          </table:table-cell>
          <table:table-cell table:number-columns-repeated="1018"/>
        </table:table-row>
        <table:table-row table:style-name="ro1">
          <table:table-cell table:formula="of:=2048" office:value-type="float" office:value="2048" calcext:value-type="float">
            <text:p>2048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328516" calcext:value-type="float">
            <text:p>0.328516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1]*(80*8))/(1000*1000)" office:value-type="float" office:value="1.31072" calcext:value-type="float">
            <text:p>1.31072</text:p>
          </table:table-cell>
          <table:table-cell table:formula="of:=[.E61]*(1-[.C61])" office:value-type="float" office:value="0.88012750848" calcext:value-type="float">
            <text:p>0.88012750848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2]*(80*8))/(1000*1000)" office:value-type="float" office:value="0" calcext:value-type="float">
            <text:p>0</text:p>
          </table:table-cell>
          <table:table-cell table:formula="of:=[.E62]*(1-[.C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3]*(80*8))/(1000*1000)" office:value-type="float" office:value="0" calcext:value-type="float">
            <text:p>0</text:p>
          </table:table-cell>
          <table:table-cell table:formula="of:=[.E63]*(1-[.C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4]*(80*8))/(1000*1000)" office:value-type="float" office:value="0" calcext:value-type="float">
            <text:p>0</text:p>
          </table:table-cell>
          <table:table-cell table:formula="of:=[.E64]*(1-[.C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5]*(80*8))/(1000*1000)" office:value-type="float" office:value="0" calcext:value-type="float">
            <text:p>0</text:p>
          </table:table-cell>
          <table:table-cell table:formula="of:=[.E65]*(1-[.C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6]*(80*8))/(1000*1000)" office:value-type="float" office:value="0" calcext:value-type="float">
            <text:p>0</text:p>
          </table:table-cell>
          <table:table-cell table:formula="of:=[.E66]*(1-[.C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0.0338542" calcext:value-type="float">
            <text:p>0.0338542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7]*(80*8))/(1000*1000)" office:value-type="float" office:value="0.98304" calcext:value-type="float">
            <text:p>0.98304</text:p>
          </table:table-cell>
          <table:table-cell table:formula="of:=[.E67]*(1-[.C67])" office:value-type="float" office:value="0.949759967232" calcext:value-type="float">
            <text:p>0.949759967232</text:p>
          </table:table-cell>
          <table:table-cell table:number-columns-repeated="1018"/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0.0338542" calcext:value-type="float">
            <text:p>0.0338542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8]*(80*8))/(1000*1000)" office:value-type="float" office:value="0.98304" calcext:value-type="float">
            <text:p>0.98304</text:p>
          </table:table-cell>
          <table:table-cell table:formula="of:=[.E68]*(1-[.C68])" office:value-type="float" office:value="0.949759967232" calcext:value-type="float">
            <text:p>0.949759967232</text:p>
          </table:table-cell>
          <table:table-cell table:number-columns-repeated="1018"/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0.0338542" calcext:value-type="float">
            <text:p>0.0338542</text:p>
          </table:table-cell>
          <table:table-cell table:formula="of:=1/0.1" office:value-type="float" office:value="10" calcext:value-type="float">
            <text:p>10</text:p>
          </table:table-cell>
          <table:table-cell table:formula="of:=([.A69]*(80*8))/(1000*1000)" office:value-type="float" office:value="0.98304" calcext:value-type="float">
            <text:p>0.98304</text:p>
          </table:table-cell>
          <table:table-cell table:formula="of:=[.E69]*(1-[.C69])" office:value-type="float" office:value="0.949759967232" calcext:value-type="float">
            <text:p>0.949759967232</text:p>
          </table:table-cell>
          <table:table-cell table:number-columns-repeated="1018"/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0.0338542" calcext:value-type="float">
            <text:p>0.0338542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0]*(80*8))/(1000*1000)" office:value-type="float" office:value="0.98304" calcext:value-type="float">
            <text:p>0.98304</text:p>
          </table:table-cell>
          <table:table-cell table:formula="of:=[.E70]*(1-[.C70])" office:value-type="float" office:value="0.949759967232" calcext:value-type="float">
            <text:p>0.949759967232</text:p>
          </table:table-cell>
          <table:table-cell table:number-columns-repeated="1018"/>
        </table:table-row>
        <table:table-row table:style-name="ro1">
          <table:table-cell table:formula="of:=1536" office:value-type="float" office:value="1536" calcext:value-type="float">
            <text:p>1536</text:p>
          </table:table-cell>
          <table:table-cell table:formula="of:=30" office:value-type="float" office:value="30" calcext:value-type="float">
            <text:p>30</text:p>
          </table:table-cell>
          <table:table-cell office:value-type="float" office:value="0.0338542" calcext:value-type="float">
            <text:p>0.0338542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1]*(80*8))/(1000*1000)" office:value-type="float" office:value="0.98304" calcext:value-type="float">
            <text:p>0.98304</text:p>
          </table:table-cell>
          <table:table-cell table:formula="of:=[.E71]*(1-[.C71])" office:value-type="float" office:value="0.949759967232" calcext:value-type="float">
            <text:p>0.949759967232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2]*(80*8))/(1000*1000)" office:value-type="float" office:value="0" calcext:value-type="float">
            <text:p>0</text:p>
          </table:table-cell>
          <table:table-cell table:formula="of:=[.E72]*(1-[.C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3]*(80*8))/(1000*1000)" office:value-type="float" office:value="0" calcext:value-type="float">
            <text:p>0</text:p>
          </table:table-cell>
          <table:table-cell table:formula="of:=[.E73]*(1-[.C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4]*(80*8))/(1000*1000)" office:value-type="float" office:value="0" calcext:value-type="float">
            <text:p>0</text:p>
          </table:table-cell>
          <table:table-cell table:formula="of:=[.E74]*(1-[.C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5]*(80*8))/(1000*1000)" office:value-type="float" office:value="0" calcext:value-type="float">
            <text:p>0</text:p>
          </table:table-cell>
          <table:table-cell table:formula="of:=[.E75]*(1-[.C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6]*(80*8))/(1000*1000)" office:value-type="float" office:value="0" calcext:value-type="float">
            <text:p>0</text:p>
          </table:table-cell>
          <table:table-cell table:formula="of:=[.E76]*(1-[.C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792" office:value-type="float" office:value="1792" calcext:value-type="float">
            <text:p>1792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63839" calcext:value-type="float">
            <text:p>0.16383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7]*(80*8))/(1000*1000)" office:value-type="float" office:value="1.14688" calcext:value-type="float">
            <text:p>1.14688</text:p>
          </table:table-cell>
          <table:table-cell table:formula="of:=[.E77]*(1-[.C77])" office:value-type="float" office:value="0.95897632768" calcext:value-type="float">
            <text:p>0.95897632768</text:p>
          </table:table-cell>
          <table:table-cell table:number-columns-repeated="1018"/>
        </table:table-row>
        <table:table-row table:style-name="ro1">
          <table:table-cell table:formula="of:=1792" office:value-type="float" office:value="1792" calcext:value-type="float">
            <text:p>1792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63839" calcext:value-type="float">
            <text:p>0.16383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8]*(80*8))/(1000*1000)" office:value-type="float" office:value="1.14688" calcext:value-type="float">
            <text:p>1.14688</text:p>
          </table:table-cell>
          <table:table-cell table:formula="of:=[.E78]*(1-[.C78])" office:value-type="float" office:value="0.95897632768" calcext:value-type="float">
            <text:p>0.95897632768</text:p>
          </table:table-cell>
          <table:table-cell table:number-columns-repeated="1018"/>
        </table:table-row>
        <table:table-row table:style-name="ro1">
          <table:table-cell table:formula="of:=1792" office:value-type="float" office:value="1792" calcext:value-type="float">
            <text:p>1792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63839" calcext:value-type="float">
            <text:p>0.16383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79]*(80*8))/(1000*1000)" office:value-type="float" office:value="1.14688" calcext:value-type="float">
            <text:p>1.14688</text:p>
          </table:table-cell>
          <table:table-cell table:formula="of:=[.E79]*(1-[.C79])" office:value-type="float" office:value="0.95897632768" calcext:value-type="float">
            <text:p>0.95897632768</text:p>
          </table:table-cell>
          <table:table-cell table:number-columns-repeated="1018"/>
        </table:table-row>
        <table:table-row table:style-name="ro1">
          <table:table-cell table:formula="of:=1792" office:value-type="float" office:value="1792" calcext:value-type="float">
            <text:p>1792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63839" calcext:value-type="float">
            <text:p>0.16383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0]*(80*8))/(1000*1000)" office:value-type="float" office:value="1.14688" calcext:value-type="float">
            <text:p>1.14688</text:p>
          </table:table-cell>
          <table:table-cell table:formula="of:=[.E80]*(1-[.C80])" office:value-type="float" office:value="0.95897632768" calcext:value-type="float">
            <text:p>0.95897632768</text:p>
          </table:table-cell>
          <table:table-cell table:number-columns-repeated="1018"/>
        </table:table-row>
        <table:table-row table:style-name="ro1">
          <table:table-cell table:formula="of:=1792" office:value-type="float" office:value="1792" calcext:value-type="float">
            <text:p>1792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63839" calcext:value-type="float">
            <text:p>0.163839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1]*(80*8))/(1000*1000)" office:value-type="float" office:value="1.14688" calcext:value-type="float">
            <text:p>1.14688</text:p>
          </table:table-cell>
          <table:table-cell table:formula="of:=[.E81]*(1-[.C81])" office:value-type="float" office:value="0.95897632768" calcext:value-type="float">
            <text:p>0.95897632768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2]*(80*8))/(1000*1000)" office:value-type="float" office:value="0" calcext:value-type="float">
            <text:p>0</text:p>
          </table:table-cell>
          <table:table-cell table:formula="of:=[.E82]*(1-[.C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3]*(80*8))/(1000*1000)" office:value-type="float" office:value="0" calcext:value-type="float">
            <text:p>0</text:p>
          </table:table-cell>
          <table:table-cell table:formula="of:=[.E83]*(1-[.C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4]*(80*8))/(1000*1000)" office:value-type="float" office:value="0" calcext:value-type="float">
            <text:p>0</text:p>
          </table:table-cell>
          <table:table-cell table:formula="of:=[.E84]*(1-[.C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5]*(80*8))/(1000*1000)" office:value-type="float" office:value="0" calcext:value-type="float">
            <text:p>0</text:p>
          </table:table-cell>
          <table:table-cell table:formula="of:=[.E85]*(1-[.C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6]*(80*8))/(1000*1000)" office:value-type="float" office:value="0" calcext:value-type="float">
            <text:p>0</text:p>
          </table:table-cell>
          <table:table-cell table:formula="of:=[.E86]*(1-[.C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664" office:value-type="float" office:value="1664" calcext:value-type="float">
            <text:p>1664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79447" calcext:value-type="float">
            <text:p>0.17944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7]*(80*8))/(1000*1000)" office:value-type="float" office:value="1.06496" calcext:value-type="float">
            <text:p>1.06496</text:p>
          </table:table-cell>
          <table:table-cell table:formula="of:=[.E87]*(1-[.C87])" office:value-type="float" office:value="0.87385612288" calcext:value-type="float">
            <text:p>0.87385612288</text:p>
          </table:table-cell>
          <table:table-cell table:number-columns-repeated="1018"/>
        </table:table-row>
        <table:table-row table:style-name="ro1">
          <table:table-cell table:formula="of:=1664" office:value-type="float" office:value="1664" calcext:value-type="float">
            <text:p>1664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79447" calcext:value-type="float">
            <text:p>0.17944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8]*(80*8))/(1000*1000)" office:value-type="float" office:value="1.06496" calcext:value-type="float">
            <text:p>1.06496</text:p>
          </table:table-cell>
          <table:table-cell table:formula="of:=[.E88]*(1-[.C88])" office:value-type="float" office:value="0.87385612288" calcext:value-type="float">
            <text:p>0.87385612288</text:p>
          </table:table-cell>
          <table:table-cell table:number-columns-repeated="1018"/>
        </table:table-row>
        <table:table-row table:style-name="ro1">
          <table:table-cell table:formula="of:=1664" office:value-type="float" office:value="1664" calcext:value-type="float">
            <text:p>1664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79447" calcext:value-type="float">
            <text:p>0.17944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89]*(80*8))/(1000*1000)" office:value-type="float" office:value="1.06496" calcext:value-type="float">
            <text:p>1.06496</text:p>
          </table:table-cell>
          <table:table-cell table:formula="of:=[.E89]*(1-[.C89])" office:value-type="float" office:value="0.87385612288" calcext:value-type="float">
            <text:p>0.87385612288</text:p>
          </table:table-cell>
          <table:table-cell table:number-columns-repeated="1018"/>
        </table:table-row>
        <table:table-row table:style-name="ro1">
          <table:table-cell table:formula="of:=1664" office:value-type="float" office:value="1664" calcext:value-type="float">
            <text:p>1664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79447" calcext:value-type="float">
            <text:p>0.17944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0]*(80*8))/(1000*1000)" office:value-type="float" office:value="1.06496" calcext:value-type="float">
            <text:p>1.06496</text:p>
          </table:table-cell>
          <table:table-cell table:formula="of:=[.E90]*(1-[.C90])" office:value-type="float" office:value="0.87385612288" calcext:value-type="float">
            <text:p>0.87385612288</text:p>
          </table:table-cell>
          <table:table-cell table:number-columns-repeated="1018"/>
        </table:table-row>
        <table:table-row table:style-name="ro1">
          <table:table-cell table:formula="of:=1664" office:value-type="float" office:value="1664" calcext:value-type="float">
            <text:p>1664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179447" calcext:value-type="float">
            <text:p>0.179447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1]*(80*8))/(1000*1000)" office:value-type="float" office:value="1.06496" calcext:value-type="float">
            <text:p>1.06496</text:p>
          </table:table-cell>
          <table:table-cell table:formula="of:=[.E91]*(1-[.C91])" office:value-type="float" office:value="0.87385612288" calcext:value-type="float">
            <text:p>0.87385612288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2]*(80*8))/(1000*1000)" office:value-type="float" office:value="0" calcext:value-type="float">
            <text:p>0</text:p>
          </table:table-cell>
          <table:table-cell table:formula="of:=[.E92]*(1-[.C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3]*(80*8))/(1000*1000)" office:value-type="float" office:value="0" calcext:value-type="float">
            <text:p>0</text:p>
          </table:table-cell>
          <table:table-cell table:formula="of:=[.E93]*(1-[.C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4]*(80*8))/(1000*1000)" office:value-type="float" office:value="0" calcext:value-type="float">
            <text:p>0</text:p>
          </table:table-cell>
          <table:table-cell table:formula="of:=[.E94]*(1-[.C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5]*(80*8))/(1000*1000)" office:value-type="float" office:value="0" calcext:value-type="float">
            <text:p>0</text:p>
          </table:table-cell>
          <table:table-cell table:formula="of:=[.E95]*(1-[.C95])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6]*(80*8))/(1000*1000)" office:value-type="float" office:value="0" calcext:value-type="float">
            <text:p>0</text:p>
          </table:table-cell>
          <table:table-cell table:formula="of:=[.E96]*(1-[.C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06175" calcext:value-type="float">
            <text:p>0.06175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7]*(80*8))/(1000*1000)" office:value-type="float" office:value="1.024" calcext:value-type="float">
            <text:p>1.024</text:p>
          </table:table-cell>
          <table:table-cell table:formula="of:=[.E97]*(1-[.C97])" office:value-type="float" office:value="0.960768" calcext:value-type="float">
            <text:p>0.960768</text:p>
          </table:table-cell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06175" calcext:value-type="float">
            <text:p>0.06175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8]*(80*8))/(1000*1000)" office:value-type="float" office:value="1.024" calcext:value-type="float">
            <text:p>1.024</text:p>
          </table:table-cell>
          <table:table-cell table:formula="of:=[.E98]*(1-[.C98])" office:value-type="float" office:value="0.960768" calcext:value-type="float">
            <text:p>0.960768</text:p>
          </table:table-cell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06175" calcext:value-type="float">
            <text:p>0.06175</text:p>
          </table:table-cell>
          <table:table-cell table:formula="of:=1/0.1" office:value-type="float" office:value="10" calcext:value-type="float">
            <text:p>10</text:p>
          </table:table-cell>
          <table:table-cell table:formula="of:=([.A99]*(80*8))/(1000*1000)" office:value-type="float" office:value="1.024" calcext:value-type="float">
            <text:p>1.024</text:p>
          </table:table-cell>
          <table:table-cell table:formula="of:=[.E99]*(1-[.C99])" office:value-type="float" office:value="0.960768" calcext:value-type="float">
            <text:p>0.960768</text:p>
          </table:table-cell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06175" calcext:value-type="float">
            <text:p>0.06175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0]*(80*8))/(1000*1000)" office:value-type="float" office:value="1.024" calcext:value-type="float">
            <text:p>1.024</text:p>
          </table:table-cell>
          <table:table-cell table:formula="of:=[.E100]*(1-[.C100])" office:value-type="float" office:value="0.960768" calcext:value-type="float">
            <text:p>0.960768</text:p>
          </table:table-cell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40" office:value-type="float" office:value="40" calcext:value-type="float">
            <text:p>40</text:p>
          </table:table-cell>
          <table:table-cell office:value-type="float" office:value="0.06175" calcext:value-type="float">
            <text:p>0.06175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1]*(80*8))/(1000*1000)" office:value-type="float" office:value="1.024" calcext:value-type="float">
            <text:p>1.024</text:p>
          </table:table-cell>
          <table:table-cell table:formula="of:=[.E101]*(1-[.C101])" office:value-type="float" office:value="0.960768" calcext:value-type="float">
            <text:p>0.960768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2]*(80*8))/(1000*1000)" office:value-type="float" office:value="0" calcext:value-type="float">
            <text:p>0</text:p>
          </table:table-cell>
          <table:table-cell table:formula="of:=[.E102]*(1-[.C1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3]*(80*8))/(1000*1000)" office:value-type="float" office:value="0" calcext:value-type="float">
            <text:p>0</text:p>
          </table:table-cell>
          <table:table-cell table:formula="of:=[.E103]*(1-[.C1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4]*(80*8))/(1000*1000)" office:value-type="float" office:value="0" calcext:value-type="float">
            <text:p>0</text:p>
          </table:table-cell>
          <table:table-cell table:formula="of:=[.E104]*(1-[.C10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5]*(80*8))/(1000*1000)" office:value-type="float" office:value="0" calcext:value-type="float">
            <text:p>0</text:p>
          </table:table-cell>
          <table:table-cell table:formula="of:=[.E105]*(1-[.C105])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5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formula="of:=1/0.1" office:value-type="float" office:value="10" calcext:value-type="float">
            <text:p>10</text:p>
          </table:table-cell>
          <table:table-cell table:formula="of:=([.A106]*(80*8))/(1000*1000)" office:value-type="float" office:value="0" calcext:value-type="float">
            <text:p>0</text:p>
          </table:table-cell>
          <table:table-cell table:formula="of:=[.E106]*(1-[.C106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8">
          <table:table-cell/>
          <table:table-cell table:style-name="ce1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1" table:number-rows-repeated="9">
          <table:table-cell/>
          <table:table-cell table:style-name="ce1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1" table:number-rows-repeated="14">
          <table:table-cell/>
          <table:table-cell table:style-name="ce1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1" table:number-rows-repeated="14">
          <table:table-cell/>
          <table:table-cell table:style-name="ce1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1" table:number-rows-repeated="9">
          <table:table-cell/>
          <table:table-cell table:style-name="ce1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1" table:number-rows-repeated="13">
          <table:table-cell/>
          <table:table-cell table:style-name="ce12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1"/>
          <table:table-cell office:value-type="float" office:value="1204" calcext:value-type="float">
            <text:p>1204</text:p>
          </table:table-cell>
          <table:table-cell office:value-type="float" office:value="67" calcext:value-type="float">
            <text:p>67</text:p>
          </table:table-cell>
          <table:table-cell table:formula="of:=100-[.M207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1264" calcext:value-type="float">
            <text:p>1264</text:p>
          </table:table-cell>
          <table:table-cell office:value-type="float" office:value="70" calcext:value-type="float">
            <text:p>70</text:p>
          </table:table-cell>
          <table:table-cell table:formula="of:=100-[.M208]" office:value-type="float" office:value="30" calcext:value-type="float">
            <text:p>30</text:p>
          </table:table-cell>
          <table:table-cell table:number-columns-repeated="1010"/>
        </table:table-row>
      </table:table>
      <table:table table:name="juniper_tcp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berat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ossrate</text:p>
          </table:table-cell>
          <table:table-cell office:value-type="string" calcext:value-type="string">
            <text:p>dataplane</text:p>
          </table:table-cell>
          <table:table-cell office:value-type="string" calcext:value-type="string">
            <text:p>icmpbw_input</text:p>
          </table:table-cell>
          <table:table-cell office:value-type="string" calcext:value-type="string">
            <text:p>totalbw_input</text:p>
          </table:table-cell>
          <table:table-cell office:value-type="string" calcext:value-type="string">
            <text:p>icmpbw_output</text:p>
          </table:table-cell>
          <table:table-cell office:value-type="string" calcext:value-type="string">
            <text:p>totalbw_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]*(80*8))/(1000*1000)" office:value-type="float" office:value="0" calcext:value-type="float">
            <text:p>0</text:p>
          </table:table-cell>
          <table:table-cell table:formula="of:=[.D2]+[.E2]" office:value-type="float" office:value="537" calcext:value-type="float">
            <text:p>537</text:p>
          </table:table-cell>
          <table:table-cell table:formula="of:=[.E2]*(1-[.C2])" office:value-type="float" office:value="0" calcext:value-type="float">
            <text:p>0</text:p>
          </table:table-cell>
          <table:table-cell table:formula="of:=[.D2]+[.G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]*(80*8))/(1000*1000)" office:value-type="float" office:value="0" calcext:value-type="float">
            <text:p>0</text:p>
          </table:table-cell>
          <table:table-cell table:formula="of:=[.D3]+[.E3]" office:value-type="float" office:value="537" calcext:value-type="float">
            <text:p>537</text:p>
          </table:table-cell>
          <table:table-cell table:formula="of:=[.E3]*(1-[.C3])" office:value-type="float" office:value="0" calcext:value-type="float">
            <text:p>0</text:p>
          </table:table-cell>
          <table:table-cell table:formula="of:=[.D3]+[.G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]*(80*8))/(1000*1000)" office:value-type="float" office:value="0" calcext:value-type="float">
            <text:p>0</text:p>
          </table:table-cell>
          <table:table-cell table:formula="of:=[.D4]+[.E4]" office:value-type="float" office:value="537" calcext:value-type="float">
            <text:p>537</text:p>
          </table:table-cell>
          <table:table-cell table:formula="of:=[.E4]*(1-[.C4])" office:value-type="float" office:value="0" calcext:value-type="float">
            <text:p>0</text:p>
          </table:table-cell>
          <table:table-cell table:formula="of:=[.D4]+[.G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]*(80*8))/(1000*1000)" office:value-type="float" office:value="0" calcext:value-type="float">
            <text:p>0</text:p>
          </table:table-cell>
          <table:table-cell table:formula="of:=[.D5]+[.E5]" office:value-type="float" office:value="537" calcext:value-type="float">
            <text:p>537</text:p>
          </table:table-cell>
          <table:table-cell table:formula="of:=[.E5]*(1-[.C5])" office:value-type="float" office:value="0" calcext:value-type="float">
            <text:p>0</text:p>
          </table:table-cell>
          <table:table-cell table:formula="of:=[.D5]+[.G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]*(80*8))/(1000*1000)" office:value-type="float" office:value="0" calcext:value-type="float">
            <text:p>0</text:p>
          </table:table-cell>
          <table:table-cell table:formula="of:=[.D6]+[.E6]" office:value-type="float" office:value="537" calcext:value-type="float">
            <text:p>537</text:p>
          </table:table-cell>
          <table:table-cell table:formula="of:=[.E6]*(1-[.C6])" office:value-type="float" office:value="0" calcext:value-type="float">
            <text:p>0</text:p>
          </table:table-cell>
          <table:table-cell table:formula="of:=[.D6]+[.G6]" office:value-type="float" office:value="537" calcext:value-type="float">
            <text:p>537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35" office:value-type="float" office:value="35" calcext:value-type="float">
            <text:p>3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]*(80*8))/(1000*1000)" office:value-type="float" office:value="0.08192" calcext:value-type="float">
            <text:p>0.08192</text:p>
          </table:table-cell>
          <table:table-cell table:formula="of:=[.D7]+[.E7]" office:value-type="float" office:value="537.08192" calcext:value-type="float">
            <text:p>537.08192</text:p>
          </table:table-cell>
          <table:table-cell table:formula="of:=[.E7]*(1-[.C7])" office:value-type="float" office:value="0.08192" calcext:value-type="float">
            <text:p>0.08192</text:p>
          </table:table-cell>
          <table:table-cell table:formula="of:=[.D7]+[.G7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35" office:value-type="float" office:value="35" calcext:value-type="float">
            <text:p>3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8]*(80*8))/(1000*1000)" office:value-type="float" office:value="0.08192" calcext:value-type="float">
            <text:p>0.08192</text:p>
          </table:table-cell>
          <table:table-cell table:formula="of:=[.D8]+[.E8]" office:value-type="float" office:value="537.08192" calcext:value-type="float">
            <text:p>537.08192</text:p>
          </table:table-cell>
          <table:table-cell table:formula="of:=[.E8]*(1-[.C8])" office:value-type="float" office:value="0.08192" calcext:value-type="float">
            <text:p>0.08192</text:p>
          </table:table-cell>
          <table:table-cell table:formula="of:=[.D8]+[.G8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35" office:value-type="float" office:value="35" calcext:value-type="float">
            <text:p>3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9]*(80*8))/(1000*1000)" office:value-type="float" office:value="0.08192" calcext:value-type="float">
            <text:p>0.08192</text:p>
          </table:table-cell>
          <table:table-cell table:formula="of:=[.D9]+[.E9]" office:value-type="float" office:value="537.08192" calcext:value-type="float">
            <text:p>537.08192</text:p>
          </table:table-cell>
          <table:table-cell table:formula="of:=[.E9]*(1-[.C9])" office:value-type="float" office:value="0.08192" calcext:value-type="float">
            <text:p>0.08192</text:p>
          </table:table-cell>
          <table:table-cell table:formula="of:=[.D9]+[.G9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35" office:value-type="float" office:value="35" calcext:value-type="float">
            <text:p>3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0]*(80*8))/(1000*1000)" office:value-type="float" office:value="0.08192" calcext:value-type="float">
            <text:p>0.08192</text:p>
          </table:table-cell>
          <table:table-cell table:formula="of:=[.D10]+[.E10]" office:value-type="float" office:value="537.08192" calcext:value-type="float">
            <text:p>537.08192</text:p>
          </table:table-cell>
          <table:table-cell table:formula="of:=[.E10]*(1-[.C10])" office:value-type="float" office:value="0.08192" calcext:value-type="float">
            <text:p>0.08192</text:p>
          </table:table-cell>
          <table:table-cell table:formula="of:=[.D10]+[.G10]" office:value-type="float" office:value="537.08192" calcext:value-type="float">
            <text:p>537.08192</text:p>
          </table:table-cell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 table:formula="of:=35" office:value-type="float" office:value="35" calcext:value-type="float">
            <text:p>3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1]*(80*8))/(1000*1000)" office:value-type="float" office:value="0.08192" calcext:value-type="float">
            <text:p>0.08192</text:p>
          </table:table-cell>
          <table:table-cell table:formula="of:=[.D11]+[.E11]" office:value-type="float" office:value="537.08192" calcext:value-type="float">
            <text:p>537.08192</text:p>
          </table:table-cell>
          <table:table-cell table:formula="of:=[.E11]*(1-[.C11])" office:value-type="float" office:value="0.08192" calcext:value-type="float">
            <text:p>0.08192</text:p>
          </table:table-cell>
          <table:table-cell table:formula="of:=[.D11]+[.G11]" office:value-type="float" office:value="537.08192" calcext:value-type="float">
            <text:p>537.08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2]*(80*8))/(1000*1000)" office:value-type="float" office:value="0" calcext:value-type="float">
            <text:p>0</text:p>
          </table:table-cell>
          <table:table-cell table:formula="of:=[.D12]+[.E12]" office:value-type="float" office:value="537" calcext:value-type="float">
            <text:p>537</text:p>
          </table:table-cell>
          <table:table-cell table:formula="of:=[.E12]*(1-[.C12])" office:value-type="float" office:value="0" calcext:value-type="float">
            <text:p>0</text:p>
          </table:table-cell>
          <table:table-cell table:formula="of:=[.D12]+[.G1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3]*(80*8))/(1000*1000)" office:value-type="float" office:value="0" calcext:value-type="float">
            <text:p>0</text:p>
          </table:table-cell>
          <table:table-cell table:formula="of:=[.D13]+[.E13]" office:value-type="float" office:value="537" calcext:value-type="float">
            <text:p>537</text:p>
          </table:table-cell>
          <table:table-cell table:formula="of:=[.E13]*(1-[.C13])" office:value-type="float" office:value="0" calcext:value-type="float">
            <text:p>0</text:p>
          </table:table-cell>
          <table:table-cell table:formula="of:=[.D13]+[.G1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4]*(80*8))/(1000*1000)" office:value-type="float" office:value="0" calcext:value-type="float">
            <text:p>0</text:p>
          </table:table-cell>
          <table:table-cell table:formula="of:=[.D14]+[.E14]" office:value-type="float" office:value="537" calcext:value-type="float">
            <text:p>537</text:p>
          </table:table-cell>
          <table:table-cell table:formula="of:=[.E14]*(1-[.C14])" office:value-type="float" office:value="0" calcext:value-type="float">
            <text:p>0</text:p>
          </table:table-cell>
          <table:table-cell table:formula="of:=[.D14]+[.G1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5]*(80*8))/(1000*1000)" office:value-type="float" office:value="0" calcext:value-type="float">
            <text:p>0</text:p>
          </table:table-cell>
          <table:table-cell table:formula="of:=[.D15]+[.E15]" office:value-type="float" office:value="537" calcext:value-type="float">
            <text:p>537</text:p>
          </table:table-cell>
          <table:table-cell table:formula="of:=[.E15]*(1-[.C15])" office:value-type="float" office:value="0" calcext:value-type="float">
            <text:p>0</text:p>
          </table:table-cell>
          <table:table-cell table:formula="of:=[.D15]+[.G1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6]*(80*8))/(1000*1000)" office:value-type="float" office:value="0" calcext:value-type="float">
            <text:p>0</text:p>
          </table:table-cell>
          <table:table-cell table:formula="of:=[.D16]+[.E16]" office:value-type="float" office:value="537" calcext:value-type="float">
            <text:p>537</text:p>
          </table:table-cell>
          <table:table-cell table:formula="of:=[.E16]*(1-[.C16])" office:value-type="float" office:value="0" calcext:value-type="float">
            <text:p>0</text:p>
          </table:table-cell>
          <table:table-cell table:formula="of:=[.D16]+[.G16]" office:value-type="float" office:value="537" calcext:value-type="float">
            <text:p>537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36" office:value-type="float" office:value="36" calcext:value-type="float">
            <text:p>36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7]*(80*8))/(1000*1000)" office:value-type="float" office:value="0.16384" calcext:value-type="float">
            <text:p>0.16384</text:p>
          </table:table-cell>
          <table:table-cell table:formula="of:=[.D17]+[.E17]" office:value-type="float" office:value="537.16384" calcext:value-type="float">
            <text:p>537.16384</text:p>
          </table:table-cell>
          <table:table-cell table:formula="of:=[.E17]*(1-[.C17])" office:value-type="float" office:value="0.16384" calcext:value-type="float">
            <text:p>0.16384</text:p>
          </table:table-cell>
          <table:table-cell table:formula="of:=[.D17]+[.G17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36" office:value-type="float" office:value="36" calcext:value-type="float">
            <text:p>36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8]*(80*8))/(1000*1000)" office:value-type="float" office:value="0.16384" calcext:value-type="float">
            <text:p>0.16384</text:p>
          </table:table-cell>
          <table:table-cell table:formula="of:=[.D18]+[.E18]" office:value-type="float" office:value="537.16384" calcext:value-type="float">
            <text:p>537.16384</text:p>
          </table:table-cell>
          <table:table-cell table:formula="of:=[.E18]*(1-[.C18])" office:value-type="float" office:value="0.16384" calcext:value-type="float">
            <text:p>0.16384</text:p>
          </table:table-cell>
          <table:table-cell table:formula="of:=[.D18]+[.G18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36" office:value-type="float" office:value="36" calcext:value-type="float">
            <text:p>36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19]*(80*8))/(1000*1000)" office:value-type="float" office:value="0.16384" calcext:value-type="float">
            <text:p>0.16384</text:p>
          </table:table-cell>
          <table:table-cell table:formula="of:=[.D19]+[.E19]" office:value-type="float" office:value="537.16384" calcext:value-type="float">
            <text:p>537.16384</text:p>
          </table:table-cell>
          <table:table-cell table:formula="of:=[.E19]*(1-[.C19])" office:value-type="float" office:value="0.16384" calcext:value-type="float">
            <text:p>0.16384</text:p>
          </table:table-cell>
          <table:table-cell table:formula="of:=[.D19]+[.G19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36" office:value-type="float" office:value="36" calcext:value-type="float">
            <text:p>36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0]*(80*8))/(1000*1000)" office:value-type="float" office:value="0.16384" calcext:value-type="float">
            <text:p>0.16384</text:p>
          </table:table-cell>
          <table:table-cell table:formula="of:=[.D20]+[.E20]" office:value-type="float" office:value="537.16384" calcext:value-type="float">
            <text:p>537.16384</text:p>
          </table:table-cell>
          <table:table-cell table:formula="of:=[.E20]*(1-[.C20])" office:value-type="float" office:value="0.16384" calcext:value-type="float">
            <text:p>0.16384</text:p>
          </table:table-cell>
          <table:table-cell table:formula="of:=[.D20]+[.G20]" office:value-type="float" office:value="537.16384" calcext:value-type="float">
            <text:p>537.16384</text:p>
          </table:table-cell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36" office:value-type="float" office:value="36" calcext:value-type="float">
            <text:p>36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1]*(80*8))/(1000*1000)" office:value-type="float" office:value="0.16384" calcext:value-type="float">
            <text:p>0.16384</text:p>
          </table:table-cell>
          <table:table-cell table:formula="of:=[.D21]+[.E21]" office:value-type="float" office:value="537.16384" calcext:value-type="float">
            <text:p>537.16384</text:p>
          </table:table-cell>
          <table:table-cell table:formula="of:=[.E21]*(1-[.C21])" office:value-type="float" office:value="0.16384" calcext:value-type="float">
            <text:p>0.16384</text:p>
          </table:table-cell>
          <table:table-cell table:formula="of:=[.D21]+[.G21]" office:value-type="float" office:value="537.16384" calcext:value-type="float">
            <text:p>537.1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2]*(80*8))/(1000*1000)" office:value-type="float" office:value="0" calcext:value-type="float">
            <text:p>0</text:p>
          </table:table-cell>
          <table:table-cell table:formula="of:=[.D22]+[.E22]" office:value-type="float" office:value="537" calcext:value-type="float">
            <text:p>537</text:p>
          </table:table-cell>
          <table:table-cell table:formula="of:=[.E22]*(1-[.C22])" office:value-type="float" office:value="0" calcext:value-type="float">
            <text:p>0</text:p>
          </table:table-cell>
          <table:table-cell table:formula="of:=[.D22]+[.G2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3]*(80*8))/(1000*1000)" office:value-type="float" office:value="0" calcext:value-type="float">
            <text:p>0</text:p>
          </table:table-cell>
          <table:table-cell table:formula="of:=[.D23]+[.E23]" office:value-type="float" office:value="537" calcext:value-type="float">
            <text:p>537</text:p>
          </table:table-cell>
          <table:table-cell table:formula="of:=[.E23]*(1-[.C23])" office:value-type="float" office:value="0" calcext:value-type="float">
            <text:p>0</text:p>
          </table:table-cell>
          <table:table-cell table:formula="of:=[.D23]+[.G2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4]*(80*8))/(1000*1000)" office:value-type="float" office:value="0" calcext:value-type="float">
            <text:p>0</text:p>
          </table:table-cell>
          <table:table-cell table:formula="of:=[.D24]+[.E24]" office:value-type="float" office:value="537" calcext:value-type="float">
            <text:p>537</text:p>
          </table:table-cell>
          <table:table-cell table:formula="of:=[.E24]*(1-[.C24])" office:value-type="float" office:value="0" calcext:value-type="float">
            <text:p>0</text:p>
          </table:table-cell>
          <table:table-cell table:formula="of:=[.D24]+[.G2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5]*(80*8))/(1000*1000)" office:value-type="float" office:value="0" calcext:value-type="float">
            <text:p>0</text:p>
          </table:table-cell>
          <table:table-cell table:formula="of:=[.D25]+[.E25]" office:value-type="float" office:value="537" calcext:value-type="float">
            <text:p>537</text:p>
          </table:table-cell>
          <table:table-cell table:formula="of:=[.E25]*(1-[.C25])" office:value-type="float" office:value="0" calcext:value-type="float">
            <text:p>0</text:p>
          </table:table-cell>
          <table:table-cell table:formula="of:=[.D25]+[.G2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6]*(80*8))/(1000*1000)" office:value-type="float" office:value="0" calcext:value-type="float">
            <text:p>0</text:p>
          </table:table-cell>
          <table:table-cell table:formula="of:=[.D26]+[.E26]" office:value-type="float" office:value="537" calcext:value-type="float">
            <text:p>537</text:p>
          </table:table-cell>
          <table:table-cell table:formula="of:=[.E26]*(1-[.C26])" office:value-type="float" office:value="0" calcext:value-type="float">
            <text:p>0</text:p>
          </table:table-cell>
          <table:table-cell table:formula="of:=[.D26]+[.G26]" office:value-type="float" office:value="537" calcext:value-type="float">
            <text:p>537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7" office:value-type="float" office:value="37" calcext:value-type="float">
            <text:p>37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7]*(80*8))/(1000*1000)" office:value-type="float" office:value="0.32768" calcext:value-type="float">
            <text:p>0.32768</text:p>
          </table:table-cell>
          <table:table-cell table:formula="of:=[.D27]+[.E27]" office:value-type="float" office:value="537.32768" calcext:value-type="float">
            <text:p>537.32768</text:p>
          </table:table-cell>
          <table:table-cell table:formula="of:=[.E27]*(1-[.C27])" office:value-type="float" office:value="0.32768" calcext:value-type="float">
            <text:p>0.32768</text:p>
          </table:table-cell>
          <table:table-cell table:formula="of:=[.D27]+[.G27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7" office:value-type="float" office:value="37" calcext:value-type="float">
            <text:p>37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8]*(80*8))/(1000*1000)" office:value-type="float" office:value="0.32768" calcext:value-type="float">
            <text:p>0.32768</text:p>
          </table:table-cell>
          <table:table-cell table:formula="of:=[.D28]+[.E28]" office:value-type="float" office:value="537.32768" calcext:value-type="float">
            <text:p>537.32768</text:p>
          </table:table-cell>
          <table:table-cell table:formula="of:=[.E28]*(1-[.C28])" office:value-type="float" office:value="0.32768" calcext:value-type="float">
            <text:p>0.32768</text:p>
          </table:table-cell>
          <table:table-cell table:formula="of:=[.D28]+[.G28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7" office:value-type="float" office:value="37" calcext:value-type="float">
            <text:p>37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29]*(80*8))/(1000*1000)" office:value-type="float" office:value="0.32768" calcext:value-type="float">
            <text:p>0.32768</text:p>
          </table:table-cell>
          <table:table-cell table:formula="of:=[.D29]+[.E29]" office:value-type="float" office:value="537.32768" calcext:value-type="float">
            <text:p>537.32768</text:p>
          </table:table-cell>
          <table:table-cell table:formula="of:=[.E29]*(1-[.C29])" office:value-type="float" office:value="0.32768" calcext:value-type="float">
            <text:p>0.32768</text:p>
          </table:table-cell>
          <table:table-cell table:formula="of:=[.D29]+[.G29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7" office:value-type="float" office:value="37" calcext:value-type="float">
            <text:p>37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0]*(80*8))/(1000*1000)" office:value-type="float" office:value="0.32768" calcext:value-type="float">
            <text:p>0.32768</text:p>
          </table:table-cell>
          <table:table-cell table:formula="of:=[.D30]+[.E30]" office:value-type="float" office:value="537.32768" calcext:value-type="float">
            <text:p>537.32768</text:p>
          </table:table-cell>
          <table:table-cell table:formula="of:=[.E30]*(1-[.C30])" office:value-type="float" office:value="0.32768" calcext:value-type="float">
            <text:p>0.32768</text:p>
          </table:table-cell>
          <table:table-cell table:formula="of:=[.D30]+[.G30]" office:value-type="float" office:value="537.32768" calcext:value-type="float">
            <text:p>537.32768</text:p>
          </table:table-cell>
        </table:table-row>
        <table:table-row table:style-name="ro1">
          <table:table-cell table:formula="of:=2^9" office:value-type="float" office:value="512" calcext:value-type="float">
            <text:p>512</text:p>
          </table:table-cell>
          <table:table-cell table:formula="of:=37" office:value-type="float" office:value="37" calcext:value-type="float">
            <text:p>37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1]*(80*8))/(1000*1000)" office:value-type="float" office:value="0.32768" calcext:value-type="float">
            <text:p>0.32768</text:p>
          </table:table-cell>
          <table:table-cell table:formula="of:=[.D31]+[.E31]" office:value-type="float" office:value="537.32768" calcext:value-type="float">
            <text:p>537.32768</text:p>
          </table:table-cell>
          <table:table-cell table:formula="of:=[.E31]*(1-[.C31])" office:value-type="float" office:value="0.32768" calcext:value-type="float">
            <text:p>0.32768</text:p>
          </table:table-cell>
          <table:table-cell table:formula="of:=[.D31]+[.G31]" office:value-type="float" office:value="537.32768" calcext:value-type="float">
            <text:p>537.32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2]*(80*8))/(1000*1000)" office:value-type="float" office:value="0" calcext:value-type="float">
            <text:p>0</text:p>
          </table:table-cell>
          <table:table-cell table:formula="of:=[.D32]+[.E32]" office:value-type="float" office:value="537" calcext:value-type="float">
            <text:p>537</text:p>
          </table:table-cell>
          <table:table-cell table:formula="of:=[.E32]*(1-[.C32])" office:value-type="float" office:value="0" calcext:value-type="float">
            <text:p>0</text:p>
          </table:table-cell>
          <table:table-cell table:formula="of:=[.D32]+[.G3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3]*(80*8))/(1000*1000)" office:value-type="float" office:value="0" calcext:value-type="float">
            <text:p>0</text:p>
          </table:table-cell>
          <table:table-cell table:formula="of:=[.D33]+[.E33]" office:value-type="float" office:value="537" calcext:value-type="float">
            <text:p>537</text:p>
          </table:table-cell>
          <table:table-cell table:formula="of:=[.E33]*(1-[.C33])" office:value-type="float" office:value="0" calcext:value-type="float">
            <text:p>0</text:p>
          </table:table-cell>
          <table:table-cell table:formula="of:=[.D33]+[.G3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4]*(80*8))/(1000*1000)" office:value-type="float" office:value="0" calcext:value-type="float">
            <text:p>0</text:p>
          </table:table-cell>
          <table:table-cell table:formula="of:=[.D34]+[.E34]" office:value-type="float" office:value="537" calcext:value-type="float">
            <text:p>537</text:p>
          </table:table-cell>
          <table:table-cell table:formula="of:=[.E34]*(1-[.C34])" office:value-type="float" office:value="0" calcext:value-type="float">
            <text:p>0</text:p>
          </table:table-cell>
          <table:table-cell table:formula="of:=[.D34]+[.G3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5]*(80*8))/(1000*1000)" office:value-type="float" office:value="0" calcext:value-type="float">
            <text:p>0</text:p>
          </table:table-cell>
          <table:table-cell table:formula="of:=[.D35]+[.E35]" office:value-type="float" office:value="537" calcext:value-type="float">
            <text:p>537</text:p>
          </table:table-cell>
          <table:table-cell table:formula="of:=[.E35]*(1-[.C35])" office:value-type="float" office:value="0" calcext:value-type="float">
            <text:p>0</text:p>
          </table:table-cell>
          <table:table-cell table:formula="of:=[.D35]+[.G3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6]*(80*8))/(1000*1000)" office:value-type="float" office:value="0" calcext:value-type="float">
            <text:p>0</text:p>
          </table:table-cell>
          <table:table-cell table:formula="of:=[.D36]+[.E36]" office:value-type="float" office:value="537" calcext:value-type="float">
            <text:p>537</text:p>
          </table:table-cell>
          <table:table-cell table:formula="of:=[.E36]*(1-[.C36])" office:value-type="float" office:value="0" calcext:value-type="float">
            <text:p>0</text:p>
          </table:table-cell>
          <table:table-cell table:formula="of:=[.D36]+[.G36]" office:value-type="float" office:value="537" calcext:value-type="float">
            <text:p>537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51" office:value-type="float" office:value="51" calcext:value-type="float">
            <text:p>51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7]*(80*8))/(1000*1000)" office:value-type="float" office:value="0.65536" calcext:value-type="float">
            <text:p>0.65536</text:p>
          </table:table-cell>
          <table:table-cell table:formula="of:=[.D37]+[.E37]" office:value-type="float" office:value="537.65536" calcext:value-type="float">
            <text:p>537.65536</text:p>
          </table:table-cell>
          <table:table-cell table:formula="of:=[.E37]*(1-[.C37])" office:value-type="float" office:value="0.65536" calcext:value-type="float">
            <text:p>0.65536</text:p>
          </table:table-cell>
          <table:table-cell table:formula="of:=[.D37]+[.G37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51" office:value-type="float" office:value="51" calcext:value-type="float">
            <text:p>51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8]*(80*8))/(1000*1000)" office:value-type="float" office:value="0.65536" calcext:value-type="float">
            <text:p>0.65536</text:p>
          </table:table-cell>
          <table:table-cell table:formula="of:=[.D38]+[.E38]" office:value-type="float" office:value="537.65536" calcext:value-type="float">
            <text:p>537.65536</text:p>
          </table:table-cell>
          <table:table-cell table:formula="of:=[.E38]*(1-[.C38])" office:value-type="float" office:value="0.65536" calcext:value-type="float">
            <text:p>0.65536</text:p>
          </table:table-cell>
          <table:table-cell table:formula="of:=[.D38]+[.G38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51" office:value-type="float" office:value="51" calcext:value-type="float">
            <text:p>51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39]*(80*8))/(1000*1000)" office:value-type="float" office:value="0.65536" calcext:value-type="float">
            <text:p>0.65536</text:p>
          </table:table-cell>
          <table:table-cell table:formula="of:=[.D39]+[.E39]" office:value-type="float" office:value="537.65536" calcext:value-type="float">
            <text:p>537.65536</text:p>
          </table:table-cell>
          <table:table-cell table:formula="of:=[.E39]*(1-[.C39])" office:value-type="float" office:value="0.65536" calcext:value-type="float">
            <text:p>0.65536</text:p>
          </table:table-cell>
          <table:table-cell table:formula="of:=[.D39]+[.G39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51" office:value-type="float" office:value="51" calcext:value-type="float">
            <text:p>51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0]*(80*8))/(1000*1000)" office:value-type="float" office:value="0.65536" calcext:value-type="float">
            <text:p>0.65536</text:p>
          </table:table-cell>
          <table:table-cell table:formula="of:=[.D40]+[.E40]" office:value-type="float" office:value="537.65536" calcext:value-type="float">
            <text:p>537.65536</text:p>
          </table:table-cell>
          <table:table-cell table:formula="of:=[.E40]*(1-[.C40])" office:value-type="float" office:value="0.65536" calcext:value-type="float">
            <text:p>0.65536</text:p>
          </table:table-cell>
          <table:table-cell table:formula="of:=[.D40]+[.G40]" office:value-type="float" office:value="537.65536" calcext:value-type="float">
            <text:p>537.65536</text:p>
          </table:table-cell>
        </table:table-row>
        <table:table-row table:style-name="ro1">
          <table:table-cell table:formula="of:=2^10" office:value-type="float" office:value="1024" calcext:value-type="float">
            <text:p>1024</text:p>
          </table:table-cell>
          <table:table-cell table:formula="of:=51" office:value-type="float" office:value="51" calcext:value-type="float">
            <text:p>51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1]*(80*8))/(1000*1000)" office:value-type="float" office:value="0.65536" calcext:value-type="float">
            <text:p>0.65536</text:p>
          </table:table-cell>
          <table:table-cell table:formula="of:=[.D41]+[.E41]" office:value-type="float" office:value="537.65536" calcext:value-type="float">
            <text:p>537.65536</text:p>
          </table:table-cell>
          <table:table-cell table:formula="of:=[.E41]*(1-[.C41])" office:value-type="float" office:value="0.65536" calcext:value-type="float">
            <text:p>0.65536</text:p>
          </table:table-cell>
          <table:table-cell table:formula="of:=[.D41]+[.G41]" office:value-type="float" office:value="537.65536" calcext:value-type="float">
            <text:p>537.65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2]*(80*8))/(1000*1000)" office:value-type="float" office:value="0" calcext:value-type="float">
            <text:p>0</text:p>
          </table:table-cell>
          <table:table-cell table:formula="of:=[.D42]+[.E42]" office:value-type="float" office:value="537" calcext:value-type="float">
            <text:p>537</text:p>
          </table:table-cell>
          <table:table-cell table:formula="of:=[.E42]*(1-[.C42])" office:value-type="float" office:value="0" calcext:value-type="float">
            <text:p>0</text:p>
          </table:table-cell>
          <table:table-cell table:formula="of:=[.D42]+[.G4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3]*(80*8))/(1000*1000)" office:value-type="float" office:value="0" calcext:value-type="float">
            <text:p>0</text:p>
          </table:table-cell>
          <table:table-cell table:formula="of:=[.D43]+[.E43]" office:value-type="float" office:value="537" calcext:value-type="float">
            <text:p>537</text:p>
          </table:table-cell>
          <table:table-cell table:formula="of:=[.E43]*(1-[.C43])" office:value-type="float" office:value="0" calcext:value-type="float">
            <text:p>0</text:p>
          </table:table-cell>
          <table:table-cell table:formula="of:=[.D43]+[.G4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4]*(80*8))/(1000*1000)" office:value-type="float" office:value="0" calcext:value-type="float">
            <text:p>0</text:p>
          </table:table-cell>
          <table:table-cell table:formula="of:=[.D44]+[.E44]" office:value-type="float" office:value="537" calcext:value-type="float">
            <text:p>537</text:p>
          </table:table-cell>
          <table:table-cell table:formula="of:=[.E44]*(1-[.C44])" office:value-type="float" office:value="0" calcext:value-type="float">
            <text:p>0</text:p>
          </table:table-cell>
          <table:table-cell table:formula="of:=[.D44]+[.G4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5]*(80*8))/(1000*1000)" office:value-type="float" office:value="0" calcext:value-type="float">
            <text:p>0</text:p>
          </table:table-cell>
          <table:table-cell table:formula="of:=[.D45]+[.E45]" office:value-type="float" office:value="537" calcext:value-type="float">
            <text:p>537</text:p>
          </table:table-cell>
          <table:table-cell table:formula="of:=[.E45]*(1-[.C45])" office:value-type="float" office:value="0" calcext:value-type="float">
            <text:p>0</text:p>
          </table:table-cell>
          <table:table-cell table:formula="of:=[.D45]+[.G4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6]*(80*8))/(1000*1000)" office:value-type="float" office:value="0" calcext:value-type="float">
            <text:p>0</text:p>
          </table:table-cell>
          <table:table-cell table:formula="of:=[.D46]+[.E46]" office:value-type="float" office:value="537" calcext:value-type="float">
            <text:p>537</text:p>
          </table:table-cell>
          <table:table-cell table:formula="of:=[.E46]*(1-[.C46])" office:value-type="float" office:value="0" calcext:value-type="float">
            <text:p>0</text:p>
          </table:table-cell>
          <table:table-cell table:formula="of:=[.D46]+[.G46]" office:value-type="float" office:value="537" calcext:value-type="float">
            <text:p>537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77" office:value-type="float" office:value="77" calcext:value-type="float">
            <text:p>77</text:p>
          </table:table-cell>
          <table:table-cell office:value-type="float" office:value="0.0698242" calcext:value-type="float">
            <text:p>0.0698242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7]*(80*8))/(1000*1000)" office:value-type="float" office:value="1.31072" calcext:value-type="float">
            <text:p>1.31072</text:p>
          </table:table-cell>
          <table:table-cell table:formula="of:=[.D47]+[.E47]" office:value-type="float" office:value="538.31072" calcext:value-type="float">
            <text:p>538.31072</text:p>
          </table:table-cell>
          <table:table-cell table:formula="of:=[.E47]*(1-[.C47])" office:value-type="float" office:value="1.219200024576" calcext:value-type="float">
            <text:p>1.219200024576</text:p>
          </table:table-cell>
          <table:table-cell table:formula="of:=[.D47]+[.G47]" office:value-type="float" office:value="538.219200024576" calcext:value-type="float">
            <text:p>538.219200024576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77" office:value-type="float" office:value="77" calcext:value-type="float">
            <text:p>77</text:p>
          </table:table-cell>
          <table:table-cell office:value-type="float" office:value="0.0698242" calcext:value-type="float">
            <text:p>0.0698242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8]*(80*8))/(1000*1000)" office:value-type="float" office:value="1.31072" calcext:value-type="float">
            <text:p>1.31072</text:p>
          </table:table-cell>
          <table:table-cell table:formula="of:=[.D48]+[.E48]" office:value-type="float" office:value="538.31072" calcext:value-type="float">
            <text:p>538.31072</text:p>
          </table:table-cell>
          <table:table-cell table:formula="of:=[.E48]*(1-[.C48])" office:value-type="float" office:value="1.219200024576" calcext:value-type="float">
            <text:p>1.219200024576</text:p>
          </table:table-cell>
          <table:table-cell table:formula="of:=[.D48]+[.G48]" office:value-type="float" office:value="538.219200024576" calcext:value-type="float">
            <text:p>538.219200024576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77" office:value-type="float" office:value="77" calcext:value-type="float">
            <text:p>77</text:p>
          </table:table-cell>
          <table:table-cell office:value-type="float" office:value="0.0698242" calcext:value-type="float">
            <text:p>0.0698242</text:p>
          </table:table-cell>
          <table:table-cell table:formula="of:=537" office:value-type="float" office:value="537" calcext:value-type="float">
            <text:p>537</text:p>
          </table:table-cell>
          <table:table-cell table:formula="of:=([.A49]*(80*8))/(1000*1000)" office:value-type="float" office:value="1.31072" calcext:value-type="float">
            <text:p>1.31072</text:p>
          </table:table-cell>
          <table:table-cell table:formula="of:=[.D49]+[.E49]" office:value-type="float" office:value="538.31072" calcext:value-type="float">
            <text:p>538.31072</text:p>
          </table:table-cell>
          <table:table-cell table:formula="of:=[.E49]*(1-[.C49])" office:value-type="float" office:value="1.219200024576" calcext:value-type="float">
            <text:p>1.219200024576</text:p>
          </table:table-cell>
          <table:table-cell table:formula="of:=[.D49]+[.G49]" office:value-type="float" office:value="538.219200024576" calcext:value-type="float">
            <text:p>538.219200024576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77" office:value-type="float" office:value="77" calcext:value-type="float">
            <text:p>77</text:p>
          </table:table-cell>
          <table:table-cell office:value-type="float" office:value="0.0698242" calcext:value-type="float">
            <text:p>0.0698242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0]*(80*8))/(1000*1000)" office:value-type="float" office:value="1.31072" calcext:value-type="float">
            <text:p>1.31072</text:p>
          </table:table-cell>
          <table:table-cell table:formula="of:=[.D50]+[.E50]" office:value-type="float" office:value="538.31072" calcext:value-type="float">
            <text:p>538.31072</text:p>
          </table:table-cell>
          <table:table-cell table:formula="of:=[.E50]*(1-[.C50])" office:value-type="float" office:value="1.219200024576" calcext:value-type="float">
            <text:p>1.219200024576</text:p>
          </table:table-cell>
          <table:table-cell table:formula="of:=[.D50]+[.G50]" office:value-type="float" office:value="538.219200024576" calcext:value-type="float">
            <text:p>538.219200024576</text:p>
          </table:table-cell>
        </table:table-row>
        <table:table-row table:style-name="ro1">
          <table:table-cell table:formula="of:=2^11" office:value-type="float" office:value="2048" calcext:value-type="float">
            <text:p>2048</text:p>
          </table:table-cell>
          <table:table-cell table:formula="of:=77" office:value-type="float" office:value="77" calcext:value-type="float">
            <text:p>77</text:p>
          </table:table-cell>
          <table:table-cell office:value-type="float" office:value="0.0698242" calcext:value-type="float">
            <text:p>0.0698242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1]*(80*8))/(1000*1000)" office:value-type="float" office:value="1.31072" calcext:value-type="float">
            <text:p>1.31072</text:p>
          </table:table-cell>
          <table:table-cell table:formula="of:=[.D51]+[.E51]" office:value-type="float" office:value="538.31072" calcext:value-type="float">
            <text:p>538.31072</text:p>
          </table:table-cell>
          <table:table-cell table:formula="of:=[.E51]*(1-[.C51])" office:value-type="float" office:value="1.219200024576" calcext:value-type="float">
            <text:p>1.219200024576</text:p>
          </table:table-cell>
          <table:table-cell table:formula="of:=[.D51]+[.G51]" office:value-type="float" office:value="538.219200024576" calcext:value-type="float">
            <text:p>538.219200024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2]*(80*8))/(1000*1000)" office:value-type="float" office:value="0" calcext:value-type="float">
            <text:p>0</text:p>
          </table:table-cell>
          <table:table-cell table:formula="of:=[.D52]+[.E52]" office:value-type="float" office:value="537" calcext:value-type="float">
            <text:p>537</text:p>
          </table:table-cell>
          <table:table-cell table:formula="of:=[.E52]*(1-[.C52])" office:value-type="float" office:value="0" calcext:value-type="float">
            <text:p>0</text:p>
          </table:table-cell>
          <table:table-cell table:formula="of:=[.D52]+[.G5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3]*(80*8))/(1000*1000)" office:value-type="float" office:value="0" calcext:value-type="float">
            <text:p>0</text:p>
          </table:table-cell>
          <table:table-cell table:formula="of:=[.D53]+[.E53]" office:value-type="float" office:value="537" calcext:value-type="float">
            <text:p>537</text:p>
          </table:table-cell>
          <table:table-cell table:formula="of:=[.E53]*(1-[.C53])" office:value-type="float" office:value="0" calcext:value-type="float">
            <text:p>0</text:p>
          </table:table-cell>
          <table:table-cell table:formula="of:=[.D53]+[.G5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4]*(80*8))/(1000*1000)" office:value-type="float" office:value="0" calcext:value-type="float">
            <text:p>0</text:p>
          </table:table-cell>
          <table:table-cell table:formula="of:=[.D54]+[.E54]" office:value-type="float" office:value="537" calcext:value-type="float">
            <text:p>537</text:p>
          </table:table-cell>
          <table:table-cell table:formula="of:=[.E54]*(1-[.C54])" office:value-type="float" office:value="0" calcext:value-type="float">
            <text:p>0</text:p>
          </table:table-cell>
          <table:table-cell table:formula="of:=[.D54]+[.G5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5]*(80*8))/(1000*1000)" office:value-type="float" office:value="0" calcext:value-type="float">
            <text:p>0</text:p>
          </table:table-cell>
          <table:table-cell table:formula="of:=[.D55]+[.E55]" office:value-type="float" office:value="537" calcext:value-type="float">
            <text:p>537</text:p>
          </table:table-cell>
          <table:table-cell table:formula="of:=[.E55]*(1-[.C55])" office:value-type="float" office:value="0" calcext:value-type="float">
            <text:p>0</text:p>
          </table:table-cell>
          <table:table-cell table:formula="of:=[.D55]+[.G5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6]*(80*8))/(1000*1000)" office:value-type="float" office:value="0" calcext:value-type="float">
            <text:p>0</text:p>
          </table:table-cell>
          <table:table-cell table:formula="of:=[.D56]+[.E56]" office:value-type="float" office:value="537" calcext:value-type="float">
            <text:p>537</text:p>
          </table:table-cell>
          <table:table-cell table:formula="of:=[.E56]*(1-[.C56])" office:value-type="float" office:value="0" calcext:value-type="float">
            <text:p>0</text:p>
          </table:table-cell>
          <table:table-cell table:formula="of:=[.D56]+[.G56]" office:value-type="float" office:value="537" calcext:value-type="float">
            <text:p>537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96" office:value-type="float" office:value="96" calcext:value-type="float">
            <text:p>96</text:p>
          </table:table-cell>
          <table:table-cell office:value-type="float" office:value="0.511719" calcext:value-type="float">
            <text:p>0.511719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7]*(80*8))/(1000*1000)" office:value-type="float" office:value="2.62144" calcext:value-type="float">
            <text:p>2.62144</text:p>
          </table:table-cell>
          <table:table-cell table:formula="of:=[.D57]+[.E57]" office:value-type="float" office:value="539.62144" calcext:value-type="float">
            <text:p>539.62144</text:p>
          </table:table-cell>
          <table:table-cell table:formula="of:=[.E57]*(1-[.C57])" office:value-type="float" office:value="1.27999934464" calcext:value-type="float">
            <text:p>1.27999934464</text:p>
          </table:table-cell>
          <table:table-cell table:formula="of:=[.D57]+[.G57]" office:value-type="float" office:value="538.27999934464" calcext:value-type="float">
            <text:p>538.27999934464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96" office:value-type="float" office:value="96" calcext:value-type="float">
            <text:p>96</text:p>
          </table:table-cell>
          <table:table-cell office:value-type="float" office:value="0.511719" calcext:value-type="float">
            <text:p>0.511719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8]*(80*8))/(1000*1000)" office:value-type="float" office:value="2.62144" calcext:value-type="float">
            <text:p>2.62144</text:p>
          </table:table-cell>
          <table:table-cell table:formula="of:=[.D58]+[.E58]" office:value-type="float" office:value="539.62144" calcext:value-type="float">
            <text:p>539.62144</text:p>
          </table:table-cell>
          <table:table-cell table:formula="of:=[.E58]*(1-[.C58])" office:value-type="float" office:value="1.27999934464" calcext:value-type="float">
            <text:p>1.27999934464</text:p>
          </table:table-cell>
          <table:table-cell table:formula="of:=[.D58]+[.G58]" office:value-type="float" office:value="538.27999934464" calcext:value-type="float">
            <text:p>538.27999934464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96" office:value-type="float" office:value="96" calcext:value-type="float">
            <text:p>96</text:p>
          </table:table-cell>
          <table:table-cell office:value-type="float" office:value="0.511719" calcext:value-type="float">
            <text:p>0.511719</text:p>
          </table:table-cell>
          <table:table-cell table:formula="of:=537" office:value-type="float" office:value="537" calcext:value-type="float">
            <text:p>537</text:p>
          </table:table-cell>
          <table:table-cell table:formula="of:=([.A59]*(80*8))/(1000*1000)" office:value-type="float" office:value="2.62144" calcext:value-type="float">
            <text:p>2.62144</text:p>
          </table:table-cell>
          <table:table-cell table:formula="of:=[.D59]+[.E59]" office:value-type="float" office:value="539.62144" calcext:value-type="float">
            <text:p>539.62144</text:p>
          </table:table-cell>
          <table:table-cell table:formula="of:=[.E59]*(1-[.C59])" office:value-type="float" office:value="1.27999934464" calcext:value-type="float">
            <text:p>1.27999934464</text:p>
          </table:table-cell>
          <table:table-cell table:formula="of:=[.D59]+[.G59]" office:value-type="float" office:value="538.27999934464" calcext:value-type="float">
            <text:p>538.27999934464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96" office:value-type="float" office:value="96" calcext:value-type="float">
            <text:p>96</text:p>
          </table:table-cell>
          <table:table-cell office:value-type="float" office:value="0.511719" calcext:value-type="float">
            <text:p>0.511719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0]*(80*8))/(1000*1000)" office:value-type="float" office:value="2.62144" calcext:value-type="float">
            <text:p>2.62144</text:p>
          </table:table-cell>
          <table:table-cell table:formula="of:=[.D60]+[.E60]" office:value-type="float" office:value="539.62144" calcext:value-type="float">
            <text:p>539.62144</text:p>
          </table:table-cell>
          <table:table-cell table:formula="of:=[.E60]*(1-[.C60])" office:value-type="float" office:value="1.27999934464" calcext:value-type="float">
            <text:p>1.27999934464</text:p>
          </table:table-cell>
          <table:table-cell table:formula="of:=[.D60]+[.G60]" office:value-type="float" office:value="538.27999934464" calcext:value-type="float">
            <text:p>538.27999934464</text:p>
          </table:table-cell>
        </table:table-row>
        <table:table-row table:style-name="ro1">
          <table:table-cell table:formula="of:=2^12" office:value-type="float" office:value="4096" calcext:value-type="float">
            <text:p>4096</text:p>
          </table:table-cell>
          <table:table-cell table:formula="of:=96" office:value-type="float" office:value="96" calcext:value-type="float">
            <text:p>96</text:p>
          </table:table-cell>
          <table:table-cell office:value-type="float" office:value="0.511719" calcext:value-type="float">
            <text:p>0.511719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1]*(80*8))/(1000*1000)" office:value-type="float" office:value="2.62144" calcext:value-type="float">
            <text:p>2.62144</text:p>
          </table:table-cell>
          <table:table-cell table:formula="of:=[.D61]+[.E61]" office:value-type="float" office:value="539.62144" calcext:value-type="float">
            <text:p>539.62144</text:p>
          </table:table-cell>
          <table:table-cell table:formula="of:=[.E61]*(1-[.C61])" office:value-type="float" office:value="1.27999934464" calcext:value-type="float">
            <text:p>1.27999934464</text:p>
          </table:table-cell>
          <table:table-cell table:formula="of:=[.D61]+[.G61]" office:value-type="float" office:value="538.27999934464" calcext:value-type="float">
            <text:p>538.27999934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2]*(80*8))/(1000*1000)" office:value-type="float" office:value="0" calcext:value-type="float">
            <text:p>0</text:p>
          </table:table-cell>
          <table:table-cell table:formula="of:=[.D62]+[.E62]" office:value-type="float" office:value="537" calcext:value-type="float">
            <text:p>537</text:p>
          </table:table-cell>
          <table:table-cell table:formula="of:=[.E62]*(1-[.C62])" office:value-type="float" office:value="0" calcext:value-type="float">
            <text:p>0</text:p>
          </table:table-cell>
          <table:table-cell table:formula="of:=[.D62]+[.G6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3]*(80*8))/(1000*1000)" office:value-type="float" office:value="0" calcext:value-type="float">
            <text:p>0</text:p>
          </table:table-cell>
          <table:table-cell table:formula="of:=[.D63]+[.E63]" office:value-type="float" office:value="537" calcext:value-type="float">
            <text:p>537</text:p>
          </table:table-cell>
          <table:table-cell table:formula="of:=[.E63]*(1-[.C63])" office:value-type="float" office:value="0" calcext:value-type="float">
            <text:p>0</text:p>
          </table:table-cell>
          <table:table-cell table:formula="of:=[.D63]+[.G6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4]*(80*8))/(1000*1000)" office:value-type="float" office:value="0" calcext:value-type="float">
            <text:p>0</text:p>
          </table:table-cell>
          <table:table-cell table:formula="of:=[.D64]+[.E64]" office:value-type="float" office:value="537" calcext:value-type="float">
            <text:p>537</text:p>
          </table:table-cell>
          <table:table-cell table:formula="of:=[.E64]*(1-[.C64])" office:value-type="float" office:value="0" calcext:value-type="float">
            <text:p>0</text:p>
          </table:table-cell>
          <table:table-cell table:formula="of:=[.D64]+[.G6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5]*(80*8))/(1000*1000)" office:value-type="float" office:value="0" calcext:value-type="float">
            <text:p>0</text:p>
          </table:table-cell>
          <table:table-cell table:formula="of:=[.D65]+[.E65]" office:value-type="float" office:value="537" calcext:value-type="float">
            <text:p>537</text:p>
          </table:table-cell>
          <table:table-cell table:formula="of:=[.E65]*(1-[.C65])" office:value-type="float" office:value="0" calcext:value-type="float">
            <text:p>0</text:p>
          </table:table-cell>
          <table:table-cell table:formula="of:=[.D65]+[.G6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6]*(80*8))/(1000*1000)" office:value-type="float" office:value="0" calcext:value-type="float">
            <text:p>0</text:p>
          </table:table-cell>
          <table:table-cell table:formula="of:=[.D66]+[.E66]" office:value-type="float" office:value="537" calcext:value-type="float">
            <text:p>537</text:p>
          </table:table-cell>
          <table:table-cell table:formula="of:=[.E66]*(1-[.C66])" office:value-type="float" office:value="0" calcext:value-type="float">
            <text:p>0</text:p>
          </table:table-cell>
          <table:table-cell table:formula="of:=[.D66]+[.G66]" office:value-type="float" office:value="537" calcext:value-type="float">
            <text:p>537</text:p>
          </table:table-cell>
        </table:table-row>
        <table:table-row table:style-name="ro1">
          <table:table-cell table:formula="of:=3072" office:value-type="float" office:value="3072" calcext:value-type="float">
            <text:p>3072</text:p>
          </table:table-cell>
          <table:table-cell table:formula="of:=92" office:value-type="float" office:value="92" calcext:value-type="float">
            <text:p>92</text:p>
          </table:table-cell>
          <table:table-cell office:value-type="float" office:value="0.394661" calcext:value-type="float">
            <text:p>0.39466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7]*(80*8))/(1000*1000)" office:value-type="float" office:value="1.96608" calcext:value-type="float">
            <text:p>1.96608</text:p>
          </table:table-cell>
          <table:table-cell table:formula="of:=[.D67]+[.E67]" office:value-type="float" office:value="538.96608" calcext:value-type="float">
            <text:p>538.96608</text:p>
          </table:table-cell>
          <table:table-cell table:formula="of:=[.E67]*(1-[.C67])" office:value-type="float" office:value="1.19014490112" calcext:value-type="float">
            <text:p>1.19014490112</text:p>
          </table:table-cell>
          <table:table-cell table:formula="of:=[.D67]+[.G67]" office:value-type="float" office:value="538.19014490112" calcext:value-type="float">
            <text:p>538.19014490112</text:p>
          </table:table-cell>
        </table:table-row>
        <table:table-row table:style-name="ro1">
          <table:table-cell table:formula="of:=3072" office:value-type="float" office:value="3072" calcext:value-type="float">
            <text:p>3072</text:p>
          </table:table-cell>
          <table:table-cell table:formula="of:=92" office:value-type="float" office:value="92" calcext:value-type="float">
            <text:p>92</text:p>
          </table:table-cell>
          <table:table-cell office:value-type="float" office:value="0.394661" calcext:value-type="float">
            <text:p>0.39466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8]*(80*8))/(1000*1000)" office:value-type="float" office:value="1.96608" calcext:value-type="float">
            <text:p>1.96608</text:p>
          </table:table-cell>
          <table:table-cell table:formula="of:=[.D68]+[.E68]" office:value-type="float" office:value="538.96608" calcext:value-type="float">
            <text:p>538.96608</text:p>
          </table:table-cell>
          <table:table-cell table:formula="of:=[.E68]*(1-[.C68])" office:value-type="float" office:value="1.19014490112" calcext:value-type="float">
            <text:p>1.19014490112</text:p>
          </table:table-cell>
          <table:table-cell table:formula="of:=[.D68]+[.G68]" office:value-type="float" office:value="538.19014490112" calcext:value-type="float">
            <text:p>538.19014490112</text:p>
          </table:table-cell>
        </table:table-row>
        <table:table-row table:style-name="ro1">
          <table:table-cell table:formula="of:=3072" office:value-type="float" office:value="3072" calcext:value-type="float">
            <text:p>3072</text:p>
          </table:table-cell>
          <table:table-cell table:formula="of:=92" office:value-type="float" office:value="92" calcext:value-type="float">
            <text:p>92</text:p>
          </table:table-cell>
          <table:table-cell office:value-type="float" office:value="0.394661" calcext:value-type="float">
            <text:p>0.39466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69]*(80*8))/(1000*1000)" office:value-type="float" office:value="1.96608" calcext:value-type="float">
            <text:p>1.96608</text:p>
          </table:table-cell>
          <table:table-cell table:formula="of:=[.D69]+[.E69]" office:value-type="float" office:value="538.96608" calcext:value-type="float">
            <text:p>538.96608</text:p>
          </table:table-cell>
          <table:table-cell table:formula="of:=[.E69]*(1-[.C69])" office:value-type="float" office:value="1.19014490112" calcext:value-type="float">
            <text:p>1.19014490112</text:p>
          </table:table-cell>
          <table:table-cell table:formula="of:=[.D69]+[.G69]" office:value-type="float" office:value="538.19014490112" calcext:value-type="float">
            <text:p>538.19014490112</text:p>
          </table:table-cell>
        </table:table-row>
        <table:table-row table:style-name="ro1">
          <table:table-cell table:formula="of:=3072" office:value-type="float" office:value="3072" calcext:value-type="float">
            <text:p>3072</text:p>
          </table:table-cell>
          <table:table-cell table:formula="of:=92" office:value-type="float" office:value="92" calcext:value-type="float">
            <text:p>92</text:p>
          </table:table-cell>
          <table:table-cell office:value-type="float" office:value="0.394661" calcext:value-type="float">
            <text:p>0.39466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0]*(80*8))/(1000*1000)" office:value-type="float" office:value="1.96608" calcext:value-type="float">
            <text:p>1.96608</text:p>
          </table:table-cell>
          <table:table-cell table:formula="of:=[.D70]+[.E70]" office:value-type="float" office:value="538.96608" calcext:value-type="float">
            <text:p>538.96608</text:p>
          </table:table-cell>
          <table:table-cell table:formula="of:=[.E70]*(1-[.C70])" office:value-type="float" office:value="1.19014490112" calcext:value-type="float">
            <text:p>1.19014490112</text:p>
          </table:table-cell>
          <table:table-cell table:formula="of:=[.D70]+[.G70]" office:value-type="float" office:value="538.19014490112" calcext:value-type="float">
            <text:p>538.19014490112</text:p>
          </table:table-cell>
        </table:table-row>
        <table:table-row table:style-name="ro1">
          <table:table-cell table:formula="of:=3072" office:value-type="float" office:value="3072" calcext:value-type="float">
            <text:p>3072</text:p>
          </table:table-cell>
          <table:table-cell table:formula="of:=92" office:value-type="float" office:value="92" calcext:value-type="float">
            <text:p>92</text:p>
          </table:table-cell>
          <table:table-cell office:value-type="float" office:value="0.394661" calcext:value-type="float">
            <text:p>0.394661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1]*(80*8))/(1000*1000)" office:value-type="float" office:value="1.96608" calcext:value-type="float">
            <text:p>1.96608</text:p>
          </table:table-cell>
          <table:table-cell table:formula="of:=[.D71]+[.E71]" office:value-type="float" office:value="538.96608" calcext:value-type="float">
            <text:p>538.96608</text:p>
          </table:table-cell>
          <table:table-cell table:formula="of:=[.E71]*(1-[.C71])" office:value-type="float" office:value="1.19014490112" calcext:value-type="float">
            <text:p>1.19014490112</text:p>
          </table:table-cell>
          <table:table-cell table:formula="of:=[.D71]+[.G71]" office:value-type="float" office:value="538.19014490112" calcext:value-type="float">
            <text:p>538.19014490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2]*(80*8))/(1000*1000)" office:value-type="float" office:value="0" calcext:value-type="float">
            <text:p>0</text:p>
          </table:table-cell>
          <table:table-cell table:formula="of:=[.D72]+[.E72]" office:value-type="float" office:value="537" calcext:value-type="float">
            <text:p>537</text:p>
          </table:table-cell>
          <table:table-cell table:formula="of:=[.E72]*(1-[.C72])" office:value-type="float" office:value="0" calcext:value-type="float">
            <text:p>0</text:p>
          </table:table-cell>
          <table:table-cell table:formula="of:=[.D72]+[.G72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3]*(80*8))/(1000*1000)" office:value-type="float" office:value="0" calcext:value-type="float">
            <text:p>0</text:p>
          </table:table-cell>
          <table:table-cell table:formula="of:=[.D73]+[.E73]" office:value-type="float" office:value="537" calcext:value-type="float">
            <text:p>537</text:p>
          </table:table-cell>
          <table:table-cell table:formula="of:=[.E73]*(1-[.C73])" office:value-type="float" office:value="0" calcext:value-type="float">
            <text:p>0</text:p>
          </table:table-cell>
          <table:table-cell table:formula="of:=[.D73]+[.G73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4]*(80*8))/(1000*1000)" office:value-type="float" office:value="0" calcext:value-type="float">
            <text:p>0</text:p>
          </table:table-cell>
          <table:table-cell table:formula="of:=[.D74]+[.E74]" office:value-type="float" office:value="537" calcext:value-type="float">
            <text:p>537</text:p>
          </table:table-cell>
          <table:table-cell table:formula="of:=[.E74]*(1-[.C74])" office:value-type="float" office:value="0" calcext:value-type="float">
            <text:p>0</text:p>
          </table:table-cell>
          <table:table-cell table:formula="of:=[.D74]+[.G74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5]*(80*8))/(1000*1000)" office:value-type="float" office:value="0" calcext:value-type="float">
            <text:p>0</text:p>
          </table:table-cell>
          <table:table-cell table:formula="of:=[.D75]+[.E75]" office:value-type="float" office:value="537" calcext:value-type="float">
            <text:p>537</text:p>
          </table:table-cell>
          <table:table-cell table:formula="of:=[.E75]*(1-[.C75])" office:value-type="float" office:value="0" calcext:value-type="float">
            <text:p>0</text:p>
          </table:table-cell>
          <table:table-cell table:formula="of:=[.D75]+[.G75]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5" office:value-type="float" office:value="25" calcext:value-type="float">
            <text:p>25</text:p>
          </table:table-cell>
          <table:table-cell table:formula="of:=0" office:value-type="float" office:value="0" calcext:value-type="float">
            <text:p>0</text:p>
          </table:table-cell>
          <table:table-cell table:formula="of:=537" office:value-type="float" office:value="537" calcext:value-type="float">
            <text:p>537</text:p>
          </table:table-cell>
          <table:table-cell table:formula="of:=([.A76]*(80*8))/(1000*1000)" office:value-type="float" office:value="0" calcext:value-type="float">
            <text:p>0</text:p>
          </table:table-cell>
          <table:table-cell table:formula="of:=[.D76]+[.E76]" office:value-type="float" office:value="537" calcext:value-type="float">
            <text:p>537</text:p>
          </table:table-cell>
          <table:table-cell table:formula="of:=[.E76]*(1-[.C76])" office:value-type="float" office:value="0" calcext:value-type="float">
            <text:p>0</text:p>
          </table:table-cell>
          <table:table-cell table:formula="of:=[.D76]+[.G76]" office:value-type="float" office:value="537" calcext:value-type="float">
            <text:p>537</text:p>
          </table:table-cell>
        </table:table-row>
      </table:table>
      <table:table table:name="Sheet6" table:style-name="ta1">
        <table:table-column table:style-name="co1" table:default-cell-style-name="ce14"/>
        <table:table-column table:style-name="co1" table:default-cell-style-name="ce12"/>
        <table:table-column table:style-name="co1" table:number-columns-repeated="10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TIME(2;40;[.A1])" office:value-type="time" office:time-value="PT02H40M01S" calcext:value-type="time">
            <text:p>02:40:01 AM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IME(2;40;[.A2])" office:value-type="time" office:time-value="PT02H40M02S" calcext:value-type="time">
            <text:p>02:40:02 AM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IME(2;40;[.A3])" office:value-type="time" office:time-value="PT02H40M03S" calcext:value-type="time">
            <text:p>02:40:03 AM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IME(2;40;[.A4])" office:value-type="time" office:time-value="PT02H40M04S" calcext:value-type="time">
            <text:p>02:40:04 AM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IME(2;40;[.A5])" office:value-type="time" office:time-value="PT02H40M05S" calcext:value-type="time">
            <text:p>02:40:05 AM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IME(2;40;[.A6])" office:value-type="time" office:time-value="PT02H40M06S" calcext:value-type="time">
            <text:p>02:40:06 AM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IME(2;40;[.A7])" office:value-type="time" office:time-value="PT02H40M07S" calcext:value-type="time">
            <text:p>02:40:07 AM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IME(2;40;[.A8])" office:value-type="time" office:time-value="PT02H40M08S" calcext:value-type="time">
            <text:p>02:40:08 AM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IME(2;40;[.A9])" office:value-type="time" office:time-value="PT02H40M09S" calcext:value-type="time">
            <text:p>02:40:09 AM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IME(2;40;[.A10])" office:value-type="time" office:time-value="PT02H40M10S" calcext:value-type="time">
            <text:p>02:40:10 AM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IME(2;40;[.A11])" office:value-type="time" office:time-value="PT02H40M11S" calcext:value-type="time">
            <text:p>02:40:11 AM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IME(2;40;[.A12])" office:value-type="time" office:time-value="PT02H40M12S" calcext:value-type="time">
            <text:p>02:40:12 AM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IME(2;40;[.A13])" office:value-type="time" office:time-value="PT02H40M13S" calcext:value-type="time">
            <text:p>02:40:13 AM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IME(2;40;[.A14])" office:value-type="time" office:time-value="PT02H40M14S" calcext:value-type="time">
            <text:p>02:40:14 AM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IME(2;40;[.A15])" office:value-type="time" office:time-value="PT02H40M15S" calcext:value-type="time">
            <text:p>02:40:15 AM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IME(2;40;[.A16])" office:value-type="time" office:time-value="PT02H40M16S" calcext:value-type="time">
            <text:p>02:40:16 AM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IME(2;40;[.A17])" office:value-type="time" office:time-value="PT02H40M17S" calcext:value-type="time">
            <text:p>02:40:17 AM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IME(2;40;[.A18])" office:value-type="time" office:time-value="PT02H40M18S" calcext:value-type="time">
            <text:p>02:40:18 AM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IME(2;40;[.A19])" office:value-type="time" office:time-value="PT02H40M19S" calcext:value-type="time">
            <text:p>02:40:19 AM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IME(2;40;[.A20])" office:value-type="time" office:time-value="PT02H40M20S" calcext:value-type="time">
            <text:p>02:40:20 AM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IME(2;40;[.A21])" office:value-type="time" office:time-value="PT02H40M21S" calcext:value-type="time">
            <text:p>02:40:21 AM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IME(2;40;[.A22])" office:value-type="time" office:time-value="PT02H40M22S" calcext:value-type="time">
            <text:p>02:40:22 AM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IME(2;40;[.A23])" office:value-type="time" office:time-value="PT02H40M23S" calcext:value-type="time">
            <text:p>02:40:23 AM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IME(2;40;[.A24])" office:value-type="time" office:time-value="PT02H40M24S" calcext:value-type="time">
            <text:p>02:40:24 AM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IME(2;40;[.A25])" office:value-type="time" office:time-value="PT02H40M25S" calcext:value-type="time">
            <text:p>02:40:25 AM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IME(2;40;[.A26])" office:value-type="time" office:time-value="PT02H40M26S" calcext:value-type="time">
            <text:p>02:40:26 AM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IME(2;40;[.A27])" office:value-type="time" office:time-value="PT02H40M27S" calcext:value-type="time">
            <text:p>02:40:27 AM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IME(2;40;[.A28])" office:value-type="time" office:time-value="PT02H40M28S" calcext:value-type="time">
            <text:p>02:40:28 AM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IME(2;40;[.A29])" office:value-type="time" office:time-value="PT02H40M29S" calcext:value-type="time">
            <text:p>02:40:29 A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IME(2;40;[.A30])" office:value-type="time" office:time-value="PT02H40M30S" calcext:value-type="time">
            <text:p>02:40:30 AM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IME(2;40;[.A31])" office:value-type="time" office:time-value="PT02H40M31S" calcext:value-type="time">
            <text:p>02:40:31 AM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IME(2;40;[.A32])" office:value-type="time" office:time-value="PT02H40M32S" calcext:value-type="time">
            <text:p>02:40:32 AM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IME(2;40;[.A33])" office:value-type="time" office:time-value="PT02H40M33S" calcext:value-type="time">
            <text:p>02:40:33 AM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IME(2;40;[.A34])" office:value-type="time" office:time-value="PT02H40M34S" calcext:value-type="time">
            <text:p>02:40:34 AM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IME(2;40;[.A35])" office:value-type="time" office:time-value="PT02H40M35S" calcext:value-type="time">
            <text:p>02:40:35 AM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IME(2;40;[.A36])" office:value-type="time" office:time-value="PT02H40M36S" calcext:value-type="time">
            <text:p>02:40:36 AM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IME(2;40;[.A37])" office:value-type="time" office:time-value="PT02H40M37S" calcext:value-type="time">
            <text:p>02:40:37 AM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IME(2;40;[.A38])" office:value-type="time" office:time-value="PT02H40M38S" calcext:value-type="time">
            <text:p>02:40:38 AM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IME(2;40;[.A39])" office:value-type="time" office:time-value="PT02H40M39S" calcext:value-type="time">
            <text:p>02:40:39 AM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IME(2;40;[.A40])" office:value-type="time" office:time-value="PT02H40M40S" calcext:value-type="time">
            <text:p>02:40:40 AM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IME(2;40;[.A41])" office:value-type="time" office:time-value="PT02H40M41S" calcext:value-type="time">
            <text:p>02:40:41 AM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IME(2;40;[.A42])" office:value-type="time" office:time-value="PT02H40M42S" calcext:value-type="time">
            <text:p>02:40:42 AM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IME(2;40;[.A43])" office:value-type="time" office:time-value="PT02H40M43S" calcext:value-type="time">
            <text:p>02:40:43 AM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IME(2;40;[.A44])" office:value-type="time" office:time-value="PT02H40M44S" calcext:value-type="time">
            <text:p>02:40:44 AM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IME(2;40;[.A45])" office:value-type="time" office:time-value="PT02H40M45S" calcext:value-type="time">
            <text:p>02:40:45 AM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IME(2;40;[.A46])" office:value-type="time" office:time-value="PT02H40M46S" calcext:value-type="time">
            <text:p>02:40:46 AM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IME(2;40;[.A47])" office:value-type="time" office:time-value="PT02H40M47S" calcext:value-type="time">
            <text:p>02:40:47 AM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IME(2;40;[.A48])" office:value-type="time" office:time-value="PT02H40M48S" calcext:value-type="time">
            <text:p>02:40:48 AM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IME(2;40;[.A49])" office:value-type="time" office:time-value="PT02H40M49S" calcext:value-type="time">
            <text:p>02:40:49 AM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IME(2;40;[.A50])" office:value-type="time" office:time-value="PT02H40M50S" calcext:value-type="time">
            <text:p>02:40:50 AM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IME(2;40;[.A51])" office:value-type="time" office:time-value="PT02H40M51S" calcext:value-type="time">
            <text:p>02:40:51 AM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IME(2;40;[.A52])" office:value-type="time" office:time-value="PT02H40M52S" calcext:value-type="time">
            <text:p>02:40:52 AM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IME(2;40;[.A53])" office:value-type="time" office:time-value="PT02H40M53S" calcext:value-type="time">
            <text:p>02:40:53 AM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IME(2;40;[.A54])" office:value-type="time" office:time-value="PT02H40M54S" calcext:value-type="time">
            <text:p>02:40:54 AM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IME(2;40;[.A55])" office:value-type="time" office:time-value="PT02H40M55S" calcext:value-type="time">
            <text:p>02:40:55 AM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IME(2;40;[.A56])" office:value-type="time" office:time-value="PT02H40M56S" calcext:value-type="time">
            <text:p>02:40:56 AM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IME(2;40;[.A57])" office:value-type="time" office:time-value="PT02H40M57S" calcext:value-type="time">
            <text:p>02:40:57 AM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IME(2;40;[.A58])" office:value-type="time" office:time-value="PT02H40M58S" calcext:value-type="time">
            <text:p>02:40:58 AM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IME(2;40;[.A59])" office:value-type="time" office:time-value="PT02H40M59S" calcext:value-type="time">
            <text:p>02:40:59 AM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IME(2;40;[.A60])" office:value-type="time" office:time-value="PT02H41M00S" calcext:value-type="time">
            <text:p>02:41:00 AM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IME(2;40;[.A61])" office:value-type="time" office:time-value="PT02H41M01S" calcext:value-type="time">
            <text:p>02:41:01 AM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IME(2;40;[.A62])" office:value-type="time" office:time-value="PT02H41M02S" calcext:value-type="time">
            <text:p>02:41:02 AM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IME(2;40;[.A63])" office:value-type="time" office:time-value="PT02H41M03S" calcext:value-type="time">
            <text:p>02:41:03 AM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IME(2;40;[.A64])" office:value-type="time" office:time-value="PT02H41M04S" calcext:value-type="time">
            <text:p>02:41:04 AM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IME(2;40;[.A65])" office:value-type="time" office:time-value="PT02H41M05S" calcext:value-type="time">
            <text:p>02:41:05 AM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IME(2;40;[.A66])" office:value-type="time" office:time-value="PT02H41M06S" calcext:value-type="time">
            <text:p>02:41:06 AM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IME(2;40;[.A67])" office:value-type="time" office:time-value="PT02H41M07S" calcext:value-type="time">
            <text:p>02:41:07 AM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IME(2;40;[.A68])" office:value-type="time" office:time-value="PT02H41M08S" calcext:value-type="time">
            <text:p>02:41:08 AM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IME(2;40;[.A69])" office:value-type="time" office:time-value="PT02H41M09S" calcext:value-type="time">
            <text:p>02:41:09 AM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IME(2;40;[.A70])" office:value-type="time" office:time-value="PT02H41M10S" calcext:value-type="time">
            <text:p>02:41:10 AM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IME(2;40;[.A71])" office:value-type="time" office:time-value="PT02H41M11S" calcext:value-type="time">
            <text:p>02:41:11 AM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IME(2;40;[.A72])" office:value-type="time" office:time-value="PT02H41M12S" calcext:value-type="time">
            <text:p>02:41:12 AM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IME(2;40;[.A73])" office:value-type="time" office:time-value="PT02H41M13S" calcext:value-type="time">
            <text:p>02:41:13 AM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IME(2;40;[.A74])" office:value-type="time" office:time-value="PT02H41M14S" calcext:value-type="time">
            <text:p>02:41:14 AM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IME(2;40;[.A75])" office:value-type="time" office:time-value="PT02H41M15S" calcext:value-type="time">
            <text:p>02:41:15 AM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IME(2;40;[.A76])" office:value-type="time" office:time-value="PT02H41M16S" calcext:value-type="time">
            <text:p>02:41:16 AM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IME(2;40;[.A77])" office:value-type="time" office:time-value="PT02H41M17S" calcext:value-type="time">
            <text:p>02:41:17 AM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IME(2;40;[.A78])" office:value-type="time" office:time-value="PT02H41M18S" calcext:value-type="time">
            <text:p>02:41:18 AM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IME(2;40;[.A79])" office:value-type="time" office:time-value="PT02H41M19S" calcext:value-type="time">
            <text:p>02:41:19 AM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IME(2;40;[.A80])" office:value-type="time" office:time-value="PT02H41M20S" calcext:value-type="time">
            <text:p>02:41:20 AM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IME(2;40;[.A81])" office:value-type="time" office:time-value="PT02H41M21S" calcext:value-type="time">
            <text:p>02:41:21 AM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IME(2;40;[.A82])" office:value-type="time" office:time-value="PT02H41M22S" calcext:value-type="time">
            <text:p>02:41:22 AM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IME(2;40;[.A83])" office:value-type="time" office:time-value="PT02H41M23S" calcext:value-type="time">
            <text:p>02:41:23 AM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IME(2;40;[.A84])" office:value-type="time" office:time-value="PT02H41M24S" calcext:value-type="time">
            <text:p>02:41:24 AM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IME(2;40;[.A85])" office:value-type="time" office:time-value="PT02H41M25S" calcext:value-type="time">
            <text:p>02:41:25 AM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IME(2;40;[.A86])" office:value-type="time" office:time-value="PT02H41M26S" calcext:value-type="time">
            <text:p>02:41:26 AM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IME(2;40;[.A87])" office:value-type="time" office:time-value="PT02H41M27S" calcext:value-type="time">
            <text:p>02:41:27 AM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IME(2;40;[.A88])" office:value-type="time" office:time-value="PT02H41M28S" calcext:value-type="time">
            <text:p>02:41:28 AM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IME(2;40;[.A89])" office:value-type="time" office:time-value="PT02H41M29S" calcext:value-type="time">
            <text:p>02:41:29 AM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IME(2;40;[.A90])" office:value-type="time" office:time-value="PT02H41M30S" calcext:value-type="time">
            <text:p>02:41:30 AM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IME(2;40;[.A91])" office:value-type="time" office:time-value="PT02H41M31S" calcext:value-type="time">
            <text:p>02:41:31 AM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IME(2;40;[.A92])" office:value-type="time" office:time-value="PT02H41M32S" calcext:value-type="time">
            <text:p>02:41:32 AM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IME(2;40;[.A93])" office:value-type="time" office:time-value="PT02H41M33S" calcext:value-type="time">
            <text:p>02:41:33 AM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IME(2;40;[.A94])" office:value-type="time" office:time-value="PT02H41M34S" calcext:value-type="time">
            <text:p>02:41:34 AM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IME(2;40;[.A95])" office:value-type="time" office:time-value="PT02H41M35S" calcext:value-type="time">
            <text:p>02:41:35 AM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IME(2;40;[.A96])" office:value-type="time" office:time-value="PT02H41M36S" calcext:value-type="time">
            <text:p>02:41:36 AM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IME(2;40;[.A97])" office:value-type="time" office:time-value="PT02H41M37S" calcext:value-type="time">
            <text:p>02:41:37 AM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IME(2;40;[.A98])" office:value-type="time" office:time-value="PT02H41M38S" calcext:value-type="time">
            <text:p>02:41:38 AM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IME(2;40;[.A99])" office:value-type="time" office:time-value="PT02H41M39S" calcext:value-type="time">
            <text:p>02:41:39 AM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IME(2;40;[.A100])" office:value-type="time" office:time-value="PT02H41M40S" calcext:value-type="time">
            <text:p>02:41:40 AM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IME(2;40;[.A101])" office:value-type="time" office:time-value="PT02H41M41S" calcext:value-type="time">
            <text:p>02:41:41 AM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IME(2;40;[.A102])" office:value-type="time" office:time-value="PT02H41M42S" calcext:value-type="time">
            <text:p>02:41:42 AM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IME(2;40;[.A103])" office:value-type="time" office:time-value="PT02H41M43S" calcext:value-type="time">
            <text:p>02:41:43 AM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IME(2;40;[.A104])" office:value-type="time" office:time-value="PT02H41M44S" calcext:value-type="time">
            <text:p>02:41:44 AM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IME(2;40;[.A105])" office:value-type="time" office:time-value="PT02H41M45S" calcext:value-type="time">
            <text:p>02:41:45 AM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IME(2;40;[.A106])" office:value-type="time" office:time-value="PT02H41M46S" calcext:value-type="time">
            <text:p>02:41:46 AM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IME(2;40;[.A107])" office:value-type="time" office:time-value="PT02H41M47S" calcext:value-type="time">
            <text:p>02:41:47 AM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IME(2;40;[.A108])" office:value-type="time" office:time-value="PT02H41M48S" calcext:value-type="time">
            <text:p>02:41:48 AM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IME(2;40;[.A109])" office:value-type="time" office:time-value="PT02H41M49S" calcext:value-type="time">
            <text:p>02:41:49 AM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IME(2;40;[.A110])" office:value-type="time" office:time-value="PT02H41M50S" calcext:value-type="time">
            <text:p>02:41:50 AM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IME(2;40;[.A111])" office:value-type="time" office:time-value="PT02H41M51S" calcext:value-type="time">
            <text:p>02:41:51 AM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IME(2;40;[.A112])" office:value-type="time" office:time-value="PT02H41M52S" calcext:value-type="time">
            <text:p>02:41:52 AM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IME(2;40;[.A113])" office:value-type="time" office:time-value="PT02H41M53S" calcext:value-type="time">
            <text:p>02:41:53 AM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IME(2;40;[.A114])" office:value-type="time" office:time-value="PT02H41M54S" calcext:value-type="time">
            <text:p>02:41:54 AM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IME(2;40;[.A115])" office:value-type="time" office:time-value="PT02H41M55S" calcext:value-type="time">
            <text:p>02:41:55 AM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IME(2;40;[.A116])" office:value-type="time" office:time-value="PT02H41M56S" calcext:value-type="time">
            <text:p>02:41:56 AM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IME(2;40;[.A117])" office:value-type="time" office:time-value="PT02H41M57S" calcext:value-type="time">
            <text:p>02:41:57 AM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IME(2;40;[.A118])" office:value-type="time" office:time-value="PT02H41M58S" calcext:value-type="time">
            <text:p>02:41:58 AM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IME(2;40;[.A119])" office:value-type="time" office:time-value="PT02H41M59S" calcext:value-type="time">
            <text:p>02:41:59 AM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IME(2;40;[.A120])" office:value-type="time" office:time-value="PT02H42M00S" calcext:value-type="time">
            <text:p>02:42:00 AM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IME(2;40;[.A121])" office:value-type="time" office:time-value="PT02H42M01S" calcext:value-type="time">
            <text:p>02:42:01 AM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IME(2;40;[.A122])" office:value-type="time" office:time-value="PT02H42M02S" calcext:value-type="time">
            <text:p>02:42:02 AM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IME(2;40;[.A123])" office:value-type="time" office:time-value="PT02H42M03S" calcext:value-type="time">
            <text:p>02:42:03 AM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IME(2;40;[.A124])" office:value-type="time" office:time-value="PT02H42M04S" calcext:value-type="time">
            <text:p>02:42:04 AM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IME(2;40;[.A125])" office:value-type="time" office:time-value="PT02H42M05S" calcext:value-type="time">
            <text:p>02:42:05 AM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IME(2;40;[.A126])" office:value-type="time" office:time-value="PT02H42M06S" calcext:value-type="time">
            <text:p>02:42:06 AM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IME(2;40;[.A127])" office:value-type="time" office:time-value="PT02H42M07S" calcext:value-type="time">
            <text:p>02:42:07 AM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IME(2;40;[.A128])" office:value-type="time" office:time-value="PT02H42M08S" calcext:value-type="time">
            <text:p>02:42:08 AM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IME(2;40;[.A129])" office:value-type="time" office:time-value="PT02H42M09S" calcext:value-type="time">
            <text:p>02:42:09 AM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IME(2;40;[.A130])" office:value-type="time" office:time-value="PT02H42M10S" calcext:value-type="time">
            <text:p>02:42:10 AM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IME(2;40;[.A131])" office:value-type="time" office:time-value="PT02H42M11S" calcext:value-type="time">
            <text:p>02:42:11 AM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IME(2;40;[.A132])" office:value-type="time" office:time-value="PT02H42M12S" calcext:value-type="time">
            <text:p>02:42:12 AM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IME(2;40;[.A133])" office:value-type="time" office:time-value="PT02H42M13S" calcext:value-type="time">
            <text:p>02:42:13 AM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IME(2;40;[.A134])" office:value-type="time" office:time-value="PT02H42M14S" calcext:value-type="time">
            <text:p>02:42:14 AM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IME(2;40;[.A135])" office:value-type="time" office:time-value="PT02H42M15S" calcext:value-type="time">
            <text:p>02:42:15 AM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IME(2;40;[.A136])" office:value-type="time" office:time-value="PT02H42M16S" calcext:value-type="time">
            <text:p>02:42:16 AM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IME(2;40;[.A137])" office:value-type="time" office:time-value="PT02H42M17S" calcext:value-type="time">
            <text:p>02:42:17 AM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IME(2;40;[.A138])" office:value-type="time" office:time-value="PT02H42M18S" calcext:value-type="time">
            <text:p>02:42:18 AM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IME(2;40;[.A139])" office:value-type="time" office:time-value="PT02H42M19S" calcext:value-type="time">
            <text:p>02:42:19 AM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IME(2;40;[.A140])" office:value-type="time" office:time-value="PT02H42M20S" calcext:value-type="time">
            <text:p>02:42:20 AM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IME(2;40;[.A141])" office:value-type="time" office:time-value="PT02H42M21S" calcext:value-type="time">
            <text:p>02:42:21 AM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IME(2;40;[.A142])" office:value-type="time" office:time-value="PT02H42M22S" calcext:value-type="time">
            <text:p>02:42:22 AM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IME(2;40;[.A143])" office:value-type="time" office:time-value="PT02H42M23S" calcext:value-type="time">
            <text:p>02:42:23 AM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IME(2;40;[.A144])" office:value-type="time" office:time-value="PT02H42M24S" calcext:value-type="time">
            <text:p>02:42:24 AM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IME(2;40;[.A145])" office:value-type="time" office:time-value="PT02H42M25S" calcext:value-type="time">
            <text:p>02:42:25 AM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IME(2;40;[.A146])" office:value-type="time" office:time-value="PT02H42M26S" calcext:value-type="time">
            <text:p>02:42:26 AM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IME(2;40;[.A147])" office:value-type="time" office:time-value="PT02H42M27S" calcext:value-type="time">
            <text:p>02:42:27 AM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IME(2;40;[.A148])" office:value-type="time" office:time-value="PT02H42M28S" calcext:value-type="time">
            <text:p>02:42:28 AM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IME(2;40;[.A149])" office:value-type="time" office:time-value="PT02H42M29S" calcext:value-type="time">
            <text:p>02:42:29 AM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IME(2;40;[.A150])" office:value-type="time" office:time-value="PT02H42M30S" calcext:value-type="time">
            <text:p>02:42:30 AM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IME(2;40;[.A151])" office:value-type="time" office:time-value="PT02H42M31S" calcext:value-type="time">
            <text:p>02:42:31 AM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IME(2;40;[.A152])" office:value-type="time" office:time-value="PT02H42M32S" calcext:value-type="time">
            <text:p>02:42:32 AM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IME(2;40;[.A153])" office:value-type="time" office:time-value="PT02H42M33S" calcext:value-type="time">
            <text:p>02:42:33 AM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IME(2;40;[.A154])" office:value-type="time" office:time-value="PT02H42M34S" calcext:value-type="time">
            <text:p>02:42:34 AM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IME(2;40;[.A155])" office:value-type="time" office:time-value="PT02H42M35S" calcext:value-type="time">
            <text:p>02:42:35 AM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IME(2;40;[.A156])" office:value-type="time" office:time-value="PT02H42M36S" calcext:value-type="time">
            <text:p>02:42:36 AM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IME(2;40;[.A157])" office:value-type="time" office:time-value="PT02H42M37S" calcext:value-type="time">
            <text:p>02:42:37 AM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IME(2;40;[.A158])" office:value-type="time" office:time-value="PT02H42M38S" calcext:value-type="time">
            <text:p>02:42:38 AM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IME(2;40;[.A159])" office:value-type="time" office:time-value="PT02H42M39S" calcext:value-type="time">
            <text:p>02:42:39 AM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IME(2;40;[.A160])" office:value-type="time" office:time-value="PT02H42M40S" calcext:value-type="time">
            <text:p>02:42:40 AM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IME(2;40;[.A161])" office:value-type="time" office:time-value="PT02H42M41S" calcext:value-type="time">
            <text:p>02:42:41 AM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IME(2;40;[.A162])" office:value-type="time" office:time-value="PT02H42M42S" calcext:value-type="time">
            <text:p>02:42:42 AM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IME(2;40;[.A163])" office:value-type="time" office:time-value="PT02H42M43S" calcext:value-type="time">
            <text:p>02:42:43 AM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IME(2;40;[.A164])" office:value-type="time" office:time-value="PT02H42M44S" calcext:value-type="time">
            <text:p>02:42:44 AM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IME(2;40;[.A165])" office:value-type="time" office:time-value="PT02H42M45S" calcext:value-type="time">
            <text:p>02:42:45 AM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IME(2;40;[.A166])" office:value-type="time" office:time-value="PT02H42M46S" calcext:value-type="time">
            <text:p>02:42:46 AM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IME(2;40;[.A167])" office:value-type="time" office:time-value="PT02H42M47S" calcext:value-type="time">
            <text:p>02:42:47 AM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IME(2;40;[.A168])" office:value-type="time" office:time-value="PT02H42M48S" calcext:value-type="time">
            <text:p>02:42:48 AM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IME(2;40;[.A169])" office:value-type="time" office:time-value="PT02H42M49S" calcext:value-type="time">
            <text:p>02:42:49 AM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IME(2;40;[.A170])" office:value-type="time" office:time-value="PT02H42M50S" calcext:value-type="time">
            <text:p>02:42:50 AM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IME(2;40;[.A171])" office:value-type="time" office:time-value="PT02H42M51S" calcext:value-type="time">
            <text:p>02:42:51 AM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IME(2;40;[.A172])" office:value-type="time" office:time-value="PT02H42M52S" calcext:value-type="time">
            <text:p>02:42:52 AM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IME(2;40;[.A173])" office:value-type="time" office:time-value="PT02H42M53S" calcext:value-type="time">
            <text:p>02:42:53 AM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IME(2;40;[.A174])" office:value-type="time" office:time-value="PT02H42M54S" calcext:value-type="time">
            <text:p>02:42:54 AM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IME(2;40;[.A175])" office:value-type="time" office:time-value="PT02H42M55S" calcext:value-type="time">
            <text:p>02:42:55 AM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IME(2;40;[.A176])" office:value-type="time" office:time-value="PT02H42M56S" calcext:value-type="time">
            <text:p>02:42:56 AM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IME(2;40;[.A177])" office:value-type="time" office:time-value="PT02H42M57S" calcext:value-type="time">
            <text:p>02:42:57 AM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IME(2;40;[.A178])" office:value-type="time" office:time-value="PT02H42M58S" calcext:value-type="time">
            <text:p>02:42:58 AM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IME(2;40;[.A179])" office:value-type="time" office:time-value="PT02H42M59S" calcext:value-type="time">
            <text:p>02:42:59 AM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IME(2;40;[.A180])" office:value-type="time" office:time-value="PT02H43M00S" calcext:value-type="time">
            <text:p>02:43:00 AM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IME(2;40;[.A181])" office:value-type="time" office:time-value="PT02H43M01S" calcext:value-type="time">
            <text:p>02:43:01 AM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IME(2;40;[.A182])" office:value-type="time" office:time-value="PT02H43M02S" calcext:value-type="time">
            <text:p>02:43:02 AM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IME(2;40;[.A183])" office:value-type="time" office:time-value="PT02H43M03S" calcext:value-type="time">
            <text:p>02:43:03 AM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IME(2;40;[.A184])" office:value-type="time" office:time-value="PT02H43M04S" calcext:value-type="time">
            <text:p>02:43:04 AM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IME(2;40;[.A185])" office:value-type="time" office:time-value="PT02H43M05S" calcext:value-type="time">
            <text:p>02:43:05 AM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IME(2;40;[.A186])" office:value-type="time" office:time-value="PT02H43M06S" calcext:value-type="time">
            <text:p>02:43:06 AM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IME(2;40;[.A187])" office:value-type="time" office:time-value="PT02H43M07S" calcext:value-type="time">
            <text:p>02:43:07 AM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IME(2;40;[.A188])" office:value-type="time" office:time-value="PT02H43M08S" calcext:value-type="time">
            <text:p>02:43:08 AM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IME(2;40;[.A189])" office:value-type="time" office:time-value="PT02H43M09S" calcext:value-type="time">
            <text:p>02:43:09 AM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IME(2;40;[.A190])" office:value-type="time" office:time-value="PT02H43M10S" calcext:value-type="time">
            <text:p>02:43:10 AM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IME(2;40;[.A191])" office:value-type="time" office:time-value="PT02H43M11S" calcext:value-type="time">
            <text:p>02:43:11 AM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IME(2;40;[.A192])" office:value-type="time" office:time-value="PT02H43M12S" calcext:value-type="time">
            <text:p>02:43:12 AM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IME(2;40;[.A193])" office:value-type="time" office:time-value="PT02H43M13S" calcext:value-type="time">
            <text:p>02:43:13 AM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IME(2;40;[.A194])" office:value-type="time" office:time-value="PT02H43M14S" calcext:value-type="time">
            <text:p>02:43:14 AM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IME(2;40;[.A195])" office:value-type="time" office:time-value="PT02H43M15S" calcext:value-type="time">
            <text:p>02:43:15 AM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IME(2;40;[.A196])" office:value-type="time" office:time-value="PT02H43M16S" calcext:value-type="time">
            <text:p>02:43:16 AM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IME(2;40;[.A197])" office:value-type="time" office:time-value="PT02H43M17S" calcext:value-type="time">
            <text:p>02:43:17 AM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IME(2;40;[.A198])" office:value-type="time" office:time-value="PT02H43M18S" calcext:value-type="time">
            <text:p>02:43:18 AM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IME(2;40;[.A199])" office:value-type="time" office:time-value="PT02H43M19S" calcext:value-type="time">
            <text:p>02:43:19 AM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IME(2;40;[.A200])" office:value-type="time" office:time-value="PT02H43M20S" calcext:value-type="time">
            <text:p>02:43:20 AM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IME(2;40;[.A201])" office:value-type="time" office:time-value="PT02H43M21S" calcext:value-type="time">
            <text:p>02:43:21 AM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TIME(2;40;[.A202])" office:value-type="time" office:time-value="PT02H43M22S" calcext:value-type="time">
            <text:p>02:43:22 AM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TIME(2;40;[.A203])" office:value-type="time" office:time-value="PT02H43M23S" calcext:value-type="time">
            <text:p>02:43:23 AM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TIME(2;40;[.A204])" office:value-type="time" office:time-value="PT02H43M24S" calcext:value-type="time">
            <text:p>02:43:24 AM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TIME(2;40;[.A205])" office:value-type="time" office:time-value="PT02H43M25S" calcext:value-type="time">
            <text:p>02:43:25 AM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TIME(2;40;[.A206])" office:value-type="time" office:time-value="PT02H43M26S" calcext:value-type="time">
            <text:p>02:43:26 AM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TIME(2;40;[.A207])" office:value-type="time" office:time-value="PT02H43M27S" calcext:value-type="time">
            <text:p>02:43:27 AM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TIME(2;40;[.A208])" office:value-type="time" office:time-value="PT02H43M28S" calcext:value-type="time">
            <text:p>02:43:28 AM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TIME(2;40;[.A209])" office:value-type="time" office:time-value="PT02H43M29S" calcext:value-type="time">
            <text:p>02:43:29 AM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TIME(2;40;[.A210])" office:value-type="time" office:time-value="PT02H43M30S" calcext:value-type="time">
            <text:p>02:43:30 AM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TIME(2;40;[.A211])" office:value-type="time" office:time-value="PT02H43M31S" calcext:value-type="time">
            <text:p>02:43:31 AM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TIME(2;40;[.A212])" office:value-type="time" office:time-value="PT02H43M32S" calcext:value-type="time">
            <text:p>02:43:32 AM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TIME(2;40;[.A213])" office:value-type="time" office:time-value="PT02H43M33S" calcext:value-type="time">
            <text:p>02:43:33 AM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TIME(2;40;[.A214])" office:value-type="time" office:time-value="PT02H43M34S" calcext:value-type="time">
            <text:p>02:43:34 AM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TIME(2;40;[.A215])" office:value-type="time" office:time-value="PT02H43M35S" calcext:value-type="time">
            <text:p>02:43:35 AM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TIME(2;40;[.A216])" office:value-type="time" office:time-value="PT02H43M36S" calcext:value-type="time">
            <text:p>02:43:36 AM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TIME(2;40;[.A217])" office:value-type="time" office:time-value="PT02H43M37S" calcext:value-type="time">
            <text:p>02:43:37 AM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TIME(2;40;[.A218])" office:value-type="time" office:time-value="PT02H43M38S" calcext:value-type="time">
            <text:p>02:43:38 AM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TIME(2;40;[.A219])" office:value-type="time" office:time-value="PT02H43M39S" calcext:value-type="time">
            <text:p>02:43:39 AM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TIME(2;40;[.A220])" office:value-type="time" office:time-value="PT02H43M40S" calcext:value-type="time">
            <text:p>02:43:40 AM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TIME(2;40;[.A221])" office:value-type="time" office:time-value="PT02H43M41S" calcext:value-type="time">
            <text:p>02:43:41 AM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TIME(2;40;[.A222])" office:value-type="time" office:time-value="PT02H43M42S" calcext:value-type="time">
            <text:p>02:43:42 AM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TIME(2;40;[.A223])" office:value-type="time" office:time-value="PT02H43M43S" calcext:value-type="time">
            <text:p>02:43:43 AM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TIME(2;40;[.A224])" office:value-type="time" office:time-value="PT02H43M44S" calcext:value-type="time">
            <text:p>02:43:44 AM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TIME(2;40;[.A225])" office:value-type="time" office:time-value="PT02H43M45S" calcext:value-type="time">
            <text:p>02:43:45 AM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TIME(2;40;[.A226])" office:value-type="time" office:time-value="PT02H43M46S" calcext:value-type="time">
            <text:p>02:43:46 AM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TIME(2;40;[.A227])" office:value-type="time" office:time-value="PT02H43M47S" calcext:value-type="time">
            <text:p>02:43:47 AM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TIME(2;40;[.A228])" office:value-type="time" office:time-value="PT02H43M48S" calcext:value-type="time">
            <text:p>02:43:48 AM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TIME(2;40;[.A229])" office:value-type="time" office:time-value="PT02H43M49S" calcext:value-type="time">
            <text:p>02:43:49 AM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TIME(2;40;[.A230])" office:value-type="time" office:time-value="PT02H43M50S" calcext:value-type="time">
            <text:p>02:43:50 AM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TIME(2;40;[.A231])" office:value-type="time" office:time-value="PT02H43M51S" calcext:value-type="time">
            <text:p>02:43:51 AM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TIME(2;40;[.A232])" office:value-type="time" office:time-value="PT02H43M52S" calcext:value-type="time">
            <text:p>02:43:52 AM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TIME(2;40;[.A233])" office:value-type="time" office:time-value="PT02H43M53S" calcext:value-type="time">
            <text:p>02:43:53 AM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TIME(2;40;[.A234])" office:value-type="time" office:time-value="PT02H43M54S" calcext:value-type="time">
            <text:p>02:43:54 AM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TIME(2;40;[.A235])" office:value-type="time" office:time-value="PT02H43M55S" calcext:value-type="time">
            <text:p>02:43:55 AM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TIME(2;40;[.A236])" office:value-type="time" office:time-value="PT02H43M56S" calcext:value-type="time">
            <text:p>02:43:56 AM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IME(2;40;[.A237])" office:value-type="time" office:time-value="PT02H43M57S" calcext:value-type="time">
            <text:p>02:43:57 AM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TIME(2;40;[.A238])" office:value-type="time" office:time-value="PT02H43M58S" calcext:value-type="time">
            <text:p>02:43:58 AM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TIME(2;40;[.A239])" office:value-type="time" office:time-value="PT02H43M59S" calcext:value-type="time">
            <text:p>02:43:59 AM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TIME(2;40;[.A240])" office:value-type="time" office:time-value="PT02H44M00S" calcext:value-type="time">
            <text:p>02:44:00 AM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TIME(2;40;[.A241])" office:value-type="time" office:time-value="PT02H44M01S" calcext:value-type="time">
            <text:p>02:44:01 AM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TIME(2;40;[.A242])" office:value-type="time" office:time-value="PT02H44M02S" calcext:value-type="time">
            <text:p>02:44:02 AM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TIME(2;40;[.A243])" office:value-type="time" office:time-value="PT02H44M03S" calcext:value-type="time">
            <text:p>02:44:03 AM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TIME(2;40;[.A244])" office:value-type="time" office:time-value="PT02H44M04S" calcext:value-type="time">
            <text:p>02:44:04 AM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TIME(2;40;[.A245])" office:value-type="time" office:time-value="PT02H44M05S" calcext:value-type="time">
            <text:p>02:44:05 AM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TIME(2;40;[.A246])" office:value-type="time" office:time-value="PT02H44M06S" calcext:value-type="time">
            <text:p>02:44:06 AM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TIME(2;40;[.A247])" office:value-type="time" office:time-value="PT02H44M07S" calcext:value-type="time">
            <text:p>02:44:07 AM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TIME(2;40;[.A248])" office:value-type="time" office:time-value="PT02H44M08S" calcext:value-type="time">
            <text:p>02:44:08 AM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TIME(2;40;[.A249])" office:value-type="time" office:time-value="PT02H44M09S" calcext:value-type="time">
            <text:p>02:44:09 AM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TIME(2;40;[.A250])" office:value-type="time" office:time-value="PT02H44M10S" calcext:value-type="time">
            <text:p>02:44:10 AM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TIME(2;40;[.A251])" office:value-type="time" office:time-value="PT02H44M11S" calcext:value-type="time">
            <text:p>02:44:11 AM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TIME(2;40;[.A252])" office:value-type="time" office:time-value="PT02H44M12S" calcext:value-type="time">
            <text:p>02:44:12 AM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TIME(2;40;[.A253])" office:value-type="time" office:time-value="PT02H44M13S" calcext:value-type="time">
            <text:p>02:44:13 AM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TIME(2;40;[.A254])" office:value-type="time" office:time-value="PT02H44M14S" calcext:value-type="time">
            <text:p>02:44:14 AM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TIME(2;40;[.A255])" office:value-type="time" office:time-value="PT02H44M15S" calcext:value-type="time">
            <text:p>02:44:15 AM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TIME(2;40;[.A256])" office:value-type="time" office:time-value="PT02H44M16S" calcext:value-type="time">
            <text:p>02:44:16 AM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TIME(2;40;[.A257])" office:value-type="time" office:time-value="PT02H44M17S" calcext:value-type="time">
            <text:p>02:44:17 AM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TIME(2;40;[.A258])" office:value-type="time" office:time-value="PT02H44M18S" calcext:value-type="time">
            <text:p>02:44:18 AM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TIME(2;40;[.A259])" office:value-type="time" office:time-value="PT02H44M19S" calcext:value-type="time">
            <text:p>02:44:19 AM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TIME(2;40;[.A260])" office:value-type="time" office:time-value="PT02H44M20S" calcext:value-type="time">
            <text:p>02:44:20 AM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TIME(2;40;[.A261])" office:value-type="time" office:time-value="PT02H44M21S" calcext:value-type="time">
            <text:p>02:44:21 AM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TIME(2;40;[.A262])" office:value-type="time" office:time-value="PT02H44M22S" calcext:value-type="time">
            <text:p>02:44:22 AM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TIME(2;40;[.A263])" office:value-type="time" office:time-value="PT02H44M23S" calcext:value-type="time">
            <text:p>02:44:23 AM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TIME(2;40;[.A264])" office:value-type="time" office:time-value="PT02H44M24S" calcext:value-type="time">
            <text:p>02:44:24 AM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TIME(2;40;[.A265])" office:value-type="time" office:time-value="PT02H44M25S" calcext:value-type="time">
            <text:p>02:44:25 AM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TIME(2;40;[.A266])" office:value-type="time" office:time-value="PT02H44M26S" calcext:value-type="time">
            <text:p>02:44:26 AM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TIME(2;40;[.A267])" office:value-type="time" office:time-value="PT02H44M27S" calcext:value-type="time">
            <text:p>02:44:27 AM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TIME(2;40;[.A268])" office:value-type="time" office:time-value="PT02H44M28S" calcext:value-type="time">
            <text:p>02:44:28 AM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TIME(2;40;[.A269])" office:value-type="time" office:time-value="PT02H44M29S" calcext:value-type="time">
            <text:p>02:44:29 AM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TIME(2;40;[.A270])" office:value-type="time" office:time-value="PT02H44M30S" calcext:value-type="time">
            <text:p>02:44:30 AM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TIME(2;40;[.A271])" office:value-type="time" office:time-value="PT02H44M31S" calcext:value-type="time">
            <text:p>02:44:31 AM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TIME(2;40;[.A272])" office:value-type="time" office:time-value="PT02H44M32S" calcext:value-type="time">
            <text:p>02:44:32 AM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TIME(2;40;[.A273])" office:value-type="time" office:time-value="PT02H44M33S" calcext:value-type="time">
            <text:p>02:44:33 AM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TIME(2;40;[.A274])" office:value-type="time" office:time-value="PT02H44M34S" calcext:value-type="time">
            <text:p>02:44:34 AM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TIME(2;40;[.A275])" office:value-type="time" office:time-value="PT02H44M35S" calcext:value-type="time">
            <text:p>02:44:35 AM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TIME(2;40;[.A276])" office:value-type="time" office:time-value="PT02H44M36S" calcext:value-type="time">
            <text:p>02:44:36 AM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TIME(2;40;[.A277])" office:value-type="time" office:time-value="PT02H44M37S" calcext:value-type="time">
            <text:p>02:44:37 AM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TIME(2;40;[.A278])" office:value-type="time" office:time-value="PT02H44M38S" calcext:value-type="time">
            <text:p>02:44:38 AM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TIME(2;40;[.A279])" office:value-type="time" office:time-value="PT02H44M39S" calcext:value-type="time">
            <text:p>02:44:39 AM</text:p>
          </table:table-cell>
          <table:table-cell table:number-columns-repeated="102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TIME(2;40;[.A280])" office:value-type="time" office:time-value="PT02H44M40S" calcext:value-type="time">
            <text:p>02:44:40 AM</text:p>
          </table:table-cell>
          <table:table-cell table:number-columns-repeated="102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TIME(2;40;[.A281])" office:value-type="time" office:time-value="PT02H44M41S" calcext:value-type="time">
            <text:p>02:44:41 AM</text:p>
          </table:table-cell>
          <table:table-cell table:number-columns-repeated="102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TIME(2;40;[.A282])" office:value-type="time" office:time-value="PT02H44M42S" calcext:value-type="time">
            <text:p>02:44:42 AM</text:p>
          </table:table-cell>
          <table:table-cell table:number-columns-repeated="102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TIME(2;40;[.A283])" office:value-type="time" office:time-value="PT02H44M43S" calcext:value-type="time">
            <text:p>02:44:43 AM</text:p>
          </table:table-cell>
          <table:table-cell table:number-columns-repeated="102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TIME(2;40;[.A284])" office:value-type="time" office:time-value="PT02H44M44S" calcext:value-type="time">
            <text:p>02:44:44 AM</text:p>
          </table:table-cell>
          <table:table-cell table:number-columns-repeated="102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TIME(2;40;[.A285])" office:value-type="time" office:time-value="PT02H44M45S" calcext:value-type="time">
            <text:p>02:44:45 AM</text:p>
          </table:table-cell>
          <table:table-cell table:number-columns-repeated="102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TIME(2;40;[.A286])" office:value-type="time" office:time-value="PT02H44M46S" calcext:value-type="time">
            <text:p>02:44:46 AM</text:p>
          </table:table-cell>
          <table:table-cell table:number-columns-repeated="102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TIME(2;40;[.A287])" office:value-type="time" office:time-value="PT02H44M47S" calcext:value-type="time">
            <text:p>02:44:47 AM</text:p>
          </table:table-cell>
          <table:table-cell table:number-columns-repeated="102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TIME(2;40;[.A288])" office:value-type="time" office:time-value="PT02H44M48S" calcext:value-type="time">
            <text:p>02:44:48 AM</text:p>
          </table:table-cell>
          <table:table-cell table:number-columns-repeated="102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TIME(2;40;[.A289])" office:value-type="time" office:time-value="PT02H44M49S" calcext:value-type="time">
            <text:p>02:44:49 AM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TIME(2;40;[.A290])" office:value-type="time" office:time-value="PT02H44M50S" calcext:value-type="time">
            <text:p>02:44:50 AM</text:p>
          </table:table-cell>
          <table:table-cell table:number-columns-repeated="102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TIME(2;40;[.A291])" office:value-type="time" office:time-value="PT02H44M51S" calcext:value-type="time">
            <text:p>02:44:51 AM</text:p>
          </table:table-cell>
          <table:table-cell table:number-columns-repeated="102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TIME(2;40;[.A292])" office:value-type="time" office:time-value="PT02H44M52S" calcext:value-type="time">
            <text:p>02:44:52 AM</text:p>
          </table:table-cell>
          <table:table-cell table:number-columns-repeated="102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TIME(2;40;[.A293])" office:value-type="time" office:time-value="PT02H44M53S" calcext:value-type="time">
            <text:p>02:44:53 AM</text:p>
          </table:table-cell>
          <table:table-cell table:number-columns-repeated="102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TIME(2;40;[.A294])" office:value-type="time" office:time-value="PT02H44M54S" calcext:value-type="time">
            <text:p>02:44:54 AM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TIME(2;40;[.A295])" office:value-type="time" office:time-value="PT02H44M55S" calcext:value-type="time">
            <text:p>02:44:55 AM</text:p>
          </table:table-cell>
          <table:table-cell table:number-columns-repeated="102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TIME(2;40;[.A296])" office:value-type="time" office:time-value="PT02H44M56S" calcext:value-type="time">
            <text:p>02:44:56 AM</text:p>
          </table:table-cell>
          <table:table-cell table:number-columns-repeated="102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TIME(2;40;[.A297])" office:value-type="time" office:time-value="PT02H44M57S" calcext:value-type="time">
            <text:p>02:44:57 AM</text:p>
          </table:table-cell>
          <table:table-cell table:number-columns-repeated="102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TIME(2;40;[.A298])" office:value-type="time" office:time-value="PT02H44M58S" calcext:value-type="time">
            <text:p>02:44:58 AM</text:p>
          </table:table-cell>
          <table:table-cell table:number-columns-repeated="102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TIME(2;40;[.A299])" office:value-type="time" office:time-value="PT02H44M59S" calcext:value-type="time">
            <text:p>02:44:59 AM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TIME(2;40;[.A300])" office:value-type="time" office:time-value="PT02H45M00S" calcext:value-type="time">
            <text:p>02:45:00 AM</text:p>
          </table:table-cell>
          <table:table-cell table:number-columns-repeated="102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TIME(2;40;[.A301])" office:value-type="time" office:time-value="PT02H45M01S" calcext:value-type="time">
            <text:p>02:45:01 AM</text:p>
          </table:table-cell>
          <table:table-cell table:number-columns-repeated="102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TIME(2;40;[.A302])" office:value-type="time" office:time-value="PT02H45M02S" calcext:value-type="time">
            <text:p>02:45:02 AM</text:p>
          </table:table-cell>
          <table:table-cell table:number-columns-repeated="102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TIME(2;40;[.A303])" office:value-type="time" office:time-value="PT02H45M03S" calcext:value-type="time">
            <text:p>02:45:03 AM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TIME(2;40;[.A304])" office:value-type="time" office:time-value="PT02H45M04S" calcext:value-type="time">
            <text:p>02:45:04 AM</text:p>
          </table:table-cell>
          <table:table-cell table:number-columns-repeated="102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TIME(2;40;[.A305])" office:value-type="time" office:time-value="PT02H45M05S" calcext:value-type="time">
            <text:p>02:45:05 AM</text:p>
          </table:table-cell>
          <table:table-cell table:number-columns-repeated="102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TIME(2;40;[.A306])" office:value-type="time" office:time-value="PT02H45M06S" calcext:value-type="time">
            <text:p>02:45:06 AM</text:p>
          </table:table-cell>
          <table:table-cell table:number-columns-repeated="102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TIME(2;40;[.A307])" office:value-type="time" office:time-value="PT02H45M07S" calcext:value-type="time">
            <text:p>02:45:07 AM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TIME(2;40;[.A308])" office:value-type="time" office:time-value="PT02H45M08S" calcext:value-type="time">
            <text:p>02:45:08 AM</text:p>
          </table:table-cell>
          <table:table-cell table:number-columns-repeated="102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TIME(2;40;[.A309])" office:value-type="time" office:time-value="PT02H45M09S" calcext:value-type="time">
            <text:p>02:45:09 AM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TIME(2;40;[.A310])" office:value-type="time" office:time-value="PT02H45M10S" calcext:value-type="time">
            <text:p>02:45:10 AM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TIME(2;40;[.A311])" office:value-type="time" office:time-value="PT02H45M11S" calcext:value-type="time">
            <text:p>02:45:11 AM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TIME(2;40;[.A312])" office:value-type="time" office:time-value="PT02H45M12S" calcext:value-type="time">
            <text:p>02:45:12 AM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TIME(2;40;[.A313])" office:value-type="time" office:time-value="PT02H45M13S" calcext:value-type="time">
            <text:p>02:45:13 AM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TIME(2;40;[.A314])" office:value-type="time" office:time-value="PT02H45M14S" calcext:value-type="time">
            <text:p>02:45:14 AM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TIME(2;40;[.A315])" office:value-type="time" office:time-value="PT02H45M15S" calcext:value-type="time">
            <text:p>02:45:15 AM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TIME(2;40;[.A316])" office:value-type="time" office:time-value="PT02H45M16S" calcext:value-type="time">
            <text:p>02:45:16 AM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TIME(2;40;[.A317])" office:value-type="time" office:time-value="PT02H45M17S" calcext:value-type="time">
            <text:p>02:45:17 AM</text:p>
          </table:table-cell>
          <table:table-cell table:number-columns-repeated="102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TIME(2;40;[.A318])" office:value-type="time" office:time-value="PT02H45M18S" calcext:value-type="time">
            <text:p>02:45:18 AM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TIME(2;40;[.A319])" office:value-type="time" office:time-value="PT02H45M19S" calcext:value-type="time">
            <text:p>02:45:19 AM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TIME(2;40;[.A320])" office:value-type="time" office:time-value="PT02H45M20S" calcext:value-type="time">
            <text:p>02:45:20 AM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TIME(2;40;[.A321])" office:value-type="time" office:time-value="PT02H45M21S" calcext:value-type="time">
            <text:p>02:45:21 AM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TIME(2;40;[.A322])" office:value-type="time" office:time-value="PT02H45M22S" calcext:value-type="time">
            <text:p>02:45:22 AM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TIME(2;40;[.A323])" office:value-type="time" office:time-value="PT02H45M23S" calcext:value-type="time">
            <text:p>02:45:23 AM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TIME(2;40;[.A324])" office:value-type="time" office:time-value="PT02H45M24S" calcext:value-type="time">
            <text:p>02:45:24 AM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TIME(2;40;[.A325])" office:value-type="time" office:time-value="PT02H45M25S" calcext:value-type="time">
            <text:p>02:45:25 AM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TIME(2;40;[.A326])" office:value-type="time" office:time-value="PT02H45M26S" calcext:value-type="time">
            <text:p>02:45:26 AM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TIME(2;40;[.A327])" office:value-type="time" office:time-value="PT02H45M27S" calcext:value-type="time">
            <text:p>02:45:27 AM</text:p>
          </table:table-cell>
          <table:table-cell table:number-columns-repeated="102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TIME(2;40;[.A328])" office:value-type="time" office:time-value="PT02H45M28S" calcext:value-type="time">
            <text:p>02:45:28 AM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TIME(2;40;[.A329])" office:value-type="time" office:time-value="PT02H45M29S" calcext:value-type="time">
            <text:p>02:45:29 AM</text:p>
          </table:table-cell>
          <table:table-cell table:number-columns-repeated="102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TIME(2;40;[.A330])" office:value-type="time" office:time-value="PT02H45M30S" calcext:value-type="time">
            <text:p>02:45:30 AM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TIME(2;40;[.A331])" office:value-type="time" office:time-value="PT02H45M31S" calcext:value-type="time">
            <text:p>02:45:31 AM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TIME(2;40;[.A332])" office:value-type="time" office:time-value="PT02H45M32S" calcext:value-type="time">
            <text:p>02:45:32 AM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TIME(2;40;[.A333])" office:value-type="time" office:time-value="PT02H45M33S" calcext:value-type="time">
            <text:p>02:45:33 AM</text:p>
          </table:table-cell>
          <table:table-cell table:number-columns-repeated="102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TIME(2;40;[.A334])" office:value-type="time" office:time-value="PT02H45M34S" calcext:value-type="time">
            <text:p>02:45:34 AM</text:p>
          </table:table-cell>
          <table:table-cell table:number-columns-repeated="102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TIME(2;40;[.A335])" office:value-type="time" office:time-value="PT02H45M35S" calcext:value-type="time">
            <text:p>02:45:35 AM</text:p>
          </table:table-cell>
          <table:table-cell table:number-columns-repeated="102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TIME(2;40;[.A336])" office:value-type="time" office:time-value="PT02H45M36S" calcext:value-type="time">
            <text:p>02:45:36 AM</text:p>
          </table:table-cell>
          <table:table-cell table:number-columns-repeated="102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TIME(2;40;[.A337])" office:value-type="time" office:time-value="PT02H45M37S" calcext:value-type="time">
            <text:p>02:45:37 AM</text:p>
          </table:table-cell>
          <table:table-cell table:number-columns-repeated="102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TIME(2;40;[.A338])" office:value-type="time" office:time-value="PT02H45M38S" calcext:value-type="time">
            <text:p>02:45:38 AM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TIME(2;40;[.A339])" office:value-type="time" office:time-value="PT02H45M39S" calcext:value-type="time">
            <text:p>02:45:39 AM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TIME(2;40;[.A340])" office:value-type="time" office:time-value="PT02H45M40S" calcext:value-type="time">
            <text:p>02:45:40 AM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TIME(2;40;[.A341])" office:value-type="time" office:time-value="PT02H45M41S" calcext:value-type="time">
            <text:p>02:45:41 AM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TIME(2;40;[.A342])" office:value-type="time" office:time-value="PT02H45M42S" calcext:value-type="time">
            <text:p>02:45:42 AM</text:p>
          </table:table-cell>
          <table:table-cell table:number-columns-repeated="102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TIME(2;40;[.A343])" office:value-type="time" office:time-value="PT02H45M43S" calcext:value-type="time">
            <text:p>02:45:43 AM</text:p>
          </table:table-cell>
          <table:table-cell table:number-columns-repeated="102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TIME(2;40;[.A344])" office:value-type="time" office:time-value="PT02H45M44S" calcext:value-type="time">
            <text:p>02:45:44 AM</text:p>
          </table:table-cell>
          <table:table-cell table:number-columns-repeated="102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TIME(2;40;[.A345])" office:value-type="time" office:time-value="PT02H45M45S" calcext:value-type="time">
            <text:p>02:45:45 AM</text:p>
          </table:table-cell>
          <table:table-cell table:number-columns-repeated="102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TIME(2;40;[.A346])" office:value-type="time" office:time-value="PT02H45M46S" calcext:value-type="time">
            <text:p>02:45:46 AM</text:p>
          </table:table-cell>
          <table:table-cell table:number-columns-repeated="102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TIME(2;40;[.A347])" office:value-type="time" office:time-value="PT02H45M47S" calcext:value-type="time">
            <text:p>02:45:47 AM</text:p>
          </table:table-cell>
          <table:table-cell table:number-columns-repeated="102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TIME(2;40;[.A348])" office:value-type="time" office:time-value="PT02H45M48S" calcext:value-type="time">
            <text:p>02:45:48 AM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TIME(2;40;[.A349])" office:value-type="time" office:time-value="PT02H45M49S" calcext:value-type="time">
            <text:p>02:45:49 AM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TIME(2;40;[.A350])" office:value-type="time" office:time-value="PT02H45M50S" calcext:value-type="time">
            <text:p>02:45:50 AM</text:p>
          </table:table-cell>
          <table:table-cell table:number-columns-repeated="102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TIME(2;40;[.A351])" office:value-type="time" office:time-value="PT02H45M51S" calcext:value-type="time">
            <text:p>02:45:51 AM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TIME(2;40;[.A352])" office:value-type="time" office:time-value="PT02H45M52S" calcext:value-type="time">
            <text:p>02:45:52 AM</text:p>
          </table:table-cell>
          <table:table-cell table:number-columns-repeated="102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TIME(2;40;[.A353])" office:value-type="time" office:time-value="PT02H45M53S" calcext:value-type="time">
            <text:p>02:45:53 AM</text:p>
          </table:table-cell>
          <table:table-cell table:number-columns-repeated="102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TIME(2;40;[.A354])" office:value-type="time" office:time-value="PT02H45M54S" calcext:value-type="time">
            <text:p>02:45:54 AM</text:p>
          </table:table-cell>
          <table:table-cell table:number-columns-repeated="102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TIME(2;40;[.A355])" office:value-type="time" office:time-value="PT02H45M55S" calcext:value-type="time">
            <text:p>02:45:55 AM</text:p>
          </table:table-cell>
          <table:table-cell table:number-columns-repeated="102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TIME(2;40;[.A356])" office:value-type="time" office:time-value="PT02H45M56S" calcext:value-type="time">
            <text:p>02:45:56 AM</text:p>
          </table:table-cell>
          <table:table-cell table:number-columns-repeated="102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TIME(2;40;[.A357])" office:value-type="time" office:time-value="PT02H45M57S" calcext:value-type="time">
            <text:p>02:45:57 AM</text:p>
          </table:table-cell>
          <table:table-cell table:number-columns-repeated="102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TIME(2;40;[.A358])" office:value-type="time" office:time-value="PT02H45M58S" calcext:value-type="time">
            <text:p>02:45:58 AM</text:p>
          </table:table-cell>
          <table:table-cell table:number-columns-repeated="102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TIME(2;40;[.A359])" office:value-type="time" office:time-value="PT02H45M59S" calcext:value-type="time">
            <text:p>02:45:59 AM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TIME(2;40;[.A360])" office:value-type="time" office:time-value="PT02H46M00S" calcext:value-type="time">
            <text:p>02:46:00 AM</text:p>
          </table:table-cell>
          <table:table-cell table:number-columns-repeated="102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TIME(2;40;[.A361])" office:value-type="time" office:time-value="PT02H46M01S" calcext:value-type="time">
            <text:p>02:46:01 AM</text:p>
          </table:table-cell>
          <table:table-cell table:number-columns-repeated="102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TIME(2;40;[.A362])" office:value-type="time" office:time-value="PT02H46M02S" calcext:value-type="time">
            <text:p>02:46:02 AM</text:p>
          </table:table-cell>
          <table:table-cell table:number-columns-repeated="102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TIME(2;40;[.A363])" office:value-type="time" office:time-value="PT02H46M03S" calcext:value-type="time">
            <text:p>02:46:03 AM</text:p>
          </table:table-cell>
          <table:table-cell table:number-columns-repeated="102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TIME(2;40;[.A364])" office:value-type="time" office:time-value="PT02H46M04S" calcext:value-type="time">
            <text:p>02:46:04 AM</text:p>
          </table:table-cell>
          <table:table-cell table:number-columns-repeated="102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TIME(2;40;[.A365])" office:value-type="time" office:time-value="PT02H46M05S" calcext:value-type="time">
            <text:p>02:46:05 AM</text:p>
          </table:table-cell>
          <table:table-cell table:number-columns-repeated="102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TIME(2;40;[.A366])" office:value-type="time" office:time-value="PT02H46M06S" calcext:value-type="time">
            <text:p>02:46:06 AM</text:p>
          </table:table-cell>
          <table:table-cell table:number-columns-repeated="102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TIME(2;40;[.A367])" office:value-type="time" office:time-value="PT02H46M07S" calcext:value-type="time">
            <text:p>02:46:07 AM</text:p>
          </table:table-cell>
          <table:table-cell table:number-columns-repeated="102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TIME(2;40;[.A368])" office:value-type="time" office:time-value="PT02H46M08S" calcext:value-type="time">
            <text:p>02:46:08 AM</text:p>
          </table:table-cell>
          <table:table-cell table:number-columns-repeated="102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TIME(2;40;[.A369])" office:value-type="time" office:time-value="PT02H46M09S" calcext:value-type="time">
            <text:p>02:46:09 AM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TIME(2;40;[.A370])" office:value-type="time" office:time-value="PT02H46M10S" calcext:value-type="time">
            <text:p>02:46:10 AM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TIME(2;40;[.A371])" office:value-type="time" office:time-value="PT02H46M11S" calcext:value-type="time">
            <text:p>02:46:11 AM</text:p>
          </table:table-cell>
          <table:table-cell table:number-columns-repeated="102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TIME(2;40;[.A372])" office:value-type="time" office:time-value="PT02H46M12S" calcext:value-type="time">
            <text:p>02:46:12 AM</text:p>
          </table:table-cell>
          <table:table-cell table:number-columns-repeated="102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TIME(2;40;[.A373])" office:value-type="time" office:time-value="PT02H46M13S" calcext:value-type="time">
            <text:p>02:46:13 AM</text:p>
          </table:table-cell>
          <table:table-cell table:number-columns-repeated="102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TIME(2;40;[.A374])" office:value-type="time" office:time-value="PT02H46M14S" calcext:value-type="time">
            <text:p>02:46:14 AM</text:p>
          </table:table-cell>
          <table:table-cell table:number-columns-repeated="102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TIME(2;40;[.A375])" office:value-type="time" office:time-value="PT02H46M15S" calcext:value-type="time">
            <text:p>02:46:15 AM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TIME(2;40;[.A376])" office:value-type="time" office:time-value="PT02H46M16S" calcext:value-type="time">
            <text:p>02:46:16 AM</text:p>
          </table:table-cell>
          <table:table-cell table:number-columns-repeated="102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TIME(2;40;[.A377])" office:value-type="time" office:time-value="PT02H46M17S" calcext:value-type="time">
            <text:p>02:46:17 AM</text:p>
          </table:table-cell>
          <table:table-cell table:number-columns-repeated="102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TIME(2;40;[.A378])" office:value-type="time" office:time-value="PT02H46M18S" calcext:value-type="time">
            <text:p>02:46:18 AM</text:p>
          </table:table-cell>
          <table:table-cell table:number-columns-repeated="102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TIME(2;40;[.A379])" office:value-type="time" office:time-value="PT02H46M19S" calcext:value-type="time">
            <text:p>02:46:19 AM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TIME(2;40;[.A380])" office:value-type="time" office:time-value="PT02H46M20S" calcext:value-type="time">
            <text:p>02:46:20 AM</text:p>
          </table:table-cell>
          <table:table-cell table:number-columns-repeated="102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TIME(2;40;[.A381])" office:value-type="time" office:time-value="PT02H46M21S" calcext:value-type="time">
            <text:p>02:46:21 AM</text:p>
          </table:table-cell>
          <table:table-cell table:number-columns-repeated="102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TIME(2;40;[.A382])" office:value-type="time" office:time-value="PT02H46M22S" calcext:value-type="time">
            <text:p>02:46:22 AM</text:p>
          </table:table-cell>
          <table:table-cell table:number-columns-repeated="102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TIME(2;40;[.A383])" office:value-type="time" office:time-value="PT02H46M23S" calcext:value-type="time">
            <text:p>02:46:23 AM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TIME(2;40;[.A384])" office:value-type="time" office:time-value="PT02H46M24S" calcext:value-type="time">
            <text:p>02:46:24 AM</text:p>
          </table:table-cell>
          <table:table-cell table:number-columns-repeated="102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TIME(2;40;[.A385])" office:value-type="time" office:time-value="PT02H46M25S" calcext:value-type="time">
            <text:p>02:46:25 AM</text:p>
          </table:table-cell>
          <table:table-cell table:number-columns-repeated="102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TIME(2;40;[.A386])" office:value-type="time" office:time-value="PT02H46M26S" calcext:value-type="time">
            <text:p>02:46:26 AM</text:p>
          </table:table-cell>
          <table:table-cell table:number-columns-repeated="102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TIME(2;40;[.A387])" office:value-type="time" office:time-value="PT02H46M27S" calcext:value-type="time">
            <text:p>02:46:27 AM</text:p>
          </table:table-cell>
          <table:table-cell table:number-columns-repeated="102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TIME(2;40;[.A388])" office:value-type="time" office:time-value="PT02H46M28S" calcext:value-type="time">
            <text:p>02:46:28 AM</text:p>
          </table:table-cell>
          <table:table-cell table:number-columns-repeated="102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TIME(2;40;[.A389])" office:value-type="time" office:time-value="PT02H46M29S" calcext:value-type="time">
            <text:p>02:46:29 AM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TIME(2;40;[.A390])" office:value-type="time" office:time-value="PT02H46M30S" calcext:value-type="time">
            <text:p>02:46:30 AM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TIME(2;40;[.A391])" office:value-type="time" office:time-value="PT02H46M31S" calcext:value-type="time">
            <text:p>02:46:31 AM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TIME(2;40;[.A392])" office:value-type="time" office:time-value="PT02H46M32S" calcext:value-type="time">
            <text:p>02:46:32 AM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TIME(2;40;[.A393])" office:value-type="time" office:time-value="PT02H46M33S" calcext:value-type="time">
            <text:p>02:46:33 AM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TIME(2;40;[.A394])" office:value-type="time" office:time-value="PT02H46M34S" calcext:value-type="time">
            <text:p>02:46:34 AM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TIME(2;40;[.A395])" office:value-type="time" office:time-value="PT02H46M35S" calcext:value-type="time">
            <text:p>02:46:35 AM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TIME(2;40;[.A396])" office:value-type="time" office:time-value="PT02H46M36S" calcext:value-type="time">
            <text:p>02:46:36 AM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TIME(2;40;[.A397])" office:value-type="time" office:time-value="PT02H46M37S" calcext:value-type="time">
            <text:p>02:46:37 AM</text:p>
          </table:table-cell>
          <table:table-cell table:number-columns-repeated="102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TIME(2;40;[.A398])" office:value-type="time" office:time-value="PT02H46M38S" calcext:value-type="time">
            <text:p>02:46:38 AM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TIME(2;40;[.A399])" office:value-type="time" office:time-value="PT02H46M39S" calcext:value-type="time">
            <text:p>02:46:39 AM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TIME(2;40;[.A400])" office:value-type="time" office:time-value="PT02H46M40S" calcext:value-type="time">
            <text:p>02:46:40 AM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TIME(2;40;[.A401])" office:value-type="time" office:time-value="PT02H46M41S" calcext:value-type="time">
            <text:p>02:46:41 AM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TIME(2;40;[.A402])" office:value-type="time" office:time-value="PT02H46M42S" calcext:value-type="time">
            <text:p>02:46:42 AM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TIME(2;40;[.A403])" office:value-type="time" office:time-value="PT02H46M43S" calcext:value-type="time">
            <text:p>02:46:43 AM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TIME(2;40;[.A404])" office:value-type="time" office:time-value="PT02H46M44S" calcext:value-type="time">
            <text:p>02:46:44 AM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TIME(2;40;[.A405])" office:value-type="time" office:time-value="PT02H46M45S" calcext:value-type="time">
            <text:p>02:46:45 AM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TIME(2;40;[.A406])" office:value-type="time" office:time-value="PT02H46M46S" calcext:value-type="time">
            <text:p>02:46:46 AM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TIME(2;40;[.A407])" office:value-type="time" office:time-value="PT02H46M47S" calcext:value-type="time">
            <text:p>02:46:47 AM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TIME(2;40;[.A408])" office:value-type="time" office:time-value="PT02H46M48S" calcext:value-type="time">
            <text:p>02:46:48 AM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TIME(2;40;[.A409])" office:value-type="time" office:time-value="PT02H46M49S" calcext:value-type="time">
            <text:p>02:46:49 AM</text:p>
          </table:table-cell>
          <table:table-cell table:number-columns-repeated="102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TIME(2;40;[.A410])" office:value-type="time" office:time-value="PT02H46M50S" calcext:value-type="time">
            <text:p>02:46:50 AM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TIME(2;40;[.A411])" office:value-type="time" office:time-value="PT02H46M51S" calcext:value-type="time">
            <text:p>02:46:51 AM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TIME(2;40;[.A412])" office:value-type="time" office:time-value="PT02H46M52S" calcext:value-type="time">
            <text:p>02:46:52 AM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TIME(2;40;[.A413])" office:value-type="time" office:time-value="PT02H46M53S" calcext:value-type="time">
            <text:p>02:46:53 AM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TIME(2;40;[.A414])" office:value-type="time" office:time-value="PT02H46M54S" calcext:value-type="time">
            <text:p>02:46:54 AM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TIME(2;40;[.A415])" office:value-type="time" office:time-value="PT02H46M55S" calcext:value-type="time">
            <text:p>02:46:55 AM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TIME(2;40;[.A416])" office:value-type="time" office:time-value="PT02H46M56S" calcext:value-type="time">
            <text:p>02:46:56 AM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TIME(2;40;[.A417])" office:value-type="time" office:time-value="PT02H46M57S" calcext:value-type="time">
            <text:p>02:46:57 AM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TIME(2;40;[.A418])" office:value-type="time" office:time-value="PT02H46M58S" calcext:value-type="time">
            <text:p>02:46:58 AM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TIME(2;40;[.A419])" office:value-type="time" office:time-value="PT02H46M59S" calcext:value-type="time">
            <text:p>02:46:59 AM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TIME(2;40;[.A420])" office:value-type="time" office:time-value="PT02H47M00S" calcext:value-type="time">
            <text:p>02:47:00 AM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TIME(2;40;[.A421])" office:value-type="time" office:time-value="PT02H47M01S" calcext:value-type="time">
            <text:p>02:47:01 AM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TIME(2;40;[.A422])" office:value-type="time" office:time-value="PT02H47M02S" calcext:value-type="time">
            <text:p>02:47:02 AM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TIME(2;40;[.A423])" office:value-type="time" office:time-value="PT02H47M03S" calcext:value-type="time">
            <text:p>02:47:03 AM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TIME(2;40;[.A424])" office:value-type="time" office:time-value="PT02H47M04S" calcext:value-type="time">
            <text:p>02:47:04 AM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TIME(2;40;[.A425])" office:value-type="time" office:time-value="PT02H47M05S" calcext:value-type="time">
            <text:p>02:47:05 AM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TIME(2;40;[.A426])" office:value-type="time" office:time-value="PT02H47M06S" calcext:value-type="time">
            <text:p>02:47:06 AM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TIME(2;40;[.A427])" office:value-type="time" office:time-value="PT02H47M07S" calcext:value-type="time">
            <text:p>02:47:07 AM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TIME(2;40;[.A428])" office:value-type="time" office:time-value="PT02H47M08S" calcext:value-type="time">
            <text:p>02:47:08 AM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TIME(2;40;[.A429])" office:value-type="time" office:time-value="PT02H47M09S" calcext:value-type="time">
            <text:p>02:47:09 AM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TIME(2;40;[.A430])" office:value-type="time" office:time-value="PT02H47M10S" calcext:value-type="time">
            <text:p>02:47:10 AM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TIME(2;40;[.A431])" office:value-type="time" office:time-value="PT02H47M11S" calcext:value-type="time">
            <text:p>02:47:11 AM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TIME(2;40;[.A432])" office:value-type="time" office:time-value="PT02H47M12S" calcext:value-type="time">
            <text:p>02:47:12 AM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TIME(2;40;[.A433])" office:value-type="time" office:time-value="PT02H47M13S" calcext:value-type="time">
            <text:p>02:47:13 AM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TIME(2;40;[.A434])" office:value-type="time" office:time-value="PT02H47M14S" calcext:value-type="time">
            <text:p>02:47:14 AM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TIME(2;40;[.A435])" office:value-type="time" office:time-value="PT02H47M15S" calcext:value-type="time">
            <text:p>02:47:15 AM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TIME(2;40;[.A436])" office:value-type="time" office:time-value="PT02H47M16S" calcext:value-type="time">
            <text:p>02:47:16 AM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TIME(2;40;[.A437])" office:value-type="time" office:time-value="PT02H47M17S" calcext:value-type="time">
            <text:p>02:47:17 AM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TIME(2;40;[.A438])" office:value-type="time" office:time-value="PT02H47M18S" calcext:value-type="time">
            <text:p>02:47:18 AM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TIME(2;40;[.A439])" office:value-type="time" office:time-value="PT02H47M19S" calcext:value-type="time">
            <text:p>02:47:19 AM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TIME(2;40;[.A440])" office:value-type="time" office:time-value="PT02H47M20S" calcext:value-type="time">
            <text:p>02:47:20 AM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TIME(2;40;[.A441])" office:value-type="time" office:time-value="PT02H47M21S" calcext:value-type="time">
            <text:p>02:47:21 AM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TIME(2;40;[.A442])" office:value-type="time" office:time-value="PT02H47M22S" calcext:value-type="time">
            <text:p>02:47:22 AM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TIME(2;40;[.A443])" office:value-type="time" office:time-value="PT02H47M23S" calcext:value-type="time">
            <text:p>02:47:23 AM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TIME(2;40;[.A444])" office:value-type="time" office:time-value="PT02H47M24S" calcext:value-type="time">
            <text:p>02:47:24 AM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TIME(2;40;[.A445])" office:value-type="time" office:time-value="PT02H47M25S" calcext:value-type="time">
            <text:p>02:47:25 AM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TIME(2;40;[.A446])" office:value-type="time" office:time-value="PT02H47M26S" calcext:value-type="time">
            <text:p>02:47:26 AM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TIME(2;40;[.A447])" office:value-type="time" office:time-value="PT02H47M27S" calcext:value-type="time">
            <text:p>02:47:27 AM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TIME(2;40;[.A448])" office:value-type="time" office:time-value="PT02H47M28S" calcext:value-type="time">
            <text:p>02:47:28 AM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TIME(2;40;[.A449])" office:value-type="time" office:time-value="PT02H47M29S" calcext:value-type="time">
            <text:p>02:47:29 AM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TIME(2;40;[.A450])" office:value-type="time" office:time-value="PT02H47M30S" calcext:value-type="time">
            <text:p>02:47:30 AM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TIME(2;40;[.A451])" office:value-type="time" office:time-value="PT02H47M31S" calcext:value-type="time">
            <text:p>02:47:31 AM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TIME(2;40;[.A452])" office:value-type="time" office:time-value="PT02H47M32S" calcext:value-type="time">
            <text:p>02:47:32 AM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TIME(2;40;[.A453])" office:value-type="time" office:time-value="PT02H47M33S" calcext:value-type="time">
            <text:p>02:47:33 AM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TIME(2;40;[.A454])" office:value-type="time" office:time-value="PT02H47M34S" calcext:value-type="time">
            <text:p>02:47:34 AM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TIME(2;40;[.A455])" office:value-type="time" office:time-value="PT02H47M35S" calcext:value-type="time">
            <text:p>02:47:35 AM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TIME(2;40;[.A456])" office:value-type="time" office:time-value="PT02H47M36S" calcext:value-type="time">
            <text:p>02:47:36 AM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TIME(2;40;[.A457])" office:value-type="time" office:time-value="PT02H47M37S" calcext:value-type="time">
            <text:p>02:47:37 AM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TIME(2;40;[.A458])" office:value-type="time" office:time-value="PT02H47M38S" calcext:value-type="time">
            <text:p>02:47:38 AM</text:p>
          </table:table-cell>
          <table:table-cell table:number-columns-repeated="102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TIME(2;40;[.A459])" office:value-type="time" office:time-value="PT02H47M39S" calcext:value-type="time">
            <text:p>02:47:39 AM</text:p>
          </table:table-cell>
          <table:table-cell table:number-columns-repeated="102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TIME(2;40;[.A460])" office:value-type="time" office:time-value="PT02H47M40S" calcext:value-type="time">
            <text:p>02:47:40 AM</text:p>
          </table:table-cell>
          <table:table-cell table:number-columns-repeated="102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TIME(2;40;[.A461])" office:value-type="time" office:time-value="PT02H47M41S" calcext:value-type="time">
            <text:p>02:47:41 AM</text:p>
          </table:table-cell>
          <table:table-cell table:number-columns-repeated="102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TIME(2;40;[.A462])" office:value-type="time" office:time-value="PT02H47M42S" calcext:value-type="time">
            <text:p>02:47:42 AM</text:p>
          </table:table-cell>
          <table:table-cell table:number-columns-repeated="102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TIME(2;40;[.A463])" office:value-type="time" office:time-value="PT02H47M43S" calcext:value-type="time">
            <text:p>02:47:43 AM</text:p>
          </table:table-cell>
          <table:table-cell table:number-columns-repeated="102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TIME(2;40;[.A464])" office:value-type="time" office:time-value="PT02H47M44S" calcext:value-type="time">
            <text:p>02:47:44 AM</text:p>
          </table:table-cell>
          <table:table-cell table:number-columns-repeated="102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TIME(2;40;[.A465])" office:value-type="time" office:time-value="PT02H47M45S" calcext:value-type="time">
            <text:p>02:47:45 AM</text:p>
          </table:table-cell>
          <table:table-cell table:number-columns-repeated="102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TIME(2;40;[.A466])" office:value-type="time" office:time-value="PT02H47M46S" calcext:value-type="time">
            <text:p>02:47:46 AM</text:p>
          </table:table-cell>
          <table:table-cell table:number-columns-repeated="102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TIME(2;40;[.A467])" office:value-type="time" office:time-value="PT02H47M47S" calcext:value-type="time">
            <text:p>02:47:47 AM</text:p>
          </table:table-cell>
          <table:table-cell table:number-columns-repeated="102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TIME(2;40;[.A468])" office:value-type="time" office:time-value="PT02H47M48S" calcext:value-type="time">
            <text:p>02:47:48 AM</text:p>
          </table:table-cell>
          <table:table-cell table:number-columns-repeated="102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TIME(2;40;[.A469])" office:value-type="time" office:time-value="PT02H47M49S" calcext:value-type="time">
            <text:p>02:47:49 AM</text:p>
          </table:table-cell>
          <table:table-cell table:number-columns-repeated="102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TIME(2;40;[.A470])" office:value-type="time" office:time-value="PT02H47M50S" calcext:value-type="time">
            <text:p>02:47:50 AM</text:p>
          </table:table-cell>
          <table:table-cell table:number-columns-repeated="102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TIME(2;40;[.A471])" office:value-type="time" office:time-value="PT02H47M51S" calcext:value-type="time">
            <text:p>02:47:51 AM</text:p>
          </table:table-cell>
          <table:table-cell table:number-columns-repeated="102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TIME(2;40;[.A472])" office:value-type="time" office:time-value="PT02H47M52S" calcext:value-type="time">
            <text:p>02:47:52 AM</text:p>
          </table:table-cell>
          <table:table-cell table:number-columns-repeated="102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TIME(2;40;[.A473])" office:value-type="time" office:time-value="PT02H47M53S" calcext:value-type="time">
            <text:p>02:47:53 AM</text:p>
          </table:table-cell>
          <table:table-cell table:number-columns-repeated="102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TIME(2;40;[.A474])" office:value-type="time" office:time-value="PT02H47M54S" calcext:value-type="time">
            <text:p>02:47:54 AM</text:p>
          </table:table-cell>
          <table:table-cell table:number-columns-repeated="102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TIME(2;40;[.A475])" office:value-type="time" office:time-value="PT02H47M55S" calcext:value-type="time">
            <text:p>02:47:55 AM</text:p>
          </table:table-cell>
          <table:table-cell table:number-columns-repeated="102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TIME(2;40;[.A476])" office:value-type="time" office:time-value="PT02H47M56S" calcext:value-type="time">
            <text:p>02:47:56 AM</text:p>
          </table:table-cell>
          <table:table-cell table:number-columns-repeated="102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TIME(2;40;[.A477])" office:value-type="time" office:time-value="PT02H47M57S" calcext:value-type="time">
            <text:p>02:47:57 AM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TIME(2;40;[.A478])" office:value-type="time" office:time-value="PT02H47M58S" calcext:value-type="time">
            <text:p>02:47:58 AM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TIME(2;40;[.A479])" office:value-type="time" office:time-value="PT02H47M59S" calcext:value-type="time">
            <text:p>02:47:59 AM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TIME(2;40;[.A480])" office:value-type="time" office:time-value="PT02H48M00S" calcext:value-type="time">
            <text:p>02:48:00 AM</text:p>
          </table:table-cell>
          <table:table-cell table:number-columns-repeated="102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TIME(2;40;[.A481])" office:value-type="time" office:time-value="PT02H48M01S" calcext:value-type="time">
            <text:p>02:48:01 AM</text:p>
          </table:table-cell>
          <table:table-cell table:number-columns-repeated="102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TIME(2;40;[.A482])" office:value-type="time" office:time-value="PT02H48M02S" calcext:value-type="time">
            <text:p>02:48:02 AM</text:p>
          </table:table-cell>
          <table:table-cell table:number-columns-repeated="102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TIME(2;40;[.A483])" office:value-type="time" office:time-value="PT02H48M03S" calcext:value-type="time">
            <text:p>02:48:03 AM</text:p>
          </table:table-cell>
          <table:table-cell table:number-columns-repeated="102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TIME(2;40;[.A484])" office:value-type="time" office:time-value="PT02H48M04S" calcext:value-type="time">
            <text:p>02:48:04 AM</text:p>
          </table:table-cell>
          <table:table-cell table:number-columns-repeated="102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TIME(2;40;[.A485])" office:value-type="time" office:time-value="PT02H48M05S" calcext:value-type="time">
            <text:p>02:48:05 AM</text:p>
          </table:table-cell>
          <table:table-cell table:number-columns-repeated="102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TIME(2;40;[.A486])" office:value-type="time" office:time-value="PT02H48M06S" calcext:value-type="time">
            <text:p>02:48:06 AM</text:p>
          </table:table-cell>
          <table:table-cell table:number-columns-repeated="102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TIME(2;40;[.A487])" office:value-type="time" office:time-value="PT02H48M07S" calcext:value-type="time">
            <text:p>02:48:07 AM</text:p>
          </table:table-cell>
          <table:table-cell table:number-columns-repeated="102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TIME(2;40;[.A488])" office:value-type="time" office:time-value="PT02H48M08S" calcext:value-type="time">
            <text:p>02:48:08 AM</text:p>
          </table:table-cell>
          <table:table-cell table:number-columns-repeated="102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TIME(2;40;[.A489])" office:value-type="time" office:time-value="PT02H48M09S" calcext:value-type="time">
            <text:p>02:48:09 AM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TIME(2;40;[.A490])" office:value-type="time" office:time-value="PT02H48M10S" calcext:value-type="time">
            <text:p>02:48:10 AM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TIME(2;40;[.A491])" office:value-type="time" office:time-value="PT02H48M11S" calcext:value-type="time">
            <text:p>02:48:11 AM</text:p>
          </table:table-cell>
          <table:table-cell table:number-columns-repeated="102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TIME(2;40;[.A492])" office:value-type="time" office:time-value="PT02H48M12S" calcext:value-type="time">
            <text:p>02:48:12 AM</text:p>
          </table:table-cell>
          <table:table-cell table:number-columns-repeated="102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TIME(2;40;[.A493])" office:value-type="time" office:time-value="PT02H48M13S" calcext:value-type="time">
            <text:p>02:48:13 AM</text:p>
          </table:table-cell>
          <table:table-cell table:number-columns-repeated="102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TIME(2;40;[.A494])" office:value-type="time" office:time-value="PT02H48M14S" calcext:value-type="time">
            <text:p>02:48:14 AM</text:p>
          </table:table-cell>
          <table:table-cell table:number-columns-repeated="102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TIME(2;40;[.A495])" office:value-type="time" office:time-value="PT02H48M15S" calcext:value-type="time">
            <text:p>02:48:15 AM</text:p>
          </table:table-cell>
          <table:table-cell table:number-columns-repeated="102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TIME(2;40;[.A496])" office:value-type="time" office:time-value="PT02H48M16S" calcext:value-type="time">
            <text:p>02:48:16 AM</text:p>
          </table:table-cell>
          <table:table-cell table:number-columns-repeated="102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TIME(2;40;[.A497])" office:value-type="time" office:time-value="PT02H48M17S" calcext:value-type="time">
            <text:p>02:48:17 AM</text:p>
          </table:table-cell>
          <table:table-cell table:number-columns-repeated="102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TIME(2;40;[.A498])" office:value-type="time" office:time-value="PT02H48M18S" calcext:value-type="time">
            <text:p>02:48:18 AM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TIME(2;40;[.A499])" office:value-type="time" office:time-value="PT02H48M19S" calcext:value-type="time">
            <text:p>02:48:19 AM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TIME(2;40;[.A500])" office:value-type="time" office:time-value="PT02H48M20S" calcext:value-type="time">
            <text:p>02:48:20 AM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TIME(2;40;[.A501])" office:value-type="time" office:time-value="PT02H48M21S" calcext:value-type="time">
            <text:p>02:48:21 AM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TIME(2;40;[.A502])" office:value-type="time" office:time-value="PT02H48M22S" calcext:value-type="time">
            <text:p>02:48:22 AM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TIME(2;40;[.A503])" office:value-type="time" office:time-value="PT02H48M23S" calcext:value-type="time">
            <text:p>02:48:23 AM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TIME(2;40;[.A504])" office:value-type="time" office:time-value="PT02H48M24S" calcext:value-type="time">
            <text:p>02:48:24 AM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TIME(2;40;[.A505])" office:value-type="time" office:time-value="PT02H48M25S" calcext:value-type="time">
            <text:p>02:48:25 AM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TIME(2;40;[.A506])" office:value-type="time" office:time-value="PT02H48M26S" calcext:value-type="time">
            <text:p>02:48:26 AM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TIME(2;40;[.A507])" office:value-type="time" office:time-value="PT02H48M27S" calcext:value-type="time">
            <text:p>02:48:27 AM</text:p>
          </table:table-cell>
          <table:table-cell table:number-columns-repeated="102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TIME(2;40;[.A508])" office:value-type="time" office:time-value="PT02H48M28S" calcext:value-type="time">
            <text:p>02:48:28 AM</text:p>
          </table:table-cell>
          <table:table-cell table:number-columns-repeated="102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TIME(2;40;[.A509])" office:value-type="time" office:time-value="PT02H48M29S" calcext:value-type="time">
            <text:p>02:48:29 AM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TIME(2;40;[.A510])" office:value-type="time" office:time-value="PT02H48M30S" calcext:value-type="time">
            <text:p>02:48:30 AM</text:p>
          </table:table-cell>
          <table:table-cell table:number-columns-repeated="102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TIME(2;40;[.A511])" office:value-type="time" office:time-value="PT02H48M31S" calcext:value-type="time">
            <text:p>02:48:31 AM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TIME(2;40;[.A512])" office:value-type="time" office:time-value="PT02H48M32S" calcext:value-type="time">
            <text:p>02:48:32 AM</text:p>
          </table:table-cell>
          <table:table-cell table:number-columns-repeated="102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TIME(2;40;[.A513])" office:value-type="time" office:time-value="PT02H48M33S" calcext:value-type="time">
            <text:p>02:48:33 AM</text:p>
          </table:table-cell>
          <table:table-cell table:number-columns-repeated="102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TIME(2;40;[.A514])" office:value-type="time" office:time-value="PT02H48M34S" calcext:value-type="time">
            <text:p>02:48:34 AM</text:p>
          </table:table-cell>
          <table:table-cell table:number-columns-repeated="102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TIME(2;40;[.A515])" office:value-type="time" office:time-value="PT02H48M35S" calcext:value-type="time">
            <text:p>02:48:35 AM</text:p>
          </table:table-cell>
          <table:table-cell table:number-columns-repeated="102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TIME(2;40;[.A516])" office:value-type="time" office:time-value="PT02H48M36S" calcext:value-type="time">
            <text:p>02:48:36 AM</text:p>
          </table:table-cell>
          <table:table-cell table:number-columns-repeated="102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TIME(2;40;[.A517])" office:value-type="time" office:time-value="PT02H48M37S" calcext:value-type="time">
            <text:p>02:48:37 AM</text:p>
          </table:table-cell>
          <table:table-cell table:number-columns-repeated="102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TIME(2;40;[.A518])" office:value-type="time" office:time-value="PT02H48M38S" calcext:value-type="time">
            <text:p>02:48:38 AM</text:p>
          </table:table-cell>
          <table:table-cell table:number-columns-repeated="102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TIME(2;40;[.A519])" office:value-type="time" office:time-value="PT02H48M39S" calcext:value-type="time">
            <text:p>02:48:39 AM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TIME(2;40;[.A520])" office:value-type="time" office:time-value="PT02H48M40S" calcext:value-type="time">
            <text:p>02:48:40 AM</text:p>
          </table:table-cell>
          <table:table-cell table:number-columns-repeated="102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TIME(2;40;[.A521])" office:value-type="time" office:time-value="PT02H48M41S" calcext:value-type="time">
            <text:p>02:48:41 AM</text:p>
          </table:table-cell>
          <table:table-cell table:number-columns-repeated="102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TIME(2;40;[.A522])" office:value-type="time" office:time-value="PT02H48M42S" calcext:value-type="time">
            <text:p>02:48:42 AM</text:p>
          </table:table-cell>
          <table:table-cell table:number-columns-repeated="102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TIME(2;40;[.A523])" office:value-type="time" office:time-value="PT02H48M43S" calcext:value-type="time">
            <text:p>02:48:43 AM</text:p>
          </table:table-cell>
          <table:table-cell table:number-columns-repeated="102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TIME(2;40;[.A524])" office:value-type="time" office:time-value="PT02H48M44S" calcext:value-type="time">
            <text:p>02:48:44 AM</text:p>
          </table:table-cell>
          <table:table-cell table:number-columns-repeated="102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TIME(2;40;[.A525])" office:value-type="time" office:time-value="PT02H48M45S" calcext:value-type="time">
            <text:p>02:48:45 AM</text:p>
          </table:table-cell>
          <table:table-cell table:number-columns-repeated="102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TIME(2;40;[.A526])" office:value-type="time" office:time-value="PT02H48M46S" calcext:value-type="time">
            <text:p>02:48:46 AM</text:p>
          </table:table-cell>
          <table:table-cell table:number-columns-repeated="102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TIME(2;40;[.A527])" office:value-type="time" office:time-value="PT02H48M47S" calcext:value-type="time">
            <text:p>02:48:47 AM</text:p>
          </table:table-cell>
          <table:table-cell table:number-columns-repeated="102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TIME(2;40;[.A528])" office:value-type="time" office:time-value="PT02H48M48S" calcext:value-type="time">
            <text:p>02:48:48 AM</text:p>
          </table:table-cell>
          <table:table-cell table:number-columns-repeated="102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TIME(2;40;[.A529])" office:value-type="time" office:time-value="PT02H48M49S" calcext:value-type="time">
            <text:p>02:48:49 AM</text:p>
          </table:table-cell>
          <table:table-cell table:number-columns-repeated="102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TIME(2;40;[.A530])" office:value-type="time" office:time-value="PT02H48M50S" calcext:value-type="time">
            <text:p>02:48:50 AM</text:p>
          </table:table-cell>
          <table:table-cell table:number-columns-repeated="102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TIME(2;40;[.A531])" office:value-type="time" office:time-value="PT02H48M51S" calcext:value-type="time">
            <text:p>02:48:51 AM</text:p>
          </table:table-cell>
          <table:table-cell table:number-columns-repeated="102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TIME(2;40;[.A532])" office:value-type="time" office:time-value="PT02H48M52S" calcext:value-type="time">
            <text:p>02:48:52 AM</text:p>
          </table:table-cell>
          <table:table-cell table:number-columns-repeated="102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TIME(2;40;[.A533])" office:value-type="time" office:time-value="PT02H48M53S" calcext:value-type="time">
            <text:p>02:48:53 AM</text:p>
          </table:table-cell>
          <table:table-cell table:number-columns-repeated="102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TIME(2;40;[.A534])" office:value-type="time" office:time-value="PT02H48M54S" calcext:value-type="time">
            <text:p>02:48:54 AM</text:p>
          </table:table-cell>
          <table:table-cell table:number-columns-repeated="102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TIME(2;40;[.A535])" office:value-type="time" office:time-value="PT02H48M55S" calcext:value-type="time">
            <text:p>02:48:55 AM</text:p>
          </table:table-cell>
          <table:table-cell table:number-columns-repeated="102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TIME(2;40;[.A536])" office:value-type="time" office:time-value="PT02H48M56S" calcext:value-type="time">
            <text:p>02:48:56 AM</text:p>
          </table:table-cell>
          <table:table-cell table:number-columns-repeated="102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TIME(2;40;[.A537])" office:value-type="time" office:time-value="PT02H48M57S" calcext:value-type="time">
            <text:p>02:48:57 AM</text:p>
          </table:table-cell>
          <table:table-cell table:number-columns-repeated="102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TIME(2;40;[.A538])" office:value-type="time" office:time-value="PT02H48M58S" calcext:value-type="time">
            <text:p>02:48:58 AM</text:p>
          </table:table-cell>
          <table:table-cell table:number-columns-repeated="102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TIME(2;40;[.A539])" office:value-type="time" office:time-value="PT02H48M59S" calcext:value-type="time">
            <text:p>02:48:59 AM</text:p>
          </table:table-cell>
          <table:table-cell table:number-columns-repeated="102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TIME(2;40;[.A540])" office:value-type="time" office:time-value="PT02H49M00S" calcext:value-type="time">
            <text:p>02:49:00 AM</text:p>
          </table:table-cell>
          <table:table-cell table:number-columns-repeated="102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TIME(2;40;[.A541])" office:value-type="time" office:time-value="PT02H49M01S" calcext:value-type="time">
            <text:p>02:49:01 AM</text:p>
          </table:table-cell>
          <table:table-cell table:number-columns-repeated="102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TIME(2;40;[.A542])" office:value-type="time" office:time-value="PT02H49M02S" calcext:value-type="time">
            <text:p>02:49:02 AM</text:p>
          </table:table-cell>
          <table:table-cell table:number-columns-repeated="102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TIME(2;40;[.A543])" office:value-type="time" office:time-value="PT02H49M03S" calcext:value-type="time">
            <text:p>02:49:03 AM</text:p>
          </table:table-cell>
          <table:table-cell table:number-columns-repeated="102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TIME(2;40;[.A544])" office:value-type="time" office:time-value="PT02H49M04S" calcext:value-type="time">
            <text:p>02:49:04 AM</text:p>
          </table:table-cell>
          <table:table-cell table:number-columns-repeated="102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TIME(2;40;[.A545])" office:value-type="time" office:time-value="PT02H49M05S" calcext:value-type="time">
            <text:p>02:49:05 AM</text:p>
          </table:table-cell>
          <table:table-cell table:number-columns-repeated="102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TIME(2;40;[.A546])" office:value-type="time" office:time-value="PT02H49M06S" calcext:value-type="time">
            <text:p>02:49:06 AM</text:p>
          </table:table-cell>
          <table:table-cell table:number-columns-repeated="102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TIME(2;40;[.A547])" office:value-type="time" office:time-value="PT02H49M07S" calcext:value-type="time">
            <text:p>02:49:07 AM</text:p>
          </table:table-cell>
          <table:table-cell table:number-columns-repeated="102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TIME(2;40;[.A548])" office:value-type="time" office:time-value="PT02H49M08S" calcext:value-type="time">
            <text:p>02:49:08 AM</text:p>
          </table:table-cell>
          <table:table-cell table:number-columns-repeated="102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TIME(2;40;[.A549])" office:value-type="time" office:time-value="PT02H49M09S" calcext:value-type="time">
            <text:p>02:49:09 AM</text:p>
          </table:table-cell>
          <table:table-cell table:number-columns-repeated="102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TIME(2;40;[.A550])" office:value-type="time" office:time-value="PT02H49M10S" calcext:value-type="time">
            <text:p>02:49:10 AM</text:p>
          </table:table-cell>
          <table:table-cell table:number-columns-repeated="102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TIME(2;40;[.A551])" office:value-type="time" office:time-value="PT02H49M11S" calcext:value-type="time">
            <text:p>02:49:11 AM</text:p>
          </table:table-cell>
          <table:table-cell table:number-columns-repeated="102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TIME(2;40;[.A552])" office:value-type="time" office:time-value="PT02H49M12S" calcext:value-type="time">
            <text:p>02:49:12 AM</text:p>
          </table:table-cell>
          <table:table-cell table:number-columns-repeated="102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TIME(2;40;[.A553])" office:value-type="time" office:time-value="PT02H49M13S" calcext:value-type="time">
            <text:p>02:49:13 AM</text:p>
          </table:table-cell>
          <table:table-cell table:number-columns-repeated="102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TIME(2;40;[.A554])" office:value-type="time" office:time-value="PT02H49M14S" calcext:value-type="time">
            <text:p>02:49:14 AM</text:p>
          </table:table-cell>
          <table:table-cell table:number-columns-repeated="102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TIME(2;40;[.A555])" office:value-type="time" office:time-value="PT02H49M15S" calcext:value-type="time">
            <text:p>02:49:15 AM</text:p>
          </table:table-cell>
          <table:table-cell table:number-columns-repeated="102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TIME(2;40;[.A556])" office:value-type="time" office:time-value="PT02H49M16S" calcext:value-type="time">
            <text:p>02:49:16 AM</text:p>
          </table:table-cell>
          <table:table-cell table:number-columns-repeated="102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TIME(2;40;[.A557])" office:value-type="time" office:time-value="PT02H49M17S" calcext:value-type="time">
            <text:p>02:49:17 AM</text:p>
          </table:table-cell>
          <table:table-cell table:number-columns-repeated="102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TIME(2;40;[.A558])" office:value-type="time" office:time-value="PT02H49M18S" calcext:value-type="time">
            <text:p>02:49:18 AM</text:p>
          </table:table-cell>
          <table:table-cell table:number-columns-repeated="102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TIME(2;40;[.A559])" office:value-type="time" office:time-value="PT02H49M19S" calcext:value-type="time">
            <text:p>02:49:19 AM</text:p>
          </table:table-cell>
          <table:table-cell table:number-columns-repeated="102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TIME(2;40;[.A560])" office:value-type="time" office:time-value="PT02H49M20S" calcext:value-type="time">
            <text:p>02:49:20 AM</text:p>
          </table:table-cell>
          <table:table-cell table:number-columns-repeated="102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TIME(2;40;[.A561])" office:value-type="time" office:time-value="PT02H49M21S" calcext:value-type="time">
            <text:p>02:49:21 AM</text:p>
          </table:table-cell>
          <table:table-cell table:number-columns-repeated="102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TIME(2;40;[.A562])" office:value-type="time" office:time-value="PT02H49M22S" calcext:value-type="time">
            <text:p>02:49:22 AM</text:p>
          </table:table-cell>
          <table:table-cell table:number-columns-repeated="102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TIME(2;40;[.A563])" office:value-type="time" office:time-value="PT02H49M23S" calcext:value-type="time">
            <text:p>02:49:23 AM</text:p>
          </table:table-cell>
          <table:table-cell table:number-columns-repeated="102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TIME(2;40;[.A564])" office:value-type="time" office:time-value="PT02H49M24S" calcext:value-type="time">
            <text:p>02:49:24 AM</text:p>
          </table:table-cell>
          <table:table-cell table:number-columns-repeated="102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TIME(2;40;[.A565])" office:value-type="time" office:time-value="PT02H49M25S" calcext:value-type="time">
            <text:p>02:49:25 AM</text:p>
          </table:table-cell>
          <table:table-cell table:number-columns-repeated="102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TIME(2;40;[.A566])" office:value-type="time" office:time-value="PT02H49M26S" calcext:value-type="time">
            <text:p>02:49:26 AM</text:p>
          </table:table-cell>
          <table:table-cell table:number-columns-repeated="102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TIME(2;40;[.A567])" office:value-type="time" office:time-value="PT02H49M27S" calcext:value-type="time">
            <text:p>02:49:27 AM</text:p>
          </table:table-cell>
          <table:table-cell table:number-columns-repeated="102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TIME(2;40;[.A568])" office:value-type="time" office:time-value="PT02H49M28S" calcext:value-type="time">
            <text:p>02:49:28 AM</text:p>
          </table:table-cell>
          <table:table-cell table:number-columns-repeated="102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TIME(2;40;[.A569])" office:value-type="time" office:time-value="PT02H49M29S" calcext:value-type="time">
            <text:p>02:49:29 AM</text:p>
          </table:table-cell>
          <table:table-cell table:number-columns-repeated="102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TIME(2;40;[.A570])" office:value-type="time" office:time-value="PT02H49M30S" calcext:value-type="time">
            <text:p>02:49:30 AM</text:p>
          </table:table-cell>
          <table:table-cell table:number-columns-repeated="102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TIME(2;40;[.A571])" office:value-type="time" office:time-value="PT02H49M31S" calcext:value-type="time">
            <text:p>02:49:31 AM</text:p>
          </table:table-cell>
          <table:table-cell table:number-columns-repeated="102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TIME(2;40;[.A572])" office:value-type="time" office:time-value="PT02H49M32S" calcext:value-type="time">
            <text:p>02:49:32 AM</text:p>
          </table:table-cell>
          <table:table-cell table:number-columns-repeated="102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TIME(2;40;[.A573])" office:value-type="time" office:time-value="PT02H49M33S" calcext:value-type="time">
            <text:p>02:49:33 AM</text:p>
          </table:table-cell>
          <table:table-cell table:number-columns-repeated="102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TIME(2;40;[.A574])" office:value-type="time" office:time-value="PT02H49M34S" calcext:value-type="time">
            <text:p>02:49:34 AM</text:p>
          </table:table-cell>
          <table:table-cell table:number-columns-repeated="102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TIME(2;40;[.A575])" office:value-type="time" office:time-value="PT02H49M35S" calcext:value-type="time">
            <text:p>02:49:35 AM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TIME(2;40;[.A576])" office:value-type="time" office:time-value="PT02H49M36S" calcext:value-type="time">
            <text:p>02:49:36 AM</text:p>
          </table:table-cell>
          <table:table-cell table:number-columns-repeated="102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TIME(2;40;[.A577])" office:value-type="time" office:time-value="PT02H49M37S" calcext:value-type="time">
            <text:p>02:49:37 AM</text:p>
          </table:table-cell>
          <table:table-cell table:number-columns-repeated="102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TIME(2;40;[.A578])" office:value-type="time" office:time-value="PT02H49M38S" calcext:value-type="time">
            <text:p>02:49:38 AM</text:p>
          </table:table-cell>
          <table:table-cell table:number-columns-repeated="102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TIME(2;40;[.A579])" office:value-type="time" office:time-value="PT02H49M39S" calcext:value-type="time">
            <text:p>02:49:39 AM</text:p>
          </table:table-cell>
          <table:table-cell table:number-columns-repeated="102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TIME(2;40;[.A580])" office:value-type="time" office:time-value="PT02H49M40S" calcext:value-type="time">
            <text:p>02:49:40 AM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TIME(2;40;[.A581])" office:value-type="time" office:time-value="PT02H49M41S" calcext:value-type="time">
            <text:p>02:49:41 AM</text:p>
          </table:table-cell>
          <table:table-cell table:number-columns-repeated="102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TIME(2;40;[.A582])" office:value-type="time" office:time-value="PT02H49M42S" calcext:value-type="time">
            <text:p>02:49:42 AM</text:p>
          </table:table-cell>
          <table:table-cell table:number-columns-repeated="102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TIME(2;40;[.A583])" office:value-type="time" office:time-value="PT02H49M43S" calcext:value-type="time">
            <text:p>02:49:43 AM</text:p>
          </table:table-cell>
          <table:table-cell table:number-columns-repeated="102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TIME(2;40;[.A584])" office:value-type="time" office:time-value="PT02H49M44S" calcext:value-type="time">
            <text:p>02:49:44 AM</text:p>
          </table:table-cell>
          <table:table-cell table:number-columns-repeated="102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TIME(2;40;[.A585])" office:value-type="time" office:time-value="PT02H49M45S" calcext:value-type="time">
            <text:p>02:49:45 A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TIME(2;40;[.A586])" office:value-type="time" office:time-value="PT02H49M46S" calcext:value-type="time">
            <text:p>02:49:46 AM</text:p>
          </table:table-cell>
          <table:table-cell table:number-columns-repeated="102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TIME(2;40;[.A587])" office:value-type="time" office:time-value="PT02H49M47S" calcext:value-type="time">
            <text:p>02:49:47 AM</text:p>
          </table:table-cell>
          <table:table-cell table:number-columns-repeated="102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TIME(2;40;[.A588])" office:value-type="time" office:time-value="PT02H49M48S" calcext:value-type="time">
            <text:p>02:49:48 AM</text:p>
          </table:table-cell>
          <table:table-cell table:number-columns-repeated="102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TIME(2;40;[.A589])" office:value-type="time" office:time-value="PT02H49M49S" calcext:value-type="time">
            <text:p>02:49:49 AM</text:p>
          </table:table-cell>
          <table:table-cell table:number-columns-repeated="1022"/>
        </table:table-row>
        <table:table-row table:style-name="ro1">
          <table:table-cell table:style-name="ce15" office:value-type="float" office:value="590" calcext:value-type="float">
            <text:p>590</text:p>
          </table:table-cell>
          <table:table-cell table:style-name="ce13" table:formula="of:=TIME(2;40;[.A590])" office:value-type="time" office:time-value="PT02H49M50S" calcext:value-type="time">
            <text:p>02:49:50 AM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number-columns-repeated="1019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TIME(2;40;[.A591])" office:value-type="time" office:time-value="PT02H49M51S" calcext:value-type="time">
            <text:p>02:49:51 AM</text:p>
          </table:table-cell>
          <table:table-cell table:number-columns-repeated="102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TIME(2;40;[.A592])" office:value-type="time" office:time-value="PT02H49M52S" calcext:value-type="time">
            <text:p>02:49:52 AM</text:p>
          </table:table-cell>
          <table:table-cell table:number-columns-repeated="102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TIME(2;40;[.A593])" office:value-type="time" office:time-value="PT02H49M53S" calcext:value-type="time">
            <text:p>02:49:53 AM</text:p>
          </table:table-cell>
          <table:table-cell table:number-columns-repeated="102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TIME(2;40;[.A594])" office:value-type="time" office:time-value="PT02H49M54S" calcext:value-type="time">
            <text:p>02:49:54 AM</text:p>
          </table:table-cell>
          <table:table-cell table:number-columns-repeated="102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TIME(2;40;[.A595])" office:value-type="time" office:time-value="PT02H49M55S" calcext:value-type="time">
            <text:p>02:49:55 AM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TIME(2;40;[.A596])" office:value-type="time" office:time-value="PT02H49M56S" calcext:value-type="time">
            <text:p>02:49:56 AM</text:p>
          </table:table-cell>
          <table:table-cell table:number-columns-repeated="102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TIME(2;40;[.A597])" office:value-type="time" office:time-value="PT02H49M57S" calcext:value-type="time">
            <text:p>02:49:57 AM</text:p>
          </table:table-cell>
          <table:table-cell table:number-columns-repeated="102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TIME(2;40;[.A598])" office:value-type="time" office:time-value="PT02H49M58S" calcext:value-type="time">
            <text:p>02:49:58 AM</text:p>
          </table:table-cell>
          <table:table-cell table:number-columns-repeated="102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TIME(2;40;[.A599])" office:value-type="time" office:time-value="PT02H49M59S" calcext:value-type="time">
            <text:p>02:49:59 AM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TIME(2;40;[.A600])" office:value-type="time" office:time-value="PT02H50M00S" calcext:value-type="time">
            <text:p>02:50:00 AM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TIME(2;40;[.A601])" office:value-type="time" office:time-value="PT02H50M01S" calcext:value-type="time">
            <text:p>02:50:01 AM</text:p>
          </table:table-cell>
          <table:table-cell table:number-columns-repeated="102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TIME(2;40;[.A602])" office:value-type="time" office:time-value="PT02H50M02S" calcext:value-type="time">
            <text:p>02:50:02 AM</text:p>
          </table:table-cell>
          <table:table-cell table:number-columns-repeated="102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TIME(2;40;[.A603])" office:value-type="time" office:time-value="PT02H50M03S" calcext:value-type="time">
            <text:p>02:50:03 AM</text:p>
          </table:table-cell>
          <table:table-cell table:number-columns-repeated="102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TIME(2;40;[.A604])" office:value-type="time" office:time-value="PT02H50M04S" calcext:value-type="time">
            <text:p>02:50:04 AM</text:p>
          </table:table-cell>
          <table:table-cell table:number-columns-repeated="1022"/>
        </table:table-row>
        <table:table-row table:style-name="ro1">
          <table:table-cell table:style-name="ce15" office:value-type="float" office:value="605" calcext:value-type="float">
            <text:p>605</text:p>
          </table:table-cell>
          <table:table-cell table:style-name="ce13" table:formula="of:=TIME(2;40;[.A605])" office:value-type="time" office:time-value="PT02H50M05S" calcext:value-type="time">
            <text:p>02:50:05 AM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number-columns-repeated="1018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TIME(2;40;[.A606])" office:value-type="time" office:time-value="PT02H50M06S" calcext:value-type="time">
            <text:p>02:50:06 AM</text:p>
          </table:table-cell>
          <table:table-cell table:number-columns-repeated="102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TIME(2;40;[.A607])" office:value-type="time" office:time-value="PT02H50M07S" calcext:value-type="time">
            <text:p>02:50:07 AM</text:p>
          </table:table-cell>
          <table:table-cell table:number-columns-repeated="102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TIME(2;40;[.A608])" office:value-type="time" office:time-value="PT02H50M08S" calcext:value-type="time">
            <text:p>02:50:08 AM</text:p>
          </table:table-cell>
          <table:table-cell table:number-columns-repeated="102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TIME(2;40;[.A609])" office:value-type="time" office:time-value="PT02H50M09S" calcext:value-type="time">
            <text:p>02:50:09 AM</text:p>
          </table:table-cell>
          <table:table-cell table:number-columns-repeated="102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TIME(2;40;[.A610])" office:value-type="time" office:time-value="PT02H50M10S" calcext:value-type="time">
            <text:p>02:50:10 AM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TIME(2;40;[.A611])" office:value-type="time" office:time-value="PT02H50M11S" calcext:value-type="time">
            <text:p>02:50:11 AM</text:p>
          </table:table-cell>
          <table:table-cell table:number-columns-repeated="102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TIME(2;40;[.A612])" office:value-type="time" office:time-value="PT02H50M12S" calcext:value-type="time">
            <text:p>02:50:12 AM</text:p>
          </table:table-cell>
          <table:table-cell table:number-columns-repeated="102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TIME(2;40;[.A613])" office:value-type="time" office:time-value="PT02H50M13S" calcext:value-type="time">
            <text:p>02:50:13 AM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TIME(2;40;[.A614])" office:value-type="time" office:time-value="PT02H50M14S" calcext:value-type="time">
            <text:p>02:50:14 AM</text:p>
          </table:table-cell>
          <table:table-cell table:number-columns-repeated="102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TIME(2;40;[.A615])" office:value-type="time" office:time-value="PT02H50M15S" calcext:value-type="time">
            <text:p>02:50:15 AM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TIME(2;40;[.A616])" office:value-type="time" office:time-value="PT02H50M16S" calcext:value-type="time">
            <text:p>02:50:16 AM</text:p>
          </table:table-cell>
          <table:table-cell table:number-columns-repeated="102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TIME(2;40;[.A617])" office:value-type="time" office:time-value="PT02H50M17S" calcext:value-type="time">
            <text:p>02:50:17 AM</text:p>
          </table:table-cell>
          <table:table-cell table:number-columns-repeated="102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TIME(2;40;[.A618])" office:value-type="time" office:time-value="PT02H50M18S" calcext:value-type="time">
            <text:p>02:50:18 AM</text:p>
          </table:table-cell>
          <table:table-cell table:number-columns-repeated="102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TIME(2;40;[.A619])" office:value-type="time" office:time-value="PT02H50M19S" calcext:value-type="time">
            <text:p>02:50:19 AM</text:p>
          </table:table-cell>
          <table:table-cell table:number-columns-repeated="1022"/>
        </table:table-row>
        <table:table-row table:style-name="ro1">
          <table:table-cell table:style-name="ce15" office:value-type="float" office:value="620" calcext:value-type="float">
            <text:p>620</text:p>
          </table:table-cell>
          <table:table-cell table:style-name="ce13" table:formula="of:=TIME(2;40;[.A620])" office:value-type="time" office:time-value="PT02H50M20S" calcext:value-type="time">
            <text:p>02:50:20 AM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10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TIME(2;40;[.A621])" office:value-type="time" office:time-value="PT02H50M21S" calcext:value-type="time">
            <text:p>02:50:21 AM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TIME(2;40;[.A622])" office:value-type="time" office:time-value="PT02H50M22S" calcext:value-type="time">
            <text:p>02:50:22 AM</text:p>
          </table:table-cell>
          <table:table-cell table:number-columns-repeated="102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TIME(2;40;[.A623])" office:value-type="time" office:time-value="PT02H50M23S" calcext:value-type="time">
            <text:p>02:50:23 AM</text:p>
          </table:table-cell>
          <table:table-cell table:number-columns-repeated="102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TIME(2;40;[.A624])" office:value-type="time" office:time-value="PT02H50M24S" calcext:value-type="time">
            <text:p>02:50:24 AM</text:p>
          </table:table-cell>
          <table:table-cell table:number-columns-repeated="102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TIME(2;40;[.A625])" office:value-type="time" office:time-value="PT02H50M25S" calcext:value-type="time">
            <text:p>02:50:25 AM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TIME(2;40;[.A626])" office:value-type="time" office:time-value="PT02H50M26S" calcext:value-type="time">
            <text:p>02:50:26 AM</text:p>
          </table:table-cell>
          <table:table-cell table:number-columns-repeated="102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TIME(2;40;[.A627])" office:value-type="time" office:time-value="PT02H50M27S" calcext:value-type="time">
            <text:p>02:50:27 AM</text:p>
          </table:table-cell>
          <table:table-cell table:number-columns-repeated="102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TIME(2;40;[.A628])" office:value-type="time" office:time-value="PT02H50M28S" calcext:value-type="time">
            <text:p>02:50:28 AM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TIME(2;40;[.A629])" office:value-type="time" office:time-value="PT02H50M29S" calcext:value-type="time">
            <text:p>02:50:29 AM</text:p>
          </table:table-cell>
          <table:table-cell table:number-columns-repeated="102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TIME(2;40;[.A630])" office:value-type="time" office:time-value="PT02H50M30S" calcext:value-type="time">
            <text:p>02:50:30 AM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TIME(2;40;[.A631])" office:value-type="time" office:time-value="PT02H50M31S" calcext:value-type="time">
            <text:p>02:50:31 AM</text:p>
          </table:table-cell>
          <table:table-cell table:number-columns-repeated="102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TIME(2;40;[.A632])" office:value-type="time" office:time-value="PT02H50M32S" calcext:value-type="time">
            <text:p>02:50:32 AM</text:p>
          </table:table-cell>
          <table:table-cell table:number-columns-repeated="102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TIME(2;40;[.A633])" office:value-type="time" office:time-value="PT02H50M33S" calcext:value-type="time">
            <text:p>02:50:33 AM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TIME(2;40;[.A634])" office:value-type="time" office:time-value="PT02H50M34S" calcext:value-type="time">
            <text:p>02:50:34 AM</text:p>
          </table:table-cell>
          <table:table-cell table:number-columns-repeated="1022"/>
        </table:table-row>
        <table:table-row table:style-name="ro1">
          <table:table-cell table:style-name="ce15" office:value-type="float" office:value="635" calcext:value-type="float">
            <text:p>635</text:p>
          </table:table-cell>
          <table:table-cell table:style-name="ce13" table:formula="of:=TIME(2;40;[.A635])" office:value-type="time" office:time-value="PT02H50M35S" calcext:value-type="time">
            <text:p>02:50:35 AM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number-columns-repeated="1018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TIME(2;40;[.A636])" office:value-type="time" office:time-value="PT02H50M36S" calcext:value-type="time">
            <text:p>02:50:36 AM</text:p>
          </table:table-cell>
          <table:table-cell table:number-columns-repeated="102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TIME(2;40;[.A637])" office:value-type="time" office:time-value="PT02H50M37S" calcext:value-type="time">
            <text:p>02:50:37 AM</text:p>
          </table:table-cell>
          <table:table-cell table:number-columns-repeated="102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TIME(2;40;[.A638])" office:value-type="time" office:time-value="PT02H50M38S" calcext:value-type="time">
            <text:p>02:50:38 AM</text:p>
          </table:table-cell>
          <table:table-cell table:number-columns-repeated="102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TIME(2;40;[.A639])" office:value-type="time" office:time-value="PT02H50M39S" calcext:value-type="time">
            <text:p>02:50:39 AM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TIME(2;40;[.A640])" office:value-type="time" office:time-value="PT02H50M40S" calcext:value-type="time">
            <text:p>02:50:40 AM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TIME(2;40;[.A641])" office:value-type="time" office:time-value="PT02H50M41S" calcext:value-type="time">
            <text:p>02:50:41 AM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TIME(2;40;[.A642])" office:value-type="time" office:time-value="PT02H50M42S" calcext:value-type="time">
            <text:p>02:50:42 AM</text:p>
          </table:table-cell>
          <table:table-cell table:number-columns-repeated="102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TIME(2;40;[.A643])" office:value-type="time" office:time-value="PT02H50M43S" calcext:value-type="time">
            <text:p>02:50:43 AM</text:p>
          </table:table-cell>
          <table:table-cell table:number-columns-repeated="102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TIME(2;40;[.A644])" office:value-type="time" office:time-value="PT02H50M44S" calcext:value-type="time">
            <text:p>02:50:44 AM</text:p>
          </table:table-cell>
          <table:table-cell table:number-columns-repeated="1022"/>
        </table:table-row>
        <table:table-row table:style-name="ro1">
          <table:table-cell table:style-name="ce15" office:value-type="float" office:value="645" calcext:value-type="float">
            <text:p>645</text:p>
          </table:table-cell>
          <table:table-cell table:style-name="ce13" table:formula="of:=TIME(2;40;[.A645])" office:value-type="time" office:time-value="PT02H50M45S" calcext:value-type="time">
            <text:p>02:50:45 AM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3" calcext:value-type="float">
            <text:p>83</text:p>
          </table:table-cell>
          <table:table-cell table:style-name="ce11" table:number-columns-repeated="10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TIME(2;40;[.A646])" office:value-type="time" office:time-value="PT02H50M46S" calcext:value-type="time">
            <text:p>02:50:46 AM</text:p>
          </table:table-cell>
          <table:table-cell table:number-columns-repeated="102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TIME(2;40;[.A647])" office:value-type="time" office:time-value="PT02H50M47S" calcext:value-type="time">
            <text:p>02:50:47 AM</text:p>
          </table:table-cell>
          <table:table-cell table:number-columns-repeated="102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TIME(2;40;[.A648])" office:value-type="time" office:time-value="PT02H50M48S" calcext:value-type="time">
            <text:p>02:50:48 AM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TIME(2;40;[.A649])" office:value-type="time" office:time-value="PT02H50M49S" calcext:value-type="time">
            <text:p>02:50:49 AM</text:p>
          </table:table-cell>
          <table:table-cell table:number-columns-repeated="7"/>
          <table:table-cell table:formula="of:=[.J648]*2"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TIME(2;40;[.A650])" office:value-type="time" office:time-value="PT02H50M50S" calcext:value-type="time">
            <text:p>02:50:50 AM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J649]*2"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TIME(2;40;[.A651])" office:value-type="time" office:time-value="PT02H50M51S" calcext:value-type="time">
            <text:p>02:50:51 AM</text:p>
          </table:table-cell>
          <table:table-cell table:number-columns-repeated="7"/>
          <table:table-cell table:formula="of:=[.J650]*2" office:value-type="float" office:value="1024" calcext:value-type="float">
            <text:p>1024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TIME(2;40;[.A652])" office:value-type="time" office:time-value="PT02H50M52S" calcext:value-type="time">
            <text:p>02:50:52 AM</text:p>
          </table:table-cell>
          <table:table-cell table:number-columns-repeated="7"/>
          <table:table-cell table:formula="of:=[.J651]*2" office:value-type="float" office:value="2048" calcext:value-type="float">
            <text:p>2048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TIME(2;40;[.A653])" office:value-type="time" office:time-value="PT02H50M53S" calcext:value-type="time">
            <text:p>02:50:53 AM</text:p>
          </table:table-cell>
          <table:table-cell table:number-columns-repeated="7"/>
          <table:table-cell table:formula="of:=[.J652]*2" office:value-type="float" office:value="4096" calcext:value-type="float">
            <text:p>4096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TIME(2;40;[.A654])" office:value-type="time" office:time-value="PT02H50M54S" calcext:value-type="time">
            <text:p>02:50:54 AM</text:p>
          </table:table-cell>
          <table:table-cell table:number-columns-repeated="7"/>
          <table:table-cell table:formula="of:=([.J652]+[.J653])/2" office:value-type="float" office:value="3072" calcext:value-type="float">
            <text:p>3072</text:p>
          </table:table-cell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TIME(2;40;[.A655])" office:value-type="time" office:time-value="PT02H50M55S" calcext:value-type="time">
            <text:p>02:50:55 AM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TIME(2;40;[.A656])" office:value-type="time" office:time-value="PT02H50M56S" calcext:value-type="time">
            <text:p>02:50:56 AM</text:p>
          </table:table-cell>
          <table:table-cell table:number-columns-repeated="102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TIME(2;40;[.A657])" office:value-type="time" office:time-value="PT02H50M57S" calcext:value-type="time">
            <text:p>02:50:57 AM</text:p>
          </table:table-cell>
          <table:table-cell table:number-columns-repeated="102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TIME(2;40;[.A658])" office:value-type="time" office:time-value="PT02H50M58S" calcext:value-type="time">
            <text:p>02:50:58 AM</text:p>
          </table:table-cell>
          <table:table-cell table:number-columns-repeated="102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TIME(2;40;[.A659])" office:value-type="time" office:time-value="PT02H50M59S" calcext:value-type="time">
            <text:p>02:50:59 AM</text:p>
          </table:table-cell>
          <table:table-cell table:number-columns-repeated="1022"/>
        </table:table-row>
        <table:table-row table:style-name="ro1">
          <table:table-cell table:style-name="ce15" office:value-type="float" office:value="660" calcext:value-type="float">
            <text:p>660</text:p>
          </table:table-cell>
          <table:table-cell table:style-name="ce13" table:formula="of:=TIME(2;40;[.A660])" office:value-type="time" office:time-value="PT02H51M00S" calcext:value-type="time">
            <text:p>02:51:00 AM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71" calcext:value-type="float">
            <text:p>71</text:p>
          </table:table-cell>
          <table:table-cell table:style-name="ce11" table:number-columns-repeated="1019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TIME(2;40;[.A661])" office:value-type="time" office:time-value="PT02H51M01S" calcext:value-type="time">
            <text:p>02:51:01 AM</text:p>
          </table:table-cell>
          <table:table-cell table:number-columns-repeated="102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TIME(2;40;[.A662])" office:value-type="time" office:time-value="PT02H51M02S" calcext:value-type="time">
            <text:p>02:51:02 AM</text:p>
          </table:table-cell>
          <table:table-cell table:number-columns-repeated="102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TIME(2;40;[.A663])" office:value-type="time" office:time-value="PT02H51M03S" calcext:value-type="time">
            <text:p>02:51:03 AM</text:p>
          </table:table-cell>
          <table:table-cell table:number-columns-repeated="102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TIME(2;40;[.A664])" office:value-type="time" office:time-value="PT02H51M04S" calcext:value-type="time">
            <text:p>02:51:04 AM</text:p>
          </table:table-cell>
          <table:table-cell table:number-columns-repeated="102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TIME(2;40;[.A665])" office:value-type="time" office:time-value="PT02H51M05S" calcext:value-type="time">
            <text:p>02:51:05 AM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TIME(2;40;[.A666])" office:value-type="time" office:time-value="PT02H51M06S" calcext:value-type="time">
            <text:p>02:51:06 AM</text:p>
          </table:table-cell>
          <table:table-cell table:number-columns-repeated="102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TIME(2;40;[.A667])" office:value-type="time" office:time-value="PT02H51M07S" calcext:value-type="time">
            <text:p>02:51:07 AM</text:p>
          </table:table-cell>
          <table:table-cell table:number-columns-repeated="102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TIME(2;40;[.A668])" office:value-type="time" office:time-value="PT02H51M08S" calcext:value-type="time">
            <text:p>02:51:08 AM</text:p>
          </table:table-cell>
          <table:table-cell table:number-columns-repeated="102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TIME(2;40;[.A669])" office:value-type="time" office:time-value="PT02H51M09S" calcext:value-type="time">
            <text:p>02:51:09 AM</text:p>
          </table:table-cell>
          <table:table-cell table:number-columns-repeated="102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TIME(2;40;[.A670])" office:value-type="time" office:time-value="PT02H51M10S" calcext:value-type="time">
            <text:p>02:51:10 AM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TIME(2;40;[.A671])" office:value-type="time" office:time-value="PT02H51M11S" calcext:value-type="time">
            <text:p>02:51:11 AM</text:p>
          </table:table-cell>
          <table:table-cell table:number-columns-repeated="102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TIME(2;40;[.A672])" office:value-type="time" office:time-value="PT02H51M12S" calcext:value-type="time">
            <text:p>02:51:12 AM</text:p>
          </table:table-cell>
          <table:table-cell table:number-columns-repeated="102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TIME(2;40;[.A673])" office:value-type="time" office:time-value="PT02H51M13S" calcext:value-type="time">
            <text:p>02:51:13 AM</text:p>
          </table:table-cell>
          <table:table-cell table:number-columns-repeated="102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TIME(2;40;[.A674])" office:value-type="time" office:time-value="PT02H51M14S" calcext:value-type="time">
            <text:p>02:51:14 AM</text:p>
          </table:table-cell>
          <table:table-cell table:number-columns-repeated="102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TIME(2;40;[.A675])" office:value-type="time" office:time-value="PT02H51M15S" calcext:value-type="time">
            <text:p>02:51:15 A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TIME(2;40;[.A676])" office:value-type="time" office:time-value="PT02H51M16S" calcext:value-type="time">
            <text:p>02:51:16 AM</text:p>
          </table:table-cell>
          <table:table-cell table:number-columns-repeated="102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TIME(2;40;[.A677])" office:value-type="time" office:time-value="PT02H51M17S" calcext:value-type="time">
            <text:p>02:51:17 AM</text:p>
          </table:table-cell>
          <table:table-cell table:number-columns-repeated="102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TIME(2;40;[.A678])" office:value-type="time" office:time-value="PT02H51M18S" calcext:value-type="time">
            <text:p>02:51:18 AM</text:p>
          </table:table-cell>
          <table:table-cell table:number-columns-repeated="102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TIME(2;40;[.A679])" office:value-type="time" office:time-value="PT02H51M19S" calcext:value-type="time">
            <text:p>02:51:19 AM</text:p>
          </table:table-cell>
          <table:table-cell table:number-columns-repeated="102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TIME(2;40;[.A680])" office:value-type="time" office:time-value="PT02H51M20S" calcext:value-type="time">
            <text:p>02:51:20 AM</text:p>
          </table:table-cell>
          <table:table-cell table:number-columns-repeated="102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TIME(2;40;[.A681])" office:value-type="time" office:time-value="PT02H51M21S" calcext:value-type="time">
            <text:p>02:51:21 AM</text:p>
          </table:table-cell>
          <table:table-cell table:number-columns-repeated="102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TIME(2;40;[.A682])" office:value-type="time" office:time-value="PT02H51M22S" calcext:value-type="time">
            <text:p>02:51:22 AM</text:p>
          </table:table-cell>
          <table:table-cell table:number-columns-repeated="102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TIME(2;40;[.A683])" office:value-type="time" office:time-value="PT02H51M23S" calcext:value-type="time">
            <text:p>02:51:23 AM</text:p>
          </table:table-cell>
          <table:table-cell table:number-columns-repeated="102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TIME(2;40;[.A684])" office:value-type="time" office:time-value="PT02H51M24S" calcext:value-type="time">
            <text:p>02:51:24 AM</text:p>
          </table:table-cell>
          <table:table-cell table:number-columns-repeated="102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TIME(2;40;[.A685])" office:value-type="time" office:time-value="PT02H51M25S" calcext:value-type="time">
            <text:p>02:51:25 AM</text:p>
          </table:table-cell>
          <table:table-cell table:number-columns-repeated="102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TIME(2;40;[.A686])" office:value-type="time" office:time-value="PT02H51M26S" calcext:value-type="time">
            <text:p>02:51:26 AM</text:p>
          </table:table-cell>
          <table:table-cell table:number-columns-repeated="102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TIME(2;40;[.A687])" office:value-type="time" office:time-value="PT02H51M27S" calcext:value-type="time">
            <text:p>02:51:27 AM</text:p>
          </table:table-cell>
          <table:table-cell table:number-columns-repeated="102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TIME(2;40;[.A688])" office:value-type="time" office:time-value="PT02H51M28S" calcext:value-type="time">
            <text:p>02:51:28 AM</text:p>
          </table:table-cell>
          <table:table-cell table:number-columns-repeated="102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TIME(2;40;[.A689])" office:value-type="time" office:time-value="PT02H51M29S" calcext:value-type="time">
            <text:p>02:51:29 AM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TIME(2;40;[.A690])" office:value-type="time" office:time-value="PT02H51M30S" calcext:value-type="time">
            <text:p>02:51:30 AM</text:p>
          </table:table-cell>
          <table:table-cell table:number-columns-repeated="102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TIME(2;40;[.A691])" office:value-type="time" office:time-value="PT02H51M31S" calcext:value-type="time">
            <text:p>02:51:31 AM</text:p>
          </table:table-cell>
          <table:table-cell table:number-columns-repeated="102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TIME(2;40;[.A692])" office:value-type="time" office:time-value="PT02H51M32S" calcext:value-type="time">
            <text:p>02:51:32 AM</text:p>
          </table:table-cell>
          <table:table-cell table:number-columns-repeated="102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TIME(2;40;[.A693])" office:value-type="time" office:time-value="PT02H51M33S" calcext:value-type="time">
            <text:p>02:51:33 AM</text:p>
          </table:table-cell>
          <table:table-cell table:number-columns-repeated="102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TIME(2;40;[.A694])" office:value-type="time" office:time-value="PT02H51M34S" calcext:value-type="time">
            <text:p>02:51:34 AM</text:p>
          </table:table-cell>
          <table:table-cell table:number-columns-repeated="102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TIME(2;40;[.A695])" office:value-type="time" office:time-value="PT02H51M35S" calcext:value-type="time">
            <text:p>02:51:35 AM</text:p>
          </table:table-cell>
          <table:table-cell table:number-columns-repeated="102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TIME(2;40;[.A696])" office:value-type="time" office:time-value="PT02H51M36S" calcext:value-type="time">
            <text:p>02:51:36 AM</text:p>
          </table:table-cell>
          <table:table-cell table:number-columns-repeated="102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TIME(2;40;[.A697])" office:value-type="time" office:time-value="PT02H51M37S" calcext:value-type="time">
            <text:p>02:51:37 AM</text:p>
          </table:table-cell>
          <table:table-cell table:number-columns-repeated="102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TIME(2;40;[.A698])" office:value-type="time" office:time-value="PT02H51M38S" calcext:value-type="time">
            <text:p>02:51:38 AM</text:p>
          </table:table-cell>
          <table:table-cell table:number-columns-repeated="102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TIME(2;40;[.A699])" office:value-type="time" office:time-value="PT02H51M39S" calcext:value-type="time">
            <text:p>02:51:39 AM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TIME(2;40;[.A700])" office:value-type="time" office:time-value="PT02H51M40S" calcext:value-type="time">
            <text:p>02:51:40 AM</text:p>
          </table:table-cell>
          <table:table-cell table:number-columns-repeated="102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TIME(2;40;[.A701])" office:value-type="time" office:time-value="PT02H51M41S" calcext:value-type="time">
            <text:p>02:51:41 AM</text:p>
          </table:table-cell>
          <table:table-cell table:number-columns-repeated="102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TIME(2;40;[.A702])" office:value-type="time" office:time-value="PT02H51M42S" calcext:value-type="time">
            <text:p>02:51:42 AM</text:p>
          </table:table-cell>
          <table:table-cell table:number-columns-repeated="102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TIME(2;40;[.A703])" office:value-type="time" office:time-value="PT02H51M43S" calcext:value-type="time">
            <text:p>02:51:43 AM</text:p>
          </table:table-cell>
          <table:table-cell table:number-columns-repeated="102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TIME(2;40;[.A704])" office:value-type="time" office:time-value="PT02H51M44S" calcext:value-type="time">
            <text:p>02:51:44 AM</text:p>
          </table:table-cell>
          <table:table-cell table:number-columns-repeated="102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TIME(2;40;[.A705])" office:value-type="time" office:time-value="PT02H51M45S" calcext:value-type="time">
            <text:p>02:51:45 AM</text:p>
          </table:table-cell>
          <table:table-cell table:number-columns-repeated="102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TIME(2;40;[.A706])" office:value-type="time" office:time-value="PT02H51M46S" calcext:value-type="time">
            <text:p>02:51:46 AM</text:p>
          </table:table-cell>
          <table:table-cell table:number-columns-repeated="102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TIME(2;40;[.A707])" office:value-type="time" office:time-value="PT02H51M47S" calcext:value-type="time">
            <text:p>02:51:47 AM</text:p>
          </table:table-cell>
          <table:table-cell table:number-columns-repeated="102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TIME(2;40;[.A708])" office:value-type="time" office:time-value="PT02H51M48S" calcext:value-type="time">
            <text:p>02:51:48 AM</text:p>
          </table:table-cell>
          <table:table-cell table:number-columns-repeated="102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TIME(2;40;[.A709])" office:value-type="time" office:time-value="PT02H51M49S" calcext:value-type="time">
            <text:p>02:51:49 AM</text:p>
          </table:table-cell>
          <table:table-cell table:number-columns-repeated="102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TIME(2;40;[.A710])" office:value-type="time" office:time-value="PT02H51M50S" calcext:value-type="time">
            <text:p>02:51:50 AM</text:p>
          </table:table-cell>
          <table:table-cell table:number-columns-repeated="102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TIME(2;40;[.A711])" office:value-type="time" office:time-value="PT02H51M51S" calcext:value-type="time">
            <text:p>02:51:51 A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04:54:30.136243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8:21:23.024922337</meta:creation-date>
    <dc:date>2019-05-06T06:00:13.965848290</dc:date>
    <meta:editing-duration>P1DT10H33M51S</meta:editing-duration>
    <meta:editing-cycles>23</meta:editing-cycles>
    <meta:generator>LibreOffice/6.0.7.3$Linux_X86_64 LibreOffice_project/00m0$Build-3</meta:generator>
    <meta:document-statistic meta:table-count="8" meta:cell-count="6527" meta:object-count="0"/>
  </office:meta>
</office:document-meta>
</file>